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GaramondPro-Bold" svg:font-family="AGaramondPro-Bold" style:font-family-generic="roman" style:font-pitch="variable"/>
    <style:font-face style:name="AGaramondPro-Bold-Identity-H" svg:font-family="AGaramondPro-Bold-Identity-H" style:font-family-generic="roman" style:font-pitch="variable"/>
    <style:font-face style:name="AGaramondPro-BoldItalic" svg:font-family="AGaramondPro-BoldItalic" style:font-family-generic="roman" style:font-pitch="variable"/>
    <style:font-face style:name="AGaramondPro-Italic" svg:font-family="AGaramondPro-Italic" style:font-family-generic="roman" style:font-pitch="variable"/>
    <style:font-face style:name="AGaramondPro-Regular" svg:font-family="AGaramondPro-Regular" style:font-family-generic="roman" style:font-pitch="variable"/>
    <style:font-face style:name="AGaramondPro-Regular-Identity-H" svg:font-family="AGaramondPro-Regular-Identity-H"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ateCoreGlyphs" svg:font-family="FateCoreGlyphs" style:font-family-generic="roman" style:font-pitch="variable"/>
    <style:font-face style:name="Gotham Light" svg:font-family="'Gotham Light'" style:font-family-generic="roman" style:font-pitch="variable"/>
    <style:font-face style:name="Gotham-Black" svg:font-family="Gotham-Black" style:font-family-generic="roman" style:font-pitch="variable"/>
    <style:font-face style:name="Gotham-Bold" svg:font-family="Gotham-Bold" style:font-family-generic="roman" style:font-pitch="variable"/>
    <style:font-face style:name="Gotham-BoldItalic" svg:font-family="Gotham-BoldItalic" style:font-family-generic="roman" style:font-pitch="variable"/>
    <style:font-face style:name="Gotham-Light" svg:font-family="Gotham-Light" style:font-family-generic="roman" style:font-pitch="variable"/>
    <style:font-face style:name="Gotham-Light-Identity-H" svg:font-family="Gotham-Light-Identity-H" style:font-family-generic="roman" style:font-pitch="variable"/>
    <style:font-face style:name="Gotham-LightItalic" svg:font-family="Gotham-LightItalic" style:font-family-generic="roman" style:font-pitch="variable"/>
    <style:font-face style:name="Gotham-Medium" svg:font-family="Gotham-Medium" style:font-family-generic="roman" style:font-pitch="variable"/>
    <style:font-face style:name="Gotham-Medium-Identity-H" svg:font-family="Gotham-Medium-Identity-H" style:font-family-generic="roman" style:font-pitch="variable"/>
    <style:font-face style:name="Gotham-MediumItalic" svg:font-family="Gotham-MediumItalic" style:font-family-generic="roman" style:font-pitch="variable"/>
    <style:font-face style:name="Gotham-Ultra" svg:font-family="Gotham-Ultr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GaramondPro-Bold1" svg:font-family="AGaramondPro-Bold" style:font-family-generic="system" style:font-pitch="variable"/>
    <style:font-face style:name="AGaramondPro-Bold-Identity-H1" svg:font-family="AGaramondPro-Bold-Identity-H" style:font-family-generic="system" style:font-pitch="variable"/>
    <style:font-face style:name="AGaramondPro-BoldItalic1" svg:font-family="AGaramondPro-BoldItalic" style:font-family-generic="system" style:font-pitch="variable"/>
    <style:font-face style:name="AGaramondPro-Italic1" svg:font-family="AGaramondPro-Italic" style:font-family-generic="system" style:font-pitch="variable"/>
    <style:font-face style:name="AGaramondPro-Regular1" svg:font-family="AGaramondPro-Regular" style:font-family-generic="system" style:font-pitch="variable"/>
    <style:font-face style:name="AGaramondPro-Regular-Identity-H1" svg:font-family="AGaramondPro-Regular-Identity-H"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FateCoreGlyphs1" svg:font-family="FateCoreGlyphs" style:font-family-generic="system" style:font-pitch="variable"/>
    <style:font-face style:name="Gotham Light1" svg:font-family="'Gotham Light'" style:font-family-generic="system" style:font-pitch="variable"/>
    <style:font-face style:name="Gotham-Black1" svg:font-family="Gotham-Black" style:font-family-generic="system" style:font-pitch="variable"/>
    <style:font-face style:name="Gotham-Bold1" svg:font-family="Gotham-Bold" style:font-family-generic="system" style:font-pitch="variable"/>
    <style:font-face style:name="Gotham-BoldItalic1" svg:font-family="Gotham-BoldItalic" style:font-family-generic="system" style:font-pitch="variable"/>
    <style:font-face style:name="Gotham-Light1" svg:font-family="Gotham-Light" style:font-family-generic="system" style:font-pitch="variable"/>
    <style:font-face style:name="Gotham-Light-Identity-H1" svg:font-family="Gotham-Light-Identity-H" style:font-family-generic="system" style:font-pitch="variable"/>
    <style:font-face style:name="Gotham-LightItalic1" svg:font-family="Gotham-LightItalic" style:font-family-generic="system" style:font-pitch="variable"/>
    <style:font-face style:name="Gotham-Medium1" svg:font-family="Gotham-Medium" style:font-family-generic="system" style:font-pitch="variable"/>
    <style:font-face style:name="Gotham-Medium-Identity-H1" svg:font-family="Gotham-Medium-Identity-H" style:font-family-generic="system" style:font-pitch="variable"/>
    <style:font-face style:name="Gotham-MediumItalic1" svg:font-family="Gotham-MediumItalic"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5.836cm" fo:margin-left="-0.191cm" fo:margin-top="0cm" fo:margin-bottom="0cm" table:align="left" style:writing-mode="lr-tb"/>
    </style:style>
    <style:style style:name="Tabela1.A" style:family="table-column">
      <style:table-column-properties style:column-width="3.166cm"/>
    </style:style>
    <style:style style:name="Tabela1.B" style:family="table-column">
      <style:table-column-properties style:column-width="3.164cm"/>
    </style:style>
    <style:style style:name="Tabela1.C" style:family="table-column">
      <style:table-column-properties style:column-width="3.17cm"/>
    </style:style>
    <style:style style:name="Tabela1.D" style:family="table-column">
      <style:table-column-properties style:column-width="3.168cm"/>
    </style:style>
    <style:style style:name="Tabela1.1" style:family="table-row">
      <style:table-row-properties fo:keep-together="auto"/>
    </style:style>
    <style:style style:name="Tabela1.A1" style:family="table-cell">
      <style:table-cell-properties style:vertical-align="" fo:background-color="#ffffff" fo:padding-left="0.191cm" fo:padding-right="0.191cm" fo:padding-top="0cm" fo:padding-bottom="0cm" fo:border-left="none" fo:border-right="none" fo:border-top="none" fo:border-bottom="1.5pt solid #c9c9c9" style:writing-mode="lr-tb">
        <style:background-image/>
      </style:table-cell-properties>
    </style:style>
    <style:style style:name="Tabela1.A2" style:family="table-cell">
      <style:table-cell-properties style:vertical-align="" fo:background-color="#ededed" fo:padding-left="0.191cm" fo:padding-right="0.191cm" fo:padding-top="0cm" fo:padding-bottom="0cm" fo:border-left="none" fo:border-right="0.25pt solid #c9c9c9" fo:border-top="0.25pt solid #c9c9c9" fo:border-bottom="0.25pt solid #c9c9c9" style:writing-mode="lr-tb">
        <style:background-image/>
      </style:table-cell-properties>
    </style:style>
    <style:style style:name="Tabela1.B2" style:family="table-cell">
      <style:table-cell-properties style:vertical-align="" fo:background-color="#ededed" fo:padding-left="0.191cm" fo:padding-right="0.191cm" fo:padding-top="0cm" fo:padding-bottom="0cm" fo:border="0.25pt solid #c9c9c9" style:writing-mode="lr-tb">
        <style:background-image/>
      </style:table-cell-properties>
    </style:style>
    <style:style style:name="Tabela1.E2" style:family="table-cell">
      <style:table-cell-properties style:vertical-align="" fo:background-color="#ededed" fo:padding-left="0.191cm" fo:padding-right="0.191cm" fo:padding-top="0cm" fo:padding-bottom="0cm" fo:border-left="0.25pt solid #c9c9c9" fo:border-right="none" fo:border-top="0.25pt solid #c9c9c9" fo:border-bottom="0.25pt solid #c9c9c9" style:writing-mode="lr-tb">
        <style:background-image/>
      </style:table-cell-properties>
    </style:style>
    <style:style style:name="Tabela1.A3"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3" style:family="table-cell">
      <style:table-cell-properties style:vertical-align="" fo:padding-left="0.191cm" fo:padding-right="0.191cm" fo:padding-top="0cm" fo:padding-bottom="0cm" fo:border="0.25pt solid #c9c9c9" style:writing-mode="lr-tb"/>
    </style:style>
    <style:style style:name="Tabela1.C3" style:family="table-cell">
      <style:table-cell-properties style:vertical-align="" fo:padding-left="0.191cm" fo:padding-right="0.191cm" fo:padding-top="0cm" fo:padding-bottom="0cm" fo:border="0.25pt solid #c9c9c9" style:writing-mode="lr-tb"/>
    </style:style>
    <style:style style:name="Tabela1.D3" style:family="table-cell">
      <style:table-cell-properties style:vertical-align="" fo:padding-left="0.191cm" fo:padding-right="0.191cm" fo:padding-top="0cm" fo:padding-bottom="0cm" fo:border="0.25pt solid #c9c9c9" style:writing-mode="lr-tb"/>
    </style:style>
    <style:style style:name="Tabela1.E3"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Tabela1.A5"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5" style:family="table-cell">
      <style:table-cell-properties style:vertical-align="" fo:padding-left="0.191cm" fo:padding-right="0.191cm" fo:padding-top="0cm" fo:padding-bottom="0cm" fo:border="0.25pt solid #c9c9c9" style:writing-mode="lr-tb"/>
    </style:style>
    <style:style style:name="Tabela1.C5" style:family="table-cell">
      <style:table-cell-properties style:vertical-align="" fo:padding-left="0.191cm" fo:padding-right="0.191cm" fo:padding-top="0cm" fo:padding-bottom="0cm" fo:border="0.25pt solid #c9c9c9" style:writing-mode="lr-tb"/>
    </style:style>
    <style:style style:name="Tabela1.D5" style:family="table-cell">
      <style:table-cell-properties style:vertical-align="" fo:padding-left="0.191cm" fo:padding-right="0.191cm" fo:padding-top="0cm" fo:padding-bottom="0cm" fo:border="0.25pt solid #c9c9c9" style:writing-mode="lr-tb"/>
    </style:style>
    <style:style style:name="Tabela1.E5"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Tabela1.A7"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7" style:family="table-cell">
      <style:table-cell-properties style:vertical-align="" fo:padding-left="0.191cm" fo:padding-right="0.191cm" fo:padding-top="0cm" fo:padding-bottom="0cm" fo:border="0.25pt solid #c9c9c9" style:writing-mode="lr-tb"/>
    </style:style>
    <style:style style:name="Tabela1.C7" style:family="table-cell">
      <style:table-cell-properties style:vertical-align="" fo:padding-left="0.191cm" fo:padding-right="0.191cm" fo:padding-top="0cm" fo:padding-bottom="0cm" fo:border="0.25pt solid #c9c9c9" style:writing-mode="lr-tb"/>
    </style:style>
    <style:style style:name="Tabela1.D7" style:family="table-cell">
      <style:table-cell-properties style:vertical-align="" fo:padding-left="0.191cm" fo:padding-right="0.191cm" fo:padding-top="0cm" fo:padding-bottom="0cm" fo:border="0.25pt solid #c9c9c9" style:writing-mode="lr-tb"/>
    </style:style>
    <style:style style:name="Tabela1.E7"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Tabela1.A9"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9" style:family="table-cell">
      <style:table-cell-properties style:vertical-align="" fo:padding-left="0.191cm" fo:padding-right="0.191cm" fo:padding-top="0cm" fo:padding-bottom="0cm" fo:border="0.25pt solid #c9c9c9" style:writing-mode="lr-tb"/>
    </style:style>
    <style:style style:name="Tabela1.C9" style:family="table-cell">
      <style:table-cell-properties style:vertical-align="" fo:padding-left="0.191cm" fo:padding-right="0.191cm" fo:padding-top="0cm" fo:padding-bottom="0cm" fo:border="0.25pt solid #c9c9c9" style:writing-mode="lr-tb"/>
    </style:style>
    <style:style style:name="Tabela1.D9" style:family="table-cell">
      <style:table-cell-properties style:vertical-align="" fo:padding-left="0.191cm" fo:padding-right="0.191cm" fo:padding-top="0cm" fo:padding-bottom="0cm" fo:border="0.25pt solid #c9c9c9" style:writing-mode="lr-tb"/>
    </style:style>
    <style:style style:name="Tabela1.E9"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Tabela1.A11"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11" style:family="table-cell">
      <style:table-cell-properties style:vertical-align="" fo:padding-left="0.191cm" fo:padding-right="0.191cm" fo:padding-top="0cm" fo:padding-bottom="0cm" fo:border="0.25pt solid #c9c9c9" style:writing-mode="lr-tb"/>
    </style:style>
    <style:style style:name="Tabela1.C11" style:family="table-cell">
      <style:table-cell-properties style:vertical-align="" fo:padding-left="0.191cm" fo:padding-right="0.191cm" fo:padding-top="0cm" fo:padding-bottom="0cm" fo:border="0.25pt solid #c9c9c9" style:writing-mode="lr-tb"/>
    </style:style>
    <style:style style:name="Tabela1.D11" style:family="table-cell">
      <style:table-cell-properties style:vertical-align="" fo:padding-left="0.191cm" fo:padding-right="0.191cm" fo:padding-top="0cm" fo:padding-bottom="0cm" fo:border="0.25pt solid #c9c9c9" style:writing-mode="lr-tb"/>
    </style:style>
    <style:style style:name="Tabela1.E11"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Tabela1.A13"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13" style:family="table-cell">
      <style:table-cell-properties style:vertical-align="" fo:padding-left="0.191cm" fo:padding-right="0.191cm" fo:padding-top="0cm" fo:padding-bottom="0cm" fo:border="0.25pt solid #c9c9c9" style:writing-mode="lr-tb"/>
    </style:style>
    <style:style style:name="Tabela1.C13" style:family="table-cell">
      <style:table-cell-properties style:vertical-align="" fo:padding-left="0.191cm" fo:padding-right="0.191cm" fo:padding-top="0cm" fo:padding-bottom="0cm" fo:border="0.25pt solid #c9c9c9" style:writing-mode="lr-tb"/>
    </style:style>
    <style:style style:name="Tabela1.D13" style:family="table-cell">
      <style:table-cell-properties style:vertical-align="" fo:padding-left="0.191cm" fo:padding-right="0.191cm" fo:padding-top="0cm" fo:padding-bottom="0cm" fo:border="0.25pt solid #c9c9c9" style:writing-mode="lr-tb"/>
    </style:style>
    <style:style style:name="Tabela1.E13"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Tabela1.A15"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15" style:family="table-cell">
      <style:table-cell-properties style:vertical-align="" fo:padding-left="0.191cm" fo:padding-right="0.191cm" fo:padding-top="0cm" fo:padding-bottom="0cm" fo:border="0.25pt solid #c9c9c9" style:writing-mode="lr-tb"/>
    </style:style>
    <style:style style:name="Tabela1.C15" style:family="table-cell">
      <style:table-cell-properties style:vertical-align="" fo:padding-left="0.191cm" fo:padding-right="0.191cm" fo:padding-top="0cm" fo:padding-bottom="0cm" fo:border="0.25pt solid #c9c9c9" style:writing-mode="lr-tb"/>
    </style:style>
    <style:style style:name="Tabela1.D15" style:family="table-cell">
      <style:table-cell-properties style:vertical-align="" fo:padding-left="0.191cm" fo:padding-right="0.191cm" fo:padding-top="0cm" fo:padding-bottom="0cm" fo:border="0.25pt solid #c9c9c9" style:writing-mode="lr-tb"/>
    </style:style>
    <style:style style:name="Tabela1.E15"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Tabela1.A17"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17" style:family="table-cell">
      <style:table-cell-properties style:vertical-align="" fo:padding-left="0.191cm" fo:padding-right="0.191cm" fo:padding-top="0cm" fo:padding-bottom="0cm" fo:border="0.25pt solid #c9c9c9" style:writing-mode="lr-tb"/>
    </style:style>
    <style:style style:name="Tabela1.C17" style:family="table-cell">
      <style:table-cell-properties style:vertical-align="" fo:padding-left="0.191cm" fo:padding-right="0.191cm" fo:padding-top="0cm" fo:padding-bottom="0cm" fo:border="0.25pt solid #c9c9c9" style:writing-mode="lr-tb"/>
    </style:style>
    <style:style style:name="Tabela1.D17" style:family="table-cell">
      <style:table-cell-properties style:vertical-align="" fo:padding-left="0.191cm" fo:padding-right="0.191cm" fo:padding-top="0cm" fo:padding-bottom="0cm" fo:border="0.25pt solid #c9c9c9" style:writing-mode="lr-tb"/>
    </style:style>
    <style:style style:name="Tabela1.E17"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Tabela1.A19" style:family="table-cell">
      <style:table-cell-properties style:vertical-align="" fo:padding-left="0.191cm" fo:padding-right="0.191cm" fo:padding-top="0cm" fo:padding-bottom="0cm" fo:border-left="none" fo:border-right="0.25pt solid #c9c9c9" fo:border-top="0.25pt solid #c9c9c9" fo:border-bottom="0.25pt solid #c9c9c9" style:writing-mode="lr-tb"/>
    </style:style>
    <style:style style:name="Tabela1.B19" style:family="table-cell">
      <style:table-cell-properties style:vertical-align="" fo:padding-left="0.191cm" fo:padding-right="0.191cm" fo:padding-top="0cm" fo:padding-bottom="0cm" fo:border="0.25pt solid #c9c9c9" style:writing-mode="lr-tb"/>
    </style:style>
    <style:style style:name="Tabela1.C19" style:family="table-cell">
      <style:table-cell-properties style:vertical-align="" fo:padding-left="0.191cm" fo:padding-right="0.191cm" fo:padding-top="0cm" fo:padding-bottom="0cm" fo:border="0.25pt solid #c9c9c9" style:writing-mode="lr-tb"/>
    </style:style>
    <style:style style:name="Tabela1.D19" style:family="table-cell">
      <style:table-cell-properties style:vertical-align="" fo:padding-left="0.191cm" fo:padding-right="0.191cm" fo:padding-top="0cm" fo:padding-bottom="0cm" fo:border="0.25pt solid #c9c9c9" style:writing-mode="lr-tb"/>
    </style:style>
    <style:style style:name="Tabela1.E19" style:family="table-cell">
      <style:table-cell-properties style:vertical-align="" fo:padding-left="0.191cm" fo:padding-right="0.191cm" fo:padding-top="0cm" fo:padding-bottom="0cm" fo:border-left="0.25pt solid #c9c9c9" fo:border-right="none" fo:border-top="0.25pt solid #c9c9c9" fo:border-bottom="0.25pt solid #c9c9c9" style:writing-mode="lr-tb"/>
    </style:style>
    <style:style style:name="P1" style:family="paragraph" style:parent-style-name="Standard">
      <style:paragraph-properties fo:margin-left="0cm" fo:margin-right="0cm" fo:margin-top="0cm" fo:margin-bottom="0cm" loext:contextual-spacing="false" fo:line-height="107%" fo:text-indent="0cm" style:auto-text-indent="false" style:writing-mode="lr-tb"/>
      <style:text-properties style:font-name="Gotham-Medium-Identity-H" fo:font-size="10pt" style:font-size-asian="10pt" style:font-name-complex="Times New Roman" style:font-size-complex="10pt"/>
    </style:style>
    <style:style style:name="P2" style:family="paragraph" style:parent-style-name="Standard">
      <style:paragraph-properties fo:margin-left="0cm" fo:margin-right="0cm" fo:margin-top="0cm" fo:margin-bottom="0cm" loext:contextual-spacing="false" fo:line-height="107%" fo:text-indent="0cm" style:auto-text-indent="false" style:writing-mode="lr-tb"/>
      <style:text-properties style:font-name="Gotham-Medium-Identity-H" fo:font-size="8pt" style:font-size-asian="8pt" style:font-name-complex="Times New Roman" style:font-size-complex="8pt"/>
    </style:style>
    <style:style style:name="P3" style:family="paragraph" style:parent-style-name="Standard">
      <style:paragraph-properties fo:margin-left="0cm" fo:margin-right="0cm" fo:margin-top="0cm" fo:margin-bottom="0cm" loext:contextual-spacing="false" fo:line-height="107%" fo:text-indent="0cm" style:auto-text-indent="false" style:writing-mode="lr-tb"/>
      <style:text-properties style:font-name="Calibri Light" fo:font-size="10pt" fo:font-weight="bold" style:font-size-asian="10pt" style:font-weight-asian="bold" style:font-name-complex="Times New Roman" style:font-size-complex="10pt" style:font-weight-complex="bold"/>
    </style:style>
    <style:style style:name="P4" style:family="paragraph" style:parent-style-name="Standard">
      <style:paragraph-properties fo:margin-left="0cm" fo:margin-right="0cm" fo:margin-top="0cm" fo:margin-bottom="0cm" loext:contextual-spacing="false" fo:line-height="107%" fo:text-indent="0cm" style:auto-text-indent="false" style:writing-mode="lr-tb"/>
      <style:text-properties style:font-name="Gotham-Black" fo:font-size="10pt" fo:font-weight="bold" style:font-size-asian="10pt" style:font-weight-asian="bold" style:font-name-complex="Times New Roman" style:font-size-complex="10pt" style:font-weight-complex="bold"/>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style>
    <style:style style:name="P6" style:family="paragraph" style:parent-style-name="Standard">
      <style:paragraph-properties fo:margin-left="0cm" fo:margin-right="0cm" fo:margin-top="0cm" fo:margin-bottom="0cm" loext:contextual-spacing="false" fo:text-indent="0cm" style:auto-text-indent="false" style:writing-mode="lr-tb">
        <style:tab-stops/>
      </style:paragraph-properties>
    </style:style>
    <style:style style:name="P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Gotham-Light" fo:font-size="10pt" style:font-size-asian="10pt" style:font-name-complex="Gotham-Light1" style:font-size-complex="10pt"/>
    </style:style>
    <style:style style:name="P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Gotham-Light" fo:font-size="10pt" style:font-size-asian="10pt" style:font-name-complex="Times New Roman" style:font-size-complex="10pt"/>
    </style:style>
    <style:style style:name="P9" style:family="paragraph" style:parent-style-name="Standard">
      <style:paragraph-properties fo:margin-left="0cm" fo:margin-right="0cm" fo:margin-top="0cm" fo:margin-bottom="0cm" loext:contextual-spacing="false" fo:line-height="107%" fo:text-indent="0cm" style:auto-text-indent="false" style:writing-mode="lr-tb"/>
      <style:text-properties style:font-name="Gotham-Light" fo:font-size="10pt" style:font-size-asian="10pt" style:font-name-complex="Times New Roman" style:font-size-complex="10pt"/>
    </style:style>
    <style:style style:name="P1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complex="Times New Roman"/>
    </style:style>
    <style:style style:name="P11" style:family="paragraph" style:parent-style-name="Standard">
      <style:paragraph-properties fo:margin-left="0cm" fo:margin-right="0cm" fo:margin-top="0cm" fo:margin-bottom="0cm" loext:contextual-spacing="false" fo:line-height="107%" fo:text-indent="0cm" style:auto-text-indent="false" style:writing-mode="lr-tb"/>
      <style:text-properties style:font-name="AGaramondPro-Regular-Identity-H" fo:font-size="10pt" style:font-size-asian="10pt" style:font-name-complex="Times New Roman" style:font-size-complex="10pt"/>
    </style:style>
    <style:style style:name="P12" style:family="paragraph" style:parent-style-name="Standard">
      <style:paragraph-properties fo:margin-left="0cm" fo:margin-right="0cm" fo:margin-top="0cm" fo:margin-bottom="0cm" loext:contextual-spacing="false" fo:line-height="107%" fo:text-indent="0cm" style:auto-text-indent="false" style:writing-mode="lr-tb"/>
    </style:style>
    <style:style style:name="P13" style:family="paragraph" style:parent-style-name="Standard">
      <style:paragraph-properties fo:margin-left="0cm" fo:margin-right="0cm" fo:line-height="107%" fo:text-indent="0cm" style:auto-text-indent="false" style:writing-mode="lr-tb"/>
    </style:style>
    <style:style style:name="P14" style:family="paragraph" style:parent-style-name="Standard">
      <loext:graphic-properties draw:fill="solid" draw:fill-color="#bfbfbf"/>
      <style:paragraph-properties fo:margin-left="0cm" fo:margin-right="0cm" fo:line-height="107%" fo:text-indent="0cm" style:auto-text-indent="false" fo:background-color="#bfbfbf" style:writing-mode="lr-tb"/>
    </style:style>
    <style:style style:name="P15" style:family="paragraph" style:parent-style-name="Standard">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style>
    <style:style style:name="P16" style:family="paragraph" style:parent-style-name="Heading_20_2" style:list-style-name="">
      <style:paragraph-properties fo:margin-left="0cm" fo:margin-right="0cm" fo:margin-top="0.423cm" fo:margin-bottom="0.106cm" loext:contextual-spacing="false" fo:line-height="107%" fo:text-align="start" style:justify-single-word="false" fo:orphans="2" fo:widows="2" fo:text-indent="0cm" style:auto-text-indent="false" fo:keep-with-next="always" style:vertical-align="auto" style:writing-mode="lr-tb"/>
    </style:style>
    <style:style style:name="P17" style:family="paragraph" style:parent-style-name="Heading_20_2">
      <style:paragraph-properties fo:margin-left="0cm" fo:margin-right="0cm" fo:line-height="107%" fo:text-indent="0cm" style:auto-text-indent="false" style:writing-mode="lr-tb"/>
    </style:style>
    <style:style style:name="P18" style:family="paragraph" style:parent-style-name="Heading_20_3">
      <style:paragraph-properties fo:margin-left="0cm" fo:margin-right="0cm" fo:line-height="107%" fo:text-indent="0cm" style:auto-text-indent="false" style:writing-mode="lr-tb"/>
    </style:style>
    <style:style style:name="P19" style:family="paragraph" style:parent-style-name="Heading_20_1" style:list-style-name="" style:master-page-name="Standard">
      <style:paragraph-properties fo:margin-left="0cm" fo:margin-right="0cm" fo:margin-top="0.423cm" fo:margin-bottom="0.106cm" loext:contextual-spacing="false" fo:line-height="107%" fo:text-align="start" style:justify-single-word="false" fo:orphans="2" fo:widows="2" fo:text-indent="0cm" style:auto-text-indent="false" style:page-number="auto" fo:keep-with-next="always" style:vertical-align="auto" style:writing-mode="lr-tb"/>
    </style:style>
    <style:style style:name="P20" style:family="paragraph" style:parent-style-name="Heading_20_1">
      <style:paragraph-properties fo:margin-left="0cm" fo:margin-right="0cm" fo:line-height="107%" fo:text-indent="0cm" style:auto-text-indent="false" style:writing-mode="lr-tb"/>
    </style:style>
    <style:style style:name="P21" style:family="paragraph" style:parent-style-name="Heading_20_1">
      <style:paragraph-properties fo:margin-left="0cm" fo:margin-right="0cm" fo:line-height="107%" fo:text-indent="0cm" style:auto-text-indent="false" style:writing-mode="lr-tb"/>
      <style:text-properties fo:font-weight="normal" style:font-weight-asian="normal"/>
    </style:style>
    <style:style style:name="P22" style:family="paragraph" style:parent-style-name="Heading_20_1">
      <style:paragraph-properties fo:margin-left="0cm" fo:margin-right="0cm" fo:line-height="107%" fo:text-indent="0cm" style:auto-text-indent="false" fo:break-before="page" style:writing-mode="lr-tb"/>
    </style:style>
    <style:style style:name="P23" style:family="paragraph" style:parent-style-name="Heading_20_6">
      <style:paragraph-properties fo:margin-left="0cm" fo:margin-right="0cm" fo:line-height="107%" fo:text-indent="0cm" style:auto-text-indent="false" style:writing-mode="lr-tb"/>
    </style:style>
    <style:style style:name="P24" style:family="paragraph" style:parent-style-name="Heading_20_5">
      <style:paragraph-properties fo:margin-left="0cm" fo:margin-right="0cm" fo:line-height="107%" fo:text-indent="0cm" style:auto-text-indent="false" style:writing-mode="lr-tb"/>
    </style:style>
    <style:style style:name="P25" style:family="paragraph" style:parent-style-name="Heading_20_4">
      <style:paragraph-properties fo:margin-left="0cm" fo:margin-right="0cm" fo:line-height="107%" fo:text-indent="0cm" style:auto-text-indent="false" style:writing-mode="lr-tb"/>
    </style:style>
    <style:style style:name="T1" style:family="text">
      <style:text-properties style:font-name="Calibri Light" fo:font-size="16pt" fo:language="pt" fo:country="BR" style:font-name-asian="Times New Roman" style:font-size-asian="16pt" style:language-asian="pt" style:country-asian="BR" style:font-name-complex="Calibri Light1" style:language-complex="ar" style:country-complex="SA"/>
    </style:style>
    <style:style style:name="T2" style:family="text">
      <style:text-properties style:font-name="Calibri Light" fo:font-size="14pt" fo:language="pt" fo:country="BR" style:font-name-asian="Times New Roman" style:font-size-asian="14pt" style:language-asian="pt" style:country-asian="BR" style:font-name-complex="Calibri Light1" style:language-complex="ar" style:country-complex="SA"/>
    </style:style>
    <style:style style:name="T3" style:family="text">
      <style:text-properties fo:language="pt" fo:country="BR"/>
    </style:style>
    <style:style style:name="T4" style:family="text">
      <style:text-properties fo:language="pt" fo:country="BR" fo:font-weight="normal" style:font-weight-asian="normal"/>
    </style:style>
    <style:style style:name="T5" style:family="text">
      <style:text-properties fo:language="pt" fo:country="BR" fo:font-style="normal" fo:font-weight="normal" style:language-asian="pt" style:country-asian="BR" style:font-style-asian="normal" style:font-weight-asian="normal" style:language-complex="ar" style:country-complex="SA" style:font-style-complex="normal" style:font-weight-complex="normal"/>
    </style:style>
    <style:style style:name="T6" style:family="text">
      <style:text-properties fo:language="pt" fo:country="BR" style:font-name-asian="Times New Roman" style:language-asian="pt" style:country-asian="BR" style:font-name-complex="AGaramondPro-Regular-Identity-H1" style:language-complex="ar" style:country-complex="SA"/>
    </style:style>
    <style:style style:name="T7" style:family="text">
      <style:text-properties fo:language="pt" fo:country="BR" style:font-name-asian="Times New Roman" style:language-asian="pt" style:country-asian="BR" style:font-name-complex="AGaramondPro-Regular1" style:language-complex="ar" style:country-complex="SA"/>
    </style:style>
    <style:style style:name="T8" style:family="text">
      <style:text-properties fo:color="#000000" style:font-name="AGaramondPro-Regular-Identity-H" fo:font-size="10pt" style:font-size-asian="10pt" style:font-name-complex="AGaramondPro-Regular-Identity-H1" style:font-size-complex="10pt"/>
    </style:style>
    <style:style style:name="T9" style:family="text">
      <style:text-properties fo:color="#000000" style:font-name="AGaramondPro-Regular-Identity-H" fo:font-size="10pt" style:font-size-asian="10pt" style:font-name-complex="Times New Roman" style:font-size-complex="10pt"/>
    </style:style>
    <style:style style:name="T10" style:family="text">
      <style:text-properties fo:color="#000000" style:font-name="AGaramondPro-Regular" fo:font-size="10pt" style:font-size-asian="10pt" style:font-name-complex="AGaramondPro-Regular1" style:font-size-complex="10pt"/>
    </style:style>
    <style:style style:name="T11" style:family="text">
      <style:text-properties fo:color="#000000" style:font-name="AGaramondPro-Regular" fo:font-size="10pt" style:font-size-asian="10pt" style:font-name-complex="Times New Roman" style:font-size-complex="10pt"/>
    </style:style>
    <style:style style:name="T12" style:family="text">
      <style:text-properties fo:color="#000000" style:font-name="AGaramondPro-Bold" fo:font-size="10pt" fo:font-weight="bold" style:font-size-asian="10pt" style:font-weight-asian="bold" style:font-name-complex="AGaramondPro-Bold1" style:font-size-complex="10pt" style:font-weight-complex="bold"/>
    </style:style>
    <style:style style:name="T13" style:family="text">
      <style:text-properties fo:color="#000000" style:font-name="AGaramondPro-Bold" fo:font-size="10pt" fo:font-weight="bold" style:font-size-asian="10pt" style:font-weight-asian="bold" style:font-name-complex="Times New Roman" style:font-size-complex="10pt" style:font-weight-complex="bold"/>
    </style:style>
    <style:style style:name="T14" style:family="text">
      <style:text-properties fo:color="#000000" style:font-name="AGaramondPro-Bold" fo:font-size="12pt" fo:font-weight="bold" style:font-size-asian="12pt" style:font-weight-asian="bold" style:font-name-complex="AGaramondPro-Bold1" style:font-size-complex="12pt" style:font-weight-complex="bold"/>
    </style:style>
    <style:style style:name="T15" style:family="text">
      <style:text-properties fo:color="#000000" style:font-name="AGaramondPro-Bold-Identity-H" fo:font-size="10pt" fo:font-weight="bold" style:font-size-asian="10pt" style:font-weight-asian="bold" style:font-name-complex="Times New Roman" style:font-size-complex="10pt" style:font-weight-complex="bold"/>
    </style:style>
    <style:style style:name="T16" style:family="text">
      <style:text-properties fo:color="#000000" style:font-name="AGaramondPro-Bold-Identity-H" fo:font-size="10pt" fo:font-weight="bold" style:font-size-asian="10pt" style:font-weight-asian="bold" style:font-name-complex="AGaramondPro-Bold-Identity-H1" style:font-size-complex="10pt" style:font-weight-complex="bold"/>
    </style:style>
    <style:style style:name="T17" style:family="text">
      <style:text-properties fo:color="#000000" style:font-name="FateCoreGlyphs" fo:font-size="10pt" style:font-size-asian="10pt" style:font-name-complex="FateCoreGlyphs1" style:font-size-complex="10pt"/>
    </style:style>
    <style:style style:name="T18" style:family="text">
      <style:text-properties fo:color="#000000" style:font-name="FateCoreGlyphs" fo:font-size="10pt" style:font-size-asian="10pt" style:font-name-complex="Times New Roman" style:font-size-complex="10pt"/>
    </style:style>
    <style:style style:name="T19" style:family="text">
      <style:text-properties fo:color="#000000" style:font-name="AGaramondPro-Italic" fo:font-size="10pt" fo:font-style="italic" style:font-size-asian="10pt" style:font-style-asian="italic" style:font-name-complex="AGaramondPro-Italic1" style:font-size-complex="10pt" style:font-style-complex="italic"/>
    </style:style>
    <style:style style:name="T20" style:family="text">
      <style:text-properties fo:color="#000000" style:font-name="Gotham-Light" fo:font-size="10pt" style:font-size-asian="10pt" style:font-name-complex="Gotham-Light1" style:font-size-complex="10pt"/>
    </style:style>
    <style:style style:name="T21" style:family="text">
      <style:text-properties fo:color="#000000" style:font-name="Gotham-Light" fo:font-size="10pt" style:font-size-asian="10pt" style:font-name-complex="Times New Roman" style:font-size-complex="10pt"/>
    </style:style>
    <style:style style:name="T22" style:family="text">
      <style:text-properties fo:color="#000000" style:font-name="Gotham-Light" fo:font-size="10pt" fo:font-style="italic" style:font-size-asian="10pt" style:font-style-asian="italic" style:font-name-complex="Gotham-Light1" style:font-size-complex="10pt" style:font-style-complex="italic"/>
    </style:style>
    <style:style style:name="T23" style:family="text">
      <style:text-properties fo:color="#000000" style:font-name="Gotham-Light" fo:font-size="8pt" style:font-size-asian="8pt" style:font-name-complex="Gotham-Light1" style:font-size-complex="8pt"/>
    </style:style>
    <style:style style:name="T24" style:family="text">
      <style:text-properties fo:color="#000000" style:font-name="Gotham-Light" fo:font-size="8pt" style:font-size-asian="8pt" style:font-name-complex="Times New Roman" style:font-size-complex="8pt"/>
    </style:style>
    <style:style style:name="T25" style:family="text">
      <style:text-properties fo:color="#000000" style:font-name="Gotham-BoldItalic" fo:font-size="10pt" fo:font-style="italic" fo:font-weight="bold" style:font-size-asian="10pt" style:font-style-asian="italic" style:font-weight-asian="bold" style:font-name-complex="Gotham-BoldItalic1" style:font-size-complex="10pt" style:font-style-complex="italic" style:font-weight-complex="bold"/>
    </style:style>
    <style:style style:name="T26" style:family="text">
      <style:text-properties fo:color="#000000" style:font-name="Gotham-Black" fo:font-size="10pt" fo:font-weight="bold" style:font-size-asian="10pt" style:font-weight-asian="bold" style:font-name-complex="Gotham-Black1" style:font-size-complex="10pt" style:font-weight-complex="bold"/>
    </style:style>
    <style:style style:name="T27" style:family="text">
      <style:text-properties fo:color="#000000" style:font-name="Gotham-Black" fo:font-size="13pt" fo:font-weight="bold" style:font-size-asian="13pt" style:font-weight-asian="bold" style:font-name-complex="Gotham-Black1" style:font-size-complex="13pt" style:font-weight-complex="bold"/>
    </style:style>
    <style:style style:name="T28" style:family="text">
      <style:text-properties fo:color="#000000" style:font-name="Gotham-Medium-Identity-H" fo:font-size="10pt" style:font-size-asian="10pt" style:font-name-complex="Gotham-Medium-Identity-H1" style:font-size-complex="10pt"/>
    </style:style>
    <style:style style:name="T29" style:family="text">
      <style:text-properties fo:color="#000000" style:font-name="Gotham-Medium-Identity-H" fo:font-size="12pt" style:font-size-asian="12pt" style:font-name-complex="Gotham-Medium-Identity-H1" style:font-size-complex="12pt"/>
    </style:style>
    <style:style style:name="T30" style:family="text">
      <style:text-properties fo:color="#000000" style:font-name="Gotham-MediumItalic" fo:font-size="10pt" fo:font-style="italic" style:font-size-asian="10pt" style:font-style-asian="italic" style:font-name-complex="Gotham-MediumItalic1" style:font-size-complex="10pt" style:font-style-complex="italic"/>
    </style:style>
    <style:style style:name="T31" style:family="text">
      <style:text-properties fo:color="#000000" style:font-name="Gotham-MediumItalic" fo:font-size="8pt" fo:font-style="italic" style:font-size-asian="8pt" style:font-style-asian="italic" style:font-name-complex="Gotham-MediumItalic1" style:font-size-complex="8pt" style:font-style-complex="italic"/>
    </style:style>
    <style:style style:name="T32" style:family="text">
      <style:text-properties fo:color="#000000" style:font-name="Gotham-Light-Identity-H" fo:font-size="8pt" style:font-size-asian="8pt" style:font-name-complex="Times New Roman" style:font-size-complex="8pt"/>
    </style:style>
    <style:style style:name="T33" style:family="text">
      <style:text-properties fo:color="#000000" style:font-name="Gotham-Light-Identity-H" fo:font-size="8pt" style:font-size-asian="8pt" style:font-name-complex="Gotham-Light-Identity-H1" style:font-size-complex="8pt"/>
    </style:style>
    <style:style style:name="T34" style:family="text">
      <style:text-properties fo:color="#000000" style:font-name="Gotham-Light-Identity-H" fo:font-size="10pt" style:font-size-asian="10pt" style:font-name-complex="Times New Roman" style:font-size-complex="10pt"/>
    </style:style>
    <style:style style:name="T35" style:family="text">
      <style:text-properties fo:color="#000000" style:font-name="Gotham-Light-Identity-H" fo:font-size="10pt" style:font-size-asian="10pt" style:font-name-complex="Gotham-Light-Identity-H1" style:font-size-complex="10pt"/>
    </style:style>
    <style:style style:name="T36" style:family="text">
      <style:text-properties fo:color="#000000" style:font-name="AGaramondPro-BoldItalic" fo:font-size="10pt" fo:font-style="italic" fo:font-weight="bold" style:font-size-asian="10pt" style:font-style-asian="italic" style:font-weight-asian="bold" style:font-name-complex="AGaramondPro-BoldItalic1" style:font-size-complex="10pt" style:font-style-complex="italic" style:font-weight-complex="bold"/>
    </style:style>
    <style:style style:name="T37" style:family="text">
      <style:text-properties fo:color="#000000" style:font-name="Gotham-LightItalic" fo:font-size="10pt" fo:font-style="italic" style:font-size-asian="10pt" style:font-style-asian="italic" style:font-name-complex="Gotham-LightItalic1" style:font-size-complex="10pt" style:font-style-complex="italic"/>
    </style:style>
    <style:style style:name="T38" style:family="text">
      <style:text-properties fo:color="#000000" style:font-name="Gotham Light" fo:font-size="10pt" style:font-size-asian="10pt" style:font-name-complex="Gotham Light1" style:font-size-complex="10pt"/>
    </style:style>
    <style:style style:name="T39" style:family="text">
      <style:text-properties fo:color="#000000" style:font-name="Gotham-Bold" fo:font-size="10pt" fo:font-weight="bold" style:font-size-asian="10pt" style:font-weight-asian="bold" style:font-name-complex="Gotham-Bold1" style:font-size-complex="10pt"/>
    </style:style>
    <style:style style:name="T40" style:family="text">
      <style:text-properties fo:color="#000000" style:font-name="Gotham-Bold" fo:font-size="10pt" fo:font-weight="bold" style:font-size-asian="10pt" style:font-weight-asian="bold" style:font-name-complex="Gotham-Bold1" style:font-size-complex="10pt" style:font-weight-complex="bold"/>
    </style:style>
    <style:style style:name="T41" style:family="text">
      <style:text-properties fo:font-size="10pt" style:font-size-asian="10pt" style:font-size-complex="10pt"/>
    </style:style>
    <style:style style:name="T42" style:family="text">
      <style:text-properties style:font-name="Gotham-Medium-Identity-H" fo:font-size="10pt" style:font-size-asian="10pt" style:font-name-complex="Gotham-Medium-Identity-H1" style:font-size-complex="10pt"/>
    </style:style>
    <style:style style:name="T43" style:family="text">
      <style:text-properties style:font-name="Gotham-Medium-Identity-H" fo:font-size="10pt" style:font-size-asian="10pt" style:font-name-complex="Times New Roman" style:font-size-complex="10pt"/>
    </style:style>
    <style:style style:name="T44" style:family="text">
      <style:text-properties style:font-name="Gotham-Medium-Identity-H" fo:font-size="8pt" style:font-size-asian="8pt" style:font-name-complex="Gotham-Medium-Identity-H1" style:font-size-complex="8pt"/>
    </style:style>
    <style:style style:name="T45" style:family="text">
      <style:text-properties style:font-name="Gotham-MediumItalic" fo:font-size="10pt" fo:font-style="italic" style:font-size-asian="10pt" style:font-style-asian="italic" style:font-name-complex="Gotham-MediumItalic1" style:font-size-complex="10pt" style:font-style-complex="italic"/>
    </style:style>
    <style:style style:name="T46" style:family="text">
      <style:text-properties fo:font-weight="normal" style:font-weight-asian="normal"/>
    </style:style>
    <style:style style:name="T47" style:family="text">
      <style:text-properties style:font-name="FateCoreGlyphs" fo:font-size="10pt" style:font-size-asian="10pt" style:font-name-complex="FateCoreGlyphs1" style:font-size-complex="10pt"/>
    </style:style>
    <style:style style:name="T48" style:family="text">
      <style:text-properties style:font-name="FateCoreGlyphs" fo:font-size="10pt" style:font-size-asian="10pt" style:font-name-complex="Times New Roman" style:font-size-complex="10pt"/>
    </style:style>
    <style:style style:name="T49" style:family="text">
      <style:text-properties style:font-name="FateCoreGlyphs" fo:font-size="10pt" fo:font-weight="bold" style:font-size-asian="10pt" style:font-weight-asian="bold" style:font-name-complex="FateCoreGlyphs1" style:font-size-complex="10pt"/>
    </style:style>
    <style:style style:name="T50" style:family="text">
      <style:text-properties style:font-name="Gotham-Bold" fo:font-size="10pt" fo:font-weight="bold" style:font-size-asian="10pt" style:font-weight-asian="bold" style:font-name-complex="Gotham-Bold1" style:font-size-complex="10pt" style:font-weight-complex="bold"/>
    </style:style>
    <style:style style:name="T51" style:family="text">
      <style:text-properties fo:font-size="8pt" style:font-size-asian="8pt" style:font-size-complex="8pt"/>
    </style:style>
    <style:style style:name="T52" style:family="text">
      <style:text-properties fo:font-size="12pt" style:font-size-asian="12pt" style:font-size-complex="12pt"/>
    </style:style>
    <style:style style:name="T53" style:family="text">
      <style:text-properties style:font-name="AGaramondPro-Regular-Identity-H" fo:font-size="10pt" style:font-size-asian="10pt" style:font-name-complex="AGaramondPro-Regular-Identity-H1" style:font-size-complex="10pt"/>
    </style:style>
    <style:style style:name="T54" style:family="text">
      <style:text-properties style:font-name="AGaramondPro-Regular-Identity-H" fo:font-size="10pt" style:font-size-asian="10pt" style:font-name-complex="Times New Roman" style:font-size-complex="10pt"/>
    </style:style>
    <style:style style:name="T55" style:family="text">
      <style:text-properties style:font-name="AGaramondPro-Italic" fo:font-size="10pt" fo:font-style="italic" style:font-size-asian="10pt" style:font-style-asian="italic" style:font-name-complex="AGaramondPro-Italic1" style:font-size-complex="10pt" style:font-style-complex="italic"/>
    </style:style>
    <style:style style:name="T56" style:family="text">
      <style:text-properties style:font-name="AGaramondPro-Regular" fo:font-size="10pt" style:font-size-asian="10pt" style:font-name-complex="Times New Roman" style:font-size-complex="10pt"/>
    </style:style>
    <style:style style:name="T57" style:family="text">
      <style:text-properties style:font-name="AGaramondPro-Regular" fo:font-size="10pt" style:font-size-asian="10pt" style:font-name-complex="AGaramondPro-Regular1" style:font-size-complex="10pt"/>
    </style:style>
    <style:style style:name="T58" style:family="text">
      <style:text-properties style:font-name="Gotham-Black" fo:font-size="10pt" fo:font-weight="bold" style:font-size-asian="10pt" style:font-weight-asian="bold" style:font-name-complex="Gotham-Black1" style:font-size-complex="10pt" style:font-weight-complex="bold"/>
    </style:style>
    <style:style style:name="T59" style:family="text">
      <style:text-properties style:font-name="AGaramondPro-Bold" fo:font-size="10pt" fo:font-weight="bold" style:font-size-asian="10pt" style:font-weight-asian="bold" style:font-name-complex="AGaramondPro-Bold1" style:font-size-complex="10pt" style:font-weight-complex="bold"/>
    </style:style>
    <style:style style:name="T60" style:family="text">
      <style:text-properties style:font-name="AGaramondPro-BoldItalic" fo:font-size="10pt" fo:font-style="italic" fo:font-weight="bold" style:font-size-asian="10pt" style:font-style-asian="italic" style:font-weight-asian="bold" style:font-name-complex="AGaramondPro-BoldItalic1" style:font-size-complex="10pt" style:font-style-complex="italic" style:font-weight-complex="bold"/>
    </style:style>
    <style:style style:name="T61" style:family="text">
      <style:text-properties style:font-name="AGaramondPro-BoldItalic" fo:font-size="10pt" fo:font-style="italic" fo:font-weight="bold" style:font-size-asian="10pt" style:font-style-asian="italic" style:font-weight-asian="bold" style:font-name-complex="Times New Roman" style:font-size-complex="10pt" style:font-style-complex="italic" style:font-weight-complex="bold"/>
    </style:style>
    <style:style style:name="T62" style:family="text">
      <style:text-properties style:font-name="Gotham-Medium" style:font-name-complex="Gotham-Medium1"/>
    </style:style>
    <style:style style:name="T63" style:family="text">
      <style:text-properties style:font-name="Gotham-BoldItalic" fo:font-size="10pt" fo:font-style="italic" fo:font-weight="bold" style:font-size-asian="10pt" style:font-style-asian="italic" style:font-weight-asian="bold" style:font-name-complex="Gotham-BoldItalic1" style:font-size-complex="10pt" style:font-style-complex="italic" style:font-weight-complex="bold"/>
    </style:style>
    <style:style style:name="T64" style:family="text">
      <style:text-properties style:font-name="Gotham-Light" fo:font-size="10pt" style:font-size-asian="10pt" style:font-name-complex="Gotham-Light1" style:font-size-complex="10pt"/>
    </style:style>
    <style:style style:name="T65" style:family="text">
      <style:text-properties style:font-name="Gotham-Light" fo:font-size="10pt" fo:font-weight="bold" style:font-size-asian="10pt" style:font-weight-asian="bold" style:font-name-complex="Gotham-Light1" style:font-size-complex="10pt"/>
    </style:style>
    <style:style style:name="T66" style:family="text">
      <style:text-properties style:font-name="Gotham-Light" fo:font-size="10pt" fo:font-weight="bold" style:font-size-asian="10pt" style:font-weight-asian="bold" style:font-name-complex="Gotham-Light1" style:font-size-complex="10pt" style:font-weight-complex="bold"/>
    </style:style>
    <style:style style:name="T67" style:family="text">
      <style:text-propertie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span text:style-name="fontstyle01"><text:span text:style-name="T1">1 O BÁSICO</text:span></text:span></text:h>
      <text:h text:style-name="P16" text:outline-level="2"><text:span text:style-name="Título_20_2_20_Char"><text:span text:style-name="T5">BEM-VINDO AO FATE!</text:span></text:span></text:h>
      <text:p text:style-name="P13"><text:span text:style-name="T8">Se você nunca jogou um jogo de interpretação antes, aqui está a ideia principal: você e um grupo de amigos se reúnem para contar uma história interativamente sobre um grupo de personagens que vocês criaram. Você dirá quais os desafios e obstáculos que esses personagens irão encarar, como eles reagirão, o que eles dizem e fazem e o que está acontecendo com eles.</text:span></text:p>
      <text:p text:style-name="P13"><text:span text:style-name="T8">Mas não é apenas na conversa, às vezes você usará dados e as regras presentes neste livro para criar imprevistos na história e tornar as coisas mais </text:span><text:span text:style-name="T10">excitantes.</text:span></text:p>
      <text:p text:style-name="P13"><text:span text:style-name="T10">Fate não vem com um cenário </text:span><text:span text:style-name="T8">padrão, mas funciona bem com qualquer ideia que inclua </text:span><text:span text:style-name="T12">personagens</text:span><text:line-break/><text:span text:style-name="T12">proativos e capazes que vivem vidas dramáticas. </text:span><text:span text:style-name="T8">No próximo capítulo mostramos diversas maneiras de trazer à tona essa característica para temperar seus jogos.</text:span></text:p>
      <text:p text:style-name="P14"><text:span text:style-name="T41">NOVO NO FATE</text:span></text:p>
      <text:p text:style-name="P14"><text:span text:style-name="T42">Se você é um novo jogador, tudo o que realmente precisa saber está</text:span><text:span text:style-name="T41"> </text:span><text:span text:style-name="T42">neste capítulo e na sua ficha de personagem – o Narrador lhe ajudará a desenvolver o resto. Você pode querer verificar a Planilha de Resumo para conﬂitos na página 269 apenas para dividir a responsabilidade com o Narrador, mas com apenas isso já será possível começar.</text:span></text:p>
      <text:p text:style-name="P14"><text:span text:style-name="T42">Se você é um novo Narrador este capítulo é a ponta do iceberg para você. Você deve ler e se familiarizar com o livro inteiro.</text:span></text:p>
      <text:p text:style-name="P1"/>
      <text:p text:style-name="P14"><text:bookmark-start text:name="_Hlk494929540"/><text:span text:style-name="T41">PARA VETERANOS</text:span></text:p>
      <text:p text:style-name="P14"><text:bookmark-end text:name="_Hlk494929540"/><text:span text:style-name="T42">Você talvez esteja lendo este livro por estar familiarizado com outros jogos que usam o Fate, como </text:span><text:span text:style-name="T45">Espírito do Século </text:span><text:span text:style-name="T42">ou </text:span><text:span text:style-name="T45">The Dresden Files Roleplaying Game</text:span><text:span text:style-name="T42">. Vários outros jogos do mercado como o </text:span><text:span text:style-name="T45">Bulldogs! </text:span><text:span text:style-name="T42">da Galileo Games ou </text:span><text:span text:style-name="T45">Legends of Aglerre</text:span><text:span text:style-name="T42">, da Cubicle Seven’s, também usam Fate.</text:span></text:p>
      <text:p text:style-name="P14"><text:span text:style-name="T42">Esta é uma nova versão do Fate que desenvolvemos para atualizar e simplificar o sistema. Você reconhecerá algumas coisas presentes aqui, mas alteramos algumas regras e algumas terminologias. Você encontrará um guia com todas as mudanças que fizemos, próxima ao final do livro</text:span></text:p>
      <text:h text:style-name="P17" text:outline-level="2">O QUE VOCÊ PRECISA PARA JOGAR</text:h>
      <text:p text:style-name="P13"><text:span text:style-name="T8">Jogar uma partida de Fate é bem simples. Você precisa:</text:span></text:p>
      <text:p text:style-name="P13"><text:span text:style-name="T15">•</text:span><text:span text:style-name="T16"> </text:span><text:span text:style-name="T12">De três a cinco pessoas</text:span><text:span text:style-name="T8">. Uma delas será o Narrador do Jogo (ou apenas Narrador) e o restante serão os </text:span><text:span text:style-name="T12">jogadores</text:span><text:span text:style-name="T8">. Explicaremos esses termos logo à frente.</text:span></text:p>
      <text:p text:style-name="P13"><text:span text:style-name="T9">•</text:span><text:span text:style-name="T8"> </text:span><text:span text:style-name="T10">Uma </text:span><text:span text:style-name="T12">ficha de personagem </text:span><text:span text:style-name="T8">por jogador e algumas folhas de papel em branco para anotações. Falaremos sobre o que é a ficha de personagem logo abaixo (Narradores, quaisquer personagens importantes que você interprete também podem ter uma ficha).</text:span></text:p>
      <text:p text:style-name="P13"><text:span text:style-name="T15">•</text:span><text:span text:style-name="T16"> </text:span><text:span text:style-name="T12">Dados Fate</text:span><text:span text:style-name="T8">, ao menos quatro, mas preferencialmente quatro por participante. Dados Fate (ou Fudge) são de um tipo especial de dado de seis lados que são marcados em dois lados com o símbolo de adição (</text:span><text:span text:style-name="T17">+</text:span><text:span text:style-name="T8">), em dois lados com o símbolo de subtração (</text:span><text:span text:style-name="T18">-</text:span><text:span text:style-name="T8">), e dois lados em branco (</text:span><text:span text:style-name="T18">0</text:span><text:span text:style-name="T8">). Você pode conseguir esses dados em lojas especializadas.</text:span></text:p>
      <text:p text:style-name="P13"><text:soft-page-break/><text:span text:style-name="T9">•</text:span><text:span text:style-name="T8"> </text:span><text:span text:style-name="T10">O </text:span><text:span text:style-name="T12">Baralho Fate </text:span><text:span text:style-name="T8">é uma alternativa aos dados Fate. Ele consiste em um conjunto de cartas que simulam as jogadas dos dados e foi desenvolvido para funcionar de forma semelhante aos dados.</text:span></text:p>
      <text:p text:style-name="P13"><text:span text:style-name="T9">•</text:span><text:span text:style-name="T8"> Marcadores para representar os </text:span><text:span text:style-name="T12">pontos de destino</text:span><text:span text:style-name="T8">. Fichas de pôquer, contas de vidro ou qualquer coisa similar funciona. Serão necessários ao menos trinta ou mais desses só para garantir que terá o bastante para qualquer jogo. Você pode usar riscos feitos com lápis em sua ficha de personagem em vez de marcadores, mas marcadores físicos são mais divertidos.</text:span></text:p>
      <text:p text:style-name="P13"><text:span text:style-name="T9">•</text:span><text:span text:style-name="T8"> Fichas pautadas ou cartões em branco para aspectos. São opcionais, mas bastante úteis para marcar </text:span><text:span text:style-name="T12">aspectos </text:span><text:span text:style-name="T8">durante o jogo. Falaremos sobre os aspectos em breve</text:span><text:span text:style-name="T9">.</text:span></text:p>
      <text:p text:style-name="P14"><text:span text:style-name="T42">Se você não deseja usar os dados Fudge, ou não possui <text:s/>qualquer conjunto de dados normais de seis lados pode substituí-los. Se for usar dados normais, leia 5 e 6 como </text:span><text:span text:style-name="T47">+</text:span><text:span text:style-name="T50">, 1 e 2 como </text:span><text:span text:style-name="T47">- </text:span><text:span text:style-name="T42">e 3 e 4 como </text:span><text:span text:style-name="T48">0</text:span><text:span text:style-name="T43">.</text:span></text:p>
      <text:h text:style-name="P17" text:outline-level="2">JOGADORES E NARRADOR DO JOGO</text:h>
      <text:p text:style-name="P13"><text:span text:style-name="T8">Em uma partida de Fate, você pode ser um </text:span><text:span text:style-name="T12">Jogador </text:span><text:span text:style-name="T10">ou </text:span><text:span text:style-name="T12">Narrador do Jogo</text:span><text:span text:style-name="T11">.</text:span></text:p>
      <text:p text:style-name="P13"><text:span text:style-name="T8">Se você for um jogador, a primeira coisa a fazer é assumir a responsabilidade de interpretar um dos protagonistas do jogo, os quais chamamos de </text:span><text:span text:style-name="T12">personagens do jogador </text:span><text:span text:style-name="T8">(ou PJ, para abreviar). Você toma decisões por seu personagem e descreve para todos na mesa o que ele diz e faz. Você também será o responsável pela parte mecânica de seu personagem – rolando os dados quando apropriado, escolhendo quais habilidades usar em determinada situação e gastando os pontos de destino.</text:span></text:p>
      <text:p text:style-name="P13"><text:span text:style-name="T8">Se você é o Narrador do Jogo seu trabalho é assumir a responsabilidade do mundo do qual os PJs fazem parte. O Narrador toma decisões e lança os dados por todos os personagens no mundo de jogo que não possuírem um jogador para interpretar – nós os chamamos de </text:span><text:span text:style-name="T12">personagens do narrador </text:span><text:span text:style-name="T8">(ou PdN). Você descreve os ambientes e lugares onde os PJs irão durante o jogo e cria os cenários e situações com os quais eles interagem. Você também atuará como juiz de regras, determinando as consequências das decisões dos PJs e seu impacto sobre a história e o enredo.</text:span></text:p>
      <text:p text:style-name="P13"><text:span text:style-name="T8">Tanto os jogadores quanto o narrador do jogo possuem uma responsabilidade secundária: </text:span><text:span text:style-name="T12">colaborar com a diversão de todos</text:span><text:span text:style-name="T8">. Fate funciona melhor como um esforço colaborativo, onde todos compartilham ideias e buscam por oportunidades de tornar esses momentos o mais divertidos possível</text:span><text:span text:style-name="T9">.</text:span></text:p>
      <text:h text:style-name="P17" text:outline-level="2">A FICHA DE PERSONAGEM</text:h>
      <text:p text:style-name="P13"><text:span text:style-name="T8">Jogadores, sua ficha de personagem contém tudo que você precisa saber sobre seu PJ – habilidades, personalidade, pontos importantes sobre sua história e outros recursos que os personagens usarão em jogo. Aqui há um exemplo de uma ficha de personagem para que possa anotar todos os componentes</text:span><text:span text:style-name="T9">.</text:span></text:p>
      <text:h text:style-name="P18" text:outline-level="3">Aspectos <text:span text:style-name="T51">(p. 49)</text:span></text:h>
      <text:p text:style-name="P13"><text:span text:style-name="T8">Aspectos são frases que descrevem algum detalhe significante sobre um personagem. Eles são o</text:span><text:line-break/><text:span text:style-name="T8">que definem </text:span><text:span text:style-name="T19">porque o seu personagem é importante</text:span><text:span text:style-name="T9">,</text:span><text:span text:style-name="T8"> porque estamos interessados em ver o seu personagem no jogo. Aspectos podem cobrir uma grande variedade de elementos, como personalidade ou traços descritivos, crenças, relacionamentos, problemas ou qualquer outra coisa que nos ajude</text:span><text:line-break/><text:span text:style-name="T8">a identificar o personagem como pessoa, e não apenas um conjunto de atributos.</text:span></text:p>
      <text:p text:style-name="P13"><text:soft-page-break/><text:span text:style-name="T8">Aspectos entram em jogo através do gasto de pontos. Quando o seu aspecto beneficiá-lo, você pode gastar pontos de destino para </text:span><text:span text:style-name="T12">invocar </text:span><text:span text:style-name="T10">aquele </text:span><text:span text:style-name="T8">aspecto na forma de um bônus. Quando seus aspectos complicarem a vida de seu personagem, você pode ganhar um ponto de destino de volta – isso é chamado de </text:span><text:span text:style-name="T12">forçar</text:span><text:span text:style-name="T8">. Veja a seção abaixo na página 14 para mais informações sobre isso.</text:span></text:p>
      <text:p text:style-name="P13"><text:span text:style-name="T20">A personagem de Maira, Fräkeline, tem o aspecto </text:span><text:span text:style-name="T25">Se É Valioso, Poderia Ser Meu </text:span><text:span text:style-name="T20">em sua ficha, que descreve sua tendência de supervalorizar bens materiais e tomar decisões perigosas quando créditos e objetos valiosos estão envolvidos. Isso adiciona um elemento interessante e divertido à personagem, trazendo um punhado de problemas e trazendo personalidade ao jogo.</text:span></text:p>
      <text:p text:style-name="P13"><text:span text:style-name="T8">Aspectos podem descrever coisas que são benéficas ou prejudiciais – na verdade, os melhores aspectos fazem ambos.</text:span></text:p>
      <text:p text:style-name="P13"><text:span text:style-name="T8">Além disso, não são só personagens que têm aspectos; o ambiente onde se encontram seus personagens também podem ter aspectos ligados a ele</text:span><text:span text:style-name="T9">.</text:span></text:p>
      <text:h text:style-name="P18" text:outline-level="3">Estresse <text:span text:style-name="T51">(p. 151)</text:span></text:h>
      <text:p text:style-name="P13"><text:span text:style-name="T12">Estresse </text:span><text:span text:style-name="T8">é uma das duas opções que você tem para evitar perder um conﬂito – ele representa o cansaço temporário, atordoamento, ferimentos superficiais e </text:span><text:span text:style-name="T10">coisas semelhantes. Há um certo número </text:span><text:span text:style-name="T8">de níveis de estresse que você pode gastar para se manter na luta. Esses níveis são recuperados ao final do conﬂito, desde que você tenha um momento para descansar e recuperar o fôlego</text:span><text:span text:style-name="T11">.</text:span></text:p>
      <text:h text:style-name="P18" text:outline-level="3"><text:span text:style-name="T52">Extras </text:span>(p. 247)</text:h>
      <text:p text:style-name="P13"><text:span text:style-name="T12">Extras </text:span><text:span text:style-name="T8">são os poderes, ferramentas, veículos, organizações e locais para as quais seu grupo pode querer criar algumas regras (caso aspectos, perícias e façanhas não sejam o bastante)</text:span><text:span text:style-name="T9">.</text:span></text:p>
      <text:h text:style-name="P18" text:outline-level="3">Recarga <text:span text:style-name="T51">(p.73)</text:span></text:h>
      <text:p text:style-name="P13"><text:span text:style-name="T12">Recarga </text:span><text:span text:style-name="T8">é o número de pontos de destino que você recebe no início de cada sessão. Seu total de pontos de destino sempre é restaurado a esse valor, a menos que você tenha terminado a </text:span><text:span text:style-name="T10">sessão anterior com um valor maior</text:span><text:span text:style-name="T11">.</text:span></text:p>
      <text:h text:style-name="P18" text:outline-level="3">Façanhas <text:span text:style-name="T51">(p. 78)</text:span></text:h>
      <text:p text:style-name="P13"><text:span text:style-name="T12">Façanhas </text:span><text:span text:style-name="T8">são truques especiais que seu personagem sabe e que lhe permitem obter algum benefício extra de uma perícia ou alterar alguma regra do jogo para funcionar a seu favor. Façanhas são como movimentos especiais em um jogo eletrônico, permitindo que você realize algo único ou exótico comparado a outros personagens. Dois personagens podem ter o mesmo nível em uma perícia, mas suas façanhas podem fornecer benefícios bem variados.</text:span></text:p>
      <text:p text:style-name="P13"><text:span text:style-name="T20">Esopo tem uma façanha chamada </text:span><text:span text:style-name="T25">Um Trago Por Um Fato</text:span><text:span text:style-name="T20">, que lhe dá um bônus para conseguir informações com sua perícia Comunicação, contanto que esteja bebendo com seu alvo em um bar.</text:span></text:p>
      <text:h text:style-name="P18" text:outline-level="3">Perícias <text:span text:style-name="T51">(p. 77)</text:span></text:h>
      <text:p text:style-name="P13"><text:span text:style-name="T12">Perícias </text:span><text:span text:style-name="T8">são o que você usa durante o jogo para realizar ações complicadas ou interessantes com os dados. Cada personagem tem um número de perícias que representa suas capacidades básicas, incluindo coisas como percepção, poder físico, treinamento profissional, educação e outras habilidades.</text:span></text:p>
      <text:p text:style-name="P13"><text:soft-page-break/><text:span text:style-name="T8">No início do jogo, o personagem possui perícias divididas por níveis, que vão de Regular (+1) a Ótimo (+4). Quanto mais alto melhor, mostrando que o personagem é capaz ou é mais fácil de ser bem-sucedido quando usa aquela perícia.</text:span></text:p>
      <text:p text:style-name="P13"><text:span text:style-name="T8">Se por alguma razão for preciso realizar uma rolagem usando uma perícia que seu personagem não possui, sempre será possível rolar com</text:span><text:line-break/><text:span text:style-name="T8">o nível Medíocre (+0). Há algumas exceções a isso, como perícias mágicas que a maioria das pessoas não dominam. Abordaremos as perícias detalhadamente em seu próprio capítulo.</text:span></text:p>
      <text:p text:style-name="P13"><text:span text:style-name="T20">Bandu, O Oculto tem a perícia Conhecimentos em nível Ótimo (+4), o que o torna a pessoa certa para conhecer fatos obscuros e convenientes. Porém, ele não possui a perícia Furtividade, logo quando for necessário ser sorrateiro (e Amanda fará o possível para isso acontecer) ele terá que fazer uma rolagem de nível Medíocre (+0). Más notícias para ele.</text:span></text:p>
      <text:h text:style-name="P18" text:outline-level="3">Consequências <text:span text:style-name="T51">(p. 153)</text:span></text:h>
      <text:p text:style-name="P13"><text:span text:style-name="T12">Consequências </text:span><text:span text:style-name="T8">são a outra opção que você possui para se manter em um conﬂito, mas elas têm um impacto mais duradouro. Todas as vezes que você adquire uma consequência, um novo aspecto descrevendo seus ferimentos é adicionado à sua ficha. Diferente do estresse, é preciso de tempo para se recuperar de uma consequência, o que deixa seu personagem vulnerável à complicações ou a outros </text:span><text:span text:style-name="T53">que queiram tirar vantagem da sua nova fraqueza.</text:span></text:p>
      <text:p text:style-name="P14"><text:span text:style-name="T50">Um EXEMPLO DE JOGO</text:span><text:line-break/><text:span text:style-name="T42">Todos os exemplos de regras neste livro se referem ao mesmo cenário de campanha. O nome é Caroneiros de Asteroide, uma ficção espacial com um pequeno grupo de aventureiros com alguns problemas a resolver. Eles viajam pelo universo e entram em confusões a mando dos vários senhores que os contrataram. </text:span></text:p>
      <text:p text:style-name="P14"><text:span text:style-name="T42">Os participantes são Léo, Maira, Michel e Amanda. Amanda é a Narradora. Léo joga com um mercenário -lagosta chamado Esopo. Maira joga com a esperta, audaciosa e veloz ciborgue Fräkeline, que adora surrupiar coisas valiosas. Michel interpreta Bandu, O Oculto, um mentalista criado por uma nave espacial.</text:span></text:p>
      <text:p text:style-name="P14"><text:span text:style-name="T42">Veja a sessão </text:span><text:span text:style-name="T45">Estruturando o Jogo </text:span><text:span text:style-name="T42">para ver como este jogo foi criado. Nós incluímos as fichas dos personagens como exemplo de PJs no final deste livro</text:span><text:span text:style-name="T43">.</text:span></text:p>
      <text:h text:style-name="P17" text:outline-level="2">REALIZANDO AÇÕES</text:h>
      <text:p text:style-name="P13"><text:span text:style-name="T8">Algumas das coisas que vocês, jogadores, podem fazer em uma partida de Fate, precisarão que os dados sejam rolados para checar se seu personagem é bem-sucedido </text:span><text:span text:style-name="T10">ou não. </text:span><text:span text:style-name="T12">Você sempre lançará os dados quando outro personagem se opuser a você ou quando houver um obstáculo significativo em seu caminho</text:span><text:span text:style-name="T8">. Do contrário, apenas diga o que seu personagem está querendo fazer e </text:span><text:span text:style-name="T10">assuma que aconteceu.</text:span></text:p>
      <text:h text:style-name="P18" text:outline-level="3">Rolando os Dados</text:h>
      <text:p text:style-name="P13"><text:span text:style-name="T8">Quando você precisar rolar os dados, pegue quatro dados Fate e lance-os. Ao verificar a rolagem, leia cada </text:span><text:span text:style-name="T17">+ </text:span><text:span text:style-name="T8">como +1, cada </text:span><text:span text:style-name="T18">0</text:span><text:span text:style-name="T17"> </text:span><text:span text:style-name="T8">como 0 e cada </text:span><text:span text:style-name="T17">- </text:span><text:span text:style-name="T8">como –1. Você conseguirá um resultado entre -4 e +4,</text:span><text:line-break/><text:span text:style-name="T8">mas normalmente -2 e +2.</text:span></text:p>
      <text:p text:style-name="P13"><text:span text:style-name="T8">Aqui alguns exemplos de totais de rolagem:</text:span></text:p>
      <text:p text:style-name="P13"><text:soft-page-break/><text:span text:style-name="T17">--++ </text:span><text:span text:style-name="T26">= +0</text:span><text:line-break/><text:span text:style-name="T17">0-++ </text:span><text:span text:style-name="T26">= +1</text:span><text:line-break/><text:span text:style-name="T17">0+++ </text:span><text:span text:style-name="T26">= +3</text:span><text:line-break/><text:span text:style-name="T17">--00 </text:span><text:span text:style-name="T26">= –2</text:span></text:p>
      <text:p text:style-name="P13"><text:span text:style-name="T8">Note, porém, que o resultado nos dados não é o seu total final. Se o seu personagem possui uma perícia que seja apropriada para a ação, você adiciona o nível dela à rolagem.</text:span></text:p>
      <text:p text:style-name="P13"><text:span text:style-name="T53">Assim, sempre que lançar os dados, como saber o que significa o resultado? Que bom que perguntou.</text:span></text:p>
      <text:p text:style-name="P14"><text:span text:style-name="T42">As razões mais comuns para usar os dados em Fate são:</text:span></text:p>
      <text:p text:style-name="P14"><text:span text:style-name="T49">Superar:</text:span><text:span text:style-name="T47"> </text:span><text:span text:style-name="T42">Ao Superar um obstáculo (p. 125)</text:span></text:p>
      <text:p text:style-name="P14"><text:span text:style-name="T49">Criar Vantagem:</text:span><text:span text:style-name="T47"> Ao criar ou liberar uma vantagem na forma de um aspecto (p. 127)</text:span></text:p>
      <text:p text:style-name="P14"><text:span text:style-name="T47">Atacar: Ao atacar alguém em um conflito </text:span><text:span text:style-name="T42">(p. 130)</text:span><text:line-break/><text:span text:style-name="T47">Defender: </text:span><text:span text:style-name="T42">Ao se defender em um conflito (p. 132)</text:span></text:p>
      <text:h text:style-name="P18" text:outline-level="3">A Escala</text:h>
      <text:p text:style-name="P13"><text:span text:style-name="T8">Em Fate, usamos a </text:span><text:span text:style-name="T12">escala </text:span><text:span text:style-name="T8">de adjetivos e números para classificar os resultados dos dados, perícias e o resultado de uma rolagem.</text:span></text:p>
      <text:p text:style-name="P13"><text:span text:style-name="T8">Aqui está ela:</text:span></text:p>
      <text:p text:style-name="P13"><text:span text:style-name="T28">+8 Lendário</text:span><text:line-break/><text:span text:style-name="T28">+7 Épico</text:span><text:line-break/><text:span text:style-name="T28">+6 Fantástico</text:span><text:line-break/><text:span text:style-name="T28">+5 Excepcional</text:span><text:line-break/><text:span text:style-name="T28">+4 Ótimo</text:span><text:line-break/><text:span text:style-name="T28">+3 Bom</text:span><text:line-break/><text:span text:style-name="T28">+2 Razoável</text:span><text:line-break/><text:span text:style-name="T28">+1 Regular</text:span><text:line-break/><text:span text:style-name="T28">+0 Medíocre</text:span><text:line-break/><text:span text:style-name="T28">–1 Ruim</text:span><text:line-break/><text:span text:style-name="T28">–2 Terrível</text:span></text:p>
      <text:p text:style-name="P13"><text:span text:style-name="T8">Não importa o lado da escala que será utilizada – algumas pessoas lembram-se das palavras mais facilmente, outras preferem números e ainda alguns gostam de ambos. Então é possível dizer, “Consegui um resultado ótimo” ou “consegui um +4”, o que significa a mesma coisa. O que importa é você ter certeza de que todos entenderam qual foi o resultado.</text:span></text:p>
      <text:p text:style-name="P13"><text:span text:style-name="T8">Os resultados podem ir acima ou abaixo da tabela apresentada. Encorajamos você a criar seus próprios termos para os resultados acima e abaixo da escala, como “Ridiculamente Incrível!” e “Ferrou!”.</text:span></text:p>
      <text:h text:style-name="P18" text:outline-level="3">Interpretando Resultados</text:h>
      <text:p text:style-name="P13"><text:span text:style-name="T8">Ao rolar os dados, seu objetivo é conseguir o resultado mais alto que puder ou, ao menos, maior que o de seu oponente. A oposição virá de duas formas: </text:span><text:span text:style-name="T12">oposição ativa</text:span><text:span text:style-name="T8">, de alguém que está indo contra você ou </text:span><text:span text:style-name="T12">oposição passiva </text:span><text:span text:style-name="T8">de um obstáculo com um valor fixo na escala para que você o supere (Narradores podem decidir que seus PdNs possuem um valor de oposição passiva quando você não quiser rolar os dados por eles).</text:span></text:p>
      <text:p text:style-name="P13"><text:soft-page-break/><text:span text:style-name="T8">De forma geral, se você superar a oposição de acordo com a escala, você terá sucesso em sua ação. Um empate cria algum resultado interessante, mas não exatamente o que seu personagem desejava. Se vencer por uma grande diferença, algo a mais acontece (como um golpe mais efetivo em um combate).</text:span></text:p>
      <text:p text:style-name="P13"><text:span text:style-name="T8">Se a oposição não for superada, então você não terá sucesso em sua ação, obterá um sucesso parcial ou algo pior acontecerá para complicar a situação. Como antes, algumas ações possuem resultados especiais quando você falha em uma rolagem.</text:span></text:p>
      <text:p text:style-name="P13"><text:span text:style-name="T8">Ao superar uma oposição, a diferença entre seu resultado final e sua oposição é o que chamamos de tensão. Quando o resultado de sua rolagem for igual à oposição, você teve zero de </text:span><text:span text:style-name="T12">tensão</text:span><text:span text:style-name="T10">. Se alcançou um a mais que a </text:span><text:span text:style-name="T8">oposição, então você teve uma tensão. Se a diferença for dois, então são duas tensões. Mais à frente neste livro falaremos sobre os diferentes resultados quando conseguir tensões em uma rolagem, e como isso o beneficia.</text:span></text:p>
      <text:p text:style-name="P13"><text:span text:style-name="T20">Esopo se depara com uma armadilha eletrônica mortal, ativada acidentalmente durante uma exploração “de rotina” no Mortuário de Da'oth. Dezenas de lasers começam a se mover pelas paredes de um corredor e ele precisa passar por eles para chegar ao outro lado.</text:span></text:p>
      <text:p text:style-name="P13"><text:span text:style-name="T20">Amanda, a narradora da sessão, diz “Essa é uma oposição passiva, pois é um obstáculo no seu caminho. Ela está se opondo com uma dificuldade Ótima (+4). Os seguidores de Da'oth realmente não queriam que ninguém roubasse o túmulo.” </text:span></text:p>
      <text:p text:style-name="P13"><text:span text:style-name="T20">Léo coça a cabeça, dizendo: “Com meu Atletismo Bom (+3), vou tentar pular e rolar entre os lasers pra chegar do outro lado.”</text:span></text:p>
      <text:p text:style-name="P13"><text:span text:style-name="T20">Ele pega os dados e os rola, conseguindo </text:span><text:span text:style-name="T17">-+++</text:span><text:span text:style-name="T20">, um resultado total de +2. Isso eleva seu resultado de Razoável (+2) para Excepcional (+5), o que é o bastante para superar a oposição e conseguir uma tensão.</text:span></text:p>
      <text:p text:style-name="P13"><text:span text:style-name="T20">Amanda diz: “Com alguns saltos e acrobacias, você consegue chegar ao outro lado com pouco mais do que um arranhão. O sistema continua funcionando, o que significa que você vai ter que lidar com ele mais tarde para poder sair.”</text:span></text:p>
      <text:p text:style-name="P13"><text:span text:style-name="T20">Léo responde, “apenas uma quarta-feira como outra qualquer", e Esopo continua sua jornada pela catacumba.</text:span></text:p>
      <text:h text:style-name="P17" text:outline-level="2">PONTOS DE DESTINO</text:h>
      <text:p text:style-name="P13"><text:span text:style-name="T8">Você usa marcadores para representar quantos pontos de destino possui durante o jogo. Pontos de destino são um dos recursos mais importantes em Fate – são a medida de quão inﬂuente é possível ser na história de seu personagem.</text:span></text:p>
      <text:p text:style-name="P13"><text:span text:style-name="T8">É possível gastar pontos de destino e </text:span><text:span text:style-name="T12">invocar </text:span><text:span text:style-name="T8">um aspecto, acrescentar um detalhe à história ou ativar certas manobras. Você ganha pontos de destino ao aceitar que um dos seus aspectos seja </text:span><text:span text:style-name="T12">forçado</text:span><text:span text:style-name="T11">.</text:span></text:p>
      <text:p text:style-name="P13"><text:span text:style-name="T8">Um aviso: não use marcadores comestíveis, especialmente se a comida ainda não chegou.</text:span></text:p>
      <text:h text:style-name="P18" text:outline-level="3">Invocar Um Aspecto</text:h>
      <text:p text:style-name="P13"><text:span text:style-name="T8">Sempre que for realizar um teste de perícia e estiver em uma situação onde um aspecto pode ser aplicado para lhe ajudar, é permitido gastar pontos de destino para invocá-lo a seu favor, podendo alterar o resultado dos dados. </text:span><text:span text:style-name="T12">Isso lhe permitirá rolar os dados novamente ou adicionar +2 ao resultado da rolagem, o que for melhor </text:span><text:span text:style-name="T8">(normalmente +2 é uma boa escolha se você rolou -2 ou </text:span><text:soft-page-break/><text:span text:style-name="T8">mais, mas às vezes você pode querer arriscar rolar novamente para tentar conseguir +4). Isso é feito após rolar os dados se o resultado final não for satisfatório.</text:span></text:p>
      <text:p text:style-name="P13"><text:span text:style-name="T12">Você também precisa explicar ou justificar como o aspecto lhe ajuda a melhorar o resultado para receber o bônus – </text:span><text:span text:style-name="T8">às vezes será bem claro, mas em alguns momentos um pouco de criatividade narrativa pode ser necessária.</text:span></text:p>
      <text:p text:style-name="P13"><text:span text:style-name="T8">Você pode gastar mais de um ponto de destino por rolagem, ganhando novamente uma nova rolagem ou outro +2, contanto que tenha pontos para invocar os diferentes aspectos.</text:span></text:p>
      <text:p text:style-name="P13"><text:span text:style-name="T20">Fräkeline está numa rede paralela de comércio, tentando fazer com que um negociador de itens valiosos descreva seus protocolos de segurança contra hackers. Ela se passa por uma nobre de um planeta rico. O comerciante tem uma oposição passiva de +3 (Bom), e a perícia Enganar de Fräk é Razoável (+2).</text:span></text:p>
      <text:p text:style-name="P13"><text:span text:style-name="T20">Maira lança os dados e obtém um 0. Isso a deixa com um resultado Bom, o que não é suficiente para conseguir a informação.</text:span></text:p>
      <text:p text:style-name="P13"><text:span text:style-name="T20">Ela olha na ficha de personagem, e diz para Amanda: “Sabe, Se É Valioso, Poderia Ser Meu... e eu sei o que é realmente valioso nessa galáxia e o que não é. Vou tentar impressionar ele falando bem dos itens raros e valiosos que ele tem na coleção”.</text:span></text:p>
      <text:p text:style-name="P13"><text:span text:style-name="T20">Amanda gosta e concorda com a ideia. Maira entrega um ponto de destino para invocar o aspecto e escolhe adicionar +2 ao seu lance de dados. Isso eleva seu resultado para Ótimo (+4), o que excede a oposição. O comerciante, devidamente impressionado, começa a se gabar de sua segurança, e Fräkeline presta atenção</text:span><text:line-break/><text:span text:style-name="T20">em todos os detalhes.</text:span></text:p>
      <text:h text:style-name="P18" text:outline-level="3">Acrescentar um Detalhe à História</text:h>
      <text:p text:style-name="P13"><text:span text:style-name="T8">Às vezes você quer adicionar um detalhe que funcione melhor para seu personagem, mas não vê uma forma certa para representar isso com os aspectos. Por exemplo, você pode usar isso para narrar uma coincidência conveniente, como ter os objetos necessários para uma determinada tarefa (“claro que eu trouxe isso comigo!”), aparecendo em um momento dramático apropriado, ou sugerindo que você e o PdN que conheceu casualmente possuem coisas em comum.</text:span></text:p>
      <text:p text:style-name="P13"><text:span text:style-name="T8">É preciso justifcar os detalhes da história criando relações entre eles seus aspectos. Narradores, vocês têm o direito de vetar qualquer sugestão que pareça fora de contexto ou sugerir aos jogadores que revejam o conceito, especialmente se o resto do grupo não concordar com a ideia.</text:span></text:p>
      <text:p text:style-name="P13"><text:span text:style-name="T20">Bandu, O Oculto e seus companheiros estão sendo perseguidos por um grupo de policiais na Cidade Flutuante de Sa'ha'vash. Os jogadores declaram que montarão em uma das motos voadoras para tentar escapar.</text:span></text:p>
      <text:p text:style-name="P13"><text:span text:style-name="T20">Michel olha para a fcha e diz “Ei, eu tenho o aspecto Funciono Sob Pressão. Posso dizer que, como estamos acuados, eu consigo apontar o melhor caminho para escapar?”</text:span></text:p>
      <text:p text:style-name="P13"><text:span text:style-name="T20">Amanda acha uma boa ideia. Michel entrega o ponto de destino e descreve Bandu gritando comandos no ouvido de Fräk, conforme eles voam pela cidade com tiros por todo lado.</text:span></text:p>
      <text:p text:style-name="P13"><text:span text:style-name="T20">Michel faz com que Bandu se vire e diga: “Eu sempre sei as melhores rotas. Minha mãe era uma nave.</text:span></text:p>
      <text:h text:style-name="P18" text:outline-level="3"><text:soft-page-break/>Forçar</text:h>
      <text:p text:style-name="P13"><text:span text:style-name="T8">Ás vezes (na verdade, com frequência) você se encontrará em uma situação na qual um aspecto pode complicar a vida de seu personagem e criar um drama inesperado. Quando isso acontecer o Narrador irá sugerir uma complicação que pode surgir. Isso é o que chamamos de </text:span><text:span text:style-name="T12">forçar</text:span><text:span text:style-name="T11">.</text:span></text:p>
      <text:p text:style-name="P13"><text:span text:style-name="T8">Em certos momentos forçar significa que seu personagem falha automaticamente em algum objetivo ou suas escolhas são restritas ou simplesmente que as consequências são inevitáveis. Você pode negociar os detalhes para criar algo que seja mais apropriado e dramático naquele momento.</text:span></text:p>
      <text:p text:style-name="P13"><text:span text:style-name="T8">Assim que a complicação for aceita, você recebe um ponto de destino em compensação. Se desejar, poderá pagar um ponto de destino para evitar a complicação, mas não recomendamos que os jogadores façam isso sempre – você provavelmente precisará desse ponto mais à frente, fora que aceitar complicações trará drama (e, consequentemente, diversão) à sua história.</text:span></text:p>
      <text:p text:style-name="P13"><text:span text:style-name="T8">Jogadores podem pedir para forçar um aspecto quando quiserem uma complicação em uma decisão que acabaram de fazer, desde que tenha alguma relação com seus aspectos. Narradores, vocês podem chamar uma dificuldade quando fizerem o mundo responder aos personagens com uma complicação ou alguma outra forma dramática.</text:span></text:p>
      <text:p text:style-name="P13"><text:span text:style-name="T8">Todos à mesa são livres para sugerir momentos apropriados para forçar um aspecto sobre qualquer personagem (inclusive seus próprios). Narradores, vocês possuem a palavra final no que é ou não um forçamento válido.</text:span></text:p>
      <text:p text:style-name="P13"><text:span text:style-name="T8">Manifeste-se se perceber que um forçamento aconteceu naturalmente como resultado de uma jogada sem ter ocorrido a premiação de pontos de destino.</text:span></text:p>
      <text:p text:style-name="P13"><text:span text:style-name="T20">Esopo tem o aspecto </text:span><text:span text:style-name="T30">Não Entendo Absolutamente Nada </text:span><text:span text:style-name="T20">e está participando de um baile na Estação Espacial Charon Prime, com os amigos, a convite de um conhecido na nobreza.</text:span></text:p>
      <text:p text:style-name="P13"><text:span text:style-name="T20">Amanda diz aos jogadores, “Conforme vocês observam as comidas e bebidas estranhas por todo lado, uma donzela se aproxima.” Ela se vira para Esopo e pergunta sobre o motivo de estarem ali.</text:span></text:p>
      <text:p text:style-name="P13"><text:span text:style-name="T20">Léo diz, “Hã... bem, vou falar que eu sou um convidado, e tentar descobrir porque ela quer saber sobre mim”.</text:span></text:p>
      <text:p text:style-name="P13"><text:span text:style-name="T20">Amanda segura um ponto de destino e diz “Será que algo pode dar errado, já que Esopo não entende as coisas como uma pessoa normal?” Léo ri e responde. “Sim, com certeza Esopo vai começar a comer algo nojento na frente dela, cutucando ela enquanto faz comentários bem incorretos. Aceito o ponto de destino.”</text:span></text:p>
      <text:p text:style-name="P13"><text:span text:style-name="T20">Amanda e Léo jogam um pouco para descobrir como Esopo acaba ofendendo a moça, e Amanda descreve soldados se aproximando. Um deles diz: “É melhor você ter modos ao se dirigir a Raiduqueza de Nova Titânia.”</text:span></text:p>
      <text:p text:style-name="P13"><text:span text:style-name="T20">Léo leva a mão à testa e Amanda abre um sorriso maligno.</text:span></text:p>
      <text:h text:style-name="P17" text:outline-level="2">COMEÇANDO A JOGAR!</text:h>
      <text:p text:style-name="P13"><text:span text:style-name="T8">Esta é a base necessária para jogar uma partida de Fate. Os capítulos a seguir entrarão em mais </text:span><text:span text:style-name="T53">detalhes sobre o que falamos acima e mostrarão como estruturar o seu jogo.</text:span></text:p>
      <text:p text:style-name="P14"><text:span text:style-name="T50">O QUE LER A PARTIR DAQUI</text:span><text:line-break/><text:span text:style-name="T43">•</text:span><text:span text:style-name="T42"> Você provavelmente vai querer começar pelo capítulo </text:span><text:span text:style-name="T45">Estruturando o Jogo</text:span><text:span text:style-name="T42">, que o ajudará a montar o jogo em si, passando em seguida para o capítulo de </text:span><text:span text:style-name="T45">Criação de Personagens</text:span><text:span text:style-name="T43">.</text:span><text:line-break/><text:span text:style-name="T43">•</text:span><text:span text:style-name="T42"> Jogadores, vocês podem querer ler </text:span><text:span text:style-name="T45">Ações e Reações </text:span><text:span text:style-name="T42">e </text:span><text:span text:style-name="T45">Construindo Campanhas</text:span><text:span text:style-name="T42">. Esses </text:span><text:soft-page-break/><text:span text:style-name="T42">capítulos ensinam o passo a passo de como fazer as coisas e desenvolver seus personagens durante o jogo.</text:span><text:line-break/><text:span text:style-name="T42">• Narradores podem querer se familiarizar com todo o livro, mas </text:span><text:span text:style-name="T45">Conduzindo o Jogo</text:span><text:line-break/><text:span text:style-name="T42">e </text:span><text:span text:style-name="T45">Cenas, Sessões e Cenários </text:span><text:span text:style-name="T42">é particularmente importante</text:span><text:span text:style-name="T43">.</text:span></text:p>
      <text:h text:style-name="P20" text:outline-level="1">2 ESTRUTURANDO O JOGO</text:h>
      <text:h text:style-name="P17" text:outline-level="2">O QUE É NECESSÁRIO PARA UMA BOA PARTIDA DE FATE?</text:h>
      <text:p text:style-name="P13"><text:span text:style-name="T8">É possível usar Fate para contar histórias de todos os tipos, com uma grande variedade de temas. Não há uma ambientação padrão aqui; você e seu grupo inventarão o que quiserem. As melhores partidas de Fate, no entanto, possuem certas ideias em comum, as quais pensamos ser os melhores casos para os quais o jogo foi desenvolvido.</text:span></text:p>
      <text:p text:style-name="P13"><text:span text:style-name="T8">Independente se seu interesse é fantasia, ficção científica, super-heróis ou suspense policial, Fate funciona melhor quando utilizado para contar histórias sobre pessoas </text:span><text:span text:style-name="T19">proativas</text:span><text:span text:style-name="T8">, </text:span><text:span text:style-name="T19">competentes </text:span><text:span text:style-name="T10">e </text:span><text:span text:style-name="T19">dramáticas</text:span><text:span text:style-name="T11">.</text:span></text:p>
      <text:h text:style-name="P18" text:outline-level="3">Proatividade</text:h>
      <text:p text:style-name="P13"><text:span text:style-name="T8">Personagens em uma partida de Fate devem ser proativos. Eles possuem uma variedade de habilidades utilizáveis na resolução ativa de problemas e não se sentem intimidados ou relutantes em usá-las. Não devem ficar sentados esperando por uma solução para determinado problema – eles saem e</text:span><text:line-break/><text:span text:style-name="T8">gastam suas energias, assumindo riscos e superando obstáculos para atingir seus objetivos.</text:span></text:p>
      <text:p text:style-name="P13"><text:span text:style-name="T8">Isso não significa que eles não têm um plano ou estratégia ou que são descuidados. Apenas significa que mesmo o mais paciente dentre eles irá, uma hora ou outra, se erguer e tomar ação, seguindo por algum caminho.</text:span></text:p>
      <text:p text:style-name="P13"><text:span text:style-name="T8">Toda partida de Fate deve oferecer aos personagens oportunidades claras de serem proativos na solução dos problemas, além de diversas formas de resolvê-los. Um jogo sobre bibliotecários gastando todo o seu tempo lendo tomos e aprendendo coisas não tem a ver com Fate. Um jogo sobre bibliote</text:span><text:span text:style-name="T10">cários </text:span><text:span text:style-name="T19">usando um conhecimento esquecido para salvar o mundo, </text:span><text:span text:style-name="T10">sim.</text:span></text:p>
      <text:h text:style-name="P18" text:outline-level="3">Competência</text:h>
      <text:p text:style-name="P13"><text:span text:style-name="T8">Personagens em uma partida de Fate são bons no que fazem. Não são tolos que fazem papel de ridículos quando tentam fazer as coisas – são altamente habilidosos, talentosos ou treinados individualmente para serem capazes de realizar mudanças significativas no mundo em que vivem. São as pessoas certas para o trabalho e se envolvem em situações de crise pois têm boas chances de conseguirem resolvê-la.</text:span></text:p>
      <text:p text:style-name="P13"><text:span text:style-name="T8">Isso não significa que serão sempre bem-sucedidos ou que suas ações não possam ter consequências indesejadas. Isso quer apenas dizer que ao falharem, não será por erros estúpidos ou porque não estavam preparados para assumirem os riscos.</text:span></text:p>
      <text:p text:style-name="P13"><text:span text:style-name="T8">Qualquer partida de Fate deve tratar os personagens como pessoas competentes, dignas dos riscos e desafios lançados a eles. Um jogo sobre um grupo de lixeiros que é forçado a combater supervilões que constantemente os humilham não entra no espírito de Fate. Um jogo sobre lixeiros que se tornam um incrível esquadrão anti</text:span><text:span text:style-name="T9">-</text:span><text:span text:style-name="T8">villões, é.</text:span></text:p>
      <text:h text:style-name="P18" text:outline-level="3"><text:soft-page-break/>Drama</text:h>
      <text:p text:style-name="P13"><text:span text:style-name="T8">Personagens em uma partida de Fate levam vidas dramáticas. Os riscos que correm são mais altos, tanto no sentido das coisas com as quais terão que lidar em seu mundo, quanto das </text:span><text:span text:style-name="T10">coisas que ocorrem em suas cabeças.</text:span></text:p>
      <text:p text:style-name="P13"><text:span text:style-name="T8">Assim como nós, eles têm problemas pessoais e lutam contra seus próprios transtornos e, embora as circunstâncias externas de suas vidas possam ser muito mais grandiosas que as nossas, ainda podemos compreendê-los e simpatizar com eles.</text:span></text:p>
      <text:p text:style-name="P13"><text:span text:style-name="T8">Isso não significa que eles gastam todo o tempo lamentando misérias e dores ou que tudo em suas vidas está sempre beirando o caos. Quer apenas dizer que suas vidas exigem que façam escolhas difíceis e </text:span><text:span text:style-name="T53">arquem com as consequências — em outras palavras eles são, no fundo, </text:span><text:span text:style-name="T55">humanos</text:span><text:span text:style-name="T56">.</text:span></text:p>
      <text:p text:style-name="P13"><text:span text:style-name="T8">Qualquer partida de Fate deve possibilitar e criar oportunidades para o drama ao redor e entre os personagens, além de dar a chance de formar uma ligação humana com eles. Um jogo sobre aventureiros que lutam estupidamente contra um número de bandidos cada vez maior não é Fate. Porém, um jogo sobre </text:span><text:span text:style-name="T19">aventureiros que tentam levar uma vida normal apesar de estarem destinados a lutar contra o mal definitivo </text:span><text:span text:style-name="T8">é Fate</text:span><text:span text:style-name="T9">.</text:span></text:p>
      <text:p text:style-name="P14"><text:span text:style-name="T58">AO ESTRUTURAR UMA PARTIDA:</text:span><text:line-break/><text:span text:style-name="T43">•</text:span><text:span text:style-name="T42"> </text:span><text:span text:style-name="T50">Ambientação: </text:span><text:span text:style-name="T42">decida qual a aparência do mundo que cerca os protagonistas.</text:span><text:line-break/><text:span text:style-name="T42">• </text:span><text:span text:style-name="T50">Dimensione: </text:span><text:span text:style-name="T42">decida quão épica ou pessoal sua história será.</text:span><text:line-break/><text:span text:style-name="T42">• </text:span><text:span text:style-name="T50">Assunto: </text:span><text:span text:style-name="T42">decida quais dramas e pressões cairão sobre os protagonistas para fazê-los agir.</text:span><text:line-break/><text:span text:style-name="T42">• </text:span><text:span text:style-name="T50">PdNs: </text:span><text:span text:style-name="T42">decida quais são as pessoas e locais importantes.</text:span><text:line-break/><text:span text:style-name="T42">• </text:span><text:span text:style-name="T50">Perícias e Façanhas: </text:span><text:span text:style-name="T42">decida que tipos de coisas os personagens são capazes de realizar.</text:span><text:line-break/><text:span text:style-name="T42">• </text:span><text:span text:style-name="T50">Criação de Personagem: </text:span><text:span text:style-name="T42">crie os protagonistas</text:span><text:span text:style-name="T43">.</text:span></text:p>
      <text:h text:style-name="P17" text:outline-level="2">ESTRUTURANDO SEU JOGO</text:h>
      <text:p text:style-name="P13"><text:span text:style-name="T8">O primeiro passo ao estruturar sua partida de Fate é decidir que tipo de pessoas são os protagonistas e como é o mundo que os cerca. Suas decisões aqui determinarão tudo que precisa saber para fazer a coisa funcionar: em que os protagonistas são bons, com o que devem se importar ou não, que tipos de problemas enfrentarão, que tipo de impacto esses personagens têm no mundo e assim por diante. Não são necessárias respostas detalhadas (já que os detalhes são descobertos durante o jogo), mas você deve ter ao menos uma ideia, para não ficar muito vago.</text:span></text:p>
      <text:p text:style-name="P13"><text:span text:style-name="T8">Primeiro começaremos com a ambientação. Falaremos sobre os protagonistas depois, em </text:span><text:span text:style-name="T19">Criação de personagens.</text:span></text:p>
      <text:h text:style-name="P17" text:outline-level="2">ADAPTANDO O CENÁRIO AO FATE</text:h>
      <text:p text:style-name="P13"><text:span text:style-name="T12">Decida como é o mundo ao redor dos protagonistas.</text:span></text:p>
      <text:p text:style-name="P13"><text:span text:style-name="T8">Você provavelmente está familiarizado com a ideia de cenário, mas de forma resumida se trata de tudo com o que os personagens podem interagir como pessoas, organizações e instituições, tecnologia, fenômenos estranhos e mistérios (intrigas, lendas históricas ou cósmicas, etc.). São essas coisas com as quais os personagens querem ou são forçados a interagir. Podem também ser coisas que os ajudarão ou então que precisarão impedir.</text:span></text:p>
      <text:p text:style-name="P13"><text:span text:style-name="T8">Ao utilizar um cenário já existente como a de um filme</text:span><text:span text:style-name="T9">,</text:span><text:span text:style-name="T8"> série ou outro jogo, muitos desses pontos já estarão resolvidos. Claro que você provavelmente desejará acrescentar seus próprios detalhes: novas organizações ou mistérios diferentes a serem solucionados.</text:span></text:p>
      <text:p text:style-name="P13"><text:soft-page-break/><text:span text:style-name="T8">Criar um cenário requer muito trabalho. Não é o objetivo deste capítulo ensinar como criar criá-los: assumimos que você sabe como fazer isso se é o que quer fazer (sem mencionar que vivemos no mundo da mídia; veja </text:span><text:span text:style-name="T12">tvtropes.org </text:span><text:span text:style-name="T8">se não acredita). Um conselho, não tente criar muita coisa de antemão. Como verá no decorrer deste capítulo, muitas ideias surgirão já durante o processo de criação do jogo e dos personagens, então os detalhes virão com o tempo.</text:span></text:p>
      <text:p text:style-name="P13"><text:span text:style-name="T20">Amanda, Léo, Michel e Maira sentam para conversar sobre a ambientação. Todos querem uma partida de muita fantasia, com coisas espaciais, como um filme que Léo e Maira viram recentemente. Então ela escreve “uma garota com partes robóticas”. Léo prefere algo mais engraçado, então decide anotar “um homem -lagosta”. O mundo é “bem espacial, exagerado. Alienígenas, naves espaciais e trabalhos perigosos por todo o lugar. ”</text:span></text:p>
      <text:p text:style-name="P13"><text:span text:style-name="T20">Michel sugere “um cara que não usa armas”, diferenciando-o dos outros personagens. Ele também quer jogar com alguém que seja mais estudioso (para contrastar). Todos concordam e seguem para o próximo passo.</text:span></text:p>
      <text:h text:style-name="P17" text:outline-level="2">A GRANDEZA DO JOGO</text:h>
      <text:p text:style-name="P13"><text:span text:style-name="T12">Decida o quão épicas ou pessoais serão suas histórias.</text:span></text:p>
      <text:p text:style-name="P13"><text:span text:style-name="T8">O cenário pode ser limitado ou vasto, mas onde quer que suas histórias se passem, determine a grandeza de seu jogo.</text:span></text:p>
      <text:p text:style-name="P13"><text:span text:style-name="T8">Em um jogo de pequena escala, os personagens lidam com os problemas em uma cidade ou região, sem fazer grandes viagens e os problemas são locais. Um cenário vasto envolve lidar com problemas mundiais, que afetam uma civilização ou até mesmo uma galáxia, se se o estilo do seu jogo suporta esse tipo de coisa (às vezes um jogo de pequena escala se transformará em uma campanha vasta, como você talvez já tenha visto ocorrer em séries de livros ou televisão).</text:span></text:p>
      <text:p text:style-name="P13"><text:span text:style-name="T20">Amanda gosta da ideia de “uma garota com partes robóticas e um homem-lagosta”, e acha que isso cairá bem com aventuras grandes, com viagens pela galáxia, problemas com guildas espaciais e impérios malignos.</text:span></text:p>
      <text:h text:style-name="P17" text:outline-level="2">QUESTÕES DE AMBIENTAÇÃO</text:h>
      <text:p text:style-name="P13"><text:span text:style-name="T12">Decida quais ameaças e urgências inerentes ao cenário estimularão os protagonistas a partirem para a ação.</text:span></text:p>
      <text:p text:style-name="P13"><text:span text:style-name="T8">Todo cenário precisa ter algo acontecendo que motive os personagens, muitas vezes um perigo que precisem combater ou enfraquecer. Essas são as questões de um dado cenário.</text:span></text:p>
      <text:p text:style-name="P13"><text:span text:style-name="T8">O grupo pode criar umas duas questões e anotá-las em cartões ou em uma ficha de criação de jogo. Essas questões da ambientação são aspectos que poderão ser invocados ou forçados durante todo o jogo.</text:span></text:p>
      <text:p text:style-name="P13"><text:span text:style-name="T8">As questões devem reﬂetir a escala do jogo e o que os jogadores enfrentarão. Devem ser ideias abrangentes, pois não afetam apenas os personagens, mas muitas pessoas naquele mundo. Há dois tipos de questões:</text:span></text:p>
      <text:p text:style-name="P13"><text:span text:style-name="T9">•</text:span><text:span text:style-name="T8"> </text:span><text:span text:style-name="T12">Questões Presentes</text:span><text:span text:style-name="T8">: são problemas ou ameaças que já existem no mundo, possivelmente há bastante tempo. Os protagonistas assumem a responsabilidade de encarar esses fatos na tentativa de mudar o mundo. Exemplo: um regime corrupto, crime organizado, miséria e doenças ou uma longa guerra.</text:span></text:p>
      <text:p text:style-name="P13"><text:soft-page-break/><text:span text:style-name="T9">•</text:span><text:span text:style-name="T8"> </text:span><text:span text:style-name="T12">Questões Iminentes</text:span><text:span text:style-name="T8">: são questões que começaram a dar as caras e ameaçam deixar o mundo pior se acontecerem ou atingirem certo objetivo. Protagonistas neste tipo de ambiente estão tentando proteger o mundo do caos e da destruição. Exemplo: invasão por um país vizinho, o despertar de uma horda de zumbis, a imposição da lei marcial.</text:span></text:p>
      <text:p text:style-name="P13"><text:span text:style-name="T8">O número padrão de questões em uma partida de Fate é de duas: ou duas questões presentes (para uma história direcionada unicamente em tornar o mundo um lugar melhor), ou duas questões iminentes (para uma história sobre salvar pessoas ameaçadas), ou uma de cada. Essa última opção é muito comum na ficção: pense nos heróis corajosos que lutam contra alguma ameaça iminente enquanto não estão satisfeitos com o mundo ao seu redor</text:span><text:span text:style-name="T9">.</text:span></text:p>
      <text:p text:style-name="P14"><text:span text:style-name="T42">Tanto jogar como criar personagens em Fate envolve a criação de aspectos. Se você é novo</text:span><text:line-break/><text:span text:style-name="T42">em Fate leia a sessão Aspectos e Pontos de Destino (p.49)</text:span></text:p>
      <text:p text:style-name="P1"/>
      <text:p text:style-name="P14"><text:span text:style-name="T58">ALTERANDO O NÚMERO DE QUESTÕES</text:span><text:line-break/><text:span text:style-name="T42">É claro que não é preciso se limitar ao número padrão de duas questões – uma, duas ou três funcionam bem, mas isso pode mudar um pouco a estrutura da partida. Um jogo com apenas um tema vai girar apenas em torno daquela questão – a busca para livrar a cidade do mal ou para evitar que algo ruim aconteça. Já um com três mostra um mundo agitado, onde os personagens terão que lidar com vários fatores. Se achar que o seu jogo não precisa de um foco, converse com o grupo e comece com o número de características que se encaixe melhor na ideia.</text:span></text:p>
      <text:p text:style-name="P13"><text:span text:style-name="T20">O grupo reunido pensa em quais tipos de problemas eles querem enfrentar durante o jogo. Léo diz “império perigoso”, e o grupo vai lapidando a ideia. Eles bolam a ideia do “Império Culinário de Mareesias”, uma ordem militar de alta etiqueta que cozinha e come aqueles que os atrapalham. Isso claramente é um problema.</text:span></text:p>
      <text:p text:style-name="P13"><text:span text:style-name="T20">Maira quer que a história também tenha a tensão do perigo sempre à espreita, algo inesperado. Surge então a ideia do “Clã do Dedo”, um clã de assassinos amigáveis que acreditam em evolução e odeiam raças sem polegar. Amanda sugere que o sinal deles seja o polegar erguido, e todos acham divertida a</text:span><text:line-break/><text:span text:style-name="T20">ideia de que esses cultistas devem viver pedindo carona por aí.</text:span></text:p>
      <text:p text:style-name="P13"><text:span text:style-name="T20">Michel e Amanda pensam em mais um antagonista, algo mais místico para contrastar que permita um pouco de horror Lovecraftiano e conﬂitos secretos. Léo grita “A Bruxaria Retornará!” e Michel gosta bastante da ideia, porque seu personagem estudioso ganha mais profundidade no jogo.</text:span></text:p>
      <text:h text:style-name="P18" text:outline-level="3">Transformando Questões em Aspectos</text:h>
      <text:p text:style-name="P13"><text:span text:style-name="T8">Como falamos anteriormente, questões na verdade são aspectos. Transforme suas ideias em aspectos que você possa usar em vários momentos da história (muitas vezes forçando-os contra os protagonistas ou invocando-os contra inimigos, mas os jogadores também poderão encontrar usos interessantes para eles). Anote-os, e se precisar escrever algo a mais para lembrar-se do contexto ou algum detalhe, anote-os juntos aos aspectos.</text:span></text:p>
      <text:p text:style-name="P13"><text:span text:style-name="T20">Amanda escreve “Clã do Dedo” e “A Bruxaria Retornará!” como dois aspectos de jogo. Sob o Clã, anota “fazem extorsões e outras coisas desagradáveis”. E abaixo de A Bruxaria Retornará, “comandado pelos Bruxos de Moondor”, pois acha divertida a ideia de feiticeiros espaciais.</text:span></text:p>
      <text:p text:style-name="P13"><text:span text:style-name="T8">Se criar aspectos é novidade para você, concentre-se apenas nisso por enquanto. Você praticará</text:span><text:line-break/><text:span text:style-name="T8">bastante ao escrever aspectos para seus personagens.</text:span></text:p>
      <text:p text:style-name="P13"><text:span text:style-name="T53">Depois que criar os personagens, comece a transformar essas questões em aspectos.</text:span></text:p>
      <text:p text:style-name="P14"><text:span text:style-name="T58">ALTERANDO AS QUESTÕES EM JOGO</text:span></text:p>
      <text:p text:style-name="P14"><text:soft-page-break/><text:span text:style-name="T42">No capítulo </text:span><text:span text:style-name="T45">Criando Campanhas </text:span><text:span text:style-name="T42">(p. 231) falaremos mais sobre isso em detalhe, mas as questões podem ser alteradas durante jogo pois às vezes uma questão pode se transformar em algo novo, outras vezes os personagens serão bem-sucedidos em combatê-las e ainda novas questões podem aparecer.</text:span></text:p>
      <text:p text:style-name="P14"><text:span text:style-name="T42">As questões criadas agora são apenas um ponto de partida.</text:span></text:p>
      <text:h text:style-name="P18" text:outline-level="3">Indo Além</text:h>
      <text:p text:style-name="P13"><text:span text:style-name="T8">Você também pode usar as questões para coisas mais simples, mas que ainda assim sejam partes importantes de sua ambientação. Um local importante (uma grande cidade ou nação ou mesmo um local menor, mas memorável) ou organização (uma ordem da cavalaria, a corte do rei ou uma corporação) também podem ter questões iminentes e/ou presentes.</text:span></text:p>
      <text:p text:style-name="P13"><text:span text:style-name="T8">Recomendamos começar com apenas uma questão para cada elemento do cenário, apenas para não sobrecarregar, mas você pode ir adicionando mais à medida que a campanha avança. Da mesma forma, não é preciso fazer isso já – se ao longo do jogo parecer que algum elemento merece atenção especial, você pode atribuir questões a ele.</text:span></text:p>
      <text:p text:style-name="P13"><text:span text:style-name="T20">Os Bruxos de Moondor continuam a aparecer nas discussões que precedem o jogo, então o grupo decide que eles precisam entrar nas questões do cenário. Após algum debate o grupo decide que seria interessante se houvesse alguma algum pré-requisito desconhecido para que os vilões consigam atuar no universo e criam uma questão chamada “Problemas de Alinhamento” – alguns planetas precisam estar alinhados de determinada forma e com cultistas instalados em cada um.</text:span></text:p>
      <text:h text:style-name="P17" text:outline-level="2">ROSTOS E LUGARES</text:h>
      <text:p text:style-name="P13"><text:span text:style-name="T12">Decida quais pessoas e lugares são importantes.</text:span></text:p>
      <text:p text:style-name="P13"><text:span text:style-name="T8">Neste momento as questões de sua campanha devem estar decididas e o grupo pode ter pensado em organizações ou grupos importantes no jogo.</text:span></text:p>
      <text:p text:style-name="P13"><text:span text:style-name="T8">Agora você dará rostos a essas questões e grupos para que os PJs possam interagir com esses elementos. Os PJs fazem parte de algum grupo que os representa ou são autônomos considerados exemplos de excelência no contexto das questões do jogo? Qualquer ideia poderá ser anotada em um pedaço de papel: um nome, a ligação com uma organização ou com uma questão específica e os aspectos importantes para a história.</text:span></text:p>
      <text:p text:style-name="P13"><text:span text:style-name="T8">Faça a mesma coisa para qualquer local que tenha relevância na sua ambientação. Será que há um lugar importante onde coisas acontecem que sejam marcantes para o mundo, para uma questão ou para os protagonistas? Se houver um lugar onde você consegue imaginar várias cenas acontecendo, é interessante falar um pouco sobre ele. Diferente dos PdNs, eles não precisam de aspectos.</text:span></text:p>
      <text:p text:style-name="P13"><text:span text:style-name="T8">O Narrador pode modificar essas pessoas e lugares depois, dependendo do seu papel na história. Talvez uma dessas ideias seja uma inspiração perfeita para um protagonista e pode ter certeza de que ideias novas surgirão ao longo do desenrolar da história.</text:span></text:p>
      <text:p text:style-name="P13"><text:span text:style-name="T8">Se alguma parte do seu cenário for um mistério que deve ser desvendado pelos personagens, defina-o apenas em termos gerais. Os detalhes específicos podem ser elaborados conforme são revelados no jogo.</text:span></text:p>
      <text:p text:style-name="P13"><text:span text:style-name="T20">Após alguns minutos de debate, o grupo escreve o seguinte:</text:span></text:p>
      <text:p text:style-name="P13"><text:span text:style-name="T32">•</text:span><text:span text:style-name="T33"> </text:span><text:span text:style-name="T23">Meegoo, o Falasiano, é um líder do crime local que secretamente serve ao Clã do Dedo. Seu aspecto é </text:span><text:span text:style-name="T31">Todos em Ondrin Me Temem</text:span><text:span text:style-name="T24">.</text:span></text:p>
      <text:p text:style-name="P13"><text:soft-page-break/><text:span text:style-name="T32">•</text:span><text:span text:style-name="T33"> </text:span><text:span text:style-name="T23">O que nos leva a pensar ao planeta, Ondrin. Um planeta comercial coberto de lojas e postos de troca, o que o torna um centro econômico.</text:span></text:p>
      <text:p text:style-name="P13"><text:span text:style-name="T32">•</text:span><text:span text:style-name="T33"> </text:span><text:span text:style-name="T23">Amanda pensa numa personagem simpática, Erta-5, uma androide que atende num bar em Ondrin. Ela está preocupada com a diminuição de clientes e a dificuldade em adquirir mercadorias, por causa do controle de Meegoo sobre os portos, e tema que será desmontada se o bar fechar. Seu aspecto é </text:span><text:span text:style-name="T31">Meu Trabalho É Minha Vida</text:span><text:span text:style-name="T24">.</text:span></text:p>
      <text:p text:style-name="P13"><text:span text:style-name="T32">•</text:span><text:span text:style-name="T33"> </text:span><text:span text:style-name="T23">O Herdeiro, líder dos Bruxos de Moondor, cuja identidade é um mistério. Por isso, eles não criam aspectos,</text:span><text:line-break/><text:span text:style-name="T23">deixando os detalhes para Amanda criar em segredo. Eles poderiam continuar, mas sabem que terão mais ideias depois da criação de personagens e durante o jogo. O que têm agora é suficiente para ter uma noção geral do que está acontecendo no início do jogo</text:span><text:span text:style-name="T24">.</text:span></text:p>
      <text:h text:style-name="P17" text:outline-level="2">CRIANDO PERSONAGENS</text:h>
      <text:p text:style-name="P13"><text:span text:style-name="T12">Cada jogador cria um protagonista.</text:span></text:p>
      <text:p text:style-name="P13"><text:span text:style-name="T8">Você pode ir para a criação de personagens assim que finalizar a criação do cenário ou pode fazer no meio do processo – siga seus instintos. Se em um determinado momento você perceber que estão falando mais sobre os personagens que sobre o mundo, crie os personagens e volte à parte da criação do jogo onde havia parado. Caso contrário, siga adiante e termine toda a criação do mundo primeiro.</text:span></text:p>
      <text:p text:style-name="P13"><text:span text:style-name="T8">Vale mencionar que os protagonistas deveriam possuir algumas ligações com as faces e lugares que criou passo anterior. Se isso for difícil, então é interessante repensar os protagonistas ou revisar o mundo de jogo na tentativa de enquadrar melhor os novos personagens.</text:span></text:p>
      <text:p text:style-name="P13"><text:span text:style-name="T8">Quando estiver criando os personagens você também descobrirá mais sobre o mundo conforme as coisas que os personagens fazem e as pessoas que conhecem são reveladas. Se qualquer ideia interessante surgir, então ela deve ser adicionada às notas de criação antes do </text:span><text:span text:style-name="T53">início do jogo.</text:span></text:p>
      <text:p text:style-name="P14"><text:span text:style-name="T58">AS PERÍCIAS E O CENÁRIO</text:span><text:line-break/><text:span text:style-name="T42">Grande parte do cenário é o que os personagens podem fazer nele. As várias perícias em </text:span><text:span text:style-name="T45">Perícias e Façanhas </text:span><text:span text:style-name="T42">(p. 77) cobrem muitas situações, então é bom dar uma olhada para checar se alguma delas não se aplica ao que deseja ou se existe alguma que deveria ser acrescentada.</text:span></text:p>
      <text:p text:style-name="P14"><text:span text:style-name="T42">O capítulo </text:span><text:span text:style-name="T45">Extras </text:span><text:span text:style-name="T42">(p. 247) explica melhor como criar novas perícias.</text:span></text:p>
      <text:h text:style-name="P20" text:outline-level="1">3 CRIAÇÃO DE PERSONAGENS</text:h>
      <text:h text:style-name="P17" text:outline-level="2">CRIAR PERSONAGENS É JOGAR</text:h>
      <text:p text:style-name="P13"><text:span text:style-name="T8">Você já está jogando Fate no momento que sentar para criar o jogo e os personagens. Esse estilo de criação de personagens envolve três coisas para garantir que </text:span><text:span text:style-name="T10">isso aconteça.</text:span></text:p>
      <text:p text:style-name="P13"><text:span text:style-name="T8">Primeiro, </text:span><text:span text:style-name="T12">a criação do personagem conta parte de sua história</text:span><text:span text:style-name="T8">, como em qualquer outra sessão de jogo. Personagens que possuem histórias próprias e conexões com os outros ganham muito mais vida. Isso estabelece por onde passaram, o que fizeram e porque continuam a lutar contra as questões e enfrentam, juntos ou como oponentes. Você estará entrando em uma história em andamento, mas as coisas mais interessantes ainda não aconteceram!</text:span></text:p>
      <text:p text:style-name="P13"><text:span text:style-name="T8">Em segundo lugar, ela </text:span><text:span text:style-name="T12">organiza o cenário para a próxima parte da história</text:span><text:span text:style-name="T8">. Cada arco de uma história é uma preparação para o próximo, de forma a criar um ﬂuxo natural de um para o outro. A história dos personagens precisa definir o primeiro arco da história.</text:span></text:p>
      <text:p text:style-name="P13"><text:span text:style-name="T8">Por último, </text:span><text:span text:style-name="T12">a criação de personagens em Fate é colaborativa</text:span><text:span text:style-name="T8">. Assim como a criação do cenário, a criação de personagem é melhor como uma atividade em grupo. Ao fazer tudo isso em conjunto </text:span><text:soft-page-break/><text:span text:style-name="T53">se consegue uma boa comunicação entre o Narrador e os jogadores e esse processo possui várias formas de estabelecer conexões entre os personagens e o cenário.</text:span></text:p>
      <text:p text:style-name="P13"><text:span text:style-name="T53">Se combinada com a criação do cenário, a criação de personagens pode durar uma sessão inteira – isso permite a todos aprenderem sobre os personagens e sobre o mundo de jogo. Você e os outros jogadores conversarão sobre seus personagens, dando sugestões uns aos outros, discutindo suas conexões e estabelecendo mais detalhes do cenário.</text:span></text:p>
      <text:p text:style-name="P13"><text:span text:style-name="T53">É interessante fazer anotações de todo esse processo. Você pode usar as fichas no final do livro ou baixá-las em </text:span><text:span text:style-name="T59">SolarEntretenimento.com.br</text:span><text:span text:style-name="T56">.</text:span><text:span text:style-name="T57"> </text:span></text:p>
      <text:p text:style-name="P13"><text:span text:style-name="T53">Comece determinando o </text:span><text:span text:style-name="T59">Conceito </text:span><text:span text:style-name="T57">e a </text:span><text:span text:style-name="T59">Dificuldade </text:span><text:span text:style-name="T53">de seu personagem. Então crie uma história para ele, que é um processo de três fases. Uma vez que tenha a história em mente, escolha as perícias do personagem e suas façanhas. A partir daí é só jogar!</text:span></text:p>
      <text:p text:style-name="P14"><text:span text:style-name="T58">AO CRIAR O PERSONAGEM:</text:span></text:p>
      <text:p text:style-name="P14"><text:span text:style-name="T43">•</text:span><text:span text:style-name="T42"> </text:span><text:span text:style-name="T50">Aspectos: </text:span><text:span text:style-name="T42">crie o conceito e a dificuldade.</text:span></text:p>
      <text:p text:style-name="P14"><text:span text:style-name="T43">•</text:span><text:span text:style-name="T42"> </text:span><text:span text:style-name="T50">Nome: </text:span><text:span text:style-name="T42">nomeie o personagem.</text:span></text:p>
      <text:p text:style-name="P14"><text:span text:style-name="T43">•</text:span><text:span text:style-name="T42"> </text:span><text:span text:style-name="T50">Fase Um: </text:span><text:span text:style-name="T42">descreva sua primeira aventura.</text:span></text:p>
      <text:p text:style-name="P14"><text:span text:style-name="T43">•</text:span><text:span text:style-name="T42"> </text:span><text:span text:style-name="T50">Fase Dois e três: </text:span><text:span text:style-name="T42">descreva como seu caminho cruza o de outros personagens.</text:span></text:p>
      <text:p text:style-name="P14"><text:span text:style-name="T43">•</text:span><text:span text:style-name="T42"> </text:span><text:span text:style-name="T50">Aspectos: </text:span><text:span text:style-name="T42">escreva um aspecto para cada uma dessas três experiências.</text:span></text:p>
      <text:p text:style-name="P14"><text:span text:style-name="T43">•</text:span><text:span text:style-name="T42"> </text:span><text:span text:style-name="T50">Perícias: </text:span><text:span text:style-name="T42">escolha e gradue suas perícias.</text:span></text:p>
      <text:p text:style-name="P14"><text:span text:style-name="T43">•</text:span><text:span text:style-name="T42"> </text:span><text:span text:style-name="T50">Façanhas: </text:span><text:span text:style-name="T42">escolha ou crie de três a cinco façanhas. </text:span></text:p>
      <text:p text:style-name="P14"><text:span text:style-name="T43">•</text:span><text:span text:style-name="T42"> </text:span><text:span text:style-name="T50">Recarga: </text:span><text:span text:style-name="T42">determina quantos pontos de destino você tem no início do jogo.</text:span></text:p>
      <text:p text:style-name="P14"><text:span text:style-name="T43">•</text:span><text:span text:style-name="T42"> </text:span><text:span text:style-name="T50">Estresse e Consequências: </text:span><text:span text:style-name="T42">determinam quanto dano o seu personagem pode receber.</text:span></text:p>
      <text:h text:style-name="P17" text:outline-level="2">A IDEIA DE PERSONAGEM</text:h>
      <text:p text:style-name="P13"><text:span text:style-name="T12">Crie os aspectos de Conceito e Dificuldade do personagem.</text:span></text:p>
      <text:p text:style-name="P13"><text:span text:style-name="T8">A criação do personagem começa pelo seu </text:span><text:span text:style-name="T19">conceito</text:span><text:span text:style-name="T8">. É possível buscar inspiração em algum personagem de série ou filme ou pode se basear em algo específico que queira ser capaz de fazer (como quebrar tábuas com a cabeça, transformar-se em lobo, explodir coisas, etc</text:span><text:span text:style-name="T9">.</text:span><text:span text:style-name="T8">). Da mesma forma como foi feito com as questões da ambientação anteriormente, você pegará suas ideias e as transformará em dois aspectos centrais do seu personagem – </text:span><text:span text:style-name="T12">conceito </text:span><text:span text:style-name="T10">e </text:span><text:span text:style-name="T12">dificuldade</text:span><text:span text:style-name="T11">.</text:span></text:p>
      <text:p text:style-name="P13"><text:span text:style-name="T8">Os personagens devem ser excepcionais e interessantes. Eles podem ter sucesso fácil em situações simples, diferente do que eles realmente encontrarão em seu caminho. Será necessário pensar em um motivo para seu personagem continuar se envolvendo nessas situações perigosas. Sem isso, o Narrador não tem nenhuma obrigação de tentar fazer a história girar em torno de seu protagonista, pois ele vai estar bastante ocupado com os outros personagens que lhe deram um motivo para participar.</text:span></text:p>
      <text:p text:style-name="P13"><text:span text:style-name="T8">Como o conceito e a dificuldade estão interligados, eles estão sempre juntos. Você provavelmente terá uma ideia melhor se pensar em ambos como um grande passo ao invés de ideias separadas. Apenas depois de ter resolvido isso (e um nome, claro!) que será possível prosseguir com o restante do processo de criação do personagem.</text:span></text:p>
      <text:p text:style-name="P13"><text:soft-page-break/><text:span text:style-name="T8">Dito isso, não se preocupe – se sua ideia de personagem evoluir mais tarde, isso é bom! Você</text:span><text:line-break/><text:span text:style-name="T53">sempre poderá voltar e alterar algumas de suas decisões.</text:span></text:p>
      <text:h text:style-name="P18" text:outline-level="3">Conceito</text:h>
      <text:p text:style-name="P13"><text:span text:style-name="T57">Seu </text:span><text:span text:style-name="T59">conceito </text:span><text:span text:style-name="T53">é uma frase que resume o seu personagem – quem ele é e o que faz. É um aspecto, porém</text:span><text:line-break/><text:span text:style-name="T53">um dos mais importantes que seu personagem possui.</text:span></text:p>
      <text:p text:style-name="P14"><text:span text:style-name="T58">CONTINUE CONSTRUINDO SEU CENÁRIO</text:span><text:line-break/><text:span text:style-name="T42">Conforme criar coisas para os personagens, será necessário criar coisas para o mundo à volta deles também. Você vai acabar falando sobre PdNs, organizações, lugares e coisas assim. Isso é ótimo!</text:span></text:p>
      <text:p text:style-name="P14"><text:span text:style-name="T42">Você também pode criar conceitos de personagem que agreguem algo fundamental ao mundo do jogo, como quando alguém diz “quero ser um feiticeiro”, sendo que ninguém falou sobre magia ainda. Quando isso acontecer, discuta com o grupo se isso combina com o cenário e faça os ajustes necessários.</text:span></text:p>
      <text:p text:style-name="P13"><text:span text:style-name="T8">Pense nesse aspecto como uma profissão, sua função na vida ou sua vocação – no que você é bom, mas também é um dever com o qual você tem que lidar, sendo constantemente causador de dificuldades. Ou seja, ele é bom em algumas horas e ruim em outras. Há algumas formas diferentes de interpretar isso:</text:span></text:p>
      <text:p text:style-name="P13"><text:span text:style-name="T9">•</text:span><text:span text:style-name="T8"> Pode ser literalmente uma ideia como “seu emprego”: </text:span><text:span text:style-name="T36">Detetive Chefe, Cavaleiro Imperial, Capanga</text:span><text:line-break/><text:span text:style-name="T36">Iniciante</text:span><text:span text:style-name="T11">.</text:span></text:p>
      <text:p text:style-name="P13"><text:span text:style-name="T9">•</text:span><text:span text:style-name="T8"> Você pode incluir um adjetivo ou descrição que defina melhor a ideia: </text:span><text:span text:style-name="T36">Detetive Chefe Relutante, Regente</text:span><text:line-break/><text:span text:style-name="T36">Desprezível de Ondrin, Capanga Iniciante Ambicioso</text:span><text:span text:style-name="T11">.</text:span></text:p>
      <text:p text:style-name="P13"><text:span text:style-name="T9">•</text:span><text:span text:style-name="T8"> Você também pode misturar mais de uma profissão ou função que a maior parte das pessoas poderia estranhar: </text:span><text:span text:style-name="T36">Feiticeiro Investigador Particular, </text:span><text:span text:style-name="T60">Cavaleiro Cantor da Távola Redonda, Contador Matador de</text:span><text:line-break/><text:span text:style-name="T60">Monstros.</text:span></text:p>
      <text:p text:style-name="P13"><text:span text:style-name="T54">•</text:span><text:span text:style-name="T53"> Você pode descrever uma relação importante com sua família ou uma organização com a qual esteja profundamente envolvido (especialmente se a família ou organização for inﬂuente ou bem conhecida): </text:span><text:span text:style-name="T60">A Ovelha Negra da Família Thompson</text:span><text:span text:style-name="T61">,</text:span><text:span text:style-name="T60"> Capanga Iniciante do Sindicato, O Bode Expiatório do Clã do Dedo</text:span><text:line-break/><text:span text:style-name="T60">em Ondrin</text:span><text:span text:style-name="T56">.</text:span></text:p>
      <text:p text:style-name="P14"><text:span text:style-name="T58">SE VOCÊ TRAVOU NOS ASPECTOS</text:span><text:line-break/><text:span text:style-name="T42">Há uma regra de ouro para criar aspectos para um personagem: </text:span><text:span text:style-name="T45">você sempre pode alterá-lo posteriormente</text:span><text:span text:style-name="T42">. Se houver dificuldades ao criar um aspecto, escreva a ideia usando quantas palavras forem necessárias, para passar a ideia para o papel. Se alguma outra ideia aparecer depois de ter anotado, ótimo! Se não, talvez alguém na mesa possa lhe ajudar a ter alguma ideia de aspecto. Se você permanecer travado, deixe-o de lado – você terá tempo de sobra durante o jogo para redefini-lo</text:span><text:span text:style-name="T43">.</text:span></text:p>
      <text:p text:style-name="P14"><text:span text:style-name="T42">Se realmente for preciso, não há problema em deixar algum deles em branco. Dê uma olhada em Criação Rápida de Personagens (p. 46) para mais informações.</text:span></text:p>
      <text:p text:style-name="P3"/>
      <text:p text:style-name="P14"><text:soft-page-break/><text:span text:style-name="T58">AJUSTES, AJUSTES POR TODOS OS LADOS</text:span><text:line-break/><text:span text:style-name="T42">O Sistema Fate que se encontra neste livro não é tudo o que o Fate pode oferecer, mas apenas um ponto de partida – um conjunto de regras padrão que está pronto para usar. </text:span></text:p>
      <text:p text:style-name="P14"><text:span text:style-name="T42">À medida que o sistema se tornar mais familiar, o grupo pode querer mudar certas coisas para adaptá-lo melhor ao seu estilo de jogo. </text:span><text:span text:style-name="T45">Não há problema nenhum nisso</text:span><text:span text:style-name="T42">. Estas regras padrão não são mandamentos. Nós esperamos que você as altere. Na verdade, mostraremos ao longo do livro locais onde ajustes podem ser bem-vindos. O próximo livro, Fate RPG - Ferramentas do Sistema, é sobre como modelar o Fate às suas necessidades. Siga em frente e altere os detalhes. Não nos importamos.</text:span></text:p>
      <text:p text:style-name="P13"><text:span text:style-name="T8">Essas não são as únicas formas de trabalhar o seu conceito, mas já é um bom começo. Mas não se estresse com isso – o pior que pode acontecer é detalhá-los demais. Você ainda criará quatro outros aspectos além desses, mas não precisa fazer todos agora.</text:span></text:p>
      <text:p text:style-name="P13"><text:span text:style-name="T8">Alguns conceitos podem cobrir mais de um personagem, portanto é importante você ter algo que diferencie um personagem do outro. Se o conceito precisar ser semelhante para </text:span><text:span text:style-name="T19">todos os personagens</text:span><text:span text:style-name="T8">, como quando o Narrador prepara uma história apenas para espadachins, é crucial que as dificuldades sejam diferentes.</text:span></text:p>
      <text:p text:style-name="P13"><text:span text:style-name="T20">Léo e Maira tinham definido seus personagens como “homem-lagosta” e “garota com partes robóticas”, enquanto Michel quer "um cara que não usa armas". Essas, porém, são apenas ideias iniciais. Agora é hora de transformar isso em conceitos.</text:span></text:p>
      <text:p text:style-name="P13"><text:span text:style-name="T20">Léo se agarra a sua ideia de ligar o seu conceito à aparência. Algo que seja engraçado, que traga problemas e cenas divertidas. Ele escreve </text:span><text:span text:style-name="T30">Mercenário Lagosta</text:span><text:span text:style-name="T20">. Seu personagem, além de ter uma cara incomum, irá passar por inúmeros vexames.</text:span></text:p>
      <text:p text:style-name="P13"><text:span text:style-name="T20">Maira, por outro lado, não sabe muito bem para onde ir com “garota com partes robóticas”. Ela não está interessada nesse lance de organização, então tenta pensar em alguns adjetivos. Eventualmente surge a ideia de “</text:span><text:span text:style-name="T30">Famosa Ladra Robótica</text:span><text:span text:style-name="T20">”, o que a faz pensar em uma personagem que é conhecida por fazer coisas erradas.</text:span></text:p>
      <text:p text:style-name="P13"><text:span text:style-name="T20">A ideia de Michel sobre “um cara que não usa armas” seria um aspecto muito simples. Ele pensa sobre o que foi criado até gora: há um culto espacial com interesses secretos, clã e impérios violentos. Como ele quer fazer um personagem que use mais inteligência do que armas, ele pergunta: “ei, posso ter poderes mentais? ” O grupo conversa um pouco sobre o que isso pode representar, e decidem que alguém com superpoderes é algo bem plausível nesse cenário e não ofuscará os outros personagens. Após isso, ele escreve “</text:span><text:span text:style-name="T30">Mentalista Andarilho</text:span><text:span text:style-name="T20">”.</text:span></text:p>
      <text:h text:style-name="P18" text:outline-level="3"><text:span text:style-name="T62">D</text:span>ificuldade</text:h>
      <text:p text:style-name="P13"><text:span text:style-name="T8">Além do conceito, todo personagem possui algum tipo de aspecto problemático, algum tipo de </text:span><text:span text:style-name="T12">dificuldade </text:span><text:span text:style-name="T8">que faz parte de sua vida e história. Se o seu conceito é o que o seu personagem é, a dificuldade é a resposta para uma pergunta simples: o que complica sua vida?</text:span></text:p>
      <text:p text:style-name="P13"><text:span text:style-name="T8">As dificuldades trazem caos e situações interessantes para a vida personagem e divididas em dois tipos: problemas pessoais e relações complicadas.</text:span></text:p>
      <text:p text:style-name="P13"><text:span text:style-name="T9">•</text:span><text:span text:style-name="T8"> </text:span><text:span text:style-name="T12">Problemas pessoais reﬂetem seu lado negro ou impulsos difíceis de serem contidos. </text:span><text:span text:style-name="T8">É algo que seu personagem pode se sentir tentado a fazer ou pode fazer inconscientemente no pior momento possível. Exemplos: </text:span><text:span text:style-name="T36">Não Consigo Controlar as Emoções, Adoro Um Rostinho Bonito, As Garrafas Me Chamam.</text:span></text:p>
      <text:p text:style-name="P13"><text:span text:style-name="T9">•</text:span><text:span text:style-name="T8"> </text:span><text:span text:style-name="T12">Relações complicadas são pessoas ou organizações que complicam a sua vida. </text:span><text:span text:style-name="T8">Pode ser um grupo de pessoas que lhe odeia e queira levá-lo à ruína, o pessoal do seu trabalho que não </text:span><text:soft-page-break/><text:span text:style-name="T8">facilita as coisas para você ou seus parentes e amigos que aparecem no meio do fogo cruzado. Exemplos: </text:span><text:span text:style-name="T36">Homem de Família, Dívida Com a Máfia, A Tríade da Cicatriz Me Quer Morto.</text:span></text:p>
      <text:p text:style-name="P13"><text:span text:style-name="T8">Sua dificuldade não deve ser fácil de superar. Se fosse, seu personagem já o teria feito e isso não seria interessante, mas ela também não deve paralisar o personagem completamente. Se a dificuldade interferir constantemente no dia a dia, muito tempo será perdido lidando com isso. Você não deveria ter de lidar com sua dificuldade a cada curva – a não ser que seja esse o tema de uma aventura (e mesmo assim, isso é apenas uma única aventura).</text:span></text:p>
      <text:p text:style-name="P13"><text:span text:style-name="T8">Dificuldades também não devem ser ligadas diretamente ao conceito – se você tem </text:span><text:span text:style-name="T36">Detetive Dedicado</text:span><text:span text:style-name="T8">, dizer que sua dificuldade é </text:span><text:span text:style-name="T36">O Submundo do Crime Me Odeia </text:span><text:span text:style-name="T8">é uma dificuldade fraca, pois é possível assumir isso a partir do seu conceito (claro que você poderia trocar isso por algo mais pessoal como </text:span><text:span text:style-name="T36">Dom Giovani Me Odeia</text:span><text:span text:style-name="T8">, para que funcione melhor).</text:span></text:p>
      <text:p text:style-name="P13"><text:span text:style-name="T8">Antes de seguir em frente, fale com o Narrador sobre a dificuldade de seu personagem. Tenha certeza de que ambos concordam com a escolha. Talvez vocês queiram encontrar uma forma dessa dificuldade poder ser invocada ou forçada – para garantir que ambos a vejam da mesma forma ou para gerar novas ideias. É importante que ao final dessa conversa o Narrador saiba o que você espera da sua complicação.</text:span></text:p>
      <text:p text:style-name="P13"><text:span text:style-name="T20">Léo quer reforçar o aspecto animalesco de seu personagem e pensa em “</text:span><text:span text:style-name="T30">Não Entendo Absolutamente</text:span><text:line-break/><text:span text:style-name="T30">Nada</text:span><text:span text:style-name="T20">”. Ele imagina um personagem que vive se envolvendo em problemas e acumulando inimigos.</text:span></text:p>
      <text:p text:style-name="P13"><text:span text:style-name="T20">Maira gosta da ideia de sua personagem ser sua própria inimiga, então vai investir em algum problema pessoal. Ela teve a ideia de interpretar alguém que não consegue deixar de pensar “</text:span><text:span text:style-name="T30">Se É Valioso, Poderia Ser Meu</text:span><text:span text:style-name="T20">”, então escreve isso.</text:span></text:p>
      <text:p text:style-name="P13"><text:span text:style-name="T20">Depois de ver que os outros travam lutas pessoais, Michel quer agregar um pouco mais ao cenário por ter algum tipo de problema de relações. Ele quer algo que tenha ligação com seu conceito, algo que não possa lutar abertamente contra – ele quer ver intrigas na história. Assim, escreve "</text:span><text:span text:style-name="T30">O Império Quer Minha Cabeça</text:span><text:span text:style-name="T20">" (o que nomeia um grupo de pessoas no cenário com o qual o personagem de Michel tem relação).</text:span></text:p>
      <text:p text:style-name="P14"><text:span text:style-name="T58">A PARTE “BOA” DE UMA DIFICULDADE</text:span><text:line-break/><text:span text:style-name="T42">Já que sua dificuldade é um aspecto, ela também deveria poder se invocada, não é mesmo? É fácil de esquecer como complicações podem ajudar seu personagem depois de focarmos tanto nas dificuldades que trazem.</text:span></text:p>
      <text:p text:style-name="P14"><text:span text:style-name="T42">Resumidamente, sua experiência com sua dificuldade lhe fortalece nesse quesito. Lidar com problemas pessoais deixa você vulnerável a ser tentado e seduzido, mas também pode dar uma certa força interior pois você sabe o tipo de pessoa que quer ser. Relações complicadas podem trazer dificuldades, mas as pessoas aprendem muito a partir das dificuldades que precisam enfrentar. Aprendem especialmente como contornar muitas das questões menores de suas dificuldades atuais.</text:span></text:p>
      <text:p text:style-name="P14"><text:span text:style-name="T45">O </text:span><text:span text:style-name="T63">Não Entendo Absolutamente Nada </text:span><text:span text:style-name="T42">de Léo pode ser usado a favor do grupo. Talvez ele possa arranjar problemas com isso para distrair as pessoas enquanto Maira se esgueira nas sombras.</text:span><text:line-break/><text:span text:style-name="T42">A tentação de Maira, </text:span><text:span text:style-name="T63">Se É Valioso, Poderia Ser Meu</text:span><text:span text:style-name="T45">, </text:span><text:span text:style-name="T42">pode ter dado a ela um bom conhecimento do valor de certas coisas (ela também pode estar bem familiarizada com prisões, o que pode ser bem útil no caso de uma fuga).</text:span></text:p>
      <text:p text:style-name="P14"><text:span text:style-name="T45">O </text:span><text:span text:style-name="T63">Império Quer Minha Cabeça </text:span><text:span text:style-name="T42">que Michel pode vir a calhar quando ele tiver que enfrentá-los, já que ele os conhece bem – ele sabe bem quais são suas táticas. Ele também pode usar esse aspecto para obter ajuda de outros rivais do império.</text:span></text:p>
      <text:p text:style-name="P4"><text:soft-page-break/></text:p>
      <text:p text:style-name="P14"><text:span text:style-name="T58">ESCOLHENDO ASPECTOS</text:span><text:line-break/><text:span text:style-name="T42">Boa parte da criação dos personagens se foca em criar aspectos – uns chamados de conceitos, outros de dificuldades, mas todos funcionam basicamente do mesmo jeito. Os aspectos são uma das partes mais importantes de seu personagem pois definem quem ele é e criam meios de conseguir pontos de destino, usados para receber bônus e vantagens. Se houver tempo, leia todo o capítulo dedicado a aspectos antes de começar o processo de criação de personagens. Caso contrário, aqui vão algumas dicas.</text:span></text:p>
      <text:p text:style-name="P14"><text:span text:style-name="T42">Aspectos que não ajudarem a contar uma boa história (dando um sucesso quando você precisar e colocando-o em perigo e no meio da ação quando a história precisa) não funcionam. Aspectos que levam o personagem a conﬂitos - e o ajudam quando isso acontecer - são os melhores e mais úteis.</text:span></text:p>
      <text:p text:style-name="P14"><text:span text:style-name="T42">Aspectos precisam ser tanto úteis quanto perigosos – permitindo moldar a história e ganhar muitos pontos de destino – e nunca devem ser entediantes. Os melhores aspectos sugerem ambas as formas de usá-los e também formas de complicar situações. Aspectos que não podem ser usados dessa forma tendem a ser maçantes.</text:span></text:p>
      <text:p text:style-name="P14"><text:span text:style-name="T42">O ponto é: se você quer ampliar o poder de seu aspecto, maximize seu campo de atuação. Ao inventar um novo aspecto, é possível que as ideias não venham à mente. Se sentir que está sem ideias boas, há uma grande seção focada em diversos métodos para elaborar aspectos interessantes </text:span><text:line-break/><text:span text:style-name="T42">em </text:span><text:span text:style-name="T45">Aspectos e Pontos de Destino</text:span><text:span text:style-name="T43">.</text:span></text:p>
      <text:p text:style-name="P14"><text:span text:style-name="T42">Se seu personagem não tiver tantas conexões com os outros personagens, converse com o grupo sobre quais aspectos poderiam ligar seu personagem aos deles. Esse é o propósito das Fases Dois e Três - mas não significa que você não possa fazer isso em outro momento se preferir.</text:span></text:p>
      <text:p text:style-name="P14"><text:span text:style-name="T42">Se você não conseguir quebrar esse bloqueio de forma alguma, não force - deixe o espaço em branco. Sempre será possível voltar e preencher o aspecto mais tarde ou desenvolvê-lo durante o jogo - como nas Regras de Criação de Personagens.</text:span></text:p>
      <text:p text:style-name="P14"><text:span text:style-name="T42">De qualquer forma, é melhor deixar um aspecto em branco do que escolher um que seja pouco inspirador ou que não desperte a vontade de usá-lo. Se você escolher aspectos que não te atraem, eles acabarão como obstáculos no caminho da sua diversão.</text:span></text:p>
      <text:h text:style-name="P18" text:outline-level="3">Nome</text:h>
      <text:p text:style-name="P13"><text:span text:style-name="T8">Se ainda não fez, agora é a hora de dar um nome a seu personagem!</text:span></text:p>
      <text:p text:style-name="P13"><text:span text:style-name="T20">Léo procura um autor de fábulas com animais e encontra “Esopo”, o contador de histórias grego. Ele gosta da ideia e acha que o nome se aplica bem ao conceito de “um homem-lagosta”, e se diverte dizendo que assim ele “sempre terá a moral”.</text:span></text:p>
      <text:p text:style-name="P13"><text:span text:style-name="T20">Maira chama sua personagem de “Fräkeline”. Ela quer usar o apelido “Fräk”, por causa de um seriado que ela assiste.</text:span></text:p>
      <text:p text:style-name="P13"><text:span text:style-name="T20">O nome do personagem de Michel fica como “Bandu”, só porque lhe parece engraçado. Ele para um pouco e pensa, antes de adicionar... “O Oculto”, porque ele vê Bandu como um cara misterioso, que seria chamado de “Bandu, O Oculto” em público.</text:span></text:p>
      <text:h text:style-name="P17" text:outline-level="2"><text:soft-page-break/>AS TRÊS FASES</text:h>
      <text:p text:style-name="P13"><text:span text:style-name="T12">Descreva a primeira aventura de seu personagem. Descreva também como conheceu outros dois personagens. Crie um aspecto para cada uma dessas três experiências.</text:span></text:p>
      <text:p text:style-name="P13"><text:span text:style-name="T12">Importante: </text:span><text:span text:style-name="T8">antes de começar essa etapa é preciso já ter definido o conceito, a dificuldade e o nome do personagem.</text:span></text:p>
      <text:p text:style-name="P13"><text:span text:style-name="T8">Os três aspectos restantes do seu personagem são criados em </text:span><text:span text:style-name="T12">fases</text:span><text:span text:style-name="T8">. A primeira fase é sobre seu histórico atual: algo que tenha feito e que seja aventuresco. A segunda e terceira fase são sobre como outros PJs estão envolvidos nessa aventura e como você se envolve com eles.</text:span></text:p>
      <text:p text:style-name="P13"><text:span text:style-name="T8">Esta é uma ótima oportunidade para contar a história de seus personagens. Em cada fase, você irá escrever duas coisas. Use a ficha de criação de personagem (no fim desse </text:span><text:span text:style-name="T10">livro ou em </text:span><text:span text:style-name="T12">SolarEntretenimento.com.br</text:span><text:span text:style-name="T8">) para anotar esses detalhes.</text:span></text:p>
      <text:p text:style-name="P13"><text:span text:style-name="T9">•</text:span><text:span text:style-name="T8"> </text:span><text:span text:style-name="T12">Primeiro escreva um resumo do que ocorreu naquela fase. </text:span><text:span text:style-name="T8">Algumas frases ou um parágrafo são mais que suficientes – você não vai querer estabelecer </text:span><text:span text:style-name="T53">muitos detalhes no começo pois talvez precise ajustar alguns detalhes na próxima fase.</text:span></text:p>
      <text:p text:style-name="P13"><text:span text:style-name="T54">•</text:span><text:span text:style-name="T53"> </text:span><text:span text:style-name="T59">Segundo, escreva um aspecto que tenha ligação com essa fase. </text:span><text:span text:style-name="T53">O aspecto pode cobrir a ideia geral do resumo ou pode focar em alguma parte dele que ainda se reﬂete no seu personagem </text:span><text:span text:style-name="T57">atualmente.</text:span></text:p>
      <text:p text:style-name="P14"><text:span text:style-name="T42">PARA VETERANOS</text:span></text:p>
      <text:p text:style-name="P14"><text:span text:style-name="T42">Se você está acostumado com outros jogos que usam o Fate, irá notar que existem menos aspectos nesta edição. Achamos mais fácil criar cinco bons aspectos do que sete ou dez. Isso porque há os aspectos do cenário e você pode criar aspectos para as situações, logo não faltarão coisas para invocar ou forçar.</text:span></text:p>
      <text:p text:style-name="P14"><text:span text:style-name="T42">Se o seu jogo usa muitas características ou se existe um determinado elemento em sua partida que você deseja que os personagens descrevam com aspectos (como raças ou nacionalidade) é possível aumentar o número de aspectos. Não recomendamos passar de sete aspectos de personagem – notamos que eles perdem o peso no jogo além dessa quantia.</text:span></text:p>
      <text:h text:style-name="P18" text:outline-level="3">Fase Um: Sua Aventura</text:h>
      <text:p text:style-name="P13"><text:span text:style-name="T8">A primeira fase é a primeira aventura de seu personagem – seu primeiro livro, episódio, caso, filme ou qualquer outra coisa que tenha ele como </text:span><text:span text:style-name="T10">estrela.</text:span></text:p>
      <text:p text:style-name="P13"><text:span text:style-name="T8">Você precisa pensar e escrever os detalhes básicos dessa história para a próxima fase. A história não precisa ter muitos detalhes – na verdade, umas poucas frases já servem – pois seus amigos irão adicionar mais detalhes dessa primeira aventura nas próximas duas fases (bem como você à deles).</text:span></text:p>
      <text:p text:style-name="P13"><text:span text:style-name="T8">Se você sentir dificuldades, dê uma olhada em seu conceito e dificuldade. Encontre um dilema que possa colocar essas ideias em foco. Que tipo de problemas você deve arranjar por causa de seu conceito e sua dificuldade? Como os outros aspectos ajudam ou complicam sua vida?</text:span></text:p>
      <text:p text:style-name="P13"><text:span text:style-name="T8">Faça-se as seguintes perguntas. Se for difícil respondê-las, peça ajuda para os outros jogadores e o Narrador.</text:span></text:p>
      <text:p text:style-name="P13"><text:line-break/><text:span text:style-name="T9">•</text:span><text:span text:style-name="T8"> Algo ruim aconteceu. O que foi? Aconteceu a você, com alguém que você se importa ou com alguém que você foi forçado a ajudar?</text:span></text:p>
      <text:p text:style-name="P13"><text:soft-page-break/><text:span text:style-name="T9">•</text:span><text:span text:style-name="T8"> O que você decidiu fazer sobre o problema? Qual era seu objetivo? </text:span></text:p>
      <text:p text:style-name="P13"><text:span text:style-name="T9">•</text:span><text:span text:style-name="T8"> Quem foi contra você? Você esperava essa oposição? Será que parte dela surgiu repentinamente?</text:span></text:p>
      <text:p text:style-name="P13"><text:span text:style-name="T9">•</text:span><text:span text:style-name="T8"> Você venceu? Perdeu? De qualquer forma, quais as consequências por tais acontecimentos?</text:span></text:p>
      <text:p text:style-name="P13"><text:span text:style-name="T8">Uma vez que tenha respondido as perguntas, terá uma aventura. Tente então criar um aspecto que tenha ligação com ela.</text:span></text:p>
      <text:p text:style-name="P13"><text:span text:style-name="T12">Uma observação sobre tempo: </text:span><text:span text:style-name="T8">Como outros dois personagens estarão envolvidos nas fases seguintes, essa aventura não pode acontecer tão cedo na vida de seu personagem que não tenha como ele conhecer os outros protagonistas. Se um de vocês decidiu que você surgiu recentemente na história, então as aventuras envolvendo aquela pessoa aconteceram há pouco tempo.</text:span></text:p>
      <text:p text:style-name="P13"><text:span text:style-name="T8">Se alguns de vocês são amigos (ou velhos rivais!) há um bom tempo, então essas aventuras podem ter acontecido num passado distante. O melhor é não fazer essas aventuras acontecerem em um momento específico; você pode trabalhar melhor essa parte quando souber quem está envolvido na sua história.</text:span></text:p>
      <text:p text:style-name="P13"><text:span text:style-name="T20">Léo vai começar a fase um. Ele dá uma olhada nas perguntas da história para ajudá-lo a imaginar os eventos e decide o seguinte: o problema é que Esopo pode ter arranjado brigas pela galáxia devido ao seu aspecto “</text:span><text:span text:style-name="T30">Não Entendo Absolutamente Nada</text:span><text:span text:style-name="T20">". Numa dessas ele acidentalmente falou algo que não devia a um chefe local do Clã do Dedo e acabou sendo espancado e tendo sua nave roubada. Com a ajuda de um ex-criminoso chamado de Explorador, ele tenta montar um grupo para recuperar sua propriedade. Ele anota “</text:span><text:span text:style-name="T30">O Explorador Sabe Meus Segredos</text:span><text:span text:style-name="T20">”, porque ele quer manter contato esse personagem.</text:span></text:p>
      <text:p text:style-name="P13"><text:span text:style-name="T20">Michel vai passar pela fase um. O problema que aconteceu com Bandu é que ele foi abandonado numa pequena nave no espaço. Por sorte, uma nave inteligente o salvou e o criou. Seus poderes mentais acabaram colocando-o na mira do Império (justificando seu aspecto “</text:span><text:span text:style-name="T30">O Império Quer Minha Cabeça</text:span><text:span text:style-name="T20">”). Ele ainda tenta encontrar sua origem.</text:span></text:p>
      <text:p text:style-name="P13"><text:span text:style-name="T20">Maira pensa que Fräkeline pode ser algum tipo de hacker e ela pode ter conseguido alguma informação preciosa sobre os Bruxos de Moondor, que agora querem saber quem ela é.</text:span></text:p>
      <text:p text:style-name="P13"><text:span text:style-name="T20">Amanda escreve O Explorador e Nave-Mãe de Bandu como personagens do narrador (PdNs) e anota as relações dos personagens com os antagonistas para pensar em algo mais tarde.</text:span></text:p>
      <text:p text:style-name="P13"><text:span text:style-name="T8">Assim como o conceito e a difculdade, esta (e as próximas </text:span><text:span text:style-name="T53">fases) é uma ótima oportunidade para criar detalhes do cenário.</text:span></text:p>
      <text:p text:style-name="P14"><text:span text:style-name="T58">FASES E CARTÕES DE ANOTAÇÕES</text:span><text:line-break/><text:span text:style-name="T42">Na fase um você cria a primeira aventura de seu personagem. Nas fases dois e três você trocará informações com os outros jogadores para que todos estejam envolvidos uns nas histórias dos outros. Imaginar como o seu personagem pode fazer parte da história de outro pode ser difícil, por isso recomendamos que você use cartões de anotações (ou qualquer pedaço de papel que tiver).</text:span></text:p>
      <text:p text:style-name="P14"><text:span text:style-name="T42">Durante a primeira fase, ao descrever sua primeira aventura, pegue um cartão ou pedaço</text:span><text:line-break/><text:span text:style-name="T42">de papel e escreva o nome de seu personagem e descreva um pouco da aventura. Em seguida, passe esse cartão para os outros jogadores durante as fases dois e três, para que eles possam ajudá-lo a desenvolver. Dessa forma você ainda terá sua ficha enquanto anota suas contribuições e aspectos, assim como outros saberão com quais histórias precisam estabelecer ligações.</text:span></text:p>
      <text:h text:style-name="P18" text:outline-level="3"><text:soft-page-break/>Fase Dois: Caminhos Que Se Cruzam</text:h>
      <text:p text:style-name="P13"><text:span text:style-name="T8">As duas próximas fases requerem sentar com o restante do grupo para que seus personagens possuam papeis pequenos na sua aventura e vice</text:span><text:span text:style-name="T9">-</text:span><text:span text:style-name="T8">versa.</text:span></text:p>
      <text:p text:style-name="P13"><text:span text:style-name="T8">Uma vez que todos tenham descrito sua primeira aventura (é aí que as fichas pautadas se tornam realmente úteis) vocês estarão prontos para a fase dois. Você pode passar sua ficha de criação ou suas anotações da esquerda para a direita ou então misturar tudo e distribuir aleatoriamente (trocando o cartão ou ficha com a pessoa à sua direita se ela possuir um que você ainda não pegou). Independentemente do que for decidido, cada um receberá a história de outro personagem.</text:span></text:p>
      <text:p text:style-name="P13"><text:span text:style-name="T8">Seu personagem terá papel coadjuvante na história que você estiver segurando e este é o momento de criá-la. Discuta brevemente com o jogador daquele personagem sobre como adicionar uma frase que conecte o seu personagem àquela história. Papeis coadjuvantes podem ser de três tipos: eles complicam uma situação, resolvem uma situação ou ambos.</text:span></text:p>
      <text:p text:style-name="P13"><text:span text:style-name="T9">•</text:span><text:span text:style-name="T8"> </text:span><text:span text:style-name="T12">Complicando a situação: </text:span><text:span text:style-name="T8">Seu personagem fez parte da aventura de forma desastrosa (possivelmente por causa de alguma questão do cenário ou por sua dificuldade). Claro, como isso aconteceu no passado, sabemos que tudo terminou bem (ou quase isso, como indicará o aspecto que você vai criar). Ao descrever isso, não se preocupe em como a situação vai se resolver – isso ficará nas mãos de outra pessoa ou até mesmo pode ficar em aberto. Coisas como “Esopo não soube se comportar quando Fräkeline precisava de silêncio” ou “Bandu foi capturado por uma brigada misteriosa” já é o suficiente para fazer as ideias ﬂuírem.</text:span></text:p>
      <text:p text:style-name="P13"><text:span text:style-name="T9">•</text:span><text:span text:style-name="T8"> </text:span><text:span text:style-name="T12">Resolvendo uma situação: </text:span><text:span text:style-name="T8">Seu personagem resolveu uma situação com a qual o personagem principal da aventura estava lidando ou seu personagem auxiliou o protagonista da história em um conﬂito (uma boa oportunidade para usar o seu conceito). Ao descrever isso não é preciso mencionar como a situação ocorreu, apenas como seu personagem cuidou da questão. Descrições como “Fräkeline deu cobertura a Esopo para que ele tivesse tempo de fugir” ou “Bandu usa seus poderes mentais para controlar seus captores” é o suficiente para dar-nos uma ideia do que aconteceu.</text:span></text:p>
      <text:p text:style-name="P13"><text:span text:style-name="T9">•</text:span><text:span text:style-name="T8"> </text:span><text:span text:style-name="T12">Complicando e resolvendo: </text:span><text:span text:style-name="T10">Nesta </text:span><text:span text:style-name="T8">versão, o personagem ou resolve uma situação mas cria outra, ou cria uma situação mas mais tarde resolve uma diferente. Misture os dois eventos usando o termo “depois” entre as frases, como em “Esopo identifica Bandu como procurado pelo Império, chamando a atenção de mercenários locais. Depois, ele o ajuda combatendo membros do Clã do Dedo enquanto Bandu confunde suas mentes, conseguindo fugir”.</text:span></text:p>
      <text:p text:style-name="P13"><text:span text:style-name="T8">A ideia é ser um pouco egoísta nesse momento. Você deve chamar atenção ao seu personagem para conseguir criar um bom aspecto: algo que você abe, fez, ganhou ou possui e alguém com quem você possui alguma relação (boa ou ruim).</text:span></text:p>
      <text:p text:style-name="P13"><text:span text:style-name="T8">Finalmente, escreva a ideia da aventura e a contribuição do seu personagem em suas anotações. Isso é importante pois seu personagem ganha um aspecto por seu papel coadjuvante na história. A pessoa a quem pertence a aventura inicial também deve anotar a contribuição, se houver espaço em sua ficha.</text:span></text:p>
      <text:p text:style-name="P13"><text:span text:style-name="T20">Maira lê a aventura inicial de Michel, uma história aventuresca onde Bandu tenta retornar um artefato raro necessário para a sobrevivência de um povo distante.</text:span></text:p>
      <text:p text:style-name="P13"><text:span text:style-name="T20">Ela pensa um pouco a respeito e decide que Fräk se emocionou com a história e ajudou Bandu em sua missão. Ela adiciona </text:span><text:span text:style-name="T64">“</text:span><text:span text:style-name="T45">Não Resisto a Histórias Tristes</text:span><text:span text:style-name="T64">” como aspecto para representar a razão de seu envolvimento.</text:span></text:p>
      <text:p text:style-name="P14"><text:soft-page-break/><text:span text:style-name="T42">As três fases priorizam conectar os personagens através de suas histórias. Gostamos disso porque é cooperativo e incentiva a comunicação. No entanto, essa não é a única forma de fazer isso. Você pode fazer qualquer tipo de compartilhamento nessas fases. Seu passado, seu presente e suas esperanças para o futuro são outros três bons exemplos para essa fase. </text:span><text:span text:style-name="T45">Fate RPG - Ferramentas do Sistema </text:span><text:span text:style-name="T42">possui alguns outros exemplos.</text:span></text:p>
      <text:h text:style-name="P18" text:outline-level="3">Fase Três: Caminhos que se cruzam novamente</text:h>
      <text:p text:style-name="P13"><text:span text:style-name="T8">Uma vez que todos tenham finalizado a fase dois, vocês trocarão histórias da mesma forma que anteriormente, até que cada um tenha uma aventura inicial que não seja a sua ou alguma que já tenha contribuído. Começa então a fase três, onde cada um contribui para outra história e adquire um segundo aspecto a partir disso. Siga os passos da fase dois.</text:span></text:p>
      <text:p text:style-name="P13"><text:span text:style-name="T20">Maira está com a aventura inicial e Esopo na mão e precisa decidir como ela se encaixa nessa história.</text:span></text:p>
      <text:p text:style-name="P13"><text:span text:style-name="T20">Ela decide que Fräkeline entrou em contato com Esopo através da informação que conseguiu dos Bruxos, informando que ele fazia parte de alguma profecia. Ela adiciona </text:span><text:span text:style-name="T30">Esopo Precisa Ser Protegido </text:span><text:span text:style-name="T20">como aspecto, representando seu comportamento para com o problema. O grupo ainda não sabe como Esopo se encaixa nessa profecia, mas eles imaginam que irão descobrir </text:span><text:span text:style-name="T64">durante o jogo.</text:span></text:p>
      <text:p text:style-name="P13"><text:span text:style-name="T53">E assim você tem cinco aspectos e um bom pano de fundo para a história!</text:span></text:p>
      <text:p text:style-name="P14"><text:span text:style-name="T58">MENOS DE TRÊS JOGADORES?</text:span><text:line-break/><text:span text:style-name="T42">As três fases assumem que você possui ao menos três jogadores. Se você possui apenas dois, considere as seguintes ideias:</text:span></text:p>
      <text:p text:style-name="P14"><text:span text:style-name="T43">•</text:span><text:span text:style-name="T42"> </text:span><text:span text:style-name="T50">Pule as três fases </text:span><text:span text:style-name="T42">e crie apenas mais um aspecto, agora ou durante o jogo.</text:span></text:p>
      <text:p text:style-name="P14"><text:span text:style-name="T43">•</text:span><text:span text:style-name="T42"> Crie uma terceira história compartilhada e descreva a participação de cada um.</text:span></text:p>
      <text:p text:style-name="P14"><text:span text:style-name="T43">•</text:span><text:span text:style-name="T42"> </text:span><text:span text:style-name="T50">O Narrador também pode criar um personagem</text:span><text:span text:style-name="T42">. Ele não jogará com esse personagem junto com os PJs – deve ser um PdN comum. Esse tipo de PdN pode ser um bom ponto de partida para o início de uma campanha – se um de seus amigos for preso durante a criação de personagem e desaparece ou até mesmo morre durante a campanha, isso é combustível instantâneo para o drama.</text:span></text:p>
      <text:p text:style-name="P14"><text:span text:style-name="T42">Se você tem apenas um jogador, pule todas as fases, deixe os aspectos em branco e crie durante o jogo.</text:span></text:p>
      <text:h text:style-name="P17" text:outline-level="2">PERÍCIAS</text:h>
      <text:p text:style-name="P13"><text:span text:style-name="T12">Selecione as perícias e o nível de cada uma.</text:span></text:p>
      <text:p text:style-name="P13"><text:span text:style-name="T8">Uma vez que tenha passado pelas três fases e selecionado os aspectos, é hora de escolher as perícias. Você encontrará uma descrição de cada uma das perícias em </text:span><text:span text:style-name="T19">Perícias e Façanhas</text:span><text:span text:style-name="T11">.</text:span></text:p>
      <text:p text:style-name="P13"><text:span text:style-name="T8">Suas perícias formam uma pirâmide, com uma em nível Ótimo (+4) – ou perícia ápice – e outras em</text:span><text:line-break/><text:span text:style-name="T8">nível menor até a mais leve em nível Regular (+1). Você possui:</text:span></text:p>
      <text:p text:style-name="P13"><text:span text:style-name="T9">•</text:span><text:span text:style-name="T8"> Uma perícia Ótima (+4)</text:span></text:p>
      <text:p text:style-name="P13"><text:span text:style-name="T9">•</text:span><text:span text:style-name="T8"> Duas perícias Boas (+3)</text:span></text:p>
      <text:p text:style-name="P13"><text:span text:style-name="T9">•</text:span><text:span text:style-name="T8"> Três perícias Razoáveis (+2)</text:span></text:p>
      <text:p text:style-name="P13"><text:soft-page-break/><text:span text:style-name="T9">•</text:span><text:span text:style-name="T8"> Quatro perícias Regulares (+1)</text:span></text:p>
      <text:p text:style-name="P13"><text:span text:style-name="T8">Medíocre (+0) é o ní</text:span><text:span text:style-name="T53">vel padrão para as perícias que você não possui. Às vezes uma perícia não estará disponível se não for selecionada. Nesses casos, ela não possui nem mesmo um nível medíocre.</text:span></text:p>
      <text:p text:style-name="P14"><text:span text:style-name="T58">VETERANOS</text:span></text:p>
      <text:p text:style-name="P14"><text:span text:style-name="T58">PORQUE A PIRÂMIDE DE NÍVEL?</text:span><text:line-break/><text:span text:style-name="T42">Se você jogou </text:span><text:span text:style-name="T45">The Dresden Files RPG </text:span><text:span text:style-name="T42">já sabe que usamos uma coluna ao invés da pirâmide de nível.</text:span></text:p>
      <text:p text:style-name="P14"><text:span text:style-name="T42">Nesta versão do Fate queremos que a criação de personagem seja a mais rápida possível, então criamos esse padrão. Se preferir usar a coluna, vá em frente, você tem 20 pontos de perícia.</text:span></text:p>
      <text:p text:style-name="P14"><text:span text:style-name="T42">Não descartamos esse método completamente, ele só foi deixado para personagens mais experientes (p. 236).</text:span></text:p>
      <text:p text:style-name="P4"/>
      <text:p text:style-name="P14"><text:span text:style-name="T58">O TOPO DA PIRÂMIDE</text:span><text:line-break/><text:span text:style-name="T42">Por padrão, usamos Ótimo (+4) como o nível de perícia mais alto na criação. Personagens avançados podem ir além disso, mas é mais difícil do que melhorar perícias abaixo desse valor (veja </text:span><text:span text:style-name="T45">Marco Maior </text:span><text:span text:style-name="T42">p. 238).</text:span></text:p>
      <text:p text:style-name="P14"><text:span text:style-name="T42">Se você está jogando uma partida sobre super-heróis, criaturas paradimensionais, deuses míticos ou super-humanos, sinta-se livre para definir o maior nível inicial como Excepcional (+5) ou Fantástico (+6).</text:span></text:p>
      <text:p text:style-name="P14"><text:span text:style-name="T42">O número de perícias que você recebe deve ser proporcional ao tamanho da lista de perícias. Nossa lista padrão possui 18 perícias e a pirâmide padrão permite uma graduação em 10 delas, o que indica que os personagens são habilitados em mais da metade do total de coisas que podem ser realizadas, enquanto ainda há espaço para que 6 PJs tenham perícias diferentes no ápice (escolhendo suas três perícias mais fortes). Você pode ajustar isso para jogos específicos, principalmente se for modificar a graduação máxima inicial. Apenas lembre-se que quanto maior o nível inicial, mais perícias repetidas, a não ser que você possua uma lista grande de perícias.</text:span></text:p>
      <text:p text:style-name="P13"><text:span text:style-name="T20">Michel sabe que Bandu não é como os outros PJs quando se fala de perícias, então ele tenta visualizar Bandu o mais excêntrico possível, se comparado aos outros personagens. O grupo já conversou e decidiu que o poder dele usará sua perícia Conhecimentos, então ele naturalmente focará nisso. Amanda também poderia criar poderes como Extras, mas preferiu essa opção pra facilitar.</text:span></text:p>
      <text:p text:style-name="P13"><text:span text:style-name="T20">Ele seleciona Conhecimentos como perícia primária, Ofícios e Comunicação – para um mentalista, Bandu se considera capaz de se comunicar bem. Michel pega Atletismo, Vontade e Investigar, pois ele acredita que Bandu precisará disso como mercenário, e um monte de outras habilidades porque seus companheiros não possuem ou porque ele poderá se virar caso o grupo se separe. Para finalizar ele escolhe Lutar, Recursos, Contatos e Percepção.</text:span></text:p>
      <text:p text:style-name="P13"><text:span text:style-name="T12">Nota: </text:span><text:span text:style-name="T8">algumas perícias possuem alguns benefícios, como algumas que podem afetar as caixas de estresse e adicionar consequências. Se você acha que precisará delas, coloque-as no topo de sua pirâmide.</text:span></text:p>
      <text:h text:style-name="P17" text:outline-level="2">FAÇANHAS E RECARGA</text:h>
      <text:p text:style-name="P13"><text:span text:style-name="T12">Escolha ou crie de três a cinco façanhas. Determine os pontos de destino iniciais.</text:span></text:p>
      <text:p text:style-name="P13"><text:soft-page-break/><text:span text:style-name="T8">As façanhas alteram o funcionamento das perícias de seu personagem. O capítulo </text:span><text:span text:style-name="T19">Perícias e Façanha </text:span><text:span text:style-name="T8">explica melhor como escolher e criar façanhas.</text:span></text:p>
      <text:p text:style-name="P13"><text:span text:style-name="T8">Você tem três façanhas grátis e você pode pegar outras ao custo de baixar sua recarga em um para cada nova façanha (a ideia é: quanto mais truques legais você tiver, mais precisa aceitar forçamentos para ganhar pontos de destino). Pensar nas façanhas pode demorar um pouco, então você pode criar uma agora e as demais durante o jogo.</text:span></text:p>
      <text:p text:style-name="P13"><text:span text:style-name="T20">Maira decide pegar a façanha Mestre em Combate como uma de suas façanhas gratuitas: ela recebe +2 nas rolagens de Lutar quando criar vantagem sobre um oponente, desde que o oponente tenha um estilo de luta ou fraqueza que ela possa explorar.</text:span></text:p>
      <text:p text:style-name="P13"><text:span text:style-name="T20">Para suas façanhas restantes ela escolhe Especialista em Sistemas e Senso de Perigo. Você pode vê-los escritos na sua ficha de personagem.</text:span></text:p>
      <text:h text:style-name="P18" text:outline-level="3">Ajustando a Recarga</text:h>
      <text:p text:style-name="P13"><text:span text:style-name="T8">Um personagem em Fate começa com recarga 3. Isso indica que ele começa cada sessão com aos menos 3 pontos de destino.</text:span></text:p>
      <text:p text:style-name="P13"><text:span text:style-name="T8">Se você pegou quatro façanhas, sua recarga será 2. Se você pegou cinco façanhas, sua recarga será 1.</text:span></text:p>
      <text:p text:style-name="P13"><text:span text:style-name="T12">Nota: </text:span><text:span text:style-name="T8">Alguns jogos de Fate poderão alterar esse valor. Independentemente de como as façanhas funcionarão no seu jogo, não é permitido possuir uma </text:span><text:span text:style-name="T53">recarga inferior a 1.</text:span></text:p>
      <text:p text:style-name="P14"><text:span text:style-name="T42">Você pode ajustar esses valores se desejar oferecer mais façanhas grátis se quiser que os PJs possam fazer muitas coisas legais e receber vantagens especiais. É também possível alterar o valor padrão da Recarga – valores altos indicam que os PJs não precisarão forçar aspectos para ganhar pontos de destino (pense em quadrinhos de super-heróis) enquanto valores baixos indicam que eles irão se apertar e entrar em problemas constantemente (pense em </text:span><text:span text:style-name="T45">Duro de Matar</text:span><text:span text:style-name="T42">). Também, quanto mais alto a recarga, mais fácil para os jogadores comprarem façanhas.</text:span></text:p>
      <text:h text:style-name="P17" text:outline-level="2">ESTRESSE E CONSEQUÊNCIAS</text:h>
      <text:p text:style-name="P13"><text:span text:style-name="T12">Determine quanto sofrimento seu personagem aguenta.</text:span></text:p>
      <text:p text:style-name="P13"><text:span text:style-name="T8">Quando os personagens se encontram em perigo – algo bastante comum quando você é altamente competente, ativo e enfrenta os seus dramas – há duas formas de se manterem firmes: </text:span><text:span text:style-name="T12">Estresse e Consequências</text:span><text:span text:style-name="T11">.</text:span></text:p>
      <text:p text:style-name="P13"><text:span text:style-name="T8">O capítulo </text:span><text:span text:style-name="T19">Desafios, Disputas e Conﬂitos </text:span><text:span text:style-name="T8">explica o que significam e como usá-los. Em resumo, estresse representa o quão bem você está, enquanto as consequências são os efeitos prolongados e até mesmo traumáticos por levar algum tipo de dano.</text:span></text:p>
      <text:p text:style-name="P13"><text:span text:style-name="T8">Cada PJ tem duas </text:span><text:span text:style-name="T12">barras de estresse </text:span><text:span text:style-name="T8">diferentes. A </text:span><text:span text:style-name="T12">barra de estresse físico </text:span><text:span text:style-name="T8">lida com o dano físico enquanto a </text:span><text:span text:style-name="T12">barra de estresse mental </text:span><text:span text:style-name="T8">lida com todo o dano mental e psicológico. Quanto mais caixas o personagem</text:span><text:line-break/><text:span text:style-name="T8">possuir, mais resistente ele será. Por padrão, cada personagem possui duas caixas em cada uma das barras.</text:span></text:p>
      <text:p text:style-name="P13"><text:span text:style-name="T8">Cada personagem também possui três campos para </text:span><text:span text:style-name="T12">consequências</text:span><text:span text:style-name="T10">. Uma </text:span><text:span text:style-name="T8">é </text:span><text:span text:style-name="T19">suave</text:span><text:span text:style-name="T8">, outra </text:span><text:span text:style-name="T19">moderada </text:span><text:span text:style-name="T10">e a última </text:span><text:span text:style-name="T19">severa</text:span><text:span text:style-name="T8">. Diferentes do estresse, elas não são classificadas como físicas ou mentais e elas se aplicam a qualquer coisa. Como mencionado acima, consequências são danos e traumas que você não pode simplesmente apagar ou esquecer.</text:span></text:p>
      <text:p text:style-name="P13"><text:soft-page-break/><text:span text:style-name="T8">Certas perícias e algumas façanhas podem melhorar suas chances. Veja </text:span><text:span text:style-name="T19">Perícias e Façanhas </text:span><text:span text:style-name="T8">para saber mais. Como referência rápida, estas são as perícias em </text:span><text:span text:style-name="T19">Caroneiros de Asteroide </text:span><text:span text:style-name="T8">que alteram o estresse e as consequências: </text:span><text:span text:style-name="T12">Vigor </text:span><text:span text:style-name="T8">ajuda com o estresse físico, </text:span><text:span text:style-name="T12">Vontade </text:span><text:span text:style-name="T8">ajuda com o estresse mental.</text:span></text:p>
      <text:p text:style-name="P13"><text:span text:style-name="T8">Cada uma dessas perícias concede uma caixa a mais de estresse do mesmo tipo (físico ou mental) se ela possui um nível Regular (+1) ou Razoável (+2) e duas caixas se possuir um nível Bom (+3) ou mais. Com Excepcional (+5) </text:span><text:span text:style-name="T53">ou mais o personagem também ganha mais um campo de consequência suave. Essa consequência, porém, se restringe a danos físicos (Vigor) ou mentais (Vontade), dependendo da perícia.</text:span></text:p>
      <text:p text:style-name="P13"><text:span text:style-name="T59">Nota: </text:span><text:span text:style-name="T53">Se estiver jogando em um cenário com um conjunto de perícias diferentes, as perícias que afetam as caixas de estresse podem ser diferentes. Faça anotações desses benefícios de perícias quando criar o seu personagem.</text:span></text:p>
      <text:p text:style-name="P14"><text:span text:style-name="T42">É possível criar novas barras de estresse se no seu jogo os personagens puderem sofrer tipos de dano específicos, como estresse de riqueza (p. 262) em um jogo com foco político. Alterar o número de caixas de estresse prolongará os conﬂitos, o que pode ser mais apropriado para jogos de ação, pulp, entre outros, onde se espera que os personagens sejam resistentes.</text:span></text:p>
      <text:p text:style-name="P13"><text:span text:style-name="T20">Esopo tem Vigor Bom (+3), o que lhe concede mais duas caixas na barra de estresse. Sua Vontade, no entanto, é apenas Regular (+1), mas é o suficiente para que adquira uma caixa a mais de estresse mental.</text:span></text:p>
      <text:p text:style-name="P13"><text:span text:style-name="T20">Fräkeline tem Vigor Razoável (+2), assim ela ganha uma terceira caixa de estresse físico. Mas seu estresse mental continua o mesmo, graças a sua Vontade Medíocre (+0).</text:span></text:p>
      <text:p text:style-name="P13"><text:span text:style-name="T20">Bandu, O Oculto, mais um pensador do que um guerreiro, possui Vigor Medíocre (+0), ou seja, ele só possui a quantidade padrão de duas caixas de estresse físico. Seu Razoável (+2) em Vontade é bom o bastante para lhe conceder uma caixa extra de estresse mental.</text:span></text:p>
      <text:p text:style-name="P13"><text:span text:style-name="T20">Visto que nenhum dos personagens possuí Vigor ou Vontade Excepcional (+5) cada um possui apenas o número padrão de consequências: uma suave, uma moderada e uma severa.</text:span></text:p>
      <text:h text:style-name="P17" text:outline-level="2">TUDO PRONTO!</text:h>
      <text:p text:style-name="P13"><text:span text:style-name="T8">Ao final desse processo você deve ter um personagem com:</text:span></text:p>
      <text:p text:style-name="P13"><text:span text:style-name="T9">•</text:span><text:span text:style-name="T8"> Um nome;</text:span></text:p>
      <text:p text:style-name="P13"><text:span text:style-name="T9">•</text:span><text:span text:style-name="T8"> Cinco aspectos, além de um histórico;</text:span></text:p>
      <text:p text:style-name="P13"><text:span text:style-name="T9">•</text:span><text:span text:style-name="T8"> Uma perícia Ótima, duas Boas, três Razoáveis e quatro Regulares;</text:span></text:p>
      <text:p text:style-name="P13"><text:span text:style-name="T9">•</text:span><text:span text:style-name="T8"> Três a cinco façanhas;</text:span></text:p>
      <text:p text:style-name="P13"><text:span text:style-name="T9">•</text:span><text:span text:style-name="T8"> 2 a 4 caixas para cada tipo de estresse (Físico ou Mental);</text:span></text:p>
      <text:p text:style-name="P13"><text:span text:style-name="T9">•</text:span><text:span text:style-name="T8"> Recarga de 1 a 3 pontos.</text:span></text:p>
      <text:p text:style-name="P13"><text:span text:style-name="T8">Agora você está pronto para jogar!</text:span></text:p>
      <text:p text:style-name="P13"><text:span text:style-name="T8">Narradores, vejam </text:span><text:span text:style-name="T19">Cenas, Sessões e Cenários </text:span><text:span text:style-name="T8">para conselhos sobre como usar os aspectos dos personagens e dos cenários e transformá-los em aventuras.</text:span></text:p>
      <text:p text:style-name="P13"><text:span text:style-name="T8">Jogadores, deem uma olhada no próximo capítulo para saber como usar melhor os aspectos ou pulem direto para </text:span><text:span text:style-name="T19">Ações e Resoluções </text:span><text:span text:style-name="T8">para saber mais sobre como usar suas perícias para realizar tarefas.</text:span></text:p>
      <text:h text:style-name="P17" text:outline-level="2"><text:soft-page-break/>CRIAÇÃO RÁPIDA DE PERSONAGEM</text:h>
      <text:p text:style-name="P13"><text:span text:style-name="T8">Se você deseja criar um personagem sem tantos detalhes e começar a jogar logo, é possível deixar a maioria dos campos em branco e preencher durante a partida. Aqui está o mínimo que precisa para começar a jogar:</text:span></text:p>
      <text:p text:style-name="P13"><text:span text:style-name="T9">•</text:span><text:span text:style-name="T8"> Conceito;</text:span></text:p>
      <text:p text:style-name="P13"><text:span text:style-name="T9">•</text:span><text:span text:style-name="T8"> Melhor perícia;</text:span></text:p>
      <text:p text:style-name="P13"><text:span text:style-name="T9">•</text:span><text:span text:style-name="T8"> </text:span><text:span text:style-name="T10">Nome.</text:span></text:p>
      <text:p text:style-name="P13"><text:span text:style-name="T8">Você pode começar com um conceito mais vago e afinar os detalhes do aspecto depois. </text:span><text:span text:style-name="T36">Cara Com Uma Espada </text:span><text:span text:style-name="T8">é um conceito razoável se for seguir este método, mas depois você pode descobrir algo sobre o seu personagem que redefina isso.</text:span></text:p>
      <text:p text:style-name="P13"><text:span text:style-name="T8">Quando isso acontecer, reescreva o aspecto para reﬂetir essa nova ideia. Você deve saber qual é a sua melhor perícia para começar – isso dará uma boa ideia do que seu personagem sabe fazer. Se você tiver mais ideias sobre quais perícias selecionar, como em quais perícias seu personagem é bom e em quais ele é fraco, pode anotá-las (lembrando que, normalmente, perícias abaixo de Regular (+1) não são anotadas, mas faça uma anotação na sua ficha sobre elas se for necessário).</text:span></text:p>
      <text:p text:style-name="P13"><text:span text:style-name="T8">Seu personagem também precisa de um nome! Talvez apenas o primeiro nome ou um apelido seja o suficiente no momento (há também o truque de criar um nome falso, apenas para revelar mais tarde que estava disfarçado ou tem amnésia e então anotar seu nome verdadeiro)</text:span><text:span text:style-name="T9">.</text:span></text:p>
      <text:h text:style-name="P18" text:outline-level="3">Começando a Jogar</text:h>
      <text:p text:style-name="P13"><text:span text:style-name="T8">Com este método, você começa com 3 de recarga, logo possui 3 pontos de destino iniciais.</text:span></text:p>
      <text:p text:style-name="P13"><text:span text:style-name="T8">Após o final da primeira sessão, se ainda possuir o mesmo personagem, é bom separar um tempo para preencher o restante dos aspectos, perícias e façanhas.</text:span></text:p>
      <text:h text:style-name="P18" text:outline-level="3">Preenchendo Aspectos Durante o Jogo</text:h>
      <text:p text:style-name="P13"><text:span text:style-name="T8">A não ser que você tenha uma ideia imediata para a seu aspecto de dificuldade, pode deixá-lo para mais tarde. Com os outros três aspectos, já que pulou as três fases, é possível criar qualquer aspecto que pareça interessante no momento. Normalmente você faz isso quando seu personagem está em</text:span><text:line-break/><text:span text:style-name="T8">uma situação e precisa usar algo ou você quer causar uma reviravolta na situação (para melhor ou pior).</text:span></text:p>
      <text:p text:style-name="P13"><text:span text:style-name="T8">Assim como o aspecto principal, não se sinta frustrado se não acertá-lo como queria de imediato. Após o fim da sessão, separe um tempo para analisar e ajustar os aspectos que criou com pressa.</text:span></text:p>
      <text:h text:style-name="P18" text:outline-level="3">Preenchendo as Perícias Durante o Jogo</text:h>
      <text:p text:style-name="P13"><text:span text:style-name="T8">A qualquer momento, se for usar uma perícia que não esteja na sua ficha de personagem, uma destas duas possibilidades pode acontecer: você assume que ela tem um nível Medíocre (+0) ou você pode escrevê-la em um dos campos de perícia vazios e rolar assumindo aquele nível. Essa opção só existe se houver algum espaço vazio nas perícias.</text:span></text:p>
      <text:p text:style-name="P13"><text:span text:style-name="T8">Se você decidiu rolar uma perícia como Medíocre (+0) ao invés de adotá-la em sua ficha, é possível anotá-la com uma graduação maior em outro momento. Por exemplo, talvez você precise </text:span><text:soft-page-break/><text:span text:style-name="T8">fazer uma rolagem de Conhecimento considerando ela como Medíocre (+0). Depois, quando precisa rolar ela novamente, você a escreve como Razoável (+2).</text:span></text:p>
      <text:p text:style-name="P13"><text:span text:style-name="T8">Da mesma forma, você pode querer incluir uma perícia em sua ficha depois de conseguir uma boa rolagem com ela em nível Medíocre. Como algumas perícias possuem benefícios secundários, como ajustar suas caixas de estresse e suas consequências, você pode receber tais benefícios assim que assumir o novo nível em determinada perícia. Até então, não há benefícios por assumir que elas são de nível Medíocre (+0).</text:span></text:p>
      <text:p text:style-name="P13"><text:span text:style-name="T29">Preenchendo Façanhas Durante o Jogo</text:span><text:line-break/><text:span text:style-name="T8">Você ganha três façanhas grátis, as quais podem ser preenchidas durante o jogo. Você pode preencher suas façanhas a qualquer momento, contanto que pague um ponto de destino para cada uma delas. Isso acontece porque sua recarga determina com quantos pontos de destino você inicia, então por selecionar uma façanha, você deveria passar a ter menos pontos.</text:span></text:p>
      <text:p text:style-name="P13"><text:span text:style-name="T8">Se você não possuir pontos de destino para cobrir esse custo, mas teve uma ideia interessante que gostaria de usar no momento, faça-o. Porém, seu personagem ainda </text:span><text:span text:style-name="T19">não possui </text:span><text:span text:style-name="T8">aquela façanha até que poder pagar por ela. Também será preciso ajustar sua recarga na próxima sessão para cada façanha adicional que quiser ter.</text:span></text:p>
      <text:h text:style-name="P21" text:outline-level="1"/>
      <text:h text:style-name="P22" text:outline-level="1">4 ASPECTOS E PONTOS DE DESTINO</text:h>
      <text:h text:style-name="P17" text:outline-level="2">O QUE É UM ASPECTO?</text:h>
      <text:p text:style-name="P13"><text:span text:style-name="T10">Um </text:span><text:span text:style-name="T12">aspecto </text:span><text:span text:style-name="T8">é uma frase que descreve algo único ou notável sobre alguma coisa. Ele é a principal forma pela qual você gasta e ganha pontos de destino, além de inﬂuenciar a história por criar oportunidades para os personagens ganharem bônus, complicar a vida de um personagem ou adicionar valores à rolagem ou oposição passiva de um personagem.</text:span></text:p>
      <text:h text:style-name="P17" text:outline-level="2">O QUE SÃO PONTOS DE DESTINO?</text:h>
      <text:p text:style-name="P13"><text:span text:style-name="T8">Narradores e Jogadores, ambos possuem um conjunto de pontos chamados </text:span><text:span text:style-name="T12">pontos de destino </text:span><text:span text:style-name="T8">que podem ser usados para inﬂuenciar o jogo. Eles podem ser representados por marcadores, como mencionamos no início do livro. Jogadores, vocês começam com uma quantidade de pontos igual </text:span><text:span text:style-name="T10">a </text:span><text:span text:style-name="T12">recarga </text:span><text:span text:style-name="T8">de seu personagem. Esse é o valor de início sempre que começar uma sessão com menos pontos do que o valor. Narradores recebem uma quantidade de pontos para gastar a cada cena.</text:span></text:p>
      <text:p text:style-name="P13"><text:span text:style-name="T8">Quando surgir a oportunidade de usar os seus aspectos, haverá a chance de gastar ou ganhar pontos de destino.</text:span></text:p>
      <text:h text:style-name="P17" text:outline-level="2">TIPOS DE ASPECTOS</text:h>
      <text:p text:style-name="P13"><text:span text:style-name="T8">Todo jogo de Fate tem diferentes tipos de aspectos: aspectos de personagem, de situação, consequências e impulsos. O que os diferencia é, principalmente, ao quê estão ligados e o quanto duram.</text:span></text:p>
      <text:h text:style-name="P18" text:outline-level="3">Aspectos de Jogo</text:h>
      <text:p text:style-name="P13"><text:span text:style-name="T8">Aspectos de jogo são detalhes fixos no jogo, por isso o nome. Mesmo que possam mudar com o tempo, nunca desaparecem. Se você passou pela criação de jogo, já definiu esses aspectos - as questões atuais ou iminentes a serem resolvidas. Eles descrevem os problemas ou ameaças que existem no mundo que servirão de base para a história de seu jogo.</text:span></text:p>
      <text:p text:style-name="P13"><text:span text:style-name="T8">Todos podem invocar, forçar ou obter vantagem sobre um aspecto de jogo a qualquer hora; eles sempre estarão lá, presentes para qualquer um</text:span></text:p>
      <text:h text:style-name="P18" text:outline-level="3">Aspecto de Personagem</text:h>
      <text:p text:style-name="P13"><text:span text:style-name="T8">Aspectos de personagem também são permanentes, mas de alcance menor, e ligados a um PJ ou PdN. Podem descrever uma infinidade de coisas que definem um personagem, como:</text:span></text:p>
      <text:p text:style-name="P13"><text:span text:style-name="T9">•</text:span><text:span text:style-name="T8"> Traços significativos da personalidade e crenças (</text:span><text:span text:style-name="T36">Não Resisto a Um Rostinho Bonito, Nunca Deixo Um Amigo Para Trás, Um Tsytaviano Bom é Um Tsytaviano Morto</text:span><text:span text:style-name="T8">).</text:span></text:p>
      <text:p text:style-name="P13"><text:span text:style-name="T9">•</text:span><text:span text:style-name="T8"> O histórico ou profissão do personagem (</text:span><text:span text:style-name="T36">Educado Na Academia Das Lâminas, Nascido No Espaço, Ladrão de Rua Cibernético</text:span><text:span text:style-name="T8">).</text:span></text:p>
      <text:p text:style-name="P13"><text:span text:style-name="T9">•</text:span><text:span text:style-name="T8"> Uma posse interessante ou característica notável (</text:span><text:span text:style-name="T36">Espada Herdada De Meu Pai, Aparência Impecável, Olhos Aguçados</text:span><text:span text:style-name="T8">).</text:span><text:line-break/><text:span text:style-name="T8">• Ligação com pessoas e organizações (</text:span><text:span text:style-name="T36">Na Liga dos Punhos Rápidos, Favor Do Rei, Membro Da Companhia Dos Lordes</text:span><text:span text:style-name="T8">).</text:span></text:p>
      <text:p text:style-name="P13"><text:soft-page-break/><text:span text:style-name="T9">•</text:span><text:span text:style-name="T8"> Problemas, metas ou questões com as quais o personagem deve lidar </text:span><text:span text:style-name="T10">(</text:span><text:span text:style-name="T36">Prêmio Por Minha Cabeça, O Rei Deve Morrer, Medo de Altura</text:span><text:span text:style-name="T8">).</text:span></text:p>
      <text:p text:style-name="P13"><text:span text:style-name="T9">•</text:span><text:span text:style-name="T8"> Títulos, reputação ou obrigações que o personagem tenha (</text:span><text:span text:style-name="T36">Membro Importante Da Guilda Dos Mercadores, Vigarista Eloquente, Guiado Pela Honra De Vingar Meu Irmão</text:span><text:span text:style-name="T8">).</text:span></text:p>
      <text:p text:style-name="P13"><text:span text:style-name="T8">Você pode invocar ou forçar um aspecto de seu personagem sempre que ele for relevante. Narradores podem propor forçar o aspecto de qualquer personagem. Os jogadores podem sugerir forçar os aspectos de outros indivíduos, mas o narrador tem a palavra final sobre o que é ou não uma sugestão válida.</text:span></text:p>
      <text:h text:style-name="P18" text:outline-level="3">Aspectos de Situação</text:h>
      <text:p text:style-name="P13"><text:span text:style-name="T8">Um aspecto de situação é temporário, feito para durar por apenas uma cena ou até que não faça mais sentido (mas não mais que uma sessão, geralmente). Aspectos de situação podem ser ligados ao ambiente onde a cena ocorre - afetando todos os presentes - mas também podem ser colocados em personagens específicos ao criar vantagem.</text:span></text:p>
      <text:p text:style-name="P13"><text:span text:style-name="T8">Aspectos de situação descrevem características marcantes da situação em que os personagens se encontram. Isso inclui:</text:span></text:p>
      <text:p text:style-name="P13"><text:span text:style-name="T9">•</text:span><text:span text:style-name="T8"> Características físicas do ambiente (</text:span><text:span text:style-name="T36">Mata Fechada, Neve Densa, Planeta Com Baixa Gravidade</text:span><text:span text:style-name="T8">).</text:span></text:p>
      <text:p text:style-name="P13"><text:span text:style-name="T9">•</text:span><text:span text:style-name="T8"> </text:span><text:span text:style-name="T10">Posicionamento (</text:span><text:span text:style-name="T36">Ponto de Atirador, Nas Árvores, Na Retaguarda</text:span><text:span text:style-name="T8">).</text:span></text:p>
      <text:p text:style-name="P13"><text:span text:style-name="T9">•</text:span><text:span text:style-name="T8"> Obstáculo imediato (</text:span><text:span text:style-name="T36">Celeiro Em Chamas, Fechadura Trancada, Fenda Para o Abismo</text:span><text:span text:style-name="T8">).</text:span></text:p>
      <text:p text:style-name="P13"><text:span text:style-name="T9">•</text:span><text:span text:style-name="T8"> Detalhes contextuais presentes (</text:span><text:span text:style-name="T36">Cidadãos Desapontados, Câmeras De Segurança, Máquinas Barulhentas</text:span><text:span text:style-name="T8">).</text:span></text:p>
      <text:p text:style-name="P13"><text:span text:style-name="T9">•</text:span><text:span text:style-name="T8"> Mudanças repentinas nas condições dos personagens (</text:span><text:span text:style-name="T36">Areia Nos Olhos, Desarmado, Encurralado, Coberto De Gosma</text:span><text:span text:style-name="T8">).</text:span></text:p>
      <text:p text:style-name="P13"><text:span text:style-name="T8">Quem poderá usar os aspectos de situação varia de acordo com o contexto — às vezes será claro, mas em outras será preciso justificar como está usando aquele aspecto para que faça sentido na cena. O Narradores tem a palavra final sobre a validade da invocação ou forçamento de tais aspectos.</text:span></text:p>
      <text:p text:style-name="P13"><text:line-break/><text:span text:style-name="T8">Às vezes esses aspectos se tornam obstáculos que os personagens precisam</text:span><text:line-break/><text:span text:style-name="T8">superar. Outras vezes justificam sua oposição à ação de alguém.</text:span></text:p>
      <text:h text:style-name="P18" text:outline-level="3">Consequências</text:h>
      <text:p text:style-name="P13"><text:span text:style-name="T8">Uma consequência é mais permanente que um aspecto de situação, mas não tanto como um aspecto de personagem. Elas são um tipo especial de aspecto que você opta por receber durante conﬂitos para não precisar sair dele e descrevem ferimentos ou problemas mais duradouros (</text:span><text:span text:style-name="T36">Ombro Deslocado, Nariz Sangrando, Carma Social</text:span><text:span text:style-name="T8">).</text:span></text:p>
      <text:p text:style-name="P13"><text:span text:style-name="T8">Consequências permanecem por algum tempo, de algumas cenas a algumas sessões ou cenários, dependendo de quão severa ela for. Por causa de seu teor negativo, é provável que ela seja forçada contra você com frequência depois de adquirida. Fora isso, qualquer um que tenha motivos para se</text:span><text:line-break/><text:span text:style-name="T8">beneficiar da consequência poderá invocá-la ou criar vantagem sobre ela.</text:span></text:p>
      <text:h text:style-name="P18" text:outline-level="3"><text:soft-page-break/>Impulsos</text:h>
      <text:p text:style-name="P13"><text:span text:style-name="T8">Impulsos são um tipo de aspecto totalmente diferente. Você consegue um impulso quando tenta criar vantagem, mas não é tão bem-sucedido ou como um bônus para quando tenta algo e é muito bem sucedido. Impulsos podem ser invocados gratuitamente, mas desaparecem em seguida. Se quiser, pode permitir que outro personagem invoque o seu impulso, se isso for relevante e puder ajudá-lo de alguma forma.</text:span></text:p>
      <text:h text:style-name="P17" text:outline-level="2">PARA QUE SERVEM OS ASPECTOS?</text:h>
      <text:p text:style-name="P13"><text:span text:style-name="T8">Em Fate, os aspectos fazem duas coisas importantes: eles te </text:span><text:span text:style-name="T12">dizem coisas importantes sobre o jogo </text:span><text:span text:style-name="T8">e ajudam a </text:span><text:span text:style-name="T12">decidir quando usar a mecânica do jogo</text:span><text:span text:style-name="T11">.</text:span></text:p>
      <text:h text:style-name="P18" text:outline-level="3">Importância</text:h>
      <text:p text:style-name="P13"><text:span text:style-name="T8">O conjuntos dos aspectos do jogo e dos personagens ilustram o foco do jogo. Pense neles como uma mensagem de você para você mesmo, apontando o caminho mais divertido. Ao criar um cenário para Fate, Narradores devem usar esses aspectos e as conexões entre eles para gerar os problemas que os PJs terão que resolver. Para os jogadores, aspectos são o que diferencia um personagem do outro que possua perícias similares – vários personagens em Fate podem ter a perícia Lutar, mas apenas Esopo é um </text:span><text:span text:style-name="T36">Mercenário Lagosta</text:span><text:span text:style-name="T8">. Quando o fato de ser um mercenário ou sua herança de lagosta entrarem em jogo, o jogo ganha um toque personalizado que não existiria se não fosse por esse personagem.</text:span></text:p>
      <text:p text:style-name="P13"><text:span text:style-name="T8">Os aspectos de jogo fazem algo similar em grande escala – eles nos dizem principalmente porque decidimos jogar tal estilo, o que foi definido e o que nos interessa. Podemos dizer “Ah, gostamos de ópera espacial”, mas até que especifiquemos os detalhes do universo onde as pessoas fazem </text:span><text:span text:style-name="T36">Qualquer Coisa Para Sobreviver </text:span><text:span text:style-name="T8">e onde o </text:span><text:span text:style-name="T36">Império Está Em Toda Parte</text:span><text:span text:style-name="T8">, não há muito para nos apegarmos.</text:span></text:p>
      <text:p text:style-name="P13"><text:span text:style-name="T8">Aspectos de situação tornam momentos específicos interessantes para o jogo por adicionar cor à cenas que de outra forma poderiam não ter graça. Uma luta em uma taverna é genérica por natureza – pode ser qualquer taverna, em qualquer lugar. Porém, ao adicionar o aspecto </text:span><text:span text:style-name="T36">Enorme Fosso no Chão </text:span><text:span text:style-name="T8">à cena, as pessoas lembrarão dela como “aquele momento em que lutamos perto de um fosso e eu joguei o gigante dentro do buraco”. Detalhes especiais deixam a cena mais interessante e memorável.</text:span></text:p>
      <text:h text:style-name="P18" text:outline-level="3">Decidindo Quando Usar O Sistema</text:h>
      <text:p text:style-name="P13"><text:span text:style-name="T8">Como os aspectos dizem o que é importante, eles também dizem quando é apropriado usar a mecânica do sistema para resolver uma situação, ao invés de apenas deixar que as pessoas decidam o que acontece ao só por descrever suas ações.</text:span></text:p>
      <text:p text:style-name="P13"><text:span text:style-name="T8">Para os Narradores, isso surge com mais frequência quando estiver tentando decidir se deve ou não pedir que um jogador role os dados. Se o jogador disser "eu me equilibro sobre a rachadura e tento alcançar a fita", e não houver nada de especial na rachadura ou no item, então não há necessidade de uma ação de superar para pegá-lo. Porém, se os aspectos de situação disserem que a rachadura está A Ponto de Desabar e a fita é Envolta de Maldições Antigas, você subitamente tem um elemento de pressão e risco pelos quais vale a pena rolar os dados.</text:span></text:p>
      <text:p text:style-name="P13"><text:span text:style-name="T8">No caso dos Jogadores, isso acontecerá ao invocarem aspectos ou considerarem forçar. Seus aspectos são o que fazem seu personagem único, e você quer usar isso, certo? Então quando houver uma oportunidade de tornar seu personagem mais incrível ao invocar um aspecto, use-a! Quando surgir uma</text:span><text:line-break/><text:soft-page-break/><text:span text:style-name="T8">oportunidade de inﬂuenciar a história ao forçar um aspecto do seu personagem, aproveite-a! O jogo será mais profundo dessa forma.</text:span></text:p>
      <text:h text:style-name="P17" text:outline-level="2">CRIANDO BONS ASPECTOS</text:h>
      <text:p text:style-name="P13"><text:span text:style-name="T8">Já que os aspectos são tão importantes para o jogo, é importante criar os melhores aspectos possíveis. Como reconhecer, então, um aspecto bem criado?</text:span></text:p>
      <text:p text:style-name="P13"><text:span text:style-name="T8">Os melhores aspectos têm </text:span><text:span text:style-name="T12">sentido duplo, dizendo mais de uma coisa em uma frase simples.</text:span></text:p>
      <text:h text:style-name="P18" text:outline-level="3">Sentido Duplo</text:h>
      <text:p text:style-name="P13"><text:span text:style-name="T8">Do ponto de vista dos jogadores, bons aspectos são claramente benéficos aos personagens enquanto também criam oportunidades para complicar suas vidas ou são usados contra eles.</text:span></text:p>
      <text:p text:style-name="P13"><text:line-break/><text:span text:style-name="T8">Um aspecto com sentido duplo aparecerá no jogo mais vezes do que apenas um positivo ou negativo. É possível usá-los frequentemente para fazer coisas incríveis, além ser possível aceitar mais forçamentos para ganhar mais pontos de destino.</text:span></text:p>
      <text:p text:style-name="P13"><text:span text:style-name="T8">Tente o seguinte: liste duas formas de invocar o aspecto e duas formas de outra pessoa invocá-lo ou forçá-lo contra você. Se os exemplos vierem facilmente à cabeça, ótimo! Se não, adicione algum contexto para fazer o aspecto funcionar ou deixe a ideia de lado e crie outro aspecto.</text:span></text:p>
      <text:p text:style-name="P13"><text:span text:style-name="T20">Vamos dar uma olhada em um aspecto como </text:span><text:span text:style-name="T30">Gênio da Informática</text:span><text:span text:style-name="T20">. Os benefícios de possuir esse aspecto são bem óbvios – sempre que fizer algo com tecnologia ou </text:span><text:span text:style-name="T37">hacking </text:span><text:span text:style-name="T20">você pode invocá-lo. Criá-lo não pareceu oferecer uma gama de oportunidades para forçá-lo contra você. Então, vamos pensar em uma forma de melhorá-lo um pouco.</text:span></text:p>
      <text:p text:style-name="P13"><text:span text:style-name="T20">E se alterarmos esse aspecto para </text:span><text:span text:style-name="T30">Nerd dos Nerds</text:span><text:span text:style-name="T20">? Assim ele ainda deixa óbvio a sua vantagem em trabalhar com tecnologia, mas também adiciona um ponto negativo – você parece estranho para as pessoas. Isso indica que você poderia aceitar forçamentos para estragar situações sociais ou que alguém poderia invocar o aspecto quando você for distraído por algum equipamento.</text:span></text:p>
      <text:p text:style-name="P13"><text:span text:style-name="T8">Narradores devem levar o mesmo em consideração para aspectos de jogo ou situação. Qualquer característica da cena que for enfatizada deve ser algo que os PJs ou seus inimigos possam usar de forma dramática. Seus aspectos de jogo trazem problemas, mas também deveriam apresentar formas de os PJs tirarem alguma vantagem disso</text:span><text:span text:style-name="T9">.</text:span></text:p>
      <text:h text:style-name="P18" text:outline-level="3">Diga Mais de Uma Coisa</text:h>
      <text:p text:style-name="P13"><text:span text:style-name="T8">Como vimos, aspectos podem descrever diversas coisas sobre um personagem: traços da personalidade, histórico, relacionamentos, problemas, posses e por aí vai. Os melhores aspectos pegam um pouco de cada uma dessas categorias, pois isso significa que haverá várias formas de usá-los durante o jogo.</text:span></text:p>
      <text:p text:style-name="P13"><text:span text:style-name="T20">Vamos dar uma olhada em um aspecto que um soldado poderia ter: </text:span><text:span text:style-name="T30">Tenho Que Provar Meu Valor. </text:span><text:span text:style-name="T20">Você pode invocá-lo sempre que estiver tentando fazer algo para impressionar os outros ou demonstrar sua competência. Alguém talvez queira forçá-lo para colocá-lo em uma briga que deveria ser evitada ou aceitar uma situação sofrida para manter sua reputação. Então sabemos que esse aspecto possui dois sentidos, até agora tudo bem.</text:span></text:p>
      <text:p text:style-name="P13"><text:soft-page-break/><text:span text:style-name="T20">Isso funcionará bem por um tempo, mas uma hora ou outra esse aspecto vai perdendo o valor. Ele diz apenas uma coisa sobre o personagem. A não ser que esteja provando seu valor, esse aspecto não serve para nada.</text:span></text:p>
      <text:p text:style-name="P13"><text:span text:style-name="T20">Agora tente ligar esse aspecto a alguma organização: </text:span><text:span text:style-name="T30">A Legião Exige Que Eu Prove Meu Valor</text:span><text:span text:style-name="T20">. Suas opções se tornaram mais amplas agora. Não apenas você tem tudo o que tinha anteriormente, mas também que a Legião pode exigir de você e colocá-lo em enrascadas por fazer coisas pelas quais você será culpado, ou então enviar PdNs de nível superior que dificultarão sua vida. Você também pode invocar o aspecto quando lida com a Legião ou com qualquer um que seja afetado pela Legião.</text:span></text:p>
      <text:p text:style-name="P13"><text:span text:style-name="T20">Realmente há mais coisas que podem ser exploradas assim. </text:span><text:span text:style-name="T8">Narradores não precisam se preocupar muito com seus aspectos de situação, pois eles só precisam durar uma cena. É muito mais importante que aspectos de jogo e personagem sugiram vários contextos de uso.</text:span></text:p>
      <text:h text:style-name="P18" text:outline-level="3">Ideia Clara</text:h>
      <text:p text:style-name="P13"><text:span text:style-name="T8">Pelo fato dos aspectos serem frases, eles podem possuir todas as ambiguidades da linguagem. Um aspecto não será muito utilizado se ninguém entender o que ele significa.</text:span></text:p>
      <text:p text:style-name="P13"><text:span text:style-name="T8">Isso não quer dizer que você tem que ser poético ou expressivo. </text:span><text:span text:style-name="T36">Apenas Um Garoto Do Interior </text:span><text:span text:style-name="T8">não é tão cativante quanto </text:span><text:span text:style-name="T36">Pastor do Campo Bucólico</text:span><text:span text:style-name="T8">. Se for esse tipo de tom que você espera do seu jogo, sinta-se livre para incluir suas peculiaridades linguísticas.</text:span></text:p>
      <text:p text:style-name="P13"><text:span text:style-name="T8">No entanto, não deixe que isso atrapalhe a clareza da ideia. Evite metáforas e ideias indiretas, sendo que você pode ir direto ao ponto. Dessa forma outras pessoas não terão que ficar parando para perguntar, durante a partida, se determinado aspecto se aplica ou iniciando discussões sobre o seu significado.</text:span></text:p>
      <text:p text:style-name="P13"><text:span text:style-name="T20">Vamos dar uma olhada em </text:span><text:span text:style-name="T30">Memórias, Desejos e Arrependimentos. </text:span><text:span text:style-name="T20">É uma frase que traz muitas emoções. O aspecto sugere algum tipo de melancolia sobre o passado. Como aspecto, porém, não fica claro </text:span><text:span text:style-name="T37">para que serve</text:span><text:span text:style-name="T20">. Como ele pode te ajudar? Sem uma ideia concreta sobre a que o aspecto se refere, invocá-lo ou forçá-lo é praticamente impossível.</text:span></text:p>
      <text:p text:style-name="P13"><text:span text:style-name="T20">Suponha que estamos conversando sobre ele e você especifica que tem em mente que seu personagem é assombrado por suas lembranças da última grande guerra. Você matou pessoas que não queria matar, viu coisas que não queria ver e basicamente perdeu toda a esperança de um dia poder levar uma vida normal novamente.</text:span></text:p>
      <text:p text:style-name="P13"><text:span text:style-name="T20">Eu achei isso fantástico e dou a sugestão que isso possa se chamar </text:span><text:span text:style-name="T30">Cicatrizes da Guerra</text:span><text:span text:style-name="T20">. Menos poético, talvez, mas se refere diretamente a tudo o que acabou de falar e dá uma ideia melhor sobre que tipos de pessoas do seu passado que podem ser trazidas para dentro do jogo.</text:span></text:p>
      <text:p text:style-name="P13"><text:span text:style-name="T8">Se estiver na dúvida se o seu aspecto é muito vago, pergunte aos outros jogadores o que acham que ele significa.</text:span></text:p>
      <text:h text:style-name="P17" text:outline-level="2">SE EMPACAR</text:h>
      <text:p text:style-name="P13"><text:span text:style-name="T8">Agora você sabe o que torna um aspecto bom, mas isso não diminui em nada o número de possibilidades à sua disposição — ainda há uma quantidade virtualmente infinita de temas e assuntos para escolher.</text:span></text:p>
      <text:p text:style-name="P13"><text:span text:style-name="T8">Se houver dificuldade em escolher, aqui vão algumas dicas para facilitar </text:span><text:span text:style-name="T10">as coisas.</text:span></text:p>
      <text:h text:style-name="P18" text:outline-level="3"><text:soft-page-break/>Às Vezes é Melhor Não Escolher</text:h>
      <text:p text:style-name="P13"><text:span text:style-name="T8">Se você não conseguir pensar num aspecto que realmente te agrade, é melhor deixar aquele espaço em branco ou apenas rascunhar suas ideias nas margens. Às vezes é muito mais fácil esperar seu personagem entrar em cena antes de elaborar um aspecto.</text:span></text:p>
      <text:p text:style-name="P13"><text:span text:style-name="T8">Então, quando estiver em dúvida, deixe-o em branco. Talvez você tenha uma ideia geral do aspecto, mas não saiba como descrever ou talvez não tenha ideia alguma. Não se preocupe. Haverá chances de criar algo interessante durante o jogo.</text:span></text:p>
      <text:p text:style-name="P13"><text:span text:style-name="T8">O mesmo funciona para o caso de você ter várias ideias para um aspecto, mas elas não se batem e você não sabe qual escolher. Escreva todas elas nas margens e veja qual delas parece funcionar melhor durante o jogo. Então preencha o aspecto que mais lhe parece favorável.</text:span></text:p>
      <text:h text:style-name="P18" text:outline-level="3">Sempre Pergunte o Que é Importante e Por quê</text:h>
      <text:p text:style-name="P13"><text:span text:style-name="T8">Dissemos acima que os aspectos são o porquê de algo ser importante no jogo e porque nós deveríamos nos importar. Esse é o seu guia inicial para a escolha de bons aspectos. Quando em dúvida, sempre pergunte: o que realmente importa aqui e por quê?</text:span></text:p>
      <text:p text:style-name="P13"><text:span text:style-name="T8">Os eventos descritos nas fases deveriam ajudar a imaginar o que o aspecto</text:span><text:line-break/><text:span text:style-name="T8">deveria ser. Não tente resumir os eventos da fase ou algo assim – lembre</text:span><text:span text:style-name="T9">-</text:span><text:span text:style-name="T8">se, o importante é informar algo importante sobre o seu personagem.</text:span></text:p>
      <text:p text:style-name="P13"><text:span text:style-name="T8">Novamente, pergunte-se o que é realmente importante naquela fase:</text:span></text:p>
      <text:p text:style-name="P13"><text:span text:style-name="T9">•</text:span><text:span text:style-name="T8"> Qual foi o resultado? Isso é importante?</text:span></text:p>
      <text:p text:style-name="P13"><text:span text:style-name="T9">•</text:span><text:span text:style-name="T8"> O personagem desenvolveu alguma relação ou conexão importante durante essa fase?</text:span></text:p>
      <text:p text:style-name="P13"><text:span text:style-name="T9">•</text:span><text:span text:style-name="T8"> Esse aspecto o ajudou a estabelecer traços importantes de personalidade ou crença?</text:span></text:p>
      <text:p text:style-name="P13"><text:span text:style-name="T9">•</text:span><text:span text:style-name="T8"> A fase deu alguma reputação ao personagem?</text:span></text:p>
      <text:p text:style-name="P13"><text:span text:style-name="T9">•</text:span><text:span text:style-name="T8"> A fase criou um problema para o personagem no mundo do jogo?</text:span></text:p>
      <text:p text:style-name="P13"><text:span text:style-name="T8">Assuma que cada questão termina com "por bem ou mal" - afinal, essas características, relacionamentos e reputações não serão necessariamente positivas. Criar uma relação com um arqui-inimigo é tão útil quanto uma com seu melhor amigo.</text:span></text:p>
      <text:p text:style-name="P13"><text:span text:style-name="T8">Se houver mais de uma opção, fale com o Narrador e os outros jogadores para ver o que acham mais interessante. Lembre-se, vocês devem ajudar uns aos outros – o jogo funciona melhor se todos quiserem o melhor para o grupo.</text:span></text:p>
      <text:p text:style-name="P13"><text:span text:style-name="T38">Durante a fase três de Fräkeline, Maira definiu que ela aparece na história de Esopo para avisá-lo de um inimigo em comum. Ela tenta fazer essa situação tomar a forma de um aspecto, mas não tem a mínima ideia de por onde começar. Dando uma olhada nas perguntas</text:span><text:span text:style-name="T20"> acima, vemos uma variedade de possibilidades – ela definitivamente quer algum tipo de relação com Esopo, e talvez os rivais de Esopo não gostem nem um pouco dela também.</text:span></text:p>
      <text:p text:style-name="P13"><text:span text:style-name="T20">Maira pergunta ao restante do grupo e, após alguma conversa todos, parecem bem entusiasmados com a ideia de Fräk ter uma ligação com Esopo em um aspecto – ela decide que Fräk toma a proteção de Esopo como uma missão pessoal. Ela decide que </text:span><text:span text:style-name="T30">Esopo Precisa Ser Protegido</text:span><text:span text:style-name="T20">, porque é específico o bastante para ser invocado ou forçado, mas deixa uma brecha para ser melhor desenvolvido durante o jogo.</text:span></text:p>
      <text:h text:style-name="P18" text:outline-level="3"><text:soft-page-break/>Variando</text:h>
      <text:p text:style-name="P13"><text:span text:style-name="T8">Você não quer que todos os aspectos descrevam as mesmas coisas. Cinco relações significam que você não poderá usar seu aspecto a não ser que ao menos um deles apareça em jogo, mas cinco traços de personalidade significam que você não possui conexão com o mundo do jogo. Se você sentir dificuldades em escolher os aspectos, talvez seja útil ver o que seus outros aspectos descrevem para ajudá-lo a pensar em algo para a fase atual.</text:span></text:p>
      <text:p text:style-name="P13"><text:span text:style-name="T20">Léo finaliza seus aspectos com </text:span><text:span text:style-name="T30">Mercenário Lagosta </text:span><text:span text:style-name="T20">e </text:span><text:span text:style-name="T30">Não Entendo Absolutamente Nada </text:span><text:span text:style-name="T20">como seu conceito e dificuldade. Até agora, é um personagem bem direto – do tipo que sempre pode encontrar confusão.</text:span></text:p>
      <text:p text:style-name="P13"><text:span text:style-name="T20">Léo segue para a fase um e explica que Esopo é um tipo de boêmio urbano que cresceu praticamente sozinho – seu planeta era povoado por lagostas gigantes e ele decidiu fugir antes de ser devorado. Ele eventualmente se envolveu em uma briga e perdeu sua nave pessoal.</text:span></text:p>
      <text:p text:style-name="P13"><text:span text:style-name="T20">Amanda pergunta a ele o que é realmente importante para essa fase e Léo pondera um pouco. Os dois primeiros aspectos de Esopo têm uma conotação bastante pessoal – ele não possui muitas relações ainda. Então Léo se concentra nisso e decide ter uma ligação pessoal com alguém da criminalidade que pode lhe ajudar a recuperar sua nave. Ele nomeia o personagem como “O Explorador”, criando o aspecto “</text:span><text:span text:style-name="T30">O Explorador Sabe Meus Segredos</text:span><text:span text:style-name="T20">” e Amanda ganha um novo PdN para usar.</text:span></text:p>
      <text:h text:style-name="P18" text:outline-level="3">Deixe Seus Amigos Decidirem</text:h>
      <text:p text:style-name="P13"><text:span text:style-name="T8">Falamos anteriormente sobre o fato</text:span><text:line-break/><text:span text:style-name="T8">das coisas ﬂuírem melhor quando</text:span><text:line-break/><text:span text:style-name="T8">todos se ajudam – colaboração é o</text:span><text:line-break/><text:span text:style-name="T8">coração do jogo e provavelmente diremos mais algumas vezes até o final do</text:span><text:line-break/><text:span text:style-name="T10">livro.</text:span></text:p>
      <text:p text:style-name="P13"><text:span text:style-name="T8">Sempre existe a opção, especialmente com os aspectos, de simplesmente pedir que o Narrador e os</text:span><text:line-break/><text:span text:style-name="T8">outros jogadores deem ideias. Sugira eventos de uma fase e faça as mesmas perguntas que eles o fizerem. O que é importante para eles? O que os empolga? Eles têm sugestões para tornar os eventos da fase mais dramáticos ou intensos? Que aspecto</text:span><text:line-break/><text:span text:style-name="T10">acham que seria mais interessante ou </text:span><text:span text:style-name="T8">apropriado?</text:span></text:p>
      <text:p text:style-name="P13"><text:span text:style-name="T8">Você tem a decisão final sobre seu personagem, então não veja isso como passar o controle para outra pessoa. É como perguntar aos fãs o que gostariam de ver na história e usar suas sugestões como faísca inicial para sua própria ideia. Se todos colaborarem um pouco com os personagens de outros, o jogo será bastante beneficiado desse senso de investi</text:span><text:span text:style-name="T10">mento mútuo.</text:span></text:p>
      <text:h text:style-name="P17" text:outline-level="2">INVOCANDO ASPECTOS</text:h>
      <text:p text:style-name="P13"><text:span text:style-name="T8">A forma mais comum de usar aspectos em Fate é </text:span><text:span text:style-name="T12">invocá-los</text:span><text:span text:style-name="T8">. Se você está em uma situação em que seu personagem pode se beneficiar de um aspecto de alguma forma, então ele pode ser invocado.</text:span></text:p>
      <text:p text:style-name="P13"><text:span text:style-name="T8">Para invocar um aspecto, explique porque ele é relevante, gaste um ponto de destino e escolha um dos seguintes benefícios:</text:span></text:p>
      <text:p text:style-name="P13"><text:span text:style-name="T9">•</text:span><text:span text:style-name="T8"> Receber um bônus de +2 depois de ter lançado os dados em uma rolagem de perícia.</text:span></text:p>
      <text:p text:style-name="P13"><text:span text:style-name="T9">•</text:span><text:span text:style-name="T8"> Lançar novamente os dados.</text:span></text:p>
      <text:p text:style-name="P13"><text:soft-page-break/><text:span text:style-name="T9">•</text:span><text:span text:style-name="T8"> Fornecer o bônus de +2 à jogada de outro personagem, se encontrar uma forma de fazer o seu aspecto útil a ele.</text:span></text:p>
      <text:p text:style-name="P13"><text:span text:style-name="T9">•</text:span><text:span text:style-name="T8"> Adicionar +2 à qualquer fonte de oposição passiva, se encontrar uma forma de explicar como o aspecto dificulta a situação para a oposição. Você também pode usar isso para criar uma dificuldade de</text:span><text:line-break/><text:span text:style-name="T8">nível Razoável (+2), se não houver nenhuma.</text:span></text:p>
      <text:p text:style-name="P13"><text:span text:style-name="T8">Não importa quando você invoca o aspecto, mas é melhor esperar até rolar os dados para ver qual o benefício que você poderia usar. Você </text:span><text:span text:style-name="T19">pode </text:span><text:span text:style-name="T8">invocar diversos aspectos em um único lance de dados, mas você </text:span><text:span text:style-name="T19">não pode </text:span><text:span text:style-name="T8">invocar o mesmo aspecto várias vezes na mesma rolagem. Se rolar novamente não ajudou muito, você pode invocar outro aspecto (e gastar mais um ponto de destino) para uma segunda rolagem ou por +2.</text:span></text:p>
      <text:p text:style-name="P13"><text:span text:style-name="T8">O grupo deve concordar com a relevância do aspecto que você invocar; Narradores, a palavra final é de vocês. O uso de um aspecto tem que fazer sentido ou você deve encontrar uma forma criativa de incorporar o aspecto de maneira coerente.</text:span></text:p>
      <text:p text:style-name="P13"><text:span text:style-name="T8">Os detalhes de como isso será feito cabem a você. Às vezes faz tanto sentido invocar um aspecto que você pode apenas erguer um ponto de destino e falar o nome do aspecto. Talvez, porém, seja necessário descrever melhor </text:span><text:span text:style-name="T53">a ação de seu personagem para que todos entendam melhor o que está realizando (é por isso que recomendamos que o grupo esteja em sintonia sobre o significado dos aspectos de cada um – fica mais fácil justificar usá-los durante o jogo).</text:span></text:p>
      <text:p text:style-name="P14"><text:span text:style-name="T58">ROLAR NOVAMENTE OU +2</text:span><text:line-break/><text:span text:style-name="T42">Rolar novamente os dados é mais arriscado que simplesmente pegar o bônus de +2, mas tem um potencial grande de benefício. Nós recomendamos que você use isso apenas em jogadas como -3 ou -4, para maximizar as chances de benefício na nova rolagem.</text:span></text:p>
      <text:p text:style-name="P13"><text:span text:style-name="T20">Esopo está tentando vencer uma disputa contra um rival em um clube noturno, e a perícia que ele está usando é Provocar, porque ele descreve a cena como se ambos</text:span><text:line-break/><text:span text:style-name="T20">estivessem “se desafiando a fazer coisas impossíveis”.</text:span></text:p>
      <text:p text:style-name="P13"><text:span text:style-name="T20">Léo lança os dados, e consegue um péssimo resultado. “Quero invocar </text:span><text:span text:style-name="T30">Não Entendo Absolutamente Nada</text:span><text:span text:style-name="T20">”, ele diz. Amanda lança um olhar incrédulo e pergunta “E como é que isso funciona?”</text:span></text:p>
      <text:p text:style-name="P13"><text:span text:style-name="T20">Léo diz, “Bem, pensei em entender errado o que ele está dizendo, e fazer algum tipo de comentário de duplo sentido sobre algo que eu faria com a família dele, para tentar fazer todos no bar rirem dele. Eu acho que humilhações acidentais são precisamente minha área”.</text:span></text:p>
      <text:p text:style-name="P13"><text:span text:style-name="T20">Amanda diz, "Certo, gostei disso".</text:span></text:p>
      <text:p text:style-name="P13"><text:span text:style-name="T20">Léo gasta o ponto de destino.</text:span></text:p>
      <text:p text:style-name="P13"><text:span text:style-name="T8">Mais exemplos de aspectos estão espalhados ao longo do livro – como eles estão intimamente ligados ao funcionamento do Fate isso resulta em vários exemplos. Dê uma olhada nas páginas 126, 137 e 141.</text:span></text:p>
      <text:p text:style-name="P13"><text:span text:style-name="T8">Se o aspecto que você invocar estiver na ficha de outro personagem, incluindo aspectos de situação que estejam ligados a ele, o ponto de destino gasto deve ser entregue ao jogador desse personagem. O outro jogador, porém, não poderá usar esse ponto de destino até que a cena termine.</text:span></text:p>
      <text:h text:style-name="P18" text:outline-level="3"><text:soft-page-break/>Invocações Grátis</text:h>
      <text:p text:style-name="P13"><text:span text:style-name="T8">Não é preciso pagar um ponto de destino sempre que invocar um aspecto – às vezes isso será gratuito.</text:span></text:p>
      <text:p text:style-name="P13"><text:span text:style-name="T8">Quando for bem-sucedido em criar vantagem, você ganha uma invocação de aspecto grátis. Se for bem-sucedido com estilo, você ganha duas. Algumas das outras ações também podem dar impulsos gratuitos.</text:span></text:p>
      <text:p text:style-name="P13"><text:span text:style-name="T8">O jogador também pode receber uma invocação grátis de quaisquer consequências causadas por ele em um conﬂito.</text:span></text:p>
      <text:p text:style-name="P13"><text:span text:style-name="T8">Invocações grátis como invocações normais, exceto em dois quesitos: não há gasto de pontos e é possível com</text:span><text:span text:style-name="T10">biná-las com uma invocação normal </text:span><text:span text:style-name="T8">para obter um bônus melhor. É possível, portanto, ganhar uma invocação grátis e gastar um ponto de destino no mesmo aspecto para receber um bônus de +4 ao invés de +2, rolar novamente duas vezes ou adicionar +4 à jogada de um aliado ou aumentar uma dificuldade passiva em +4. Você pode ainda dividir os benefícios, lançando os dados novamente e recebendo +2. Também é possível fazer mais de uma invocação grátis por vez.</text:span></text:p>
      <text:p text:style-name="P13"><text:span text:style-name="T8">Após a invocação gratuita, é possível invocar o aspecto mais vezes com o gasto de pontos de destino, se o aspecto ainda estiver disponível.</text:span></text:p>
      <text:p text:style-name="P13"><text:span text:style-name="T20">Fräkeline foi bem-sucedida em um ataque e causou a consequência </text:span><text:span text:style-name="T30">Corte Profundo</text:span><text:span text:style-name="T20">. Se no próximo turno atacar seu alvo novamente, poderá invocar esse aspecto sem custo por ter sido quem o causou e receber +2 ou rolar novamente.</text:span></text:p>
      <text:p text:style-name="P13"><text:span text:style-name="T8">É possível repassar a invocação gratuita para outro personagem, se quiser. Isso permite trabalhar em equipe com seus companheiros. É bas</text:span><text:span text:style-name="T10">tante útil em um combate </text:span><text:span text:style-name="T8">se quiser ajudar alguém a dar um golpe especial – todos criam alguma vantagem e repassam suas invocações grátis para a mesma pessoa, que pode usar todas de uma vez para formar um bônus imenso.</text:span></text:p>
      <text:p text:style-name="P14"><text:span text:style-name="T53">PARA VETERANOS</text:span></text:p>
      <text:p text:style-name="P14"><text:span text:style-name="T42">Em outros jogos Fate, invocações grátis eram chamadas de “tagging”. Bem, achamos esse termo um pouco forçado. Você pode continuar chamando assim, se quiser – o importante é que todos na mesa entendam as regras.</text:span></text:p>
      <text:p text:style-name="P1"/>
      <text:p text:style-name="P14"><text:span text:style-name="T58">O TRUQUE DAS RETICÊNCIAS</text:span><text:line-break/><text:span text:style-name="T42">Se você quer encontrar uma forma de incorporar um aspecto a uma rolagem, tente narrar a sua ação com reticências no final (“...”), e então termine a frase com o aspecto que você quer usar. Assim:</text:span></text:p>
      <text:p text:style-name="P14"><text:span text:style-name="T42">Maira diz, “Certo, então eu intimido os bandidos com a minha cara de má...” (lança os dados e odeia o resultado) “... e eles não se assustam no primeiro momento, mas logo percebem que eu sou a </text:span><text:span text:style-name="T63">Famosa Ladra Robótica </text:span><text:span text:style-name="T42">de quem com certeza já ouviram falar” (e gasta o ponto de destino).</text:span></text:p>
      <text:p text:style-name="P14"><text:span text:style-name="T42">Michel diz: “Estou tentando decifrar os códigos antes que o templo antigo desabe e...” (lança os dados e odeia o resultado) “... como </text:span><text:span text:style-name="T63">Funciono Sob Pressão</text:span><text:span text:style-name="T42">” (gasta o ponto de destino) “..., consigo encontrar o que procuro”</text:span><text:span text:style-name="T43">.</text:span></text:p>
      <text:h text:style-name="P17" text:outline-level="2"><text:soft-page-break/>FORÇANDO ASPECTOS</text:h>
      <text:p text:style-name="P13"><text:span text:style-name="T8">A outra forma de usar aspectos no jogo é </text:span><text:span text:style-name="T12">forçando</text:span><text:span text:style-name="T8">. Se em determinada situação um aspecto pode deixar as coisas mais dramáticas ou complicadas para o seu personagem, alguém pode forçar esse aspecto. O aspecto pode ser do seu personagem, da cena, local, jogo ou qualquer outro disponível.</text:span></text:p>
      <text:p text:style-name="P13"><text:span text:style-name="T8">Vamos começar falando sobre os aspectos para depois falar dos outros. Para forçar um aspecto, explique por que ele é relevante e, em seguida, faça uma sugestão de complicação. Vocês podem negociar os detalhes da complicação até chegar a um consenso razoável. O alvo do aspecto forçado tem então duas opções:</text:span></text:p>
      <text:p text:style-name="P13"><text:span text:style-name="T9">•</text:span><text:span text:style-name="T8"> Aceitar a complicação e receber o ponto de destino</text:span></text:p>
      <text:p text:style-name="P13"><text:span text:style-name="T9">•</text:span><text:span text:style-name="T8"> Pagar um ponto de destino para que a complicação não ocorra</text:span></text:p>
      <text:p text:style-name="P13"><text:span text:style-name="T8">A complicação ocorre independentemente dos esforços feitos contra ela – uma vez que tenha aceitado e recebido o ponto de destino, você não poderá usar suas perícias ou qualquer outra coisa para aliviar a situação.</text:span></text:p>
      <text:p text:style-name="P13"><text:span text:style-name="T8">Será necessário lidar com o novo rumo que a história tomará devido à essa complicação.</text:span></text:p>
      <text:p text:style-name="P13"><text:span text:style-name="T8">Se você decidir evitar que a situação ocorra, então você e o grupo descrevem como isso acontece. Às vezes é apenas uma questão de concordar que o evento nunca aconteceu ou então narrar o seu personagem realizando alguma ação preventiva. Contanto que o grupo concorde, qualquer solução que dê sentido à situação pode ser utilizada.</text:span></text:p>
      <text:p text:style-name="P13"><text:span text:style-name="T8">O Narrador tem a palavra final, como sempre – não apenas sobre o resultado final de um aspecto forçado no jogo, mas também se forçar aquele aspecto é sequer válido. Use os mesmo critérios que aplicaria às invocações – o fato de que determinada complicação surja daquele aspecto deve fazer sentido imediato ou requerer uma explicação simples.</text:span></text:p>
      <text:p text:style-name="P13"><text:span text:style-name="T8">Por último (mas muito importante): </text:span><text:span text:style-name="T12">se um jogador quer forçar o aspecto de outro personagem, custará um ponto de destino para propor a complicação</text:span><text:span text:style-name="T8">. O Narrador sempre força de graça e um jogador sempre pode forçar o seu próprio personagem de graça</text:span><text:span text:style-name="T9">.</text:span></text:p>
      <text:p text:style-name="P14"><text:span text:style-name="T53">PARA VETERANOS</text:span></text:p>
      <text:p text:style-name="P14"><text:span text:style-name="T42">Em outros jogos Fate, você talvez tenha visto os jogadores forçando como “invocando por efeito”. Achamos que seria mais simples chamar de “forçar”, independente de quem forçou.</text:span></text:p>
      <text:h text:style-name="P18" text:outline-level="3">Formas de Forçar</text:h>
      <text:p text:style-name="P13"><text:span text:style-name="T8">Existem duas categorias do resultado de um forçamento no jogo: </text:span><text:span text:style-name="T12">eventos </text:span><text:span text:style-name="T10">e </text:span><text:span text:style-name="T12">decisões</text:span><text:span text:style-name="T8">. Aqui estão algumas ferramentas para ajudá-lo a imaginar como um forçamento deve acontecer e a prevenir bloqueios criativos.</text:span></text:p>
      <text:h text:style-name="P25" text:outline-level="4">Eventos</text:h>
      <text:p text:style-name="P13"><text:span text:style-name="T8">Forçar um aspecto baseado em um evento acontece com o personagem </text:span><text:span text:style-name="T12">independente de sua vontade</text:span><text:span text:style-name="T8">, quando o mundo ao seu redor responde a certo aspecto de uma forma específica e cria uma complicação. Mais ou menos assim:</text:span></text:p>
      <text:p text:style-name="P13"><text:span text:style-name="T9">•</text:span><text:span text:style-name="T8"> Você possui o aspecto ___ e está na seguinte situação ___, então faz sentido que, infelizmente, ___ aconteça a você. Hoje não é o seu dia.</text:span></text:p>
      <text:p text:style-name="P13"><text:soft-page-break/><text:span text:style-name="T8">Aqui uns exemplos:</text:span></text:p>
      <text:p text:style-name="P13"><text:span text:style-name="T20">Fräkeline possui </text:span><text:span text:style-name="T30">Famosa Ladra Robótica </text:span><text:span text:style-name="T20">e participa secretamente em competições de jogos online. Infelizmente um admirador a reconhece em um evento e começa a causar alarde, chamando a atenção de todos para ela.</text:span></text:p>
      <text:p text:style-name="P13"><text:span text:style-name="T20">Esopo tem </text:span><text:span text:style-name="T30">O Explorador Sabe Meus Segredos</text:span><text:span text:style-name="T20">, e se vê obrigado a cumprir algumas ordens do mesmo para manter os detalhes dessas histórias sórdidas longe dos curiosos.</text:span></text:p>
      <text:p text:style-name="P13"><text:span text:style-name="T20">Bandu tem </text:span><text:span text:style-name="T30">O Império Quer a Minha Cabeça</text:span><text:span text:style-name="T20">, e, por isso, faz sentido que um mercador reconheça sua face num anúncio de procura-se ou algum caçador de recompensa apareça de tempos em tempos para tentar capturá-lo.</text:span></text:p>
      <text:p text:style-name="P13"><text:span text:style-name="T8">Como verá em forçamentos baseados em decisões, o que realmente interessa é a complicação. Sem isso, você não tem um ponto de apoio – o fato de os PJs terem, continuamente, problemas e coisas dramáticas acontecendo com eles (é exatamente isso o que faz deles PJs).</text:span></text:p>
      <text:p text:style-name="P13"><text:span text:style-name="T8">Para Narradores, forçamentos à base de eventos são sua chance de fazer a</text:span><text:line-break/><text:span text:style-name="T8">festa. É esperado que o Narrador controle mundo ao redor dos PJs, então</text:span><text:line-break/><text:span text:style-name="T8">fazer esse mundo reagir de forma inesperada é parte de sua função.</text:span></text:p>
      <text:p text:style-name="P13"><text:span text:style-name="T8">Forçamentos à base de eventos são excelentes para os jogadores. Você ganha uma recompensa simplesmente por </text:span><text:span text:style-name="T19">estar lá </text:span><text:span text:style-name="T8">. Talvez seja difícil justificar um forçamento sobre si mesmo, já que requer o controle sobre um elemento do jogo que normalmente não é sua responsabilidade. Sinta-se livre para propor formas de forçar um evento, mas lembre-se que o Narrador tem a palavra final sobre o controle do mundo de jogo e talvez ele não use suas ideias se ele já estiver com algo em mente</text:span><text:span text:style-name="T9">.</text:span></text:p>
      <text:h text:style-name="P25" text:outline-level="4">Decisões</text:h>
      <text:p text:style-name="P13"><text:span text:style-name="T8">Uma decisão é um tipo de forçamento interno do personagem. É quando um aspecto é forçado por causa de uma decisão que o personagem fez, por isso o nome. É mais ou menos assim:</text:span></text:p>
      <text:p text:style-name="P13"><text:span text:style-name="T9">•</text:span><text:span text:style-name="T8"> Você tem o aspecto ___ e está na seguinte situação ___, então faz sentido que você decida fazer ___. Isso dará errado quando ___ acontecer.</text:span></text:p>
      <text:p text:style-name="P13"><text:span text:style-name="T8">Alguns exemplos:</text:span></text:p>
      <text:p text:style-name="P13"><text:span text:style-name="T20">Esopo tem </text:span><text:span text:style-name="T30">Não Entendo Absolutamente Nada </text:span><text:span text:style-name="T20">e está conversando com uma dignitária em um baile real, então faz sentido que ele vá se comportar de maneira inadequada. Isso acaba mal quando ela informa que é a princesa do planeta e ofendê-la é considerado um crime.</text:span></text:p>
      <text:p text:style-name="P13"><text:span text:style-name="T20">Fräkeline possui </text:span><text:span text:style-name="T30">Se É Valioso, Poderia Ser Meu </text:span><text:span text:style-name="T20">e, durante uma missão no Museu do Consenso Universal, faz sentido que ela queira levar uma relíquia antiga para si. O problema aparece quando ela descobre que o cofre de segurança lançou nano-robôs em seu sangue, e ela precisa pagar a dívida com os Credores Universais se quiser livrar dessa complicação.</text:span></text:p>
      <text:p text:style-name="P13"><text:span text:style-name="T20">Bandu tem </text:span><text:span text:style-name="T30">Me Ofendo por Pouco</text:span><text:span text:style-name="T20">, que representa seu comportamento de não levar desaforo pra casa e se ofender com facilidade. Assim, faz sentido que os modos arrogantes da comunidade de cientistas o irritem, deixando que ele mesmo se humilhe e seja expulso da estação de pesquisa.</text:span></text:p>
      <text:p text:style-name="P13"><text:span text:style-name="T8">O impacto dramático nesse tipo de forçamento está, portanto, na decisão que o personagem toma, na maioria das vezes – é assim que as coisas dão errado. Antes que algo acabe mal, a primeira frase pode anteceder uma rolagem de perícia ou apenas uma questão de interpretação. A complicação que a decisão cria é o que torna aquilo um ato de forçar</text:span><text:span text:style-name="T9">.</text:span></text:p>
      <text:p text:style-name="P13"><text:soft-page-break/><text:span text:style-name="T8">A parte da decisão deve ficar bem evidente e ser algo que o jogador estava pensando em fazer. O mesmo vale para jogadores que tentem forçar aspectos de PdNs ou de outros PJs – tenha certeza de que todos já concordam no que faria sentido que aquele PdN ou personagem faça antes de sugerir forçar</text:span><text:line-break/><text:span text:style-name="T8">um aspecto.</text:span></text:p>
      <text:p text:style-name="P13"><text:span text:style-name="T8">Essa é uma ótima forma dos jogadores obterem pontos de destino. Ao propor um ato de forçar baseado em decisão para o seu personagem, você basicamente está pedindo para que algo de errado aconteça com o que você está prestes a fazer. Você nem precisa ter uma complicação em mente – um sinal ao Narrador deve ser suficiente para colocar as coisas em movimento.</text:span></text:p>
      <text:p text:style-name="P13"><text:span text:style-name="T8">O Narrador deve apoiar a iniciativa, contanto que a sugestão não seja fraca (ou seja, deve haver uma complicação bem interessante). Se a sugestão for </text:span><text:span text:style-name="T53">fraca, converse com o grupo para elaborar algo mais interessante.</text:span></text:p>
      <text:p text:style-name="P14"><text:span text:style-name="T42">Os Narradores devem se lembrar que um jogador é responsável por tudo que seu personagem dele faz e diz. Forçamentos deste tipo podem ser sugeridos, mas se o jogador não sentir que esse é o tipo de decisão que seu personagem tomaria, ele não deve ser coagido a pagar um ponto de destino para escapar. Seria melhor negociar até encontrar algo que o jogador concorda fazer e uma complicação que deriva dessa nova decisão. Se não conseguirem concordar em algo, deixem de lado.</text:span></text:p>
      <text:p text:style-name="P2"/>
      <text:p text:style-name="P14"><text:span text:style-name="T42">Quando tentar forçar baseado em uma decisão e ninguém concordar em como a decisão deve acontecer, não deve ser necessário pagar pontos de destino para evitá-la – deixe de lado também. Ir contra um ato de forçar baseado em decisão apenas significa que a parte "o que dá errado" não acontece.</text:span></text:p>
      <text:h text:style-name="P18" text:outline-level="3">Forçando Retroativamente</text:h>
      <text:p text:style-name="P13"><text:span text:style-name="T8">Às vezes você notará durante o jogo que forçou um aspecto sem receber um ponto de destino por isso. Você encarnou o seu aspecto e acabou entrando em confusão por isso ou narrou coisas malucas e dramáticas acontecendo ao seu personagem graças a algum aspecto dele.</text:span></text:p>
      <text:p text:style-name="P13"><text:span text:style-name="T8">Qualquer jogador que fizer isso pode pedir e receber um ponto de destino retroativamente, como o aspecto tivesse sido forçado. Narradores têm a palavra final. Deve ser fácil identificar quando algo assim ocorrer - dê uma olhada nas explicações anteriores sobre aspectos forçados e veja se consegue resumir o que aconteceu no jogo de acordo com as orientações dadas. Se conseguir, dê o ponto de destino.</text:span></text:p>
      <text:h text:style-name="P18" text:outline-level="3">Forçando Aspectos de Situação</text:h>
      <text:p text:style-name="P13"><text:span text:style-name="T8">Assim como qualquer outro tipo de aspecto (inclusive aspectos de jogo) você pode forçar aspectos de situação. Como aspectos de situação não têm ligação com os personagens, você frequentemente estará forçando aspectos relacionados a eventos ao invés de baseados em decisões. O personagem ou personagens afetados ganham um ponto de destino.</text:span></text:p>
      <text:p text:style-name="P13"><text:span text:style-name="T8">Alguns exemplos:</text:span></text:p>
      <text:p text:style-name="P13"><text:span text:style-name="T20">O armazém está </text:span><text:span text:style-name="T30">Em Chamas </text:span><text:span text:style-name="T20">e os PJs estão presos dentro dele, portanto faz sentido que, infelizmente, o vilão que perseguiam consiga escapar.</text:span></text:p>
      <text:p text:style-name="P13"><text:span text:style-name="T20">Fräkeline procura uma peça numa fábrica de androides abandonada </text:span><text:span text:style-name="T30">Em Escombros</text:span><text:span text:style-name="T20">, então faz sentido que, com o barulho e a demora, a guarda da cidade apareça antes que ela encontre o que deseja, o que a deixa com muita coisa a explicar.</text:span></text:p>
      <text:p text:style-name="P13"><text:soft-page-break/><text:span text:style-name="T20">Na antiga biblioteca onde Bandu está existem </text:span><text:span text:style-name="T30">Camadas de Poeira </text:span><text:span text:style-name="T20">por todo lado, então faz sentido que o caçador de recompensas que o persegue fique sabendo que ele esteve ali.</text:span></text:p>
      <text:h text:style-name="P17" text:outline-level="2">USANDO ASPECTOS NA INTERPRETAÇÃO</text:h>
      <text:p text:style-name="P13"><text:span text:style-name="T8">Por último, aspectos possuem um uso passivo que pode ser utilizado na maior parte do jogo. Jogadores podem usar os aspectos como orientação para interpretar seu personagem. Isso é evidente, mas preferimos avisar – os aspectos na sua ficha de seu personagem são uma parte essencial daquele personagem </text:span><text:span text:style-name="T19">o tempo todo</text:span><text:span text:style-name="T8">, não apenas quando você invoca ou força.</text:span></text:p>
      <text:p text:style-name="P13"><text:span text:style-name="T8">Pense nos seus aspectos como um oráculo – como cartas de tarô ou a borra de chá no fundo da xícara. Eles dão uma visão geral de seu personagem e podem revelar implicações interessantes se você tentar imaginar além do que eles descrevem. Se houver dúvida no que seu personagem faria em determinada situação, dê uma olhada em seus aspectos. O que eles falam sobre a personalidade, objetivos e desejos do personagem? Há alguma pista neles que possa sugerir um caminho a ser seguido? Uma vez que encontrar a sugestão, siga-a.</text:span></text:p>
      <text:p text:style-name="P13"><text:span text:style-name="T8">Interpretar de acordo com seus aspectos tem outro benefício: você está sempre dando ideias de forçamento para o Narrador. Seus aspectos já estão sendo colocados em jogo, então tudo o que ele terá que fazer é sugerir uma complicação e pronto.</text:span></text:p>
      <text:p text:style-name="P13"><text:span text:style-name="T8">Narradores podem usar os aspectos dos seus PdNs da mesma maneira, mas possuem mais uma opção – usá-los para saber como o mundo reagirá aos personagens. Então alguém possui o aspecto </text:span><text:span text:style-name="T36">O Homem Mais Forte do Mundo</text:span><text:span text:style-name="T8">? Essa pode ser uma reputação conhecida por outras pessoas que podem reagir de acordo. Elas poderiam, por exemplo, se aglomerar ao redor dele quando o virem passar.</text:span></text:p>
      <text:p text:style-name="P13"><text:span text:style-name="T8">Além disso, é algo diretamente ligado ao biotipo do personagem. Você pode imaginar que em um espaço apertado ele tomará bastante espaço ou pode ser excessivamente rude e agressivo caso seja intimidado.</text:span></text:p>
      <text:p text:style-name="P13"><text:span text:style-name="T8">Ninguém, porém, </text:span><text:span text:style-name="T19">ignorará </text:span><text:span text:style-name="T8">um personagem assim. Inserir esse tipo de aspecto acresce detalhes à narração podendo tornar o seu jogo mais vívido e consistente, mesmo quando não há recompensas em pontos de destino.</text:span></text:p>
      <text:p text:style-name="P13"><text:span text:style-name="T20">Em uma sessão de </text:span><text:span text:style-name="T37">Caroneiros de Asteroide</text:span><text:span text:style-name="T20">, Esopo descobre que O Explorador foi capturado por soldados do Clã do Dedo.</text:span></text:p>
      <text:p text:style-name="P13"><text:span text:style-name="T20">Amanda informa que, segundo os contatos de Esopo, o Clã é conhecido por torturar seus prisioneiros para extrair informações.</text:span></text:p>
      <text:p text:style-name="P13"><text:span text:style-name="T20">Léo olha os aspectos na ficha de Esopo: </text:span><text:span text:style-name="T30">Mercenário Lagosta, O Explorador Sabe Meus Segredos, Não Entendo Absolutamente Nada, Tá Olhando Pra Mim? </text:span><text:span text:style-name="T20">e </text:span><text:span text:style-name="T30">Bater Sempre Funciona</text:span><text:span text:style-name="T20">. Lendo esses aspectos ele nota o quão Esopo é simples (de uma forma grosseira), agressivo, inclinado a resolver os problemas através da violência e leal aos seus companheiros próximos.</text:span></text:p>
      <text:p text:style-name="P13"><text:span text:style-name="T20">Por causa de seus aspectos, Esopo se sente obrigado a resgatar seu companheiro de viagem, mas não só isso, pois também arranjará muitos problemas tentando chegar a seu objetivo, seja através de palavras ou socos.</text:span></text:p>
      <text:p text:style-name="P13"><text:span text:style-name="T20">Amanda diz que a incursão violenta de Esopo nos bares da região é vista com maus olhos e ele arranja um bom punhado de inimigos. Ela segura um ponto de destino e sorri, indicando que está forçando um aspecto – suas maneiras vão acabar expulsando-o do planeta.</text:span></text:p>
      <text:p text:style-name="P13"><text:span text:style-name="T20">Léo aceita a complicação. “Eles que se lasquem”, diz. “Vou encontrar o Explorador por conta própria”.</text:span></text:p>
      <text:h text:style-name="P17" text:outline-level="2"><text:soft-page-break/>REMOVENDO OU ALTERANDO UM ASPECTO</text:h>
      <text:p text:style-name="P13"><text:span text:style-name="T8">Aspectos de jogo e personagem tendem a mudar com o tempo. Veja a sessão Marcos em </text:span><text:span text:style-name="T19">Construindo Campanhas </text:span><text:span text:style-name="T8">para saber mais.</text:span></text:p>
      <text:p text:style-name="P13"><text:span text:style-name="T8">Se você quer se livrar de um aspecto de situação, isso pode ocorrer de duas formas: realizando uma ação de superar especificamente para se livrar do aspecto indesejado ou realizar outro tipo de ação que, se bem-sucedida, fará com que tal aspecto não faça mais sentido (Por exemplo, se você está sendo </text:span><text:span text:style-name="T36">Agarrado</text:span><text:span text:style-name="T8">, é possível tentar escapar. Se for bem-sucedido, não faz mais sentido estar agarrado, livrando-se assim do aspecto).</text:span></text:p>
      <text:p text:style-name="P13"><text:span text:style-name="T8">Se um personagem puder interferir em sua ação, ele faz uma rolagem de oposição contra você normalmente. Caso contrário, é função do Narrador oferecer oposição passiva ou simplesmente diga ao jogador que ele se livra do aspecto sem a necessidade de uma rolagem, caso não haja algo arriscado </text:span><text:span text:style-name="T10">ou interessante no caminho.</text:span></text:p>
      <text:p text:style-name="P13"><text:span text:style-name="T8">Por último, se em dado momento não houver mais um sentido que um aspecto de situação permaneça em jogo, descarte-o.</text:span></text:p>
      <text:h text:style-name="P17" text:outline-level="2">CRIANDO E DESCOBRINDO NOVOS ASPECTOS EM JOGO</text:h>
      <text:p text:style-name="P13"><text:span text:style-name="T8">Além dos aspectos do seu personagem, aspectos de jogo e de situação que o Narrador apresenta, você possui a habilidade de criar, descobrir ou ganhar acesso a outros aspectos durante o jogo.</text:span></text:p>
      <text:p text:style-name="P13"><text:span text:style-name="T8">Na maioria das vezes você usará a ação de criar vantagem para criar um aspecto. Quando descrever a ação que realizou para criar vantagem, o contexto deve informar se será preciso um novo aspecto ou se ela utilizará um já existente. Se você trouxer uma nova circunstância para o jogo – como jogar areia nos olhos de alguém – isso indica que você está trazendo um novo aspecto de situação.</text:span></text:p>
      <text:p text:style-name="P13"><text:span text:style-name="T8">Com algumas perícias, fará mais sentido buscar criar vantagem em um aspecto que já esteja na ficha de algum personagem. Nesse caso, o PJ ou PdN afetado ofereceria oposição ativa na tentativa de impedi-lo de usar aquele aspecto.</text:span></text:p>
      <text:p text:style-name="P13"><text:span text:style-name="T8">Se sua intenção é obter uma invocação grátis e acha que faz sentido que determinado aspecto de situação entre em jogo, </text:span><text:span text:style-name="T12">não é necessário rolar os dados ou fazer nada para adicionar novos aspectos – apenas faça uma sugestão e, se o grupo achar interessante, é só anotá-lo.</text:span></text:p>
      <text:p text:style-name="P14"><text:span text:style-name="T59">NARRADORES</text:span></text:p>
      <text:p text:style-name="P14"><text:span text:style-name="T58">TRUQUE DO NARRADOR NINJA</text:span><text:line-break/><text:span text:style-name="T42">Se você não criou nenhum aspecto para a cena ou para um PdN, apenas pergunte aos jogadores que tipo de aspecto eles estão tentando criar com a manobra criar vantagem. Se empatarem ou forem bem-sucedidos, escreva algo que tenha ligação com com a ideia deles e diga que estavam certos. Se falharem, escreva mesmo assim ou escreva outro aspecto que não seja vantajoso para eles, para contrastar com as expectativas.</text:span></text:p>
      <text:h text:style-name="P18" text:outline-level="3">Aspectos Secretos</text:h>
      <text:p text:style-name="P13"><text:span text:style-name="T8">Algumas perícias permitem que você descubra aspectos secretos usando a ação de criar vantagem, tanto em PdNs como no ambiente – nesse caso, o Narrador informa qual é o aspecto caso você consiga um empate ou seja bem-sucedido na rolagem dos dados. Você pode usar isso para “pescar” um aspecto caso não esteja seguro do que está procurando – se sair bem na rolagem já é suficiente para encontrar algo vantajoso.</text:span></text:p>
      <text:p text:style-name="P13"><text:soft-page-break/><text:span text:style-name="T8">De forma geral, assumimos que os aspectos em jogo são conhecidos </text:span><text:span text:style-name="T19">pelos jogadores</text:span><text:span text:style-name="T8">. As fichas dos PJs estão dispostas na mesa e, possivelmente, as dos PdNs e coadjuvantes importantes também. Isso não significa necessaria</text:span><text:span text:style-name="T10">mente que </text:span><text:span text:style-name="T19">os personagens </text:span><text:span text:style-name="T8">saibam da existência de tais aspectos, mas essa é uma das razões para a ação de criar vantagem existir – para justificar como um personagem aprende sobre os outros.</text:span></text:p>
      <text:p text:style-name="P13"><text:span text:style-name="T8">Lembre-se também que os aspectos só ajudam no desenvolvimento da história se você os usar – aspectos que nunca são usados nem deveriam existir. Assim, na maior parte das vezes os jogadores devem saber quais os aspectos estão disponíveis para uso e, se houver qualquer dúvida com relação a um curso de ação de um personagem, use os dados para ajudá-lo a decidir.</text:span></text:p>
      <text:p text:style-name="P13"><text:span text:style-name="T8">Por fim, sabemos que às vezes o Narrador preferirá manter os aspectos de um PdN em segredo ou não revelar na hora um determinado aspecto de situação, tentando criar uma tensão na história. Se os PJs são investigadores buscando pistas sobre uma série de assassinatos, você não vai querer que um dos PdNs tenha o aspecto </text:span><text:span text:style-name="T36">Assassino Serial Sociopata </text:span><text:span text:style-name="T10">escrito em um cartão </text:span><text:span text:style-name="T8">sobre a mesa no início da aventura.</text:span></text:p>
      <text:p text:style-name="P13"><text:span text:style-name="T8">Nesses casos aconselhamos a não criar aspectos sobre fatos que você deseja manter em segredo. Ao invés disso, faça desse aspecto um detalhe que faça sentido dentro do contexto após o segredo ser revelado.</text:span></text:p>
      <text:p text:style-name="P13"><text:span text:style-name="T20">Amanda está criando um PdN que consegue mudar de aparência para ser o vilão principal da história. Ele também está constantemente na cidade para onde os PJs irão, então ela não quer deixar as coisas muito óbvias.</text:span></text:p>
      <text:p text:style-name="P13"><text:span text:style-name="T20">Ao invés de criar um aspecto chamado </text:span><text:span text:style-name="T30">Alterador de Aparência</text:span><text:span text:style-name="T20">, ela decide criar alguns detalhes pessoais como: </text:span><text:span text:style-name="T30">Comportamentos Variados, Traços Confundíveis, </text:span><text:span text:style-name="T20">e </text:span><text:span text:style-name="T30">Segredos Obscuros</text:span><text:span text:style-name="T20">. Se os PJs descobrirem alguns desses ou se os virem escritos em cartões em cima da mesa, eles podem começar a desconfiar, mas não estragarão o mistério do cenário na mesma hora.</text:span></text:p>
      <text:h text:style-name="P17" text:outline-level="2">A ECONOMIA DE PONTOS DE DESTINO</text:h>
      <text:p text:style-name="P13"><text:span text:style-name="T8">Na maioria das vezes, usar aspectos envolve o gasto de pontos de destino. Você indica a sua quantidade e pontos de destino usando marcadores como fichas de pôquer, contas de vidro ou outras coisas.</text:span></text:p>
      <text:p text:style-name="P13"><text:span text:style-name="T8">No geral deve haver um equilíbrio entre gastar e ganhar pontos de destino durante cada sessão. Os jogadores gastam à medida que eventos incríveis e cruciais aparecem e recebem de volta quando vivem momentos dramáticos e complicados. Logo, se os pontos de destino estiverem ﬂuíndo como deveriam, haverá esses ciclos de vitórias e empecilhos que deixam a história mais interessante e divertida.</text:span></text:p>
      <text:p text:style-name="P13"><text:span text:style-name="T8">Vejamos como isso funciona.</text:span></text:p>
      <text:h text:style-name="P18" text:outline-level="3">Recarga</text:h>
      <text:p text:style-name="P13"><text:span text:style-name="T8">Cada jogador ganha um número de pontos de destino no início de cada sessão. O total desses pontos ganhos é chamado de </text:span><text:span text:style-name="T12">recarga</text:span><text:span text:style-name="T8">. O valor padrão de recarga, para personagens iniciantes, é três pontos de destino, mas você pode optar por gastar até dois desses pontos para conseguir façanhas extras.</text:span></text:p>
      <text:p text:style-name="P13"><text:span text:style-name="T8">Você ganha um ponto a mais na sua recarga quando alcança um marco maior (o que vamos discutir em </text:span><text:span text:style-name="T19">Construindo Campanhas</text:span><text:span text:style-name="T8">), que pode ser usado para conseguir mais uma façanha ou permitir que ele aumente o seu valor de recarga, ganhando um ponto de destino a mais no início de cada sessão. Sua recarga nunca pode ser menor que um.</text:span></text:p>
      <text:p text:style-name="P13"><text:soft-page-break/><text:span text:style-name="T8">É possível terminar a sessão de jogo com mais pontos de destino que o seu nível atual de recarga. Se isso acontecer, você não perde os pontos adicionais quando iniciar a próxima sessão, mas você não vai ganhar o seu nível de recarga. No início de um novo cenário, a quantidade de pontos volta ao valor da recarga, sem exceções.</text:span></text:p>
      <text:h text:style-name="P18" text:outline-level="3">Gastando Pontos de Destino</text:h>
      <text:p text:style-name="P13"><text:span text:style-name="T8">Você gasta pontos de destino das seguintes formas:</text:span></text:p>
      <text:p text:style-name="P13"><text:span text:style-name="T9">•</text:span><text:span text:style-name="T8"> </text:span><text:span text:style-name="T12">Invocando um Aspecto: </text:span><text:span text:style-name="T8">Invocar um aspecto custa um ponto de destino, a não ser que a invocação seja grátis.</text:span></text:p>
      <text:p text:style-name="P13"><text:span text:style-name="T9">•</text:span><text:span text:style-name="T8"> </text:span><text:span text:style-name="T12">Ativando uma Façanha: </text:span><text:span text:style-name="T8">Algumas façanhas são bastante poderosas, portanto custam um ponto de destino para serem ativadas.</text:span></text:p>
      <text:p text:style-name="P13"><text:span text:style-name="T9">•</text:span><text:span text:style-name="T8"> </text:span><text:span text:style-name="T12">Recusando uma ação de Forçar: </text:span><text:span text:style-name="T8">Uma vez que forçar um aspecto tenha sido proposto, é possível pagar um ponto de destino para evitar a complicação.</text:span></text:p>
      <text:p text:style-name="P13"><text:span text:style-name="T9">•</text:span><text:span text:style-name="T8"> </text:span><text:span text:style-name="T12">Declarando um Detalhe da História: </text:span><text:span text:style-name="T8">Adicionar algo à narrativa baseado em um de seus aspectos custa </text:span><text:span text:style-name="T53">um ponto de destino.</text:span></text:p>
      <text:p text:style-name="P14"><text:span text:style-name="T58">FAÇANHAS E RECARGA</text:span><text:line-break/><text:span text:style-name="T43">•</text:span><text:span text:style-name="T42"> 3 Façanhas = Recarga 3</text:span><text:line-break/><text:span text:style-name="T42">• 4 Façanhas = Recarga 2</text:span><text:line-break/><text:span text:style-name="T42">• 5 Façanhas = Recarga 1</text:span></text:p>
      <text:h text:style-name="P18" text:outline-level="3">Ganhando Pontos de Destino</text:h>
      <text:p text:style-name="P13"><text:span text:style-name="T8">Você ganha pontos de destino das seguintes maneiras:</text:span></text:p>
      <text:p text:style-name="P13"><text:span text:style-name="T9">•</text:span><text:span text:style-name="T8"> </text:span><text:span text:style-name="T12">Forçando um Aspecto: </text:span><text:span text:style-name="T8">Você ganha um ponto de destino por aceitar uma complicação associada a um aspecto forçado. Como já falamos acima, isso pode ser algo retroativo se as circunstâncias permitirem.</text:span></text:p>
      <text:p text:style-name="P13"><text:span text:style-name="T9">•</text:span><text:span text:style-name="T8"> </text:span><text:span text:style-name="T12">Quando Seus Aspectos São Invocados Contra Você: </text:span><text:span text:style-name="T8">Se alguém gastar um ponto de destino para invocar um aspecto ligado a seu personagem, você ganha aquele ponto de destino ao final da cena. Isso inclui vantagens criadas sobre seu personagem, assim como consequências.</text:span></text:p>
      <text:p text:style-name="P13"><text:span text:style-name="T15">•</text:span><text:span text:style-name="T16"> </text:span><text:span text:style-name="T12">Concedendo um Conﬂito: </text:span><text:span text:style-name="T8">Você recebe um ponto de destino ao conceder a vitória em um conﬂito, assim como um ponto para cada consequência que adquirir nesse mesmo conﬂito (isso não é a mesma coisa que ser derrotado em um conﬂito, mas falaremos sobre isso mais à frente).</text:span></text:p>
      <text:h text:style-name="P18" text:outline-level="3">O Narrador e os Pontos de Destino</text:h>
      <text:p text:style-name="P13"><text:span text:style-name="T8">Narradores também possuem pontos de destino, mas as regras são um pouco diferente dos jogadores.</text:span></text:p>
      <text:p text:style-name="P13"><text:span text:style-name="T8">Quando o Narrador concede pontos de destino por aspectos forçados ou rendições, esses pontos saem de uma fonte ilimitada, separada para isso – não é preciso se preocupar com pontos de destino acabando, além de que o Narrador não gasta pontos para forçar aspectos.</text:span></text:p>
      <text:p text:style-name="P13"><text:span text:style-name="T8">Os PdNs já não possuem a mesma sorte. Eles possuem uma quantidade limitada de pontos de destino para usar em seu benefício. </text:span><text:span text:style-name="T12">Sempre que uma cena se inicia, você ganha um ponto de destino para cada PJ em cena</text:span><text:span text:style-name="T11">.</text:span><text:span text:style-name="T10"> </text:span><text:span text:style-name="T8">Esses pontos podem ser usados para beneficiar qualquer PdN na cena, mas é possível conseguir mais pontos aceitando aspectos forçados, como os PJs fazem.</text:span></text:p>
      <text:p text:style-name="P13"><text:soft-page-break/><text:span text:style-name="T12">O Narrador sempre volta ao valor padrão de um ponto por PJ ao início de cada cena.</text:span></text:p>
      <text:p text:style-name="P13"><text:span text:style-name="T8">Há duas exceções:</text:span></text:p>
      <text:p text:style-name="P13"><text:span text:style-name="T8">Se o Narrador aceitou um aspecto forçado que encerrou a cena anterior ou começa a próxima. Se isso acontecer, o Narrador recebe um ponto de destino extra na próxima cena.</text:span></text:p>
      <text:p text:style-name="P13"><text:span text:style-name="T9">•</text:span><text:span text:style-name="T8"> Um dos PdNs concedeu um conﬂito com os PJs na cena anterior. Se isso acontecer, o Narrador recebe os pontos que normalmente seriam cedidos por conceder em acréscimo aos pontos padrão de início de cena.</text:span></text:p>
      <text:p text:style-name="P13"><text:span text:style-name="T8">Se a próxima cena não possui uma interação significativa com algum PdN, esses pontos extras podem ser guardados até a próxima cena que </text:span><text:span text:style-name="T10">inclua uma interação maior.</text:span></text:p>
      <text:p text:style-name="P13"><text:span text:style-name="T20">Amanda está narrando um conﬂito crucial no qual os PJs enfrentam um inimigo importante que vinha tentando subjugá-los há vários cenários. Esses são os personagens na cena:</text:span></text:p>
      <text:p text:style-name="P13"><text:span text:style-name="T34">•</text:span><text:span text:style-name="T35"> Zoidai Vasa, Rainha do Crime da Nebulosa </text:span><text:span text:style-name="T20">Cadente, um PdN importante</text:span></text:p>
      <text:p text:style-name="P13"><text:span text:style-name="T34">•</text:span><text:span text:style-name="T35"> Thalar, o Sobrevivente, um de seus agentes </text:span><text:span text:style-name="T20">chefes, um PdN de apoio</text:span></text:p>
      <text:p text:style-name="P13"><text:span text:style-name="T34">•</text:span><text:span text:style-name="T35"> Sauri, a Invisível, uma antiga inimiga dos PJs contratada a pedidode Zoidai Vasa, um PdN de apoio</text:span></text:p>
      <text:p text:style-name="P13"><text:span text:style-name="T34">•</text:span><text:span text:style-name="T35"> Dois sargentos, PdNs sem nome</text:span></text:p>
      <text:p text:style-name="P13"><text:span text:style-name="T34">•</text:span><text:span text:style-name="T35"> Esopo</text:span></text:p>
      <text:p text:style-name="P13"><text:span text:style-name="T34">•</text:span><text:span text:style-name="T35"> Fräkeline</text:span></text:p>
      <text:p text:style-name="P13"><text:span text:style-name="T34">•</text:span><text:span text:style-name="T35"> Bandu, O Oculto</text:span></text:p>
      <text:p text:style-name="P13"><text:span text:style-name="T20">Seu total de pontos de destino para esta cena é 3 – um para cada PJ: Esopo, Fräk e Bandu. Se Bandu estivesse em outro lugar (digamos, fazendo pesquisas num templo antigo), Amanda teria direito a dois pontos de destino, um por Esopo e um por Fräkeline.</text:span></text:p>
      <text:p text:style-name="P13"><text:span text:style-name="T20">Um tempo depois no conﬂito, Zoidai Vasa é obrigada a conceder o conﬂito para que ela possa fugir sem sofrer danos sérios. Ela recebeu duas consequências no conﬂito, isso significa que ela ganhou três pontos de destino por conceder. Esses três pontos de destino são mantidos até a próxima cena.</text:span></text:p>
      <text:h text:style-name="P21" text:outline-level="1"/>
      <text:h text:style-name="P22" text:outline-level="1">5 PERÍCIAS E FAÇANHAS</text:h>
      <text:h text:style-name="P17" text:outline-level="2">O QUE É UMA PERÍCIA?</text:h>
      <text:p text:style-name="P13"><text:span text:style-name="T10">Uma </text:span><text:span text:style-name="T12">perícia </text:span><text:span text:style-name="T8">é uma palavra que descreve a competência de alguém em algo – como atletismo, lutar, enganar – que o seu personagem adquiriu por talento inato, treinamento ou anos de tentativa e erro. As perícias são a base de tudo que o seu personagem sabe fazer no jogo que envolva desafios (e dados).</text:span></text:p>
      <text:p text:style-name="P13"><text:span text:style-name="T8">As perícias são medidas através da escala de adjetivos. Quanto mais alto, melhor seu personagem é na perícia. De forma geral, a sua lista de perícias serve como uma visão geral do potencial de seu personagem – no que você é excelente, no que é bom e no que não é tão bom.</text:span></text:p>
      <text:p text:style-name="P13"><text:span text:style-name="T8">Definimos as perícias de duas maneiras em Fate – em termos de </text:span><text:span text:style-name="T19">ação em jogo </text:span><text:span text:style-name="T8">que você pode executar com elas e </text:span><text:span text:style-name="T19">contexto </text:span><text:span text:style-name="T8">no qual pode usá-las. Existem apenas algumas ações básicas de jogo, mas o número de contextos é infinito.</text:span></text:p>
      <text:h text:style-name="P18" text:outline-level="3">Ações Básicas</text:h>
      <text:p text:style-name="P13"><text:span text:style-name="T8">Cobriremos isso com mais detalhes em </text:span><text:span text:style-name="T19">Ações e Resoluções</text:span><text:span text:style-name="T8">, mas aqui está uma referência para que você não precise ir até lá agora.</text:span></text:p>
      <text:p text:style-name="P13"><text:span text:style-name="T12">Superar: </text:span><text:span text:style-name="T8">Com essa ação, você enfrenta um desafio, tarefa envol</text:span><text:span text:style-name="T10">vente ou obstáculo</text:span><text:span text:style-name="T8"> relacionados à sua perícia.</text:span></text:p>
      <text:p text:style-name="P13"><text:span text:style-name="T12">Criar Vantagem: </text:span><text:span text:style-name="T10">C</text:span><text:span text:style-name="T8">riar vantagens é uma forma de descobrir e criar aspectos e ganhar invocações gratuitas deles, seja quando está descobrindo algo já existente sobre um oponente ou criando uma</text:span><text:line-break/><text:span text:style-name="T8">situação que lhe traz um benefício</text:span><text:span text:style-name="T11">.</text:span></text:p>
      <text:p text:style-name="P13"><text:span text:style-name="T12">Atacar: </text:span><text:span text:style-name="T8">Você tenta ferir alguém em um conﬂito. Esse dano pode ser físico, mental, emocional ou social.</text:span></text:p>
      <text:p text:style-name="P13"><text:span text:style-name="T12">Defender: </text:span><text:span text:style-name="T8">Você tenta evitar que alguém lhe cause dano, passe por você ou crie vantagem para ser usada contra você</text:span><text:span text:style-name="T11">.</text:span></text:p>
      <text:p text:style-name="P13"><text:span text:style-name="T8">Algumas perícias também possuem um efeito especial, como conceder algumas caixas de estresse extras. Veja Vigor e Vontade na lista de perícias abaixo para ver mais exemplos.</text:span></text:p>
      <text:p text:style-name="P13"><text:span text:style-name="T8">Mesmo que haja apenas quatro ações que podem ser usadas em conjunto com as perícias, a perícia em questão fornece o contexto necessário para a ação. Por exemplo, tanto Roubo quanto Ofícios permitem que você crie vantagem, mas em contextos bastante diferentes – Roubo permite fazer isso se você estiver prestes a entrar em um local e Ofícios permite fazer isso quando você está avaliando algum objeto. As diferentes perícias permitem a você diferenciar as habilidades de cada PJ, permitindo que</text:span><text:line-break/><text:span text:style-name="T8">cada um contribua de forma única ao jogo.</text:span></text:p>
      <text:h text:style-name="P17" text:outline-level="2">O QUE É UMA FAÇANHA?</text:h>
      <text:p text:style-name="P13"><text:span text:style-name="T10">Uma </text:span><text:span text:style-name="T12">façanha </text:span><text:span text:style-name="T8">é um traço especial do seu personagem que muda a forma como uma perícia funciona. Uma façanha é algo especial, uma forma privilegiada de um personagem usar uma perícia de maneira única, o que é bastante comum em vários cenários – treinamento especial, talentos excepcionais, a marca do destino, alterações genéticas, poderes natos e uma miríade de </text:span><text:soft-page-break/><text:span text:style-name="T8">outras razões podem explicar o porquê de algumas pessoas serem melhores em suas perícias do que outros.</text:span></text:p>
      <text:p text:style-name="P13"><text:span text:style-name="T8">Diferentes das perícias, que são coisas que qualquer um poderia conseguir fazer na campanha, façanhas são únicas e personalizadas. Por essa razão, as próximas páginas falarão sobre como criar suas façanhas, mas há também uma lista de façanhas de exemplo para cada perícia padrão.</text:span></text:p>
      <text:p text:style-name="P13"><text:span text:style-name="T8">Adicionar façanhas a seu jogo fornece uma gama de personagens diferentes, mesmo que possuam as mesmas perícias.</text:span></text:p>
      <text:p text:style-name="P13"><text:span text:style-name="T20">Tanto Esopo quanto Fräkeline possuem a perícia Luta, mas Fräkeline também possui Mestre em Combate, que a torna mais apta a Criar Vantagem com essa perícia. Isso diferencia bastante os dois personagens – Fräkeline possui uma capacidade única de analisar e entender as fraquezas de seus inimigos de uma forma que Esopo não consegue.</text:span></text:p>
      <text:p text:style-name="P13"><text:span text:style-name="T20">Podemos imaginar Fräk começando uma briga para testar os movimentos e ataques do inimigo, analisando cuidadosamente os limites de seu oponente antes de lançar um golpe decisivo, enquanto Esopo se contenta em apenas entrar quebrando tudo.</text:span></text:p>
      <text:p text:style-name="P13"><text:span text:style-name="T8">Você também pode usar isso para separar um certo grupo de habilidades como pertencentes a um grupo de pessoas, se for algo que o cenário requer.</text:span></text:p>
      <text:p text:style-name="P13"><text:span text:style-name="T8">Por exemplo, em uma ambientação contemporânea, pode ser que possuir apenas uma perícia não seja suficiente para tornar alguém um médico profissional (a não ser, claro, que seja um jogo sobre médicos). No entanto, como uma façanha para outra perícia mais geral (como Conhecimentos), é possível que um personagem seja "o médico" se é o que o jogador deseja.</text:span></text:p>
      <text:h text:style-name="P18" text:outline-level="3">Façanhas e Recarga</text:h>
      <text:p text:style-name="P13"><text:span text:style-name="T8">Adquirir uma nova façanha reduzirá sua recarga inicial em um ponto para cada façanha acima de três.</text:span></text:p>
      <text:p text:style-name="P13"><text:line-break/><text:span text:style-name="T27">CRIANDO FAÇANHAS</text:span><text:line-break/><text:span text:style-name="T8">Em Fate, permitimos que os jogadores criem as façanhas durante a criação do personagem ou deixem-nas em aberto para fazer isso durante o jogo. Há alguns exemplos de façanhas listados abaixo, junto às perícias.</text:span></text:p>
      <text:p text:style-name="P13"><text:span text:style-name="T8">Não é uma lista definitiva; na verdade, elas estão lá para mostrar a você como criar as suas próprias façanhas (embora você possa simplesmente escolher alguma já presente no livro, se assim desejar).</text:span></text:p>
      <text:p text:style-name="P13"><text:span text:style-name="T8">Também temos uma lista das coisas que uma façanha pode ser capaz de </text:span><text:span text:style-name="T19">realizar</text:span><text:span text:style-name="T8">, para ajudá-lo quando for criá-las em jogo. Em caso de dúvida, dê uma olhada na lista de façanhas para buscar inspiração, assim como nas </text:span><text:span text:style-name="T53">façanhas dos personagens de exemplo.</text:span></text:p>
      <text:p text:style-name="P14"><text:span text:style-name="T42">Narradores que queiram reforçar um conjunto em particular de perícias como sendo importantes ou únicas para o jogo podem optar por criar uma lista de façanhas, facilitando a busca por referências durante a criação do personagem. Isso normalmente é</text:span><text:line-break/><text:span text:style-name="T42">feito como parte da criação dos extras; veja a sessão </text:span><text:span text:style-name="T45">Extras </text:span><text:span text:style-name="T42">na página 247 para mais detalhes</text:span></text:p>
      <text:h text:style-name="P18" text:outline-level="3">Adicionando Uma Nova Ação a Uma Perícia</text:h>
      <text:p text:style-name="P13"><text:span text:style-name="T8">A opção mais básica de uma façanha é permitir a uma perícia realizar algo que ela normalmente não pode fazer. Ela adiciona uma nova ação para a perícia para uso em situações específicas, </text:span><text:soft-page-break/><text:span text:style-name="T8">àqueles que possuírem a tal façanha. A nova ação pode estar disponível para outra perícia (permitindo que uma perícia seja trocada por outra em certas circunstâncias) ou alguma que não está disponível para nenhuma delas.</text:span></text:p>
      <text:p text:style-name="P13"><text:span text:style-name="T8">Aqui estão algumas façanhas com esse efeito:</text:span></text:p>
      <text:p text:style-name="P13"><text:span text:style-name="T9">•</text:span><text:span text:style-name="T8"> </text:span><text:span text:style-name="T12">Golpe Traiçoeiro. </text:span><text:span text:style-name="T8">Você pode usar Furtividade para realizar ataques físicos, desde que o alvo não tenha notado sua presença.</text:span></text:p>
      <text:p text:style-name="P13"><text:span text:style-name="T8"><text:s/></text:span><text:span text:style-name="T12">Sede De Vitória. </text:span><text:span text:style-name="T8">Você pode usar Provocar para entrar em conﬂitos nos quais normalmente precisaria usar Vigor sempre que sua capacidade de desconcentrar o seu oponente com sua presença seja viável.</text:span></text:p>
      <text:p text:style-name="P13"><text:line-break/><text:span text:style-name="T9">•</text:span><text:span text:style-name="T8"> </text:span><text:span text:style-name="T12">Você Nunca Está a Salvo. </text:span><text:span text:style-name="T8">Você pode usar Roubo para realizar ataques mentais e criar vantagem sobre um alvo, intimidando e fazendo-o sentir-se inseguro.</text:span></text:p>
      <text:p text:style-name="P14"><text:span text:style-name="T42">Só porque você possui uma façanha não significa que deve usá-la sempre que for relevante. Usar uma façanha sempre será uma escolha e você pode não usar se não achar apropriado ou simplesmente não quiser.</text:span></text:p>
      <text:p text:style-name="P14"><text:span text:style-name="T42">Por exemplo, você poderia ter uma façanha que lhe permitisse entrar em uma luta usando Atletismo no lugar de Lutar quando está lidando com arcos e outras armas de projéteis. Quando for atacar à distância você pode escolher usar Lutar ou Atletismo. Fica a seu critério.</text:span></text:p>
      <text:p text:style-name="P13"><text:span text:style-name="T8">Você também pode usar isso para estabelecer qualquer efeito como benefício adicional por ser bem-sucedido em uma rolagem. Ou seja, isso pode ser uma oposição passiva Razoável (+2) para um oponente, o equivalente a -2 em dano, uma consequência suave ou uma vantagem que precisa de oposição Razoável (+2) para remover.</text:span></text:p>
      <text:p text:style-name="P13"><text:span text:style-name="T8">Aqui, alguns exemplos sobre como adicionar bônus a uma ação:</text:span></text:p>
      <text:p text:style-name="P13"><text:span text:style-name="T9">•</text:span><text:span text:style-name="T8"> </text:span><text:span text:style-name="T12">Especialista Arcano. </text:span><text:span text:style-name="T8">Ganhe um bônus de +2 na ação de criar vantagem quando usar Conhecimentos, quando estiver em uma situação </text:span><text:span text:style-name="T10">sobrenatural ou oculta.</text:span></text:p>
      <text:p text:style-name="P13"><text:span text:style-name="T9">•</text:span><text:span text:style-name="T8"> </text:span><text:span text:style-name="T12">Chumbo Grosso. </text:span><text:span text:style-name="T8">Você realmente gosta de descarregar balas. Em </text:span><text:span text:style-name="T10">qualquer momento que usar uma </text:span><text:span text:style-name="T8">arma automática e for bem-sucedido em um ataque usando Atirar, você cria automaticamente uma oposição de +2 contra movimentos na zona atual até o próximo turno, por causa das balas voado no ar (normalmente você precisa de uma ação separada para criar esse tipo de oposição, mas não quando usa uma façanha).</text:span></text:p>
      <text:p text:style-name="P13"><text:span text:style-name="T9">•</text:span><text:span text:style-name="T8"> </text:span><text:span text:style-name="T12">Filho da Corte. </text:span><text:span text:style-name="T8">Ganha um bônus e +2 no uso da ação criar vantagem usando a perícia Comunicação quanto realizar alguma função aristocrata, como em um baile real.</text:span></text:p>
      <text:p text:style-name="P13"><text:span text:style-name="T29">Criar Uma Exceção à Regra</text:span></text:p>
      <text:p text:style-name="P13"><text:span text:style-name="T8">Por fim, uma façanha pode permitir a uma perícia, em circunstâncias restritas, uma exceção a qualquer outra regra do jogo que não se encaixe perfeitamente na categoria de determinada ação. O capítulo </text:span><text:span text:style-name="T19">Desafios, Disputas e Conﬂitos </text:span><text:span text:style-name="T8">está repleto de regrinhas que cobrem certas circunstâncias nas quais uma perícia pode ser usada e o que acontece. As façanhas podem quebrar isso, permitindo ao seu personagem expandir as possibilidades.</text:span></text:p>
      <text:p text:style-name="P13"><text:line-break/><text:span text:style-name="T8">O único limite para esse tipo de façanha é que ela nunca pode alterar as regras básicas dos aspectos em termos de invocar, forçar e na economia de pontos de destino. Isso permanece inalterado.</text:span></text:p>
      <text:p text:style-name="P13"><text:soft-page-break/><text:span text:style-name="T8">Aqui estão alguns exemplos de façanhas que criam exceções às regras:</text:span></text:p>
      <text:p text:style-name="P13"><text:span text:style-name="T9">•</text:span><text:span text:style-name="T8"> </text:span><text:span text:style-name="T12">Ritualista. </text:span><text:span text:style-name="T8">Use Conhecimentos em lugar de outra perícia durante um desafio, permitindo a você usá-la duas vezes no mesmo desafio.</text:span></text:p>
      <text:p text:style-name="P13"><text:span text:style-name="T9">•</text:span><text:span text:style-name="T8"> </text:span><text:span text:style-name="T12">Atar. </text:span><text:span text:style-name="T8">Quando você usa Ofícios para criar uma vantagem </text:span><text:span text:style-name="T36">Atado </text:span><text:span text:style-name="T10">(ou </text:span><text:span text:style-name="T8">similar) sobre alguém, você sempre pode criar uma oposição ativa contra quaisquer rolagens de superar para escapar da imobilização que você criou (também usando Ofícios), mesmo se não estiver por lá.</text:span></text:p>
      <text:p text:style-name="P13"><text:span text:style-name="T8">Normalmente, se você não está lá, o personagem escapa com uma rolagem contra uma oposição passiva, o que torna escapar muito mais fácil.</text:span></text:p>
      <text:p text:style-name="P13"><text:span text:style-name="T9">•</text:span><text:span text:style-name="T8"> </text:span><text:span text:style-name="T12">Contra-Ataque. </text:span><text:span text:style-name="T8">Se você for bem-sucedido com estilo em uma rolagem de Lutar para se defender, pode optar por inﬂigir 2 caixas de estresse ao invés de receber um impulso.</text:span></text:p>
      <text:h text:style-name="P18" text:outline-level="3">Balanceando a Utilidade de Façanhas</text:h>
      <text:p text:style-name="P13"><text:span text:style-name="T8">Se você olhar a maioria das façanhas de exemplo, vai perceber que as situações em que pode usá-las são bem limitadas quando comparadas com as perícias que elas afetam. Esse é o ponto certo que você procura para suas próprias façanhas - limitadas o suficiente para que sejam especiais quando usadas, mas não tanto que não consigam aparecer em jogo.</text:span></text:p>
      <text:p text:style-name="P13"><text:span text:style-name="T8">Se a façanha </text:span><text:span text:style-name="T19">toma lugar </text:span><text:span text:style-name="T8">de todas ações básicas da perícia, então não está limitada o suficiente. Você não quer que uma façanha substitua a perícia que ela modifica.</text:span></text:p>
      <text:p text:style-name="P13"><text:span text:style-name="T8">As duas principais formas de manter uma façanha limitada é fazer com que ela cubra apenas uma ação específica ou um par de ações (apenas ao criar vantagem ou apenas em rolagens de ataque ou defesa) ou por limitar a situação em que você pode usá-la (apenas entre os nobres, apenas quando lida com o sobrenatural, etc</text:span><text:span text:style-name="T9">.</text:span><text:span text:style-name="T8">).</text:span></text:p>
      <text:p text:style-name="P13"><text:span text:style-name="T8">Para ter os melhores resultados, use ambos - restrinja a façanha a uma ação específica, que só pode ser usada dentro de uma situação específica durante o jogo. Se você achar que a situação é muito limitada, volte um pouco e pense em como a perícia poderia ser usada em jogo. Se a façanha for útil para um desses usos, você provavelmente está no caminho certo. Se não, pode ser necessário ajustar um pouco a façanha para garantir que ela apareça.</text:span></text:p>
      <text:p text:style-name="P13"><text:span text:style-name="T8">Também é possível restringir uma façanha por fazê-la útil apenas em um determinado período do jogo, como uma vez por conﬂito, uma vez por cena </text:span><text:span text:style-name="T53">ou uma vez por sessão.</text:span></text:p>
      <text:p text:style-name="P14"><text:span text:style-name="T42">Jogadores que criarem façanhas que forneçam um bônus a uma ação devem pensar em situações que não ocorrem com tanta frequência em jogo. Por exemplo, no caso do Especialista Arcano acima seria impróprio se em seu jogo não aparecerem muitas situações sobrenaturais, e Filho da Corte seria inútil se sua campanha não há muitos detalhes sobre a nobreza. Se você acha que não vai usar uma façanha ao menos duas vezes por sessão, procure alterá-la.</text:span></text:p>
      <text:p text:style-name="P14"><text:span text:style-name="T42">Narradores são responsáveis por ajudar os jogadores a ver quando suas façanhas podem ser úteis – veja as condições que eles criaram como coisas que eles desejam ver em suas sessões.</text:span></text:p>
      <text:p text:style-name="P13"><text:span text:style-name="T20">Léo está pensando em uma façanha para Esopo chamada “Minha Arma Detona”. Ele quer adicionar duas tensões quando for bem-sucedido em um ataque usando Atirar, sempre que usar sua “incrível arma lançadora de cascavéis”, como ele diz.</text:span></text:p>
      <text:p text:style-name="P13"><text:span text:style-name="T20">Amanda pensa um pouco. Ele preenche todos os requisitos, mas há um problema – nem Amanda nem Léo conseguem imaginar muitas situações onde Esopo não vá querer utilizar sua arma. Basicamente, ele poderá usar essa façanha sempre que usar a perícia Atirar. Ela decide que a façanha fornece muita vantagem e pede para que ele modifique.</text:span></text:p>
      <text:p text:style-name="P13"><text:soft-page-break/><text:span text:style-name="T20">Léo pensa um pouco e diz “Então, que tal se ela for melhor quando uso ela contra outros seres do mar?”</text:span><text:line-break/><text:span text:style-name="T20">Amanda pergunta, “Mas vocês vão encontrar tantos camarões e tubarões assim? Acho que o ponto principal fosse vocês encontrando raças bem diferentes e visitando lugares interessantes.”</text:span></text:p>
      <text:p text:style-name="P13"><text:span text:style-name="T20">Léo concorda que isso não apareceria com tanta frequência e pensa mais um pouco. Então surge uma ideia. “Que tal isto – e se, quando alguém usa sua caixa de estresse de 2 pontos para absorver um dos meus ataques de Atirar, eu poder fazer com que usem sua consequência suave no lugar?”</text:span></text:p>
      <text:p text:style-name="P13"><text:span text:style-name="T20">Amanda gosta, porque pode aparecer em vários conﬂitos que Esopo participar, mas é algo que não fornece vantagem demasiada. Ela pede para que isso se limite e um uso</text:span><text:line-break/><text:span text:style-name="T20">por conﬂito, para finalizar. Na ficha de Esopo, Léo escreve:</text:span></text:p>
      <text:p text:style-name="P13"><text:span text:style-name="T34">•</text:span><text:span text:style-name="T35"> </text:span><text:span text:style-name="T39">M</text:span><text:span text:style-name="T40">inha Arma Detona: </text:span><text:span text:style-name="T20">Uma vez por conﬂito, você pode forçar um oponente a receber uma consequência suave, em lugar de 2 caixas de estresse em um ataque bem-sucedido </text:span><text:span text:style-name="T64">usando Atirar com sua arma lançadora de cascavéis.</text:span></text:p>
      <text:p text:style-name="P14"><text:span text:style-name="T58">FAÇANHAS MOVIDAS A PONTOS DE DESTINO</text:span><text:line-break/><text:span text:style-name="T42">Outra forma de restringir o uso de façanhas é o seu custo em pontos de destino. Isso é uma boa opção se a façanha em si for bastante poderosa ou se você não encontrar uma forma de usá-la menos em jogo.</text:span></text:p>
      <text:p text:style-name="P14"><text:span text:style-name="T42">Nosso conselho para determinar se a façanha é muito poderosa é checar se ela vai além dos limites que sugerimos acima (como adicionar uma nova ação a uma perícia e um bônus), ou se afeta significativamente o conﬂito. Especificamente, quase qualquer façanha que permita causar estresse adicional em um conﬂito deve custar um ponto de destino para ser usada.</text:span></text:p>
      <text:h text:style-name="P18" text:outline-level="3">Façanhas Interligadas</text:h>
      <text:p text:style-name="P13"><text:span text:style-name="T8">Se você quer entrar em detalhes sobre um tipo de talento ou treinamento em particular, você pode criar façanhas interligadas: um grupo de façanhas relacionadas entre si, ligadas umas às outras de alguma forma.</text:span></text:p>
      <text:p text:style-name="P13"><text:span text:style-name="T8">Isso permite que você crie coisas como estilos de luta, clãs ou escolas específicas em seu mundo de jogo, e representa os benefícios de pertencer a um deles. Isso também o ajuda a especificar que tipos de competências especializadas estão disponíveis, se você quiser que seu jogo tenha "classes de personagens" distintas - pode haver um grupo de façanhas interligadas para o "Ás dos Céus", bem como para o "Ladrão Sorrateiro".</text:span></text:p>
      <text:p text:style-name="P13"><text:span text:style-name="T8">Criar um grupo de façanhas interligadas é fácil. Monte uma façanha original que serve como pré-requisito para todas as outras do grupo, permitindo que você pegue essas outras façanhas melhores em seguida.</text:span></text:p>
      <text:p text:style-name="P13"><text:span text:style-name="T8">Depois, você precisa criar uma porção de façanhas que sejam interligadas a primeira de alguma forma, melhorando os efeitos iniciais ou ampliando para outros tipos de efeitos.</text:span></text:p>
      <text:h text:style-name="P18" text:outline-level="3">Agrupando os Efeitos</text:h>
      <text:p text:style-name="P13"><text:span text:style-name="T8">Talvez a maneira mais simples de lidar com uma façanha relacionada seja fazer a façanha original mais eficiente na mesma situação:</text:span></text:p>
      <text:p text:style-name="P13"><text:span text:style-name="T9">•</text:span><text:span text:style-name="T8"> Se a façanha adicionar uma ação, limite-a e dê à nova ação um bônus. Siga as mesmas regras para adicionar bônus – as circunstâncias em que ele se aplica devem ser mais restritas do que na ação base.</text:span></text:p>
      <text:p text:style-name="P13"><text:soft-page-break/><text:span text:style-name="T9">•</text:span><text:span text:style-name="T8"> Se a façanha acrescer um bônus à ação, inclua um bônus adicional de +2 para a mesma ação, </text:span><text:span text:style-name="T19">ou </text:span><text:span text:style-name="T8">um efeito de duas tensões àquela ação.</text:span></text:p>
      <text:p text:style-name="P13"><text:span text:style-name="T9">•</text:span><text:span text:style-name="T8"> Se a façanha criar uma exceção à regra, faça uma exceção ainda maior (isso pode ser difícil, dependendo da exceção original. Não se preocupe, você tem outras opções).</text:span></text:p>
      <text:p text:style-name="P13"><text:span text:style-name="T8">Tenha em mente que uma façanha melhorada substitui efetivamente a original. Pense nela como uma única super-façanha que custa dois espaços (e dois pontos de recarga) por ser mais poderosa que outras façanhas. Aqui estão algumas possibilidades:</text:span></text:p>
      <text:p text:style-name="P13"><text:span text:style-name="T9">•</text:span><text:span text:style-name="T8"> </text:span><text:span text:style-name="T12">Mestre Em Combate Avançado. </text:span><text:span text:style-name="T8">(requer Mestre em Combate, p. 299) quando você está em uma luta contra alguém armado, recebe um bônus de +2 ao criar uma vantagem usando a façanha Mestre Em </text:span><text:span text:style-name="T10">Combate.</text:span></text:p>
      <text:p text:style-name="P13"><text:span text:style-name="T9">•</text:span><text:span text:style-name="T8"> </text:span><text:span text:style-name="T12">Descendente da Corte. </text:span><text:span text:style-name="T8">(requer Filho da Corte, p.90) Quando usar Superar em conjunto com a façanha Filho da Corte, você pode adicionalmente criar um aspecto de situação que descreva como a atitude geral de todos fica a seu favor. Se alguém quiser tentar se livrar desse aspecto ele deve ser bem-sucedido contra uma oposição Razoável (+2).</text:span></text:p>
      <text:p text:style-name="P13"><text:span text:style-name="T9">•</text:span><text:span text:style-name="T8"> </text:span><text:span text:style-name="T12">Ritualista Experiente. </text:span><text:span text:style-name="T8">(requer Ritualista, p. 91) Você recebe um bônus de +2 quando usa a perícia Conhecimentos em lugar de outra qualquer durante um desafio. Isso permite a você usar Conhecimentos duas vezes no mesmo desafio</text:span><text:span text:style-name="T9">.</text:span></text:p>
      <text:h text:style-name="P18" text:outline-level="3">Ramificando Efeitos</text:h>
      <text:p text:style-name="P13"><text:span text:style-name="T8">Ramificar efeitos é criar uma nova façanha relacionada à original em tema ou alvo, mas fornecendo um efeito totalmente novo. Se você pensar nos efeitos cumulativos como uma linha vertical de uma façanha ou perícia, imagine os efeitos ramificados como expansões laterais dessa linha.</text:span></text:p>
      <text:p text:style-name="P13"><text:span text:style-name="T8">Se sua façanha original adicionava uma ação a uma perícia, uma façanha ramificada pode adicionar uma ação diferente àquela perícia, conceder um bônus a uma ação diferente que a perícia já tenha ou criar uma exceção às regras, etc. O efeito mecânico não está relacionado à façanha original, mas dá seu próprio toque complementar à mistura.</text:span></text:p>
      <text:p text:style-name="P13"><text:span text:style-name="T8">Isso permite criar alguns caminhos diferentes para fazer algo incrível com apenas uma façanha. Você pode usar isso para destacar diferentes elementos de certa perícia e ajudar os personagens a se diferenciarem uns dos outros, mesmo que possuam níveis altos nas mesmas perícias, por possuírem façanhas conectadas diferentes.</text:span></text:p>
      <text:p text:style-name="P13"><text:span text:style-name="T8">Um exemplo de como isso funciona: vamos dar uma olhada na perícia Enganar. Ao ler a descrição da perícia, há vários caminhos que podemos usar para criar façanhas: mentir, prestidigitação, disfarce, criar histórias duvidosas ou conﬂitos sociais.</text:span></text:p>
      <text:p text:style-name="P13"><text:span text:style-name="T8">Vamos fazer nossa primeira façanha parecida com isso:</text:span></text:p>
      <text:p text:style-name="P13"><text:span text:style-name="T9">•</text:span><text:span text:style-name="T8"> </text:span><text:span text:style-name="T12">Enrolador. </text:span><text:span text:style-name="T8">Você receber um bônus de +2 quando usar uma ação de superar com a perícia Enganar, desde que você não tenha que falar mais que algumas frases com a pessoa para despistá-la.</text:span></text:p>
      <text:p text:style-name="P13"><text:span text:style-name="T8">Aqui estão algumas opções interessantes para criar façanhas ramificadas:</text:span></text:p>
      <text:p text:style-name="P13"><text:span text:style-name="T9">•</text:span><text:span text:style-name="T8"> </text:span><text:span text:style-name="T12">Disfarce Rápido </text:span><text:span text:style-name="T8">(requer Enrolador). Você é capaz de montar um disfarce convincente num piscar de olhos usando itens que o cercam. Faça uma rolagem de Enganar para criar um disfarce sem precisar de prepa</text:span><text:span text:style-name="T10">ração em quase qualquer situação</text:span><text:span text:style-name="T13">.</text:span></text:p>
      <text:p text:style-name="P13"><text:soft-page-break/><text:span text:style-name="T9">•</text:span><text:span text:style-name="T8"> </text:span><text:span text:style-name="T12">Saída de Mestre </text:span><text:span text:style-name="T8">(requer Enrolador). Você consegue inventar uma história como ninguém, mesmo que não tenha preparado nada previamente. Toda vez que tentar superar em público usando a perícia</text:span></text:p>
      <text:p text:style-name="P13"><text:span text:style-name="T8">Enganar, adicione automaticamente um aspecto de situação que represente a sua história falsa, e ganhe uma invocação grátis dela.</text:span></text:p>
      <text:p text:style-name="P13"><text:span text:style-name="T9">•</text:span><text:span text:style-name="T8"> </text:span><text:span text:style-name="T12">Ei, o Que Foi Aquilo? </text:span><text:span text:style-name="T8">(requer Enrolador). Ganhe um bônus de +2 sempre que usar Enganar para distrair momentaneamente alguém, desde que falar faça parte da distração.</text:span></text:p>
      <text:p text:style-name="P13"><text:span text:style-name="T8">Cada uma dessas façanhas se relaciona tematicamente a usos rápidos e espontâneos de Enganar, mas cada uma tem seu toque especial.</text:span></text:p>
      <text:h text:style-name="P17" text:outline-level="2">LISTA DE PERÍCIAS</text:h>
      <text:p text:style-name="P13"><text:span text:style-name="T8">Aqui está uma lista básica de perícias que serve como exemplo para suas partidas de Fate, seguidas de exemplos de façanhas para cada uma delas. São elas que usamos para todos os exemplos nesse livro e devem servir de base para ajustar suas próprias listas, adicionando e restringindo perícias para melhor se enquadrar em seu cenário. Para saber mais sobre como criar suas próprias perícias, veja o capítulo </text:span><text:span text:style-name="T19">Extras</text:span><text:span text:style-name="T11">.</text:span></text:p>
      <text:p text:style-name="P13"><text:span text:style-name="T8">Cada descrição de perícia contém uma lista de ações de jogo que se aplicam à perícia descrita. Essa lista não é completa – veja as instruções do que </text:span><text:span text:style-name="T53">fazer em casos especiais na página 189.</text:span></text:p>
      <text:p text:style-name="P14"><text:span text:style-name="T58">CRIANDO CENÁRIOS A PARTIR DE PERÍCIAS</text:span></text:p>
      <text:p text:style-name="P14"><text:span text:style-name="T42">As perícias são uma das mecânicas primárias que reforçam a ambientação do cenário que você está criando para o seu jogo. As perícias fornecidas nesta lista são propositalmente genéricas para que possam ser usadas em vários tipos de cenário, assim como as façanhas por não estarem atreladas a cenários específicos.</text:span></text:p>
      <text:p text:style-name="P14"><text:span text:style-name="T42">Ao criar seu próprio cenário para usar com Fate, você também deve criar sua própria lista de perícias. A lista oferecida aqui é um bom ponto de partida, mas criar perícias específicas para o seu mundo pode ajudar a dar mais profundidade ao usar uma mecânica personalizada para reforçar a história. Façanhas também devem reﬂetir os tipos de habilidades disponíveis em seu jogo.</text:span></text:p>
      <text:p text:style-name="P2"/>
      <text:p text:style-name="P14"><text:span text:style-name="T58">PERÍCIAS E EQUIPAMENTOS</text:span><text:line-break/><text:span text:style-name="T42">Algumas perícias, como Atirar e Ofícios, pressupõem uso de equipamento específico. Presumimos que se você possui a perícia, também possui o equipamento para usá-la e que a eficácia do equipamento está inclusa no resultado da perícia. Se você deseja tornar equipamento algo especial, vale a pena dar uma olhada no capítulo </text:span><text:span text:style-name="T45">Extras.</text:span></text:p>
      <table:table table:name="Tabela1" table:style-name="Tabela1">
        <table:table-column table:style-name="Tabela1.A"/>
        <table:table-column table:style-name="Tabela1.B"/>
        <table:table-column table:style-name="Tabela1.C"/>
        <table:table-column table:style-name="Tabela1.D" table:number-columns-repeated="2"/>
        <table:table-row table:style-name="Tabela1.1">
          <table:table-cell table:style-name="Tabela1.A1" table:number-columns-spanned="5" office:value-type="string">
            <text:p text:style-name="P5"><text:span text:style-name="T66">Lista de Perícias</text:span></text:p>
          </table:table-cell>
          <table:covered-table-cell/>
          <table:covered-table-cell/>
          <table:covered-table-cell/>
          <table:covered-table-cell/>
        </table:table-row>
        <table:table-row table:style-name="Tabela1.1">
          <table:table-cell table:style-name="Tabela1.A2" office:value-type="string">
            <text:p text:style-name="P5"><text:span text:style-name="T66">Perícia</text:span></text:p>
          </table:table-cell>
          <table:table-cell table:style-name="Tabela1.B2" office:value-type="string">
            <text:p text:style-name="P5"><text:span text:style-name="T65">Superar</text:span></text:p>
          </table:table-cell>
          <table:table-cell table:style-name="Tabela1.B2" office:value-type="string">
            <text:p text:style-name="P5"><text:span text:style-name="T65">Criar Vantagem</text:span></text:p>
          </table:table-cell>
          <table:table-cell table:style-name="Tabela1.B2" office:value-type="string">
            <text:p text:style-name="P5"><text:span text:style-name="T65">Atacar</text:span></text:p>
          </table:table-cell>
          <table:table-cell table:style-name="Tabela1.E2" office:value-type="string">
            <text:p text:style-name="P5"><text:span text:style-name="T65">Defender</text:span></text:p>
          </table:table-cell>
        </table:table-row>
        <table:table-row table:style-name="Tabela1.1">
          <table:table-cell table:style-name="Tabela1.A3" office:value-type="string">
            <text:p text:style-name="P6"><text:span text:style-name="T66">Atletismo</text:span></text:p>
          </table:table-cell>
          <table:table-cell table:style-name="Tabela1.B3" office:value-type="string">
            <text:p text:style-name="P5"><text:span text:style-name="T64">X</text:span></text:p>
          </table:table-cell>
          <table:table-cell table:style-name="Tabela1.C3" office:value-type="string">
            <text:p text:style-name="P5"><text:span text:style-name="T64">X</text:span></text:p>
          </table:table-cell>
          <table:table-cell table:style-name="Tabela1.D3" office:value-type="string">
            <text:p text:style-name="P7"/>
          </table:table-cell>
          <table:table-cell table:style-name="Tabela1.E3" office:value-type="string">
            <text:p text:style-name="P5"><text:span text:style-name="T64">X</text:span></text:p>
          </table:table-cell>
        </table:table-row>
        <table:table-row table:style-name="Tabela1.1">
          <table:table-cell table:style-name="Tabela1.A2" office:value-type="string">
            <text:p text:style-name="P6"><text:span text:style-name="T66">Atirar</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E2" office:value-type="string">
            <text:p text:style-name="P5"><text:span text:style-name="T64"><text:s/></text:span></text:p>
          </table:table-cell>
        </table:table-row>
        <table:table-row table:style-name="Tabela1.1">
          <table:table-cell table:style-name="Tabela1.A5" office:value-type="string">
            <text:p text:style-name="P6"><text:span text:style-name="T66">Comunicação</text:span></text:p>
          </table:table-cell>
          <table:table-cell table:style-name="Tabela1.B5" office:value-type="string">
            <text:p text:style-name="P5"><text:span text:style-name="T64">X</text:span></text:p>
          </table:table-cell>
          <table:table-cell table:style-name="Tabela1.C5" office:value-type="string">
            <text:p text:style-name="P5"><text:span text:style-name="T64">X</text:span></text:p>
          </table:table-cell>
          <table:table-cell table:style-name="Tabela1.D5" office:value-type="string">
            <text:p text:style-name="P8"/>
          </table:table-cell>
          <table:table-cell table:style-name="Tabela1.E5" office:value-type="string">
            <text:p text:style-name="P5"><text:span text:style-name="T64">X</text:span></text:p>
          </table:table-cell>
        </table:table-row>
        <table:table-row table:style-name="Tabela1.1">
          <table:table-cell table:style-name="Tabela1.A2" office:value-type="string">
            <text:p text:style-name="P6"><text:span text:style-name="T66">Condução</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8"/>
          </table:table-cell>
          <table:table-cell table:style-name="Tabela1.E2" office:value-type="string">
            <text:p text:style-name="P5"><text:span text:style-name="T64">X</text:span></text:p>
          </table:table-cell>
        </table:table-row>
        <table:table-row table:style-name="Tabela1.1">
          <table:table-cell table:style-name="Tabela1.A7" office:value-type="string">
            <text:p text:style-name="P6"><text:span text:style-name="T66">Conhecimento</text:span></text:p>
          </table:table-cell>
          <table:table-cell table:style-name="Tabela1.B7" office:value-type="string">
            <text:p text:style-name="P5"><text:span text:style-name="T64">X</text:span></text:p>
          </table:table-cell>
          <table:table-cell table:style-name="Tabela1.C7" office:value-type="string">
            <text:p text:style-name="P5"><text:span text:style-name="T64">X</text:span></text:p>
          </table:table-cell>
          <table:table-cell table:style-name="Tabela1.D7" office:value-type="string">
            <text:p text:style-name="P8"/>
          </table:table-cell>
          <table:table-cell table:style-name="Tabela1.E7" office:value-type="string">
            <text:p text:style-name="P5"><text:span text:style-name="T64">X</text:span></text:p>
          </table:table-cell>
        </table:table-row>
        <table:table-row table:style-name="Tabela1.1">
          <table:table-cell table:style-name="Tabela1.A2" office:value-type="string">
            <text:p text:style-name="P6"><text:span text:style-name="T66">Contatos</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8"/>
          </table:table-cell>
          <table:table-cell table:style-name="Tabela1.E2" office:value-type="string">
            <text:p text:style-name="P5"><text:span text:style-name="T64">X</text:span></text:p>
          </table:table-cell>
        </table:table-row>
        <table:table-row table:style-name="Tabela1.1">
          <table:table-cell table:style-name="Tabela1.A9" office:value-type="string">
            <text:p text:style-name="P6"><text:span text:style-name="T66">Empatia</text:span></text:p>
          </table:table-cell>
          <table:table-cell table:style-name="Tabela1.B9" office:value-type="string">
            <text:p text:style-name="P5"><text:span text:style-name="T64">X</text:span></text:p>
          </table:table-cell>
          <table:table-cell table:style-name="Tabela1.C9" office:value-type="string">
            <text:p text:style-name="P5"><text:span text:style-name="T64">X</text:span></text:p>
          </table:table-cell>
          <table:table-cell table:style-name="Tabela1.D9" office:value-type="string">
            <text:p text:style-name="P8"/>
          </table:table-cell>
          <table:table-cell table:style-name="Tabela1.E9" office:value-type="string">
            <text:p text:style-name="P5"><text:span text:style-name="T64">X</text:span></text:p>
          </table:table-cell>
        </table:table-row>
        <table:table-row table:style-name="Tabela1.1">
          <table:table-cell table:style-name="Tabela1.A2" office:value-type="string">
            <text:p text:style-name="P6"><text:span text:style-name="T66">Enganar</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8"/>
          </table:table-cell>
          <table:table-cell table:style-name="Tabela1.E2" office:value-type="string">
            <text:p text:style-name="P5"><text:span text:style-name="T64">X</text:span></text:p>
          </table:table-cell>
        </table:table-row>
        <table:table-row table:style-name="Tabela1.1">
          <table:table-cell table:style-name="Tabela1.A11" office:value-type="string">
            <text:p text:style-name="P6"><text:span text:style-name="T66">Furtividade</text:span></text:p>
          </table:table-cell>
          <table:table-cell table:style-name="Tabela1.B11" office:value-type="string">
            <text:p text:style-name="P5"><text:span text:style-name="T64">X</text:span></text:p>
          </table:table-cell>
          <table:table-cell table:style-name="Tabela1.C11" office:value-type="string">
            <text:p text:style-name="P5"><text:span text:style-name="T64">X</text:span></text:p>
          </table:table-cell>
          <table:table-cell table:style-name="Tabela1.D11" office:value-type="string">
            <text:p text:style-name="P8"/>
          </table:table-cell>
          <table:table-cell table:style-name="Tabela1.E11" office:value-type="string">
            <text:p text:style-name="P5"><text:span text:style-name="T64">X</text:span></text:p>
          </table:table-cell>
        </table:table-row>
        <table:table-row table:style-name="Tabela1.1">
          <table:table-cell table:style-name="Tabela1.A2" office:value-type="string">
            <text:p text:style-name="P6"><text:span text:style-name="T66">Investigar</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8"/>
          </table:table-cell>
          <table:table-cell table:style-name="Tabela1.E2" office:value-type="string">
            <text:p text:style-name="P10"/>
          </table:table-cell>
        </table:table-row>
        <text:soft-page-break/>
        <table:table-row table:style-name="Tabela1.1">
          <table:table-cell table:style-name="Tabela1.A13" office:value-type="string">
            <text:p text:style-name="P6"><text:span text:style-name="T66">Lutar</text:span></text:p>
          </table:table-cell>
          <table:table-cell table:style-name="Tabela1.B13" office:value-type="string">
            <text:p text:style-name="P5"><text:span text:style-name="T64">X</text:span></text:p>
          </table:table-cell>
          <table:table-cell table:style-name="Tabela1.C13" office:value-type="string">
            <text:p text:style-name="P5"><text:span text:style-name="T64">X</text:span></text:p>
          </table:table-cell>
          <table:table-cell table:style-name="Tabela1.D13" office:value-type="string">
            <text:p text:style-name="P5"><text:span text:style-name="T64">X</text:span></text:p>
          </table:table-cell>
          <table:table-cell table:style-name="Tabela1.E13" office:value-type="string">
            <text:p text:style-name="P5"><text:span text:style-name="T64">X</text:span></text:p>
          </table:table-cell>
        </table:table-row>
        <table:table-row table:style-name="Tabela1.1">
          <table:table-cell table:style-name="Tabela1.A2" office:value-type="string">
            <text:p text:style-name="P6"><text:span text:style-name="T66">Ofícios</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8"/>
          </table:table-cell>
          <table:table-cell table:style-name="Tabela1.E2" office:value-type="string">
            <text:p text:style-name="P10"/>
          </table:table-cell>
        </table:table-row>
        <table:table-row table:style-name="Tabela1.1">
          <table:table-cell table:style-name="Tabela1.A15" office:value-type="string">
            <text:p text:style-name="P6"><text:span text:style-name="T66">Percepção</text:span></text:p>
          </table:table-cell>
          <table:table-cell table:style-name="Tabela1.B15" office:value-type="string">
            <text:p text:style-name="P5"><text:span text:style-name="T64">X</text:span></text:p>
          </table:table-cell>
          <table:table-cell table:style-name="Tabela1.C15" office:value-type="string">
            <text:p text:style-name="P5"><text:span text:style-name="T64">X</text:span></text:p>
          </table:table-cell>
          <table:table-cell table:style-name="Tabela1.D15" office:value-type="string">
            <text:p text:style-name="P8"/>
          </table:table-cell>
          <table:table-cell table:style-name="Tabela1.E15" office:value-type="string">
            <text:p text:style-name="P5"><text:span text:style-name="T64">X</text:span></text:p>
          </table:table-cell>
        </table:table-row>
        <table:table-row table:style-name="Tabela1.1">
          <table:table-cell table:style-name="Tabela1.A2" office:value-type="string">
            <text:p text:style-name="P6"><text:span text:style-name="T66">Provocar</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E2" office:value-type="string">
            <text:p text:style-name="P10"/>
          </table:table-cell>
        </table:table-row>
        <table:table-row table:style-name="Tabela1.1">
          <table:table-cell table:style-name="Tabela1.A17" office:value-type="string">
            <text:p text:style-name="P6"><text:span text:style-name="T66">Recursos</text:span></text:p>
          </table:table-cell>
          <table:table-cell table:style-name="Tabela1.B17" office:value-type="string">
            <text:p text:style-name="P5"><text:span text:style-name="T64">X</text:span></text:p>
          </table:table-cell>
          <table:table-cell table:style-name="Tabela1.C17" office:value-type="string">
            <text:p text:style-name="P5"><text:span text:style-name="T64">X</text:span></text:p>
          </table:table-cell>
          <table:table-cell table:style-name="Tabela1.D17" office:value-type="string">
            <text:p text:style-name="P7"/>
          </table:table-cell>
          <table:table-cell table:style-name="Tabela1.E17" office:value-type="string">
            <text:p text:style-name="P7"/>
          </table:table-cell>
        </table:table-row>
        <table:table-row table:style-name="Tabela1.1">
          <table:table-cell table:style-name="Tabela1.A2" office:value-type="string">
            <text:p text:style-name="P6"><text:span text:style-name="T66">Roubo</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8"/>
          </table:table-cell>
          <table:table-cell table:style-name="Tabela1.E2" office:value-type="string">
            <text:p text:style-name="P8"/>
          </table:table-cell>
        </table:table-row>
        <table:table-row table:style-name="Tabela1.1">
          <table:table-cell table:style-name="Tabela1.A19" office:value-type="string">
            <text:p text:style-name="P6"><text:span text:style-name="T66">Vigor</text:span></text:p>
          </table:table-cell>
          <table:table-cell table:style-name="Tabela1.B19" office:value-type="string">
            <text:p text:style-name="P5"><text:span text:style-name="T64">X</text:span></text:p>
          </table:table-cell>
          <table:table-cell table:style-name="Tabela1.C19" office:value-type="string">
            <text:p text:style-name="P5"><text:span text:style-name="T64">X</text:span></text:p>
          </table:table-cell>
          <table:table-cell table:style-name="Tabela1.D19" office:value-type="string">
            <text:p text:style-name="P8"/>
          </table:table-cell>
          <table:table-cell table:style-name="Tabela1.E19" office:value-type="string">
            <text:p text:style-name="P10"/>
          </table:table-cell>
        </table:table-row>
        <table:table-row table:style-name="Tabela1.1">
          <table:table-cell table:style-name="Tabela1.A2" office:value-type="string">
            <text:p text:style-name="P6"><text:span text:style-name="T66">Vontade</text:span></text:p>
          </table:table-cell>
          <table:table-cell table:style-name="Tabela1.B2" office:value-type="string">
            <text:p text:style-name="P5"><text:span text:style-name="T64">X</text:span></text:p>
          </table:table-cell>
          <table:table-cell table:style-name="Tabela1.B2" office:value-type="string">
            <text:p text:style-name="P5"><text:span text:style-name="T64">X</text:span></text:p>
          </table:table-cell>
          <table:table-cell table:style-name="Tabela1.B2" office:value-type="string">
            <text:p text:style-name="P8"/>
          </table:table-cell>
          <table:table-cell table:style-name="Tabela1.E2" office:value-type="string">
            <text:p text:style-name="P5"><text:span text:style-name="T64">X</text:span></text:p>
          </table:table-cell>
        </table:table-row>
      </table:table>
      <text:p text:style-name="P9"/>
      <text:h text:style-name="P18" text:outline-level="3">Atletismo</text:h>
      <text:p text:style-name="P13"><text:span text:style-name="T8">A perícia Atletismo representa o nível geral de aptidão física do seu personagem, independentemente se isso deriva de treinamento, dons naturais ou alguma característica específica do cenário (como magia ou alteração genética). É o quão bem você move seu corpo. Assim sendo, é uma escolha popular para personagens que se envolvam em ação.</text:span></text:p>
      <text:p text:style-name="P13"><text:span text:style-name="T8">Atletismo é bem presente em todos os gêneros que combinam com Fate — seria apenas desnecessário em jogos que focam exclusivamente em interação social, onde não há conﬂitos físicos.</text:span></text:p>
      <text:p text:style-name="P13"><text:span text:style-name="T12">Superar: </text:span><text:span text:style-name="T8">movimentos físicos – saltar, correr, escalar, nadar, etc. Você p Atletismo permite superar qualquer obstáculo que exige ode usar a ação de superar com Atletismo para se mover entre as zonas em um conﬂito se houver um aspecto de situação ou outro obstáculo em seu caminho. Você também rola Atletismo para perseguir ou correr em disputas ou desafios que dependam de atividades </text:span><text:span text:style-name="T10">semelhantes.</text:span></text:p>
      <text:p text:style-name="P13"><text:span text:style-name="T12">Criar Vantagem: </text:span><text:span text:style-name="T8">está indo para a parte mais alta do terreno, correndo mais rápido Ao criar uma vantagem usando Atletismo, você </text:span><text:span text:style-name="T10">q</text:span><text:span text:style-name="T8">ue seu oponente ou executando manobras acrobáticas deslumbrantes a fim de confundir seus adversários.</text:span></text:p>
      <text:p text:style-name="P13"><text:span text:style-name="T12">Atacar: </text:span><text:span text:style-name="T8">Atletismo </text:span><text:span text:style-name="T10">não </text:span><text:span text:style-name="T8">é utilizado como perícia de combate</text:span><text:span text:style-name="T11">.</text:span></text:p>
      <text:p text:style-name="P13"><text:span text:style-name="T12">Defender: </text:span><text:span text:style-name="T8">conﬂitos </text:span><text:span text:style-name="T10">c</text:span><text:span text:style-name="T8">ontra ataques à curta e longa distância. Atletismo é uma perícia genérica na rolagem de defesa em </text:span><text:span text:style-name="T10">T</text:span><text:span text:style-name="T8">ambém é possível </text:span><text:span text:style-name="T10">usar e</text:span><text:span text:style-name="T8">sta defesa contra personagens que estejam tentando passar por você, </text:span><text:span text:style-name="T10">h</text:span><text:span text:style-name="T8">ouver como intervir fisicamente em tal tentativa</text:span><text:span text:style-name="T11">.</text:span></text:p>
      <text:p text:style-name="P13"><text:span text:style-name="T14">Façanhas para Atletismo</text:span></text:p>
      <text:p text:style-name="P13"><text:span text:style-name="T9">•</text:span><text:span text:style-name="T8"> </text:span><text:span text:style-name="T12">Corredor Audaz: </text:span><text:span text:style-name="T8">Durante o conﬂito, você se move duas zonas sem precisar rolar os dados ao invés de apenas uma, desde que não haja aspectos de situação restringindo o seu movimento.</text:span></text:p>
      <text:p text:style-name="P13"><text:span text:style-name="T9">•</text:span><text:span text:style-name="T8"> </text:span><text:span text:style-name="T12">Parkour Hardcore: </text:span><text:span text:style-name="T8">+2 quando quiser superar usando Atletismo em uma perseguição em telhados ou outro ambiente precário.</text:span></text:p>
      <text:p text:style-name="P13"><text:span text:style-name="T9">•</text:span><text:span text:style-name="T8"> </text:span><text:span text:style-name="T12">Reação Atordoante: </text:span><text:span text:style-name="T8">Quando for bem-sucedido com estilo em uma defesa contra ataque de um oponente, você automaticamente contra -ataca com algum tipo de soco potente ou contundente. Você poderá colocar o aspecto </text:span><text:span text:style-name="T36">Atordoado </text:span><text:span text:style-name="T8">no seu oponente e ganhar uma invocação gratuita dele, ao invés de apenas um impulso</text:span><text:span text:style-name="T9">.</text:span></text:p>
      <text:h text:style-name="P18" text:outline-level="3">Atirar</text:h>
      <text:p text:style-name="P13"><text:span text:style-name="T8">Atirar é a perícia usada para armas à distância em um conﬂito ou mesmo em situações em que seu alvo não possa resistir ativamente (seja um tiro ao alvo ou a parede de um celeiro).</text:span></text:p>
      <text:p text:style-name="P13"><text:soft-page-break/><text:span text:style-name="T8">Assim como Lutar, se seu cenário requerer que haja a distinção entre tipos de armas à distância, é possível desmembrar esta perícia em outras como Arcos, Armas de Fogo, Armas de Feixe, etc.</text:span></text:p>
      <text:p text:style-name="P13"><text:span text:style-name="T8">Não vá muito longe com isso, a não ser que seja fundamental para seu jogo.</text:span></text:p>
      <text:p text:style-name="P13"><text:span text:style-name="T12">Superar: </text:span><text:span text:style-name="T8">A menos que, por alguma razão, você precise demonstrar sua habilidade em Atirar em uma situação em que não esteja em um conﬂito, você provavelmente não usará essa perícia para se livrar de algum obstáculo. Obviamente, disputas envolvendo armas de fogo s</text:span><text:span text:style-name="T10">ão bastante comuns </text:span><text:span text:style-name="T8">em algumas aventuras de ficção, logo recomendamos que você fique de olho nas oportunidades de a</text:span><text:span text:style-name="T10">crescentá-las no </text:span><text:span text:style-name="T8">jogo se possuir um personagem que seja especialista nisso.</text:span></text:p>
      <text:p text:style-name="P13"><text:span text:style-name="T12">Criar Vantagem: </text:span><text:span text:style-name="T8">Em um conﬂito físico, Atirar pode ser usado para executar uma variedade de movimentos, como truques de tiro, manter alguém sob fogo pesado e algo parecido. Em partidas</text:span><text:line-break/><text:span text:style-name="T8">cinematográficas, você pode ser capaz de desarmar um oponente com um tiro – bem parecido com o q</text:span><text:span text:style-name="T10">ue vemos </text:span><text:span text:style-name="T8">nos filmes. Você também pode justificar criar aspectos baseados em seu conhecimento em armas (como colocar o aspecto </text:span><text:span text:style-name="T36">Propenso a Travar </text:span><text:span text:style-name="T10">na </text:span><text:span text:style-name="T8">arma do adversário).</text:span></text:p>
      <text:p text:style-name="P13"><text:span text:style-name="T12">Ataque: </text:span><text:span text:style-name="T8">Esta perícia permite realizar ataques físicos. Você pode realizar esses ataques de uma a duas zonas de distância, diferente de Lutar (algumas vezes a distância mudará de acordo com a arma).</text:span></text:p>
      <text:p text:style-name="P13"><text:span text:style-name="T12">Defesa: </text:span><text:span text:style-name="T8">Atirar não pode ser usado para defesa direta - Atletismo serviria para isso. Você pode usá-la para dar cobertura - o que pode servir como defesa para seus aliados ou servir de oposição ao movimento de alguém - embora isso pudesse ser facilmente representado ao criar uma vantagem (</text:span><text:span text:style-name="T36">Fogo de Cobertura, ou Chuva de Balas</text:span><text:span text:style-name="T8">, por exemplo)</text:span><text:span text:style-name="T9">.</text:span></text:p>
      <text:p text:style-name="P14"><text:span text:style-name="T42">Talvez ache impróprio que Atletismo possa ser usado como defesa contra armas de fogo ou outras armas de alta tecnologia que existam em seu cenário. Na verdade não há outra perícia apropriada para se defender contra isso. Se optar por manter as coisas assim, armas se tornarão bastante perigosas. Você também pode escolher outra perícia para esses casos</text:span></text:p>
      <text:p text:style-name="P13"><text:span text:style-name="T14">Façanhas para Atirar</text:span></text:p>
      <text:p text:style-name="P13"><text:span text:style-name="T9">•</text:span><text:span text:style-name="T8"> </text:span><text:span text:style-name="T12">Tiro Específico: </text:span><text:span text:style-name="T8">Durante um ataque usando Atirar, gaste um ponto de destino e declare uma condição específica que você deseja inﬂigir no alvo, como </text:span><text:span text:style-name="T36">Tiro na Mão</text:span><text:span text:style-name="T8">. Se bem-sucedido, você coloca isso como um aspecto de situação além do estresse causado pelo acerto.</text:span></text:p>
      <text:p text:style-name="P13"><text:span text:style-name="T9">•</text:span><text:span text:style-name="T8"> </text:span><text:span text:style-name="T12">Rápido No Gatilho: </text:span><text:span text:style-name="T8">Você pode usar Atirar no lugar de Percepção para determinar sua ordem no turno de um conﬂito físico onde atirar rapidamente possa ser relevante.</text:span></text:p>
      <text:p text:style-name="P13"><text:span text:style-name="T9">•</text:span><text:span text:style-name="T8"> </text:span><text:span text:style-name="T12">Precisão Misteriosa: </text:span><text:span text:style-name="T8">Uma vez por conﬂito, adicione uma invocação grátis de uma vantagem criada que represente o tempo gasto apontando ou alinhando o tiro (como </text:span><text:span text:style-name="T36">Na Mira</text:span><text:span text:style-name="T8">)</text:span><text:span text:style-name="T9">.</text:span></text:p>
      <text:h text:style-name="P18" text:outline-level="3">Comunicação</text:h>
      <text:p text:style-name="P13"><text:span text:style-name="T8">A perícia Comunicação é a responsável por fazer conexões positivas com pessoas e incitar emoções positivas. É a perícia para que os outros gostem e confiem em você.</text:span></text:p>
      <text:p text:style-name="P13"><text:span text:style-name="T12">Superar: </text:span><text:span text:style-name="T8">Use Comunicação para cativar ou inspirar pessoas a fazer o que você quer </text:span><text:span text:style-name="T10">ou estabelecer uma boa conexão com elas. Cative </text:span><text:span text:style-name="T8">o guarda para que ele o deixe passar, ganhe a confiança de alguém </text:span><text:span text:style-name="T10">ou torne-se </text:span><text:span text:style-name="T8">o centro das atenções na taverna local. Fazer isso com PdNs menos importantes é apenas uma questão de realizar uma </text:span><text:span text:style-name="T10">a</text:span><text:span text:style-name="T8">ção de superar, mas você pode precisar entrar em uma disputa para conquistar a confiança um PdN mais importante ou PJ.</text:span></text:p>
      <text:p text:style-name="P13"><text:span text:style-name="T12">Criar Vantagem: </text:span><text:span text:style-name="T8">Use Comunicação para e</text:span><text:span text:style-name="T10">stabelecer um humor</text:span><text:span text:style-name="T8"> positivo em um alvo, cena ou para fazer com que alguém passe a confiar legitimamente em você. Você pode levar alguém na </text:span><text:soft-page-break/><text:span text:style-name="T8">conversa para que ela tenha </text:span><text:span text:style-name="T36">Confiança Elevada </text:span><text:span text:style-name="T10">ou animar uma mul</text:span><text:span text:style-name="T8">tidão </text:span><text:span text:style-name="T10">a </text:span><text:span text:style-name="T8">ponto de deixá-la </text:span><text:span text:style-name="T36">Eufórica de Alegria</text:span><text:span text:style-name="T8">, ou simplesmente deixar alguém </text:span><text:span text:style-name="T36">Falante </text:span><text:span text:style-name="T10">ou </text:span><text:span text:style-name="T36">Colaborativo</text:span><text:span text:style-name="T11">.</text:span></text:p>
      <text:p text:style-name="P13"><text:span text:style-name="T12">Ataque: </text:span><text:span text:style-name="T8">Comunicação não é usada para causar dano, logo esta perícia não é utilizada para realizar ataques. </text:span></text:p>
      <text:p text:style-name="P13"><text:span text:style-name="T12">Defesa: </text:span><text:span text:style-name="T8">Comunicação pode ser usada como defesa </text:span><text:span text:style-name="T10">contra qual</text:span><text:span text:style-name="T8">quer perícia usada com a intenção de ferir sua reputação, azedar um clima bom que tenha criado ou fazê-lo ficar mal na frente dos </text:span><text:span text:style-name="T10">outros. </text:span><text:span text:style-name="T8">A perícia não serve, no entanto, como defesa contra-ata</text:span><text:span text:style-name="T10">ques mentais. </text:span><text:span text:style-name="T8">Isso exige a perícia Vontade.</text:span></text:p>
      <text:p text:style-name="P13"><text:span text:style-name="T14">Façanhas para Comunicação</text:span></text:p>
      <text:p text:style-name="P13"><text:span text:style-name="T9">•</text:span><text:span text:style-name="T8"> </text:span><text:span text:style-name="T12">Boa Impressão: </text:span><text:span text:style-name="T8">Você pode, duas vezes por sessão, elevar um impulso obtido com Comunicação a um aspecto de situação com uma invocação grátis.</text:span></text:p>
      <text:p text:style-name="P13"><text:span text:style-name="T9">•</text:span><text:span text:style-name="T8"> </text:span><text:span text:style-name="T12">Demagogo: </text:span><text:span text:style-name="T8">+2 em Comunicação quando fizer um discurso inspirador em frente a uma multidão (se houverem PdNs importantes ou PJs na cena, é possível atingir a todos simultaneamente com uma rolagem ao invés de dividir as tensões).</text:span></text:p>
      <text:p text:style-name="P13"><text:span text:style-name="T9">•</text:span><text:span text:style-name="T8"> </text:span><text:span text:style-name="T12">Popular: </text:span><text:span text:style-name="T8">Se estiver em uma região onde você seja popular e bem-visto, é possível usar Comunicação no lugar de Contatos. Você pode estabelecer sua popularidade gastando um ponto de destino para declarar os detalhes da história ou devido a uma explicação prévia.</text:span></text:p>
      <text:h text:style-name="P18" text:outline-level="3">Condução</text:h>
      <text:p text:style-name="P13"><text:span text:style-name="T8">A perícia Condução trata da operação de veículos e coisas velozes. O funcionamento da perícia Condução em seu jogo dependerá muito de quantas ações você pretende realizar dentro de um veículo ou outro meio de transporte e do tipo de tecnologia disponível em seu cenário.</text:span></text:p>
      <text:p text:style-name="P13"><text:span text:style-name="T8">Por exemplo, em um cenário futurista de alta tecnologia, com naves espaciais e tudo o mais (como em </text:span><text:span text:style-name="T19">Caroneiros de Asteroide</text:span><text:span text:style-name="T8">), talvez você possa mudar Condução para Pilotagem (devido às espaçonaves). Em um cenário de guerra, Operação (para tanques e veículos pesados) fará mais sentido. Cenários de baixa tecnologia, onde o transporte pode ser feito com animais, podem combinar mais com Cavalgar.</text:span></text:p>
      <text:p text:style-name="P13"><text:span text:style-name="T12">Superar: </text:span><text:span text:style-name="T8">Condução é equivalente a Atletismo quando é utilizada em um veículo –para s</text:span><text:span text:style-name="T10">e movimentar p</text:span><text:span text:style-name="T8">ara quando estiver em circunstâncias difíceis, como em terreno acidentado, repleto de buracos ou</text:span><text:line-break/><text:span text:style-name="T10">r</text:span><text:span text:style-name="T8">ealizar manobras com o veículo. Obviamente, Condução é m</text:span><text:span text:style-name="T10">uito </text:span><text:span text:style-name="T8">usada em disputas, especialmente perseguições e corridas.</text:span></text:p>
      <text:p text:style-name="P13"><text:span text:style-name="T12">Criar Vantagem: </text:span><text:span text:style-name="T8">Uma Você pode usar Condução para d</text:span><text:span text:style-name="T10">eterminar a</text:span><text:span text:style-name="T8"> melhor maneira de chegar em algum lugar com um veículo. Uma boa rolagem pode permitir que você aprenda detalhes da rota que</text:span><text:line-break/><text:span text:style-name="T8">são expressos em aspectos ou então declarar que </text:span><text:span text:style-name="T10">sabe um </text:span><text:span text:style-name="T36">Atalho Conveniente </text:span><text:span text:style-name="T8">ou algo similar.</text:span></text:p>
      <text:p text:style-name="P13"><text:span text:style-name="T8">Você também pode ler a descrição da perícia Atletismo e transferi-la para um veículo. Usar a </text:span><text:span text:style-name="T10">ação </text:span><text:span text:style-name="T8">Criar Vantagem em Condução, </text:span><text:span text:style-name="T10">muitas </text:span><text:span text:style-name="T8">vezes, se trata de obter um bom posicionamento, fazer uma manobra ousada (</text:span><text:span text:style-name="T10">como um </text:span><text:span text:style-name="T36">Giro Aéreo</text:span><text:span text:style-name="T8">) ou colocar o seu oponente em uma posição ruim.</text:span></text:p>
      <text:p text:style-name="P13"><text:span text:style-name="T12">Atacar: </text:span><text:span text:style-name="T8">Condução normalmente não é usado para realizar ataques (apesar de façanhas poderem alterar isso). Se q</text:span><text:span text:style-name="T10">uiser </text:span><text:span text:style-name="T8">colidir o carro contra algo, você pode usar Condução como ataque, mas l</text:span><text:span text:style-name="T10">evará as </text:span><text:span text:style-name="T8">mesmas tensões que causar no conﬂito.</text:span></text:p>
      <text:p text:style-name="P13"><text:soft-page-break/><text:span text:style-name="T12">Defender: </text:span><text:span text:style-name="T8">Evitar dano a um veículo em um conﬂito físico é uma das formas mais comuns de usar Condução. Você também pode usá-la para defender-se de vantagens criadas contra </text:span><text:span text:style-name="T10">v</text:span><text:span text:style-name="T8">ocê ou deter</text:span><text:line-break/><text:span text:style-name="T8">ações de outros veículos tentando ultrapassá-lo.</text:span></text:p>
      <text:p text:style-name="P13"><text:span text:style-name="T14">Façanhas Para Condução</text:span></text:p>
      <text:p text:style-name="P13"><text:span text:style-name="T9">•</text:span><text:span text:style-name="T8"> </text:span><text:span text:style-name="T12">Duro na Queda: </text:span><text:span text:style-name="T8">+2 em Condução sempre que estiver perseguindo outro veículo.</text:span></text:p>
      <text:p text:style-name="P13"><text:span text:style-name="T9">•</text:span><text:span text:style-name="T8"> </text:span><text:span text:style-name="T12">Pé na Tábua: </text:span><text:span text:style-name="T8">Você pode fazer seu veículo atingir uma velocidade maior do que é possível. Sempre que estiver em uma disputa onde a velocidade é o principal fator (como em uma perseguição ou corrida) e empatar com seu adversário em uma rolagem de Condução, é considerado </text:span><text:span text:style-name="T10">sucesso.</text:span></text:p>
      <text:p text:style-name="P13"><text:span text:style-name="T9">•</text:span><text:span text:style-name="T8"> </text:span><text:span text:style-name="T12">Preparar Para o Impacto!: </text:span><text:span text:style-name="T8">Você ignora duas tensões de dano ao colidir com outro veículo. Portanto, se a colisão e causar quatro tensões de dano, você recebe apenas duas.</text:span></text:p>
      <text:h text:style-name="P18" text:outline-level="3">Conhecimentos</text:h>
      <text:p text:style-name="P13"><text:span text:style-name="T8">A perícia Conhecimentos trata de conhecimento e educação. Assim como outras perícias, ela recebeu esse nome porque se enquadra bem na proposta dos nossos exemplos – outros jogos podem chamá-la de Erudição, Conhecimento Acadêmico ou algo similar.</text:span></text:p>
      <text:p text:style-name="P13"><text:span text:style-name="T8">Se seu jogo por algum motivo precisar de campos de conhecimento separados, é possível dividir a perícia em diversos segmentos que seguem o mesmo modelo do original. Por exemplo, você pode ter uma perícia Conhecimentos específica para o sobrenatural e conhecimento arcano, e uma perícia de Conhecimento Acadêmico ligada à educação tradicional.</text:span></text:p>
      <text:p text:style-name="P13"><text:span text:style-name="T12">Superar: </text:span><text:span text:style-name="T8">Você pode usar Conhecimentos para se livrar de obstáculos que necessitem da aplicação do conhecimento de seu personagem na tentativa atingir um objetivo. Por exemplo, você talvez faça uma rolagem de Conhecimentos pra decifrar alguma língua ancestral nas ruínas de uma tumba, presumindo que seu personagem já tenha pesquisado sobre isso em algum momento.</text:span></text:p>
      <text:p text:style-name="P13"><text:span text:style-name="T8">Sinceramente, você pode usar Conhecimentos sempre que precisar saber se o seu personagem pode responder a alguma pergunta complicada, sempre que houver alguma tensão envolvida com não</text:span><text:line-break/><text:span text:style-name="T8">saber a resposta.</text:span></text:p>
      <text:p text:style-name="P13"><text:span text:style-name="T12">Criar Vantagem: </text:span><text:span text:style-name="T10">Conhecimentos cria </text:span><text:span text:style-name="T8">uma variedade de oportunidades ﬂexíveis para criar vantagem, contanto que possa pesquisar sobre a questão. A perícia frequentemente será utilizada para conseguir detalhes da história, alguma informação obscura descoberta ou já conhecida, mas se a informação lhe der </text:span><text:span text:style-name="T10">vanta</text:span><text:span text:style-name="T8">gem numa cena futura, ela pode se tornar um aspecto. D</text:span><text:span text:style-name="T10">a mesma </text:span><text:span text:style-name="T8">forma, você pode usar Conhecimentos para criar vantagens baseadas em qualquer assunto que seu personagem possa ter estudado, o que é um jeito divertido de adicionar detalhes </text:span><text:span text:style-name="T10">ao cenário.</text:span></text:p>
      <text:p text:style-name="P13"><text:span text:style-name="T12">Atacar: </text:span><text:span text:style-name="T10">E</text:span><text:span text:style-name="T8">sta perícia não é usada em conﬂitos (em nossos exemplos, os poderes mentais que Bandu utiliza são baseados na perícia Conhecimentos, a única exceção – ele pode usar Conhecimentos para realizar ataques e defesas mentais. Veja o capítulo Extras para mais detalhes sobre as formas de usar poderes e magias)</text:span><text:span text:style-name="T11">.</text:span></text:p>
      <text:p text:style-name="P13"><text:span text:style-name="T12">Defender: </text:span><text:span text:style-name="T8">A perícia também não pode ser usada para defender.</text:span></text:p>
      <text:p text:style-name="P13"><text:span text:style-name="T14">Façanhas Para Conhecimentos</text:span></text:p>
      <text:p text:style-name="P13"><text:span text:style-name="T9">•</text:span><text:span text:style-name="T8"> </text:span><text:span text:style-name="T12">Já Li Sobre Isso: </text:span><text:span text:style-name="T8">Você já leu centenas – se não milhares – de livros sobre inúmeros assuntos. Você pode gastar um ponto de destino para usar Conhecimentos no lugar de </text:span><text:span text:style-name="T19">qualquer outra </text:span><text:soft-page-break/><text:span text:style-name="T19">perícia </text:span><text:span text:style-name="T10">em uma rola</text:span><text:span text:style-name="T8">gem, desde que consiga explicar seu conhecimento sobre a ação que quer realizar.</text:span></text:p>
      <text:p text:style-name="P13"><text:span text:style-name="T9">•</text:span><text:span text:style-name="T8"> </text:span><text:span text:style-name="T12">Escudo da Razão: </text:span><text:span text:style-name="T8">Você pode usar Conhecimentos como defesa contra tentativas de Provocar, contanto que consiga justificar sua habilidade de superar o medo através de pensamento racional e razão.</text:span></text:p>
      <text:p text:style-name="P13"><text:span text:style-name="T9">•</text:span><text:span text:style-name="T8"> </text:span><text:span text:style-name="T12">Especialista: </text:span><text:span text:style-name="T8">Escolha um campo de especialização, como alquimia, criminologia ou zoologia. Você</text:span><text:line-break/><text:span text:style-name="T8">recebe +2 nas rolagens de Conhecimentos que estejam relacionadas ao seu campo de especialização</text:span><text:span text:style-name="T9">.</text:span></text:p>
      <text:h text:style-name="P18" text:outline-level="3">Contatos</text:h>
      <text:p text:style-name="P13"><text:span text:style-name="T8">Contatos é a perícia de conhecer e criar conexões com pessoas. Ela pressupõe que você seja proficiente no uso de quaisquer meios de formar redes de contatos possíveis no cenário.</text:span></text:p>
      <text:p text:style-name="P13"><text:span text:style-name="T12">Superar: </text:span><text:span text:style-name="T10">U</text:span><text:span text:style-name="T8">se Contatos para superar qualquer obstáculo que impeça de encontrar alguém. Seja pela velha busca nas ruas, questionando sua rede de contatos ou procurando arquivos em bancos de dados, você é capaz de encontrar pessoas </text:span><text:span text:style-name="T10">ou obter acesso a elas.</text:span></text:p>
      <text:p text:style-name="P13"><text:span text:style-name="T12">Criar Vantagem: </text:span><text:span text:style-name="T8">Contatos permite saber quem é a pessoa certa para o que quer que você precise ou decidir que você já conhece tal pessoa. É provável que você use esta perícia para criar detalhes da história, representados através de aspectos ("Ei, galera, meu contato me informou que Joe Steel é </text:span><text:span text:style-name="T36">O Melhor Mecânico de Toda Região</text:span><text:span text:style-name="T8">, vamos falar com ele.")</text:span><text:span text:style-name="T11">.</text:span></text:p>
      <text:p text:style-name="P13"><text:span text:style-name="T8">Você também pode criar vantagem para saber qual a opinião nas ruas sobre um indivíduo, objeto ou local específicos, baseado no que os seus contatos lhe dizem. Esses aspectos lidam mais com a reputação do que com os fatos, como </text:span><text:span text:style-name="T36">Conhecido Por Sua Vilania </text:span><text:span text:style-name="T10">ou </text:span><text:span text:style-name="T36">Vigarista Notório</text:span><text:span text:style-name="T8">. Não há certeza se a pessoa faz jus à reputação que tem, embora isso não torne o aspecto inválido – as pessoas frequentemente ganham reputações enganosas que complicam suas vidas.</text:span></text:p>
      <text:p text:style-name="P13"><text:span text:style-name="T8">Esta perícia também pode ser usada para criar aspectos que representem informações plantadas ou coletadas por você através de sua rede de contatos.</text:span></text:p>
      <text:p text:style-name="P13"><text:span text:style-name="T12">Atacar: </text:span><text:span text:style-name="T10">E</text:span><text:span text:style-name="T8">sta perícia não é usada para atacar; é difícil </text:span><text:span text:style-name="T10">machucar</text:span><text:span text:style-name="T8"> alguém apenas por conhecer pessoas.</text:span></text:p>
      <text:p text:style-name="P13"><text:span text:style-name="T12">Defender: </text:span><text:span text:style-name="T8">Contatos pode ser usada para se defender d</text:span><text:span text:style-name="T10">e </text:span><text:span text:style-name="T8">pessoas </text:span><text:span text:style-name="T10">q</text:span><text:span text:style-name="T8">ue tentam criar vantagens sociais contra você, contanto que sua rede de contatos possa interferir na situação. Você também pode </text:span><text:span text:style-name="T10">u</text:span><text:span text:style-name="T8">tilizá-la para evitar que alguém use Enganar ou C</text:span><text:span text:style-name="T10">ontatos </text:span><text:span text:style-name="T8">para “sumir do mapa” ou para interferir n</text:span><text:span text:style-name="T10">o </text:span><text:span text:style-name="T8">uso de Investigação em tentativas de rastrear seu personagem</text:span><text:span text:style-name="T11">.</text:span></text:p>
      <text:p text:style-name="P13"><text:span text:style-name="T14">Façanhas Para Contatos</text:span></text:p>
      <text:p text:style-name="P13"><text:span text:style-name="T9">•</text:span><text:span text:style-name="T8"> </text:span><text:span text:style-name="T12">Ouvido Atento: </text:span><text:span text:style-name="T8">Sempre que alguém iniciar um conﬂito contra você em uma área onde haja uma rede de contatos sua, você usa a perícia Contatos no lugar de Percepção para determinar a iniciativa, pois foi avisado a tempo.</text:span></text:p>
      <text:p text:style-name="P13"><text:span text:style-name="T9">•</text:span><text:span text:style-name="T8"> </text:span><text:span text:style-name="T12">Língua Afiada: </text:span><text:span text:style-name="T8">+2 quando usar ação criar vantagem para espalhar rumores sobre alguém</text:span><text:span text:style-name="T13">.</text:span></text:p>
      <text:p text:style-name="P13"><text:span text:style-name="T9">•</text:span><text:span text:style-name="T8"> </text:span><text:span text:style-name="T12">Peso da Reputação: </text:span><text:span text:style-name="T8">Você pode usar Contatos ao invés de Provocar para criar vantagens baseadas no medo gerado pela reputação sinistra associada a você e àqueles que o acompanham. Deve existir um aspecto apropriado que esteja ligado a essa façanha.</text:span></text:p>
      <text:h text:style-name="P18" text:outline-level="3"><text:soft-page-break/>Empatia</text:h>
      <text:p text:style-name="P13"><text:span text:style-name="T8">Empatia envolve saber e reconhecer alterações de personalidade ou sentimento em uma pessoa. É <text:s/>basicamente Percepção, mas voltada a questões </text:span><text:span text:style-name="T10">emocionais.</text:span></text:p>
      <text:p text:style-name="P13"><text:span text:style-name="T12">Superar: </text:span><text:span text:style-name="T8">Você não usa Empatia para se livrar de obstáculos direta</text:span><text:span text:style-name="T10">mente </text:span><text:span text:style-name="T8">– o que normalmente acontece é obter algum tipo de informação com ela e então agir com outra perícia. Em alguns casos, no entanto, você pode usar Empatia assim como se usa Percepção, para ver se consegue perceber uma mudança na atitude ou intenção de alguém.</text:span></text:p>
      <text:p text:style-name="P13"><text:span text:style-name="T12">Criar Vantagem: </text:span><text:span text:style-name="T10">Use </text:span><text:span text:style-name="T8">Empatia para ler o estado emocional de uma pessoa e ter uma visão geral de quem ela é, presumindo que você tenha algum tipo de contato pessoal com ela. I</text:span><text:span text:style-name="T10">sso normalmente </text:span><text:span text:style-name="T8">será feito na tentativa de acessar os aspectos da ficha de outros personagens, mas às vezes você também conseguirá criar aspectos, especialmente em PdNs. Se o alvo possuir alguma razão para notar sua tentativa de leitura, ele poderá se defender usando Enganar ou </text:span><text:span text:style-name="T10">Comunicação.</text:span></text:p>
      <text:p text:style-name="P13"><text:span text:style-name="T8">Também é possível usar Empatia para descobrir as circunstâncias que permitirão realizar ataques mentais em alguém, detectando seus pontos fracos.</text:span></text:p>
      <text:p text:style-name="P13"><text:span text:style-name="T12">Atacar: </text:span><text:span text:style-name="T8">Empatia não pode ser usada e</text:span><text:span text:style-name="T10">m ataques.</text:span></text:p>
      <text:p text:style-name="P13"><text:span text:style-name="T12">Defender: </text:span><text:span text:style-name="T10">E</text:span><text:span text:style-name="T8">ssa é a perícia ideal para defender-se de manobras de Enganar, pois permite </text:span><text:span text:style-name="T10">v</text:span><text:span text:style-name="T8">er através de mentiras e detecte as </text:span><text:span text:style-name="T10">inten</text:span><text:span text:style-name="T8">ções verdadeiras de alguém. Você também pode usá-la para defender-se de vantagens sociais que estejam sendo criadas e usadas contra você.</text:span></text:p>
      <text:p text:style-name="P13"><text:span text:style-name="T12">Especial: </text:span><text:span text:style-name="T8">Empatia é a principal perícia a ser usada para ajudar outros a se recuperarem de consequências de natureza mental.</text:span></text:p>
      <text:p text:style-name="P13"><text:span text:style-name="T14">Façanhas Para Empatia</text:span></text:p>
      <text:p text:style-name="P13"><text:span text:style-name="T9">•</text:span><text:span text:style-name="T8"> </text:span><text:span text:style-name="T12">Detector de Mentiras: </text:span><text:span text:style-name="T8">+2 em todas rolagens de Empatia realizadas para discernir ou descobrir mentiras, independente se direcionadas a você ou a outra pessoa.</text:span></text:p>
      <text:p text:style-name="P13"><text:span text:style-name="T9">•</text:span><text:span text:style-name="T8"> </text:span><text:span text:style-name="T12">Faro para Problemas: </text:span><text:span text:style-name="T8">Você pode usar Empatia ao invés de Percepção para determinar o seu turno em um conﬂito, contanto que tenha a chance de observar ou conversar com os envolvidos por alguns minutos </text:span><text:span text:style-name="T10">antes.</text:span></text:p>
      <text:p text:style-name="P13"><text:span text:style-name="T9">•</text:span><text:span text:style-name="T8"> </text:span><text:span text:style-name="T12">Psicólogo: </text:span><text:span text:style-name="T8">Uma vez por sessão você pode reduzir um nível de consequência de alguém (severa para moderada, moderada para suave, suave para nenhuma) se for bem-sucedido em uma rolagem de Empatia com uma dificuldade Razoável (+2) para uma consequência suave, Boa (+3) para uma consequência moderada ou Ótima (+4) para severa. Você precisa conversar com a pessoa que está tratando por ao menos meia hora para que ela possa receber os benefícios dessa façanha e também não é possível usá-la em si mesmo (normalmente, essa rolagem é usada apenas para iniciar o processo de melhora, ao invés de alterar o nível da consequência).</text:span></text:p>
      <text:h text:style-name="P18" text:outline-level="3">Enganar</text:h>
      <text:p text:style-name="P13"><text:span text:style-name="T8">Enganar é a perícia para mentir e ludibriar as pessoas.</text:span></text:p>
      <text:p text:style-name="P13"><text:span text:style-name="T12">Superar: </text:span><text:span text:style-name="T8">Use Enganar para blefar e se livrar de alguém, para fazer alguém acreditar em uma mentira ou para conseguir algo de alguém por fazê-lo acreditar em uma de suas mentiras. Para PdNs genéricos só é necessária uma rolagem para superar, mas para PJs e PdNs importantes é necessário uma disputa contra Empatia.</text:span></text:p>
      <text:p text:style-name="P13"><text:span text:style-name="T8">O vencedor da disputa pode justificar a vitória por adicionar um aspecto de situação em seu alvo, se acreditar na sua mentira puder ser útil em alguma cena futura</text:span><text:span text:style-name="T11">.</text:span></text:p>
      <text:p text:style-name="P13"><text:soft-page-break/><text:span text:style-name="T8">Enganar é a perícia que você usa para se disfarçar ou descobrir o disfarce de alguém. Você precisa ter tempo e material necessários para conseguir o efeito desejado (nota: isso funcionou bem no cenário de </text:span><text:span text:style-name="T19">Caroneiros de Asteroide</text:span><text:span text:style-name="T8">, mas em outros jogos pode ser que Enganar não seja adequada e seja necessária uma façanha).</text:span></text:p>
      <text:p text:style-name="P13"><text:span text:style-name="T8">Você pode usar enganar para realizar pequenos truques com as mãos e desorientações.</text:span></text:p>
      <text:p text:style-name="P13"><text:span text:style-name="T12">Criar Vantagem: </text:span><text:span text:style-name="T10">U</text:span><text:span text:style-name="T8">se Enganar para criar distrações momentâneas, histórias inventadas ou </text:span><text:span text:style-name="T10">i</text:span><text:span text:style-name="T8">mpressões falsas. É possível fintar em uma luta de espadas, fazendo o oponente ficar </text:span><text:span text:style-name="T36">Desbalanceado</text:span><text:span text:style-name="T11">.</text:span><text:line-break/><text:span text:style-name="T8">O truque “o que é aquilo!” pode </text:span><text:span text:style-name="T10">criar uma </text:span><text:span text:style-name="T36">Chance de Escapar</text:span><text:span text:style-name="T11">.</text:span></text:p>
      <text:p text:style-name="P13"><text:span text:style-name="T8">Você poderia </text:span><text:span text:style-name="T10">inventar uma </text:span><text:span text:style-name="T36">História Falsa do Nobre Rico </text:span><text:span text:style-name="T8">quando participar de um baile real, ou enganar alguém para fazê-lo revelar um de seus aspectos ou outra informação</text:span><text:span text:style-name="T11">.</text:span></text:p>
      <text:p text:style-name="P13"><text:span text:style-name="T12">Atacar: </text:span><text:span text:style-name="T8">Enganar é uma perícia que cria uma grande variedade de oportunidades vantajo</text:span><text:span text:style-name="T10">sas</text:span><text:span text:style-name="T8">, mas não causa dano diretamente.</text:span></text:p>
      <text:p text:style-name="P13"><text:span text:style-name="T12">Defender: </text:span><text:span text:style-name="T8">Você pode usar Enganar para espalhar informações falsas e despistar um uso de Investigação contra você </text:span><text:span text:style-name="T10">o</text:span><text:span text:style-name="T8">u então para se defender de tentativas de usar Empatia para descobrir suas intenções verdadeiras</text:span><text:span text:style-name="T9">.</text:span></text:p>
      <text:p text:style-name="P13"><text:span text:style-name="T14">Façanhas Para Enganar</text:span></text:p>
      <text:p text:style-name="P13"><text:span text:style-name="T9">•</text:span><text:span text:style-name="T8"> </text:span><text:span text:style-name="T12">Mentiras Sobre Mentiras: </text:span><text:span text:style-name="T8">+2 para criar uma vantagem de Enganar sobre alguém que já tenha acreditado em uma de suas mentiras ante</text:span><text:span text:style-name="T10">riormente nessa sessão.</text:span></text:p>
      <text:p text:style-name="P13"><text:span text:style-name="T9">•</text:span><text:span text:style-name="T8"> </text:span><text:span text:style-name="T12">Jogos Mentais: </text:span><text:span text:style-name="T8">Você pode usar Enganar no lugar de Provocar para realizar ataques mentais, desde que consiga inventar uma mentira bem elaborada como parte do ataque.</text:span></text:p>
      <text:p text:style-name="P13"><text:span text:style-name="T9">•</text:span><text:span text:style-name="T8"> </text:span><text:span text:style-name="T12">Um Indivíduo, Muitas Faces: </text:span><text:span text:style-name="T8">Ao conhecer alguém novo, você pode gastar um ponto de destino para declarar que já conhecia essa pessoa antes, mas sob determinado disfarce. Crie um aspecto de situação para representar sua história enganosa e você pode usar Enganar no lugar de Comunicação sempre que interagir com essa pessoa.</text:span></text:p>
      <text:p text:style-name="P14"><text:span text:style-name="T58">PERÍCIAS SOCIAIS E OUTROS PERSONAGENS</text:span><text:line-break/><text:span text:style-name="T42">Muitas das perícias sociais possuem ações que alteram o estado emocional de outros personagens ou os fazem aceitar algum fato da história (ao acreditar em suas mentiras, por exemplo).</text:span></text:p>
      <text:p text:style-name="P14"><text:span text:style-name="T42">Um sucesso ao usar uma perícia social </text:span><text:span text:style-name="T45">não </text:span><text:span text:style-name="T42">dá o direito de forçar outro personagem a agir de forma contrária a sua natureza, ou como a pessoa que o controla o vê. Se outro PJ for afetado por uma de suas perícias, o jogador sugere como seu personagem responde. Ele não pode anular sua vitória, mas pode escolher como ela funcionará.</text:span></text:p>
      <text:p text:style-name="P14"><text:span text:style-name="T42">Então, você pode ser bem-sucedido em Provocar o personagem com gritos e intimidações na intenção de amedrontá-lo e fazê-lo hesitar, criando uma vantagem, mas se o outro jogador não imaginar o seu personagem agindo dessa forma, vocês devem discutir alguma alternativa – talvez você o irrite tanto que ele fique desequilibrado, ou você o constrange ao fazê-lo passar vexame em público. Não importam os detalhes, desde que você ganhe sua vantagem. Use-a como uma oportunidade de criar uma história com outra pessoa, ao invés de excluí-la.</text:span></text:p>
      <text:h text:style-name="P18" text:outline-level="3">Furtividade</text:h>
      <text:p text:style-name="P13"><text:span text:style-name="T8">A perícia Furtividade dificulta que outros o percebam, tanto quando se esconde como quando tenta se deslocar sem ser visto. Ela combina muito bem com a perícia Roubo.</text:span></text:p>
      <text:p text:style-name="P13"><text:soft-page-break/><text:span text:style-name="T12">Superar: </text:span><text:span text:style-name="T8">Você pode usar Furtividade para superar qualquer situação que dependa de você passar despercebido. Esgueirar-se entre sentinelas e seguranças, esconder-se de um perseguidor, apagar</text:span><text:line-break/><text:span text:style-name="T8">evidências de que você esteve em um lugar e</text:span><text:span text:style-name="T10"> </text:span><text:span text:style-name="T8">outras situações desse tipo são resolvidas com Furtividade.</text:span></text:p>
      <text:p text:style-name="P13"><text:span text:style-name="T12">Criar Vantagem: </text:span><text:span text:style-name="T8">Você vai usar Furtividade para criar aspectos em você mesmo, se posicionando perfeitamente para um ataque ou emboscada em um conﬂito. Dessa forma, você pode estar </text:span><text:span text:style-name="T36">Bem</text:span><text:line-break/><text:span text:style-name="T36">Escondido </text:span><text:span text:style-name="T8">quando os guardas passarem por você e t</text:span><text:span text:style-name="T10">irar </text:span><text:span text:style-name="T8">vantagem disso ou </text:span><text:span text:style-name="T36">Difícil de Encontrar </text:span><text:span text:style-name="T8">quando estiver lutando no escuro.</text:span></text:p>
      <text:p text:style-name="P13"><text:span text:style-name="T12">Atacar: </text:span><text:span text:style-name="T8">Furtividade não é utilizada em </text:span><text:span text:style-name="T10">ataques.</text:span></text:p>
      <text:p text:style-name="P13"><text:span text:style-name="T12">Defender: </text:span><text:span text:style-name="T8">de Percepção para encontrá-lo Você pode usar esta perícia para impedir tentativas , a</text:span><text:span text:style-name="T10">ssim </text:span><text:span text:style-name="T8">como para tentar apagar </text:span><text:span text:style-name="T10">seus rastros e </text:span><text:span text:style-name="T8">atrapalhar a rolagem da perícia Investigar de um perseguidor</text:span><text:span text:style-name="T11">.</text:span><text:line-break/><text:line-break/><text:span text:style-name="T14">Façanhas Para Furtividade</text:span></text:p>
      <text:p text:style-name="P13"><text:span text:style-name="T9">•</text:span><text:span text:style-name="T8"> </text:span><text:span text:style-name="T12">Mais Um Na Multidão: </text:span><text:span text:style-name="T8">+2 em Furtividade para se camuﬂar em uma multidão. O significado de “multidão” depende do ambiente – uma estação de metrô exige mais pessoas do que um bar pequeno.</text:span></text:p>
      <text:p text:style-name="P13"><text:span text:style-name="T9">•</text:span><text:span text:style-name="T8"> </text:span><text:span text:style-name="T12">Invisibilidade Ninja: </text:span><text:span text:style-name="T8">Uma vez por sessão, você pode desaparecer de vista ao custo de um ponto de destino, usando uma fonte de fumaça (pastilhas, bombas, etc</text:span><text:span text:style-name="T9">.</text:span><text:span text:style-name="T8">) ou outra técnica misteriosa. Isso coloca o impulso </text:span><text:span text:style-name="T36">Desaparecido</text:span><text:span text:style-name="T8">. Enquanto estiver assim, ninguém pode atacar ou criar vantagem sobre você até que sejam bem-sucedidos em uma ação de superar com Percepção para saber onde você está (basicamente significa que eles abrirão mão de uma ação na tentativa). Esse aspecto desaparece assim que invocado, ou se alguém for bem-sucedido na rolagem de superar.</text:span></text:p>
      <text:p text:style-name="P13"><text:span text:style-name="T9">•</text:span><text:span text:style-name="T8"> </text:span><text:span text:style-name="T12">Alvo Deslizante: </text:span><text:span text:style-name="T8">Contanto que esteja na escuridão ou nas sombras, você pode usar Furtividade para se defender contra ataques de Atirar de adversários que estejam ao menos a uma zona de distância</text:span><text:span text:style-name="T9">.</text:span></text:p>
      <text:h text:style-name="P18" text:outline-level="3">Investigar</text:h>
      <text:p text:style-name="P13"><text:span text:style-name="T8">Investigar é a perícia usada para encontrar coisas. Ela anda lado a lado com Percepção - enquanto Percepção está ligada a estar atento ao que está acontecendo ao seu redor e a observação física, Investigar gira em torno do esforço concentrado e análise profunda.</text:span></text:p>
      <text:p text:style-name="P13"><text:span text:style-name="T12">Superar: </text:span><text:span text:style-name="T8">Os obstáculos de Investigar são informações difíceis de descobrir por algum motivo. Analisar uma cena de crime em busca de pistas, buscar em um ambiente desorganizado por algo que precisa, até mesmo se debruçar sobre um livro antigo e mofado </text:span><text:span text:style-name="T10">ten</text:span><text:span text:style-name="T8">tando encontrar a passagem que esclarece tudo</text:span><text:span text:style-name="T11">.</text:span><text:line-break/><text:span text:style-name="T8">Correr contra o tempo para coletar uma evidência antes que os policiais apareçam ou um desastre ocorra é uma forma clássica do uso de Investigar em um desafio.</text:span></text:p>
      <text:p text:style-name="P13"><text:span text:style-name="T12">Criar Vantagem: </text:span><text:span text:style-name="T8">Investigar é provavelmente uma das perícias </text:span><text:span text:style-name="T10">mais versáteis q</text:span><text:span text:style-name="T8">ue podem ser utilizadas com </text:span><text:span text:style-name="T10">criar uma van</text:span><text:span text:style-name="T8">tagem. Se estiver disposto a dedicar algum tempo, poderá encontrar qualquer informação sobre qualquer um, descobrir qualquer detalhe sobre um lugar ou objeto ou criar aspectos sobre quase qualquer coisa no mundo de jogo que o seu personagem poderia razoavelmente trazer à tona. Se isso soa grandioso demais, considere o seguinte como algumas das possibilidades para o uso de Investigar: espionagem de conversas, procurar pistar em uma cena de crime, examinar registros, verificar a veracidade sobre uma informação, conduzir uma vigilância e pesquisar uma história falsa.</text:span></text:p>
      <text:p text:style-name="P13"><text:soft-page-break/><text:span text:style-name="T12">Atacar: </text:span><text:span text:style-name="T10">E</text:span><text:span text:style-name="T8">sta perícia não é usada em ataques.</text:span></text:p>
      <text:p text:style-name="P13"><text:span text:style-name="T12">Defender: </text:span><text:span text:style-name="T10">E</text:span><text:span text:style-name="T8">la também não é usada como defesa</text:span><text:span text:style-name="T11">.</text:span></text:p>
      <text:p text:style-name="P13"><text:span text:style-name="T14">Façanhas Para Investigar</text:span></text:p>
      <text:p text:style-name="P13"><text:span text:style-name="T9">•</text:span><text:span text:style-name="T8"> </text:span><text:span text:style-name="T12">Atenção aos Detalhes: </text:span><text:span text:style-name="T8">Você pode usar Investigar em lugar de Empatia para se defender contra o uso da perícia Enganar. O que os outros aprendem através de reações e intuição, você aprendeu através da observação minuciosa de micro expressões</text:span><text:span text:style-name="T9">.</text:span></text:p>
      <text:p text:style-name="P13"><text:span text:style-name="T9">•</text:span><text:span text:style-name="T8"> </text:span><text:span text:style-name="T12">Bisbilhoteiro: </text:span><text:span text:style-name="T8">Em uma rolagem bem-sucedida de Investigar usando a ação de criar vantagem na tentativa de espionar uma conversa, você pode descobrir ou criar um aspecto adicional (porém sem receber uma invocação grátis).</text:span></text:p>
      <text:p text:style-name="P13"><text:span text:style-name="T9">•</text:span><text:span text:style-name="T8"> </text:span><text:span text:style-name="T12">O Poder Da Dedução: </text:span><text:span text:style-name="T8">Uma vez por cena você pode gastar um ponto de destino (e alguns minutos de observação) para realizar uma rolagem especial de Investigar, representando suas habilidades de dedução. </text:span><text:span text:style-name="T10">Para </text:span><text:span text:style-name="T19">cada </text:span><text:span text:style-name="T8">tensão que conseguir nessa rolagem você descobre ou cria um aspecto ou na cena, ou no alvo observado, mas pode invocar apenas um deles gratuitamente.</text:span></text:p>
      <text:h text:style-name="P18" text:outline-level="3">Lutar</text:h>
      <text:p text:style-name="P13"><text:span text:style-name="T8">A perícia Lutar cobre todas as formas de combate corpo a corpo (em outras palavras, entre indivíduos que estejam na mesma zona), tanto desarmado quanto armado. Para armas de longo alcance, veja Atirar.</text:span></text:p>
      <text:p text:style-name="P13"><text:span text:style-name="T12">Superar: </text:span><text:span text:style-name="T8">Você pode Em geral você não usa Lutar f ora de um conﬂito, portanto ela não é m</text:span><text:span text:style-name="T10">uito </text:span><text:span text:style-name="T8">usada para se livrar de obstáculos. Você pode usá-la para demonstrar seu poder marcial ou para participar em</text:span><text:line-break/><text:span text:style-name="T8">algum tipo de competição esportiva.</text:span></text:p>
      <text:p text:style-name="P13"><text:span text:style-name="T12">Criar Vantagem: </text:span><text:span text:style-name="T8">Você provavelmente usará Lutar para criar a maior parte das vantagens em um conﬂito físico. Qualquer manobra especial pode ser representada em vantagens: um golpe atordoador, um "golpe sujo", desarmar, </text:span><text:span text:style-name="T10">e</text:span><text:span text:style-name="T8">ntre outros. Você pode até usar Lutar para </text:span><text:span text:style-name="T10">a</text:span><text:span text:style-name="T8">nalisar o estilo de outro lutador, detectando fraquezas que possam ser exploradas em sua técnica.</text:span></text:p>
      <text:p text:style-name="P13"><text:span text:style-name="T12">Atacar: </text:span><text:span text:style-name="T8">Autoexplicativo. Você pode realizar ataques físicos com Lutar. Lembre-se que serve apenas para ataques corpo a corpo, então você d</text:span><text:span text:style-name="T10">eve </text:span><text:span text:style-name="T8">estar na mesma zona que o seu oponente.</text:span></text:p>
      <text:p text:style-name="P13"><text:span text:style-name="T12">Defender: </text:span><text:span text:style-name="T10">U</text:span><text:span text:style-name="T8">se Lutar para se defender de ataques ou vantagens criadas contra você com a perícia Lutar, </text:span><text:span text:style-name="T10">a</text:span><text:span text:style-name="T8">ssim como de qual</text:span><text:span text:style-name="T10">quer ação q</text:span><text:span text:style-name="T8">ue possa ser interrompida através da violência. </text:span><text:span text:style-name="T10">N</text:span><text:span text:style-name="T8">ão é possível usar esta perícia para se defender de ataques de Atirar, a </text:span><text:span text:style-name="T10">menos que c</text:span><text:span text:style-name="T8">enário seja fantasioso o bastante para permitir agarrar projéteis no ar ou usar espadas laser para deﬂetir tiros de energia</text:span><text:span text:style-name="T9">.</text:span></text:p>
      <text:p text:style-name="P13"><text:span text:style-name="T14">Façanhas Para Lutar</text:span></text:p>
      <text:p text:style-name="P13"><text:span text:style-name="T9">•</text:span><text:span text:style-name="T8"> </text:span><text:span text:style-name="T12">Mão Pesada: </text:span><text:span text:style-name="T8">Quando é bem-sucedido com estilo em um ataque usando Lutar e escolher reduzir o resultado para obter um impulso, você ganha um aspecto de situação com uma invocação grátis ao invés do impulso.</text:span></text:p>
      <text:p text:style-name="P13"><text:span text:style-name="T9">•</text:span><text:span text:style-name="T8"> </text:span><text:span text:style-name="T12">Arma Reserva: </text:span><text:span text:style-name="T8">Sempre que alguém estiver prestes a adicionar o aspecto de situação </text:span><text:span text:style-name="T36">Desarmado </text:span><text:span text:style-name="T8">em você ou similar, gaste um ponto de destino para declarar que você possui uma segunda arma. Ao invés de ganhar o aspecto de situação, seu oponente ganha um impulso, representando o momento de distração durante a troca de arma.</text:span></text:p>
      <text:p text:style-name="P13"><text:soft-page-break/><text:span text:style-name="T9">•</text:span><text:span text:style-name="T8"> </text:span><text:span text:style-name="T12">Golpe Matador: </text:span><text:span text:style-name="T8">Uma vez por cena, ao causar uma consequência em um oponente, você pode gastar um ponto de destino para aumentar a severidade dela (então suave se torna moderada, moderada se torna severa). Se seu oponente receberia uma consequência severa, ele recebe a consequência severa </text:span><text:span text:style-name="T19">mais </text:span><text:span text:style-name="T8">uma segunda consequência ou tem que sair </text:span><text:span text:style-name="T53">da luta.</text:span></text:p>
      <text:p text:style-name="P14"><text:span text:style-name="T58">A(S) ARTES(S) DA LUTA</text:span><text:line-break/><text:span text:style-name="T42">É esperado que a maioria das partidas jogadas em Fate tenha uma boa quantidade de ação e conﬂitos físicos. É um ponto muito importante, como na perícia Ofícios, já que as perícias de combate escolhidas dizem muito do estilo do jogo.</text:span></text:p>
      <text:p text:style-name="P14"><text:span text:style-name="T42">Nos exemplos temos Lutar e Atirar como perícias separadas, o que nos dá uma divisão básica sem sermos muito detalhistas. É fácil perceber que isso sugere que um combate usando armas e um combate desarmado são praticamente a mesma coisa – não há vantagem inerente de um para outro. É bastante comum criar uma divisão entre luta armada e desarmada — em categorias como Punhos e Armas, por exemplo.</text:span></text:p>
      <text:p text:style-name="P14"><text:span text:style-name="T42">Você poderia especializar isso ainda mais se quisesse que cada tipo de arma tenha sua própria perícia (espadas, lanças, machados, armas de plasma, carabinas, etc.), mas é bom reiterar mais uma vez que você não se empolgue muito nisso a não ser que seja realmente importante para seu cenário. O uso de especializações em armas também pode ser encontrado na parte </text:span><text:span text:style-name="T45">Extras </text:span><text:span text:style-name="T42">(p. 277).</text:span></text:p>
      <text:h text:style-name="P18" text:outline-level="3">Ofícios</text:h>
      <text:p text:style-name="P13"><text:span text:style-name="T8">Ofícios é a perícia para trabalhar com máquinas e aparelhos, para o bem ou para o mal.</text:span></text:p>
      <text:p text:style-name="P13"><text:span text:style-name="T8">A perícia é chamada Ofícios porque é o que usamos nos exemplos, mas ela pode varias muito dependendo do cenário e da tecnologia disponível. Em um cenário moderno ou de ficção</text:span><text:span text:style-name="T9">-</text:span><text:span text:style-name="T8">científica, pode ser que chamar de Engenharia ou Mecânica seja melhor, por exemplo</text:span><text:span text:style-name="T9">.</text:span></text:p>
      <text:p text:style-name="P13"><text:span text:style-name="T12">Superar: </text:span><text:span text:style-name="T8">Ofícios é usado para construir, quebrar ou consertar equipamentos, desde que você tenha tempo e as ferramentas necessárias. Muitas vezes, ações usando a perícia Ofícios acontecem como parte de uma situação mais complexa, tornando-a uma perícia popular para desafios. Por exemplo, se e</text:span><text:span text:style-name="T10">stiver </text:span><text:span text:style-name="T8">tentando consertar uma porta quebrada, falhar ou conseguir não muda muita coisa; é melhor considerar como sucesso e seguir em frente. Agora, se estiver tentando consertar o carro enquanto um grupo de lobisomens </text:span><text:span text:style-name="T10">está no seu encalço...</text:span></text:p>
      <text:p text:style-name="P13"><text:span text:style-name="T12">Criar Vantagem: </text:span><text:span text:style-name="T8">Você pode usar Ofícios para criar aspectos que representem características úteis de uma máquina, colocando nela pontos fortes que você pode usar </text:span><text:span text:style-name="T10">a </text:span><text:span text:style-name="T8">seu favor (</text:span><text:span text:style-name="T36">Blindada, Construção Robusta</text:span><text:span text:style-name="T8">) ou uma vulnerabilidade que possa explorar (</text:span><text:span text:style-name="T36">Falha no Sinal, Feito às Pressas</text:span><text:span text:style-name="T8">).</text:span></text:p>
      <text:p text:style-name="P13"><text:span text:style-name="T8">Criar vantagens usando Ofícios pode ser também uma forma de sabotar e interferir em objetos mecânicos que estejam presentes na cena. Por exemplo, você pode criar uma </text:span><text:span text:style-name="T36">Polia Improvisada </text:span><text:span text:style-name="T8">para ajudá-lo a chegar na plataforma superior ou jogar algo na balista que está atirando em você para que ela tenha os </text:span><text:span text:style-name="T36">Mecanismos </text:span><text:span text:style-name="T60">Emperrados </text:span><text:span text:style-name="T53">e atrapalhe seu funcionamento.</text:span></text:p>
      <text:p text:style-name="P13"><text:span text:style-name="T12">Ataque: </text:span><text:span text:style-name="T8">Você provavelmente não vai usar Ofícios para atacar em um conflito, a menos que o conﬂito seja especificamente sobre usar máquinas, como em um cerco armado. Narradores e jogado</text:span><text:span text:style-name="T10">res </text:span><text:span text:style-name="T8">devem conversar sobre essa possibilidade se alguém estiver realmente interessado em usar essa perícia. Normalmente, armas construídas provavelmente precisarão de outras perícias na hora de atacar</text:span><text:line-break/><text:span text:style-name="T8">– quem fabrica uma espada ainda precisa da perícia Lutar para usá-la!</text:span></text:p>
      <text:p text:style-name="P13"><text:soft-page-break/><text:span text:style-name="T12">Defesa: </text:span><text:span text:style-name="T10">Como nos ataques</text:span><text:span text:style-name="T8">, Ofícios não é usada para defender, a menos que você a use para controlar algum tipo de </text:span><text:span text:style-name="T10">meca</text:span><text:span text:style-name="T8">nismo de defesa</text:span><text:span text:style-name="T11">.</text:span></text:p>
      <text:p text:style-name="P13"><text:span text:style-name="T14">Façanhas Para Ofícios</text:span></text:p>
      <text:p text:style-name="P13"><text:span text:style-name="T9">•</text:span><text:span text:style-name="T8"> </text:span><text:span text:style-name="T12">Sempre Criando Coisas Úteis: </text:span><text:span text:style-name="T8">Você não precisa gastar um ponto de destino para declarar que possui as ferramentas apropriadas para um trabalho em particular usando Ofícios, mesmo em situações extremas (como quando está numa prisão e longe do seu equipamento). Esse tipo de oposição deixa de existir.</text:span></text:p>
      <text:p text:style-name="P13"><text:span text:style-name="T9">•</text:span><text:span text:style-name="T8"> </text:span><text:span text:style-name="T12">Melhor Que Novo: </text:span><text:span text:style-name="T8">Sempre que obtiver um sucesso com estilo numa ação de superar para consertar um dispositivo, você pode criar imediatamente um novo aspecto de situação (com uma invocação grátis) que reﬂita as melhorias realizadas, ao invés de apenas um impulso.</text:span></text:p>
      <text:p text:style-name="P13"><text:span text:style-name="T9">•</text:span><text:span text:style-name="T8"> </text:span><text:span text:style-name="T12">Precisão Cirúrgica: </text:span><text:span text:style-name="T8">Quando usa Ofícios em um conﬂito envolvendo algum tipo de mecanismo, você pode filtrar alvos indesejados em ataques de zona inteira sem ter que dividir o dano (normalmente é necessário dividir sua rolagem entre os alvos).</text:span></text:p>
      <text:p text:style-name="P14"><text:span text:style-name="T42">Se construir coisas e criar itens é uma parte importante do seu jogo, veja o capítulo </text:span><text:span text:style-name="T45">Extras </text:span><text:span text:style-name="T42">(p. 269) para uma discussão sobre mais usos da perícia Ofícios.</text:span></text:p>
      <text:p text:style-name="P11"/>
      <text:p text:style-name="P14"><text:span text:style-name="T58">TANTOS OFÍCIOS...</text:span><text:line-break/><text:span text:style-name="T42">Se for importante para o seu jogo lidar com </text:span><text:span text:style-name="T45">tipos diferentes de tecnologia</text:span><text:span text:style-name="T42">, é possível ter vários tipos desta perícia na sua lista. Um jogo futurista, por exemplo, pode ter Engenharia, Cibernética e Biotecnologia, todas com as mesmas ações disponíveis para o seu tipo de tecnologia. Em tais jogos, nenhum personagem pode ter conhecimento em todos os campos sem adquirir diversas perícias individuais.</text:span></text:p>
      <text:p text:style-name="P14"><text:span text:style-name="T42">Se pretende fazer isso, certifique-se de ter um bom motivo – se a </text:span><text:span text:style-name="T45">única </text:span><text:span text:style-name="T42">coisa que essa divisão causar for nomes diferentes para os mesmos efeitos, você deve mantê-las em uma só, de forma genérica, e usar façanhas para representar as especialidades.</text:span></text:p>
      <text:h text:style-name="P18" text:outline-level="3">Percepção</text:h>
      <text:p text:style-name="P13"><text:span text:style-name="T8">A perícia Percepção trata justamente disso - perceber as coisas. Ela anda lado a lado com Investigar, representando a percepção geral do personagem, sua habilidade em notar detalhes rapidamente e outros poderes de observação. Normalmente, ao usar Percepção, o resultado será mais rápido que</text:span><text:line-break/><text:span text:style-name="T8">Investigar, portanto os detalhes são mais superficiais, mas você também não precisa de tanto esforço para encontrá-los.</text:span></text:p>
      <text:p text:style-name="P13"><text:span text:style-name="T12">Superar: </text:span><text:span text:style-name="T10">P</text:span><text:span text:style-name="T8">ercepção quase não é usada para superar obstáculos, mas é usada como uma reação: perceber algo em uma cena, ouvir algum som fraco, notar a arma escondida na cintura do adversário.</text:span></text:p>
      <text:p text:style-name="P13"><text:span text:style-name="T8">Perceba que isso não é uma desculpa para o Narrador pedir rolagens de Percepção a torto e a direito para ver quão observadores os jogadores são; isso é entediante. Ao invés disso, peça testes de Percepção quando ser bem sucedido resultaria em algo interessante e falhar, também.</text:span></text:p>
      <text:p text:style-name="P13"><text:span text:style-name="T12">Criar Vantagem: </text:span><text:span text:style-name="T8">Você usa Percepção para criar aspectos baseados na observação direta – procurar em uma sala por aspectos que se destacam, encontrar uma rota de fuga em um prédio abandonado,</text:span><text:line-break/><text:span text:style-name="T8">notar alguém em meio a uma multidão, etc. A</text:span><text:span text:style-name="T10">o observar </text:span><text:span text:style-name="T8">pessoas, </text:span><text:span text:style-name="T10">P</text:span><text:span text:style-name="T8">ercepção pode mostrar o que está acontecendo com elas </text:span><text:span text:style-name="T19">externamente</text:span><text:span text:style-name="T8">; para notar mudanças internas, veja Empatia. Você também</text:span><text:line-break/><text:soft-page-break/><text:span text:style-name="T8">pode usar Percepção para declarar que seu personagem encontra algo que poderá ser utilizado a seu favor em alguma situação, como </text:span><text:span text:style-name="T10">uma </text:span><text:span text:style-name="T36">Rota de Fuga Conveniente </text:span><text:span text:style-name="T8">quando está tentando fugir de um prédio ou uma </text:span><text:span text:style-name="T36">Fraqueza Sutil </text:span><text:span text:style-name="T8">na linha de defesa inimiga. Por exemplo, se você estiver em uma briga de bar, poderá realizar uma rolagem de Percepção para dizer que há uma poça no chão, bem próxima aos pés de seu oponente e que poderia fazê-lo escorregar.</text:span></text:p>
      <text:p text:style-name="P13"><text:span text:style-name="T12">Atacar: </text:span><text:span text:style-name="T10">E</text:span><text:span text:style-name="T8">sta perícia não é utilizada em ataques.</text:span></text:p>
      <text:p text:style-name="P13"><text:span text:style-name="T12">Defender: </text:span><text:span text:style-name="T8">Você pode usar Percepção para se defender do uso de Furtividade contra você ou para descobrir se está sendo observado</text:span><text:span text:style-name="T9">.</text:span></text:p>
      <text:p text:style-name="P13"><text:span text:style-name="T14">Façanhas Para Percepção</text:span></text:p>
      <text:p text:style-name="P13"><text:span text:style-name="T9">•</text:span><text:span text:style-name="T8"> </text:span><text:span text:style-name="T12">Perigo Iminente: </text:span><text:span text:style-name="T8">Você possui uma capacidade sobrenatural para detectar o perigo. Sua perícia Percepção funciona normalmente para condições como camuﬂagem total, escuridão ou outros empecilhos sensoriais em situações onde alguém ou algo tem a intenção de prejudicar você.</text:span></text:p>
      <text:p text:style-name="P13"><text:span text:style-name="T9">•</text:span><text:span text:style-name="T8"> </text:span><text:span text:style-name="T12">Leitura Corporal: </text:span><text:span text:style-name="T8">Você pode usar Percepção no lugar de Empatia para aprender sobre os aspectos de alguém através da observação.</text:span></text:p>
      <text:p text:style-name="P13"><text:span text:style-name="T9">•</text:span><text:span text:style-name="T8"> </text:span><text:span text:style-name="T12">Reação Rápida: </text:span><text:span text:style-name="T8">Você pode usar Percepção no lugar de Atirar para realizar tiros rápidos que não envolvam uma grande necessidade de precisão na pontaria. No entanto, por estar realizando uma ação instintiva, você não tem a capacidade de identificar seu alvo quando usar essa façanha. Então, por exemplo, você pode ser capaz de atirar em alguém que está se movendo por entre os arbustos com essa façanha, mas você não será capaz de dizer se é um amigo ou inimigo antes de puxar o gatilho. Escolha com cuidado!</text:span></text:p>
      <text:h text:style-name="P18" text:outline-level="3">Provocar</text:h>
      <text:p text:style-name="P13"><text:span text:style-name="T8">Provocar é a perícia para incomodar os outros e incitar respostas emocionais negativas - medo, raiva, vergonha, etc. É a perícia de "ser desagradável".</text:span></text:p>
      <text:p text:style-name="P13"><text:span text:style-name="T8">Para usar provocar, você precisa de algum tipo de justificativa. Ela pode ou vir da situação, ou porque você possui um aspecto apropriado, ou por ter criado uma vantagem com outra perícia (como Comunicação ou Enganar), ou mesmo por ter avaliado os aspectos de seu alvo (veja Empatia).</text:span></text:p>
      <text:p text:style-name="P13"><text:span text:style-name="T8">Esta perícia necessita que seu alvo possa sentir emoções – robôs e zumbis normalmente não podem ser provocados.</text:span></text:p>
      <text:p text:style-name="P13"><text:span text:style-name="T12">Superar: </text:span><text:span text:style-name="T8">Você pode provocar alguém para que perca a razão e faça algo que você quer, intimidar para obter informações, irritar a ponto </text:span><text:span text:style-name="T10"><text:s/></text:span><text:span text:style-name="T8">fazê-los reagir ou mesmo assustar alguém, fazendo-o fugir da cena. Isso acontecerá com mais frequência quando você encontrar PdNs menores ou quando não for importante definir os detalhes. Contra PJs ou PdNs importantes, será necessário uma competição contra a perícia Vontade do alvo.</text:span></text:p>
      <text:p text:style-name="P13"><text:span text:style-name="T12">Criar Vantagem: </text:span><text:span text:style-name="T8">Você pode criar vantagens que representem estados emocionais momentâneos, como </text:span><text:span text:style-name="T36">Enfurecido</text:span><text:span text:style-name="T8">, </text:span><text:span text:style-name="T36">Chocado </text:span><text:span text:style-name="T10">ou </text:span><text:span text:style-name="T36">Hesitante</text:span><text:span text:style-name="T11">.</text:span><text:span text:style-name="T10"> S</text:span><text:span text:style-name="T8">eu alvo se defende usando a perícia Vontade.</text:span></text:p>
      <text:p text:style-name="P13"><text:span text:style-name="T12">Atacar: </text:span><text:span text:style-name="T8">Você pode realizar ataques mentais com Provocar para causar dano emocional a um oponente. S</text:span><text:span text:style-name="T10">ua relação com o alvo e as circuns</text:span><text:span text:style-name="T8">tâncias d</text:span><text:span text:style-name="T10">o momento s</text:span><text:span text:style-name="T8">ão muito importantes ao determinar se é possível</text:span><text:line-break/><text:span text:style-name="T8">ou não usar esta perícia.</text:span></text:p>
      <text:p text:style-name="P13"><text:span text:style-name="T12">Defender: </text:span><text:span text:style-name="T8">Você precisa de Vontade para isso. Ser bom em provocar outros não o ajuda a se defender</text:span><text:span text:style-name="T11">.</text:span></text:p>
      <text:p text:style-name="P13"><text:soft-page-break/><text:line-break/><text:span text:style-name="T14">Façanhas Para Provocar</text:span></text:p>
      <text:p text:style-name="P13"><text:span text:style-name="T9">•</text:span><text:span text:style-name="T8"> </text:span><text:span text:style-name="T12">Armadura do Medo: </text:span><text:span text:style-name="T8">Você pode usar Provocar para se defender de ataques realizados com a perícia Lutar, mas apenas até o momento que receber algum estresse no conﬂito. É possível deixar seu oponente hesitante em atacar, mas quando alguém os mostrar que você também é humano, a vantagem desaparece.</text:span></text:p>
      <text:p text:style-name="P13"><text:span text:style-name="T9">•</text:span><text:span text:style-name="T8"> </text:span><text:span text:style-name="T12">Incitar Violência: </text:span><text:span text:style-name="T8">Ao criar uma vantagem sobre um oponente usando Provocar, você pode usar sua invocação grátis para se tornar o alvo da próxima ação relevante daquele personagem, tirando a atenção dele de outro </text:span><text:span text:style-name="T10">alvo.</text:span></text:p>
      <text:p text:style-name="P13"><text:span text:style-name="T9">•</text:span><text:span text:style-name="T8"> </text:span><text:span text:style-name="T12">Tá Bom Então! </text:span><text:span text:style-name="T8">Você pode usar Provocar no lugar de Empatia para aprender sobre os aspectos de seu alvo, por provocar até que ele revele algum. O lvo pode se defender usando Vontade (se o Narrador achar que o aspecto em si é vulnerável à provocação, você recebe um bônus de +2).</text:span></text:p>
      <text:h text:style-name="P18" text:outline-level="3">Recursos</text:h>
      <text:p text:style-name="P13"><text:span text:style-name="T8">Recursos descreve o nível geral de bens materiais do seu personagem no mundo do jogo, assim como a habilidade de utilizá-los de alguma forma. Isso não precisa significar necessariamente dinheiro na mão, considerando as várias formas de representar riqueza em um dado cenário – em um jogo medieval, pode significar terras, vassalos ou ouro; em um cenário moderno, pode representar seu crédito.</text:span></text:p>
      <text:p text:style-name="P13"><text:span text:style-name="T8">Essa perícia está na lista básica para criar uma forma básica e simples de lidar com riquezas de forma abstrata sem entrar em detalhes contábeis. Algumas pessoas podem achar estranho haver uma perícia estática para algo que costumamos ver como uma fonte limitada de recursos. Se isso lhe incomodar, veja o quadro na página 114 para conhecer formas de limitar esses </text:span><text:span text:style-name="T10">recursos.</text:span></text:p>
      <text:p text:style-name="P13"><text:span text:style-name="T12">Superar: </text:span><text:span text:style-name="T8">Você pode usar Recursos para se livrar de uma situação onde o dinheiro possa ajudar, como pagar subornos ou adquirir itens raros e caros. Desafios ou disputas podem envolver leilões ou</text:span><text:line-break/><text:span text:style-name="T8">licitações.</text:span></text:p>
      <text:p text:style-name="P13"><text:span text:style-name="T12">Criar Vantagem:</text:span><text:span text:style-name="T8"> Você pode usar Recursos para facilitar as coisas e tornar as pessoas mais amigáveis seja através do suborno </text:span><text:span text:style-name="T10">(</text:span><text:span text:style-name="T36">Uma Mão Lava a Outra...</text:span><text:span text:style-name="T8">) ou simplesmente pagando drinques para as</text:span><text:line-break/><text:span text:style-name="T8">pessoas (</text:span><text:span text:style-name="T36">No Vinho Repousa a Verdade</text:span><text:span text:style-name="T8">). Você também pode usar Recursos para declarar que você possui algo útil em mãos ou q</text:span><text:span text:style-name="T10">ue </text:span><text:span text:style-name="T8">pode consegui-la facilmente, o que pode lhe dar um aspecto que represente tal objeto</text:span><text:span text:style-name="T11">.</text:span></text:p>
      <text:p text:style-name="P13"><text:span text:style-name="T12">Atacar: </text:span><text:span text:style-name="T10">E</text:span><text:span text:style-name="T8">sta perícia não é utilizada em ataques.</text:span></text:p>
      <text:p text:style-name="P13"><text:span text:style-name="T12">Defender: </text:span><text:span text:style-name="T10">E</text:span><text:span text:style-name="T8">sta perícia não é utilizada como defesa.</text:span></text:p>
      <text:p text:style-name="P13"><text:span text:style-name="T14">Façanhas Para Recursos</text:span></text:p>
      <text:p text:style-name="P13"><text:span text:style-name="T9">•</text:span><text:span text:style-name="T8"> </text:span><text:span text:style-name="T12">O Dinheiro Fala Mais Alto: </text:span><text:span text:style-name="T8">Você pode usar Recursos no lugar de Comunicação em qualquer situação na qual dinheiro possa ajudar.</text:span></text:p>
      <text:p text:style-name="P13"><text:span text:style-name="T9">•</text:span><text:span text:style-name="T8"> </text:span><text:span text:style-name="T12">Investidor Experiente: </text:span><text:span text:style-name="T8">Você recebe uma invocação gratuita adicional quando criar vantagens com Recursos, contanto representem o retorno de um investimento feito em outra sessão (ou seja, não é possível declarar que já tinha feito, mas se você fizer durante o jogo, você recebe retornos maiores).</text:span></text:p>
      <text:p text:style-name="P13"><text:soft-page-break/><text:span text:style-name="T9">•</text:span><text:span text:style-name="T8"> </text:span><text:span text:style-name="T12">Fundos de Investimento: </text:span><text:span text:style-name="T8">Duas vezes por sessão, você pode receber um impulso que represente algum tipo de sorte inesperada ou entrada de </text:span><text:span text:style-name="T53">dinheiro.</text:span></text:p>
      <text:p text:style-name="P14"><text:span text:style-name="T58">LIMITANDO OS RECURSOS</text:span><text:line-break/><text:span text:style-name="T42">Caso alguém estiver usando a perícia Recursos exageradamente ou se você simplesmente quer representar o retorno cada vez menor causado pelo gasto constante de suas reservas, considere usar um destes sistemas:</text:span></text:p>
      <text:p text:style-name="P14"><text:span text:style-name="T43">•</text:span><text:span text:style-name="T42"> Quando um personagem obtiver sucesso em uma rolagem de Recursos, mas não com estilo, dê a ele um aspecto de situação que reﬂita sua perda temporária de recursos, como </text:span><text:span text:style-name="T63">Carteira Vazia </text:span><text:span text:style-name="T42">ou </text:span><text:span text:style-name="T63">Precisando de Dinheiro</text:span><text:span text:style-name="T42">. Se isso acontecer novamente simplesmente renomeie o aspecto para algo pior – </text:span><text:span text:style-name="T63">Precisando de Dinheiro </text:span><text:span text:style-name="T42">poderia se tornar </text:span><text:span text:style-name="T63">Falido</text:span><text:span text:style-name="T42">, e </text:span><text:span text:style-name="T63">Falido </text:span><text:span text:style-name="T42">poderia se tornar </text:span><text:span text:style-name="T63">Devendo aos Credores</text:span><text:span text:style-name="T43">.</text:span><text:span text:style-name="T42"> O aspecto não é uma consequência, mas pode ser um alvo de ações de forçar contra jogadores que não param de gastar. O aspecto pode ser removido se o personagem parar de gastar ou no final da sessão.</text:span></text:p>
      <text:p text:style-name="P14"><text:span text:style-name="T43">•</text:span><text:span text:style-name="T42"> Sempre que o personagem for bem-sucedido em uma rolagem de Recursos, diminua o nível da perícia em um até o final da sessão. Se ele for bem-sucedido em uma rolagem com um nível Medíocre (+0), não poderá realizar mais rolagens de Recursos naquela sessão.</text:span></text:p>
      <text:p text:style-name="P14"><text:span text:style-name="T42">Se quiser ir além, é possível transformar finanças numa categoria de conﬂito e dar aos personagens caixas de estresse de riqueza, com caixas extras para quem possui Recursos em níveis altos, mas não recomendamos fazer isso a não ser que riqueza material seja realmente algo muito importante no seu jogo.</text:span></text:p>
      <text:h text:style-name="P18" text:outline-level="3">Roubo</text:h>
      <text:p text:style-name="P13"><text:span text:style-name="T8">A perícia Roubo cobre a aptidão de seu personagem em roubar coisas e entrar em locais proibidos.</text:span></text:p>
      <text:p text:style-name="P13"><text:span text:style-name="T8">Em cenários de alta tecnologia, esta perícia também inclui proficiência no uso de equipamentos relacionados, permitindo ao personagem hackear sistemas, desarmar alarmes e coisas semelhantes.</text:span></text:p>
      <text:p text:style-name="P13"><text:span text:style-name="T12">Superar: </text:span><text:span text:style-name="T8">Como mostrado acima, Roubo permite a você superar </text:span><text:span text:style-name="T10">qualquer obstáculo r</text:span><text:span text:style-name="T8">elacionado a roubo ou infiltração. C</text:span><text:span text:style-name="T10">ontornar </text:span><text:span text:style-name="T8">fechaduras e armadilhas, bater carteiras, furtar objetos, </text:span><text:span text:style-name="T10">encobrir </text:span><text:span text:style-name="T8">rastros e outras atividades semelhantes entram nesta categoria.</text:span></text:p>
      <text:p text:style-name="P13"><text:span text:style-name="T12">Criar Vantagem: </text:span><text:span text:style-name="T8">Você pode avaliar um determinado local usando Roubo para determinar o quão difícil será entrar e </text:span><text:span text:style-name="T10">com qual </text:span><text:span text:style-name="T8">tipo de segurança você está lidando, a</text:span><text:span text:style-name="T10">ssim </text:span><text:span text:style-name="T8">como para descobrir vulnerabilidades que possa explorar. Você também pode e</text:span><text:span text:style-name="T10">xaminar o tra</text:span><text:span text:style-name="T8">balho de outros ladrões para saber como eles realizaram determinadas ações e criar ou descobrir aspectos relacionados a qualquer p</text:span><text:span text:style-name="T10">rova </text:span><text:span text:style-name="T8">ou pista que possam ter deixado para trás.</text:span></text:p>
      <text:p text:style-name="P13"><text:span text:style-name="T12">Ataque: </text:span><text:span text:style-name="T10">E</text:span><text:span text:style-name="T8">sta perícia não é utilizada em ataques</text:span><text:span text:style-name="T11">.</text:span></text:p>
      <text:p text:style-name="P13"><text:span text:style-name="T12">Defender: </text:span><text:span text:style-name="T8">O mesmo se aplica aqui. Na verdade ela não é uma perícia de conﬂito, então não há muitas formas de usá-la n</text:span><text:span text:style-name="T10">este </text:span><text:span text:style-name="T8">sentido.</text:span></text:p>
      <text:p text:style-name="P13"><text:span text:style-name="T14">Façanhas Para Roubo</text:span></text:p>
      <text:p text:style-name="P13"><text:span text:style-name="T9">•</text:span><text:span text:style-name="T8"> </text:span><text:span text:style-name="T12">Sempre Há Uma Saída: </text:span><text:span text:style-name="T8">+2 para Roubo quando você tenta criar uma vantagem ao tentar escapar de algum lugar.</text:span></text:p>
      <text:p text:style-name="P13"><text:soft-page-break/><text:span text:style-name="T9">•</text:span><text:span text:style-name="T8"> </text:span><text:span text:style-name="T12">Especialista em Segurança: </text:span><text:span text:style-name="T8">Não é preciso estar presente para oferecer oposição ativa a alguém que está tentando superar artifícios de segurança criados ou montados por você (normalmente, um personagem rola contra uma oposição passiva nessas situações).</text:span></text:p>
      <text:p text:style-name="P13"><text:span text:style-name="T9">•</text:span><text:span text:style-name="T8"> </text:span><text:span text:style-name="T12">Gíria da Ruas: </text:span><text:span text:style-name="T8">Você pode usar Roubo no lugar de Contatos sempre que lidar especificamente com ladrões e marginais.</text:span></text:p>
      <text:p text:style-name="P13"><text:span text:style-name="T29">Vigor</text:span></text:p>
      <text:p text:style-name="P13"><text:span text:style-name="T8">A perícia Vigor é similar a Atletismo, representando as aptidões físicas naturais do personagem, como força bruta e resistência. No nosso exemplo de jogo, dividimos essa perícia para representar dois tipos diferentes de personagens fortes – o ágil (representado por Atletismo) e o forte (representado por Vigor).</text:span></text:p>
      <text:p text:style-name="P13"><text:span text:style-name="T8">Pode ser que no seu jogo não seja necessário separar as duas coisas – embora você ainda possa permitir que os jogadores façam essa distinção usando aspectos e façanhas.</text:span></text:p>
      <text:p text:style-name="P13"><text:span text:style-name="T12">Superar: </text:span><text:span text:style-name="T8">Você pode usar Vigor para se livrar de empecilhos </text:span><text:span text:style-name="T10">que</text:span><text:span text:style-name="T8"> requeiram força bruta – na maioria das vezes para superar um aspecto de situação em uma zona – ou outros o</text:span><text:span text:style-name="T10">bstáculos </text:span><text:span text:style-name="T8">físicos, como barras de prisão ou portões fechados. Claro, Vigor é a perícia clássica para disputas físicas, como queda de braço, a</text:span><text:span text:style-name="T10">ssim como </text:span><text:span text:style-name="T8">para maratonas ou outros desafios baseados em resistência física.</text:span></text:p>
      <text:p text:style-name="P13"><text:span text:style-name="T12">Criar Vantagem: </text:span><text:span text:style-name="T8">Vigor oferece uma grande variedade de vantagens em um conﬂito físico, n</text:span><text:span text:style-name="T10">ormalmente l</text:span><text:span text:style-name="T8">igadas a agarrar e imobilizar oponentes, deixando-os </text:span><text:span text:style-name="T36">Derrubados </text:span><text:span text:style-name="T10">ou </text:span><text:span text:style-name="T36">Imobilizados</text:span><text:span text:style-name="T11">.</text:span><text:line-break/><text:span text:style-name="T8">Você também pode usar como uma forma de descobrir deficiências físicas em seu alvo – agarrar o mercenário pode mostrar </text:span><text:span text:style-name="T10">que </text:span><text:span text:style-name="T8">ele possui uma </text:span><text:span text:style-name="T36">Perna Manca</text:span><text:span text:style-name="T11">.</text:span></text:p>
      <text:p text:style-name="P13"><text:span text:style-name="T12">Atacar: </text:span><text:span text:style-name="T8">Vigor não é usado diretamente para causar dano – veja a perícia Lutar para isso.</text:span></text:p>
      <text:p text:style-name="P13"><text:span text:style-name="T12">Defender: </text:span><text:span text:style-name="T10">Embora n</text:span><text:span text:style-name="T8">ormalmente não se utilize Vigor para se defender de ataques, é</text:span><text:span text:style-name="T10"> </text:span><text:span text:style-name="T8">possível usar a perícia para oferecer opo</text:span><text:span text:style-name="T10">sição ativa a</text:span><text:span text:style-name="T8">o movimento de alguém, desde que o espaço seja pequeno o bastante para que seja plausível usar seu corpo como </text:span><text:span text:style-name="T10">obstáculo</text:span><text:span text:style-name="T8">. Você também pode </text:span><text:span text:style-name="T10">c</text:span><text:span text:style-name="T8">olocar algo pesado no caminho </text:span><text:span text:style-name="T10">e </text:span><text:span text:style-name="T8">segurar o objeto para impedir alguém de passar.</text:span></text:p>
      <text:p text:style-name="P13"><text:span text:style-name="T12">Especial: </text:span><text:span text:style-name="T8">Esta perícia concede caixas extras de estresse físico ou espaços para consequências. Regular (+1) ou Razoável (+2) libera a caixa de 3 pontos de estresse. Bom (+3) e Ótimo (+4) libera a quarta caixa. Excepcional (+5) ou mais concede, além das caixas, uma consequência suave adicional. Todas essas vantagens são apenas para danos físicos.</text:span></text:p>
      <text:p text:style-name="P13"><text:span text:style-name="T14">Façanhas Para Vigor</text:span></text:p>
      <text:p text:style-name="P13"><text:span text:style-name="T9">•</text:span><text:span text:style-name="T8"> </text:span><text:span text:style-name="T12">Lutador: </text:span><text:span text:style-name="T8">+2 nas rolagens da perícia Vigor feitas para criar vantagem sobre um inimigo por agarrá-lo ou uma ação similar.</text:span></text:p>
      <text:p text:style-name="P13"><text:span text:style-name="T9">•</text:span><text:span text:style-name="T8"> </text:span><text:span text:style-name="T12">Saco de Pancadas: </text:span><text:span text:style-name="T8">Você pode usar Vigor para se defender contra ataques da perícia Lutar feitos com os punhos e pernas ou instrumentos de contusão, porém você sempre recebe uma tensão de estresse físico em caso de empate.</text:span></text:p>
      <text:p text:style-name="P13"><text:span text:style-name="T9">•</text:span><text:span text:style-name="T8"> </text:span><text:span text:style-name="T12">Resistente Como Aço: </text:span><text:span text:style-name="T8">Uma vez por sessão, ao custo de um ponto de destino, você pode reduzir a severidade de uma consequência física moderada para uma consequência suave (se o campo da consequência suave estiver livre) ou apagar uma consequência suave.</text:span></text:p>
      <text:h text:style-name="P18" text:outline-level="3"><text:soft-page-break/>Vontade</text:h>
      <text:p text:style-name="P13"><text:span text:style-name="T8">Esta perícia representa o nível geral da fortitude mental de seu personagem, da mesma forma que Vigor representa a fortitude física.</text:span></text:p>
      <text:p text:style-name="P13"><text:span text:style-name="T12">Superar: </text:span><text:span text:style-name="T8">Você pode usar Vontade para encarar obstáculos que exijam esforço mental. Enigmas e quebra-cabeças estão dentro d</text:span><text:span text:style-name="T10">esta </text:span><text:span text:style-name="T8">categoria, a</text:span><text:span text:style-name="T10">ssim </text:span><text:span text:style-name="T8">como qualquer tarefa mental que exija concentração, como decifrar um código. Use Vontade quando vencer um desafio mental for apenas uma questão de tempo e Conhecimentos se for preciso mais do que esforço mental para superar o desafio. Muitos dos obstáculos que você enfrentará usando Vontade podem fazer parte de desafios maiores, para reﬂetir o esforço envolvido. </text:span></text:p>
      <text:p text:style-name="P13"><text:span text:style-name="T8">Disputas de Vontade podem reﬂetir jogos mais desafiadores, como xadrez ou uma bateria de provas difíceis. Em cenários onde a magia ou o psiquismo são habilidades comuns, disputas de Vontade ocorrerão bastante.</text:span></text:p>
      <text:p text:style-name="P13"><text:span text:style-name="T12">Criar Vantagem: </text:span><text:span text:style-name="T8">Você pode usar Vontade para colocar aspectos em você mesmo, representando um estado de concentração e foco profundos</text:span><text:span text:style-name="T11">.</text:span></text:p>
      <text:p text:style-name="P13"><text:span text:style-name="T12">Atacar: </text:span><text:span text:style-name="T8">Vontade não é usada para atacar. Dito isso, em cenários onde há habilidades psíquicas, entrar em conﬂitos desse gênero pode ser algo que você faça usando essa perícia. Esse tipo de coisa pode ser adicionado à Vontade através de uma façanha ou extra.</text:span></text:p>
      <text:p text:style-name="P13"><text:span text:style-name="T12">Defender: </text:span><text:span text:style-name="T8">Vontade é a perícia principal para se defender contra ataques mentais de Provocar, representando seu controle sobre suas emoções.</text:span></text:p>
      <text:p text:style-name="P13"><text:span text:style-name="T12">Especial: </text:span><text:span text:style-name="T8">A perícia Vontade concede caixas adicionais de estresse e consequência mentais. Regular (+1) ou Razoável (+2) libera a terceira caixa de estresse. Bom (+3) e Ótimo (+4) liberam a quarta caixa de estresse. Excepcional (+5) ou mais concede, além das caixas, um espaço adicional para consequência suave. Todos esses espaços só poderão ser usados para danos mentais.</text:span></text:p>
      <text:p text:style-name="P13"><text:span text:style-name="T14">Façanhas Para Vontade</text:span></text:p>
      <text:p text:style-name="P13"><text:span text:style-name="T9">•</text:span><text:span text:style-name="T8"> </text:span><text:span text:style-name="T12">Determinado: </text:span><text:span text:style-name="T8">Use Vontade no lugar de Vigor em qualquer rolagem de superar para feitos físicos.</text:span></text:p>
      <text:p text:style-name="P13"><text:span text:style-name="T9">•</text:span><text:span text:style-name="T8"> </text:span><text:span text:style-name="T12">Duro na Queda: </text:span><text:span text:style-name="T8">Você pode escolher ignorar uma consequência suave ou moderada pela duração da cena. Ela não poderá ser forçada ou invocada por seus inimigos. Ao fim da cena ela voltará pior, no entanto; se era uma consequência suave, se torna moderada e se era moderada, se </text:span><text:span text:style-name="T10">tornará severa.</text:span></text:p>
      <text:p text:style-name="P13"><text:span text:style-name="T9">•</text:span><text:span text:style-name="T8"> </text:span><text:span text:style-name="T12">Indomável: </text:span><text:span text:style-name="T8">+2 para se defender contra ataques de Provocar ligados especificamente à intimidação ou medo.</text:span></text:p>
      <text:h text:style-name="P21" text:outline-level="1"/>
      <text:h text:style-name="P22" text:outline-level="1">6 AÇÕES E RESOLUÇÕES</text:h>
      <text:h text:style-name="P17" text:outline-level="2">É HORA DA AÇÃO!</text:h>
      <text:p text:style-name="P13"><text:span text:style-name="T12">Você rola os dados quando houver algum empecilho interessante entre você e seu objetivo. </text:span><text:span text:style-name="T8">Se não houver nenhuma oposição interessante, você simplesmente consegue realizar o que desejava.</text:span></text:p>
      <text:p text:style-name="P13"><text:span text:style-name="T8">Como falamos nos capítulos anteriores, personagens em partidas de Fate resolvem seus problemas de forma proativa. Jogadores devem realizar muitas ações durante o jogo – invadir o covil do vilão, pilotar uma espaçonave por um campo minado, reunir pessoas para um protesto ou organizar sua rede de informantes para saber tudo o que se passa nas ruas.</text:span></text:p>
      <text:p text:style-name="P13"><text:span text:style-name="T8">Sempre que agir, há uma boa chance de algo ou alguém se meter em seu caminho. A história não seria nada interessante se o vilão aparecesse repentinamente e se entregasse – ele certamente possuirá medidas de segurança memoráveis para manter você distante de seus planos. As minas podem ser instáveis e prestes a explodir ao seu redor. Ou os manifestantes estão com medo da polícia. Alguém pode estar subornando os informantes para que fiquem de bico calado.</text:span></text:p>
      <text:p text:style-name="P13"><text:span text:style-name="T8">É aí que entram os dados.</text:span></text:p>
      <text:p text:style-name="P13"><text:span text:style-name="T9">•</text:span><text:span text:style-name="T8"> Escolha a perícia que seja apropriada para a ação.</text:span></text:p>
      <text:p text:style-name="P13"><text:span text:style-name="T9">•</text:span><text:span text:style-name="T8"> Role quatro dados Fate.</text:span></text:p>
      <text:p text:style-name="P13"><text:span text:style-name="T9">•</text:span><text:span text:style-name="T8"> Junte os dados com símbolos iguais. Um </text:span><text:span text:style-name="T17">+ </text:span><text:span text:style-name="T8">é +1, um </text:span><text:span text:style-name="T17">- </text:span><text:span text:style-name="T8">é –1 e um </text:span><text:span text:style-name="T17">0 </text:span><text:span text:style-name="T8">é 0.</text:span></text:p>
      <text:p text:style-name="P13"><text:span text:style-name="T9">•</text:span><text:span text:style-name="T8"> Adicione o seu nível de perícia à rolagem. O total é o seu resultado de acordo com a escala.</text:span></text:p>
      <text:p text:style-name="P13"><text:span text:style-name="T9">•</text:span><text:span text:style-name="T8"> Se você invocar um aspecto, adicione +2 ao seu resultado ou lance os dados novamente.</text:span></text:p>
      <text:p text:style-name="P13"><text:span text:style-name="T20">Fräkeline procura rápida uma forma de passar pelos guardas de Nova Quantum. Amanda diz que ela precisa realizar uma ação de superar com oposição passiva (contra uma dificuldade), já que são PdNs simples e não valem um grande conﬂito.</text:span></text:p>
      <text:p text:style-name="P13"><text:span text:style-name="T20">Maira olha a lista de perícias de Fräk e escolhe Recursos, esperando ter dinheiro suficiente para satisfazê-los. Ela possui Recursos em nível Regular (+1), então adicionará um ao resultado que conseguir nos dados. Ela lança os dados e consegue:</text:span><text:line-break/><text:span text:style-name="T17">0-++</text:span></text:p>
      <text:p text:style-name="P13"><text:span text:style-name="T20">Seu total é +2 (+1 nos dados e +1 de sua perícia Média), o que corresponde a Razoável (+2) na escala.</text:span></text:p>
      <text:h text:style-name="P18" text:outline-level="3">Oposição</text:h>
      <text:p text:style-name="P13"><text:span text:style-name="T8">Como dissemos em </text:span><text:span text:style-name="T19">O Básico</text:span><text:span text:style-name="T8">, ao rolar os dados comparamos o resultado à oposição. A oposição pode ser ativa, o que significa que outra pessoa está rolando os dados contra você, ou passiva, significando que você rolará contra um nível de dificuldade de acordo com a escala que representa a inﬂuência do ambiente na situação. O Narrador deve decidir qual é a fonte de oposição mais aceitável.</text:span></text:p>
      <text:p text:style-name="P13"><text:span text:style-name="T20">Amanda decide rolar uma oposição ativa contra Maira, representando os guardas. Ela decide que a perícia mais adequada para isso é Vontade – eles estão tentando resistir à tentação do suborno.</text:span></text:p>
      <text:p text:style-name="P13"><text:soft-page-break/><text:span text:style-name="T20">Os guardas são PdNs sem importância que não possuem nenhuma razão aparente para possuírem um valor alto em Vontade, então ela fornece a eles o nível Medíocre (+0). Ela rola os dados e consegue:</text:span><text:line-break/><text:span text:style-name="T17">0+++</text:span><text:line-break/><text:span text:style-name="T20">... para o incrível resultado de +3!</text:span><text:line-break/><text:span text:style-name="T20">Isso fornece um resultado Bom (+3), vencendo o resultado de</text:span><text:line-break/><text:span text:style-name="T64">Maira por um.</text:span></text:p>
      <text:p text:style-name="P14"><text:span text:style-name="T58">NARRADORES</text:span></text:p>
      <text:p text:style-name="P14"><text:span text:style-name="T58">ATIVA OU PASSIVA?</text:span><text:line-break/><text:span text:style-name="T42">Se um PJ ou um PdN importante puder interferir consideravelmente em alguma ação, então você terá a oportunidade de rolar uma oposição ativa. </text:span><text:span text:style-name="T45">Isso não consta como uma ação para o personagem opositor; é apenas uma consequência básica da resolução das ações</text:span><text:span text:style-name="T43">.</text:span><text:span text:style-name="T42"> Em outras palavras, um jogador não precisa fazer nada especial para ganhar o direito de se opor a uma ação contra ele, contanto que o personagem esteja presente e possa interferir. Se houver alguma dúvida, possuir um aspecto de situação apropriado pode ajudar a justificar porque um personagem consegue se opor a alguém.</text:span></text:p>
      <text:p text:style-name="P14"><text:span text:style-name="T42">Se não houver personagens no caminho, então dê uma olhada nos aspectos de situação da cena atual para ver se algum deles justifica algum tipo de obstáculo ou avaliar as circunstâncias (como </text:span><text:span text:style-name="T45">terreno acidentado</text:span><text:span text:style-name="T42">, uma </text:span><text:span text:style-name="T45">fechadura complexa, tempo se esgotando, uma situação complicada</text:span><text:span text:style-name="T42">, etc.). Se soar interessante, escolha uma oposição passiva por selecionar uma dificuldade na escala.</text:span></text:p>
      <text:p text:style-name="P14"><text:span text:style-name="T42">Algumas vezes você irá lidar com casos mais complicados, como quando algo inanimado parece poder oferecer oposição ativa (como uma arma automatizada) ou um PdN que não tem como oferecer resistência direta (como quando ele não sabe o que os PJs estão fazendo). Siga os seus instintos – use o tipo de oposição que se encaixa à circunstância ou que torna a cena mais interessante.</text:span></text:p>
      <text:p text:style-name="P4"/>
      <text:p text:style-name="P14"><text:span text:style-name="T58">NARRADORES</text:span></text:p>
      <text:p text:style-name="P14"><text:span text:style-name="T58">O QUÃO DIFÍCEIS DEVEM SER AS ROLAGENS DE PERÍCIAS?</text:span><text:line-break/><text:span text:style-name="T42">Você não deve se preocupar com a dificuldade da rolagem em casos de oposição ativa – é só usar o nível de perícia do PdN e rolar os dados como os jogadores fariam, deixando o destino resolver a situação. Temos algumas instruções sobre níveis de perícias de PdNs em </text:span><text:span text:style-name="T45">Conduzindo o Jogo </text:span><text:span text:style-name="T42">na página 201.</text:span></text:p>
      <text:p text:style-name="P14"><text:span text:style-name="T42">No caso de oposição passiva, você precisa decidir qual o nível na escala que o jogador precisa alcançar em sua jogada. É mais uma arte que uma ciência, mas temos algumas ideias que podem lhe ajudar.</text:span></text:p>
      <text:p text:style-name="P14"><text:span text:style-name="T42">Qualquer coisa com dois ou três níveis a mais que a perícia do jogador – perícia Razoável (+2) e oposição Ótima (+4), por exemplo – significa que o jogador provavelmente irá falhar ou precisará invocar aspectos para ser bem-sucedido.</text:span></text:p>
      <text:p text:style-name="P14"><text:span text:style-name="T42">Qualquer coisa com dois ou mais níveis abaixo da perícia do PC – perícia Razoável (+2) e oposição Medíocre (+0), por exemplo – significa que o jogador provavelmente não precisará invocar aspectos e possui uma boa chance de ser bem-sucedido com estilo.</text:span></text:p>
      <text:p text:style-name="P14"><text:span text:style-name="T42">Entre esses valores, há uma boa chance de empatar ou ser bem-sucedido e a mesma chance dele precisar ou não invocar aspectos para tal.</text:span></text:p>
      <text:p text:style-name="P14"><text:soft-page-break/><text:span text:style-name="T42">Portanto, dificuldades baixas são melhores quando você quer dar aos PJs uma chance de mostrarem o quanto são incríveis, dificuldades no nível de suas perícias são a melhor forma de prover tensão mas sem exigir demais e altas dificuldades são a melhor forma de enfatizar o quão difíceis ou anormais são as circunstâncias e fazê-los parar para pensar um pouco.</text:span></text:p>
      <text:p text:style-name="P14"><text:span text:style-name="T42">Por último, algumas dicas simples:</text:span></text:p>
      <text:p text:style-name="P14"><text:span text:style-name="T42">Regular leva esse nome por uma razão – se a oposição não possui nada de especial, então a dificuldade não precisa passar de +1.</text:span></text:p>
      <text:p text:style-name="P14"><text:span text:style-name="T42">Se houver ao menos uma razão para a oposição ser mais especial, mas está difícil decidir o nível adequado de dificuldade, escolha Razoável (+2). É algo entre os níveis de perícias dos PJs, então será um desafio interessante para perícias abaixo de Ótimo (+4), além do que é bom dar aos PJs a chance de exibirem suas habilidades mais altas também.</text:span></text:p>
      <text:h text:style-name="P17" text:outline-level="2">AS QUATRO RESOLUÇÕES</text:h>
      <text:p text:style-name="P13"><text:span text:style-name="T12">Ao rolar os dados você pode falhar, empatar, obter sucesso ou obter um sucesso com estilo.</text:span></text:p>
      <text:p text:style-name="P13"><text:span text:style-name="T8">De modo geral, toda rolagem que você fizer em um jogo de Fate terá uma dessas resoluções. Os detalhes podem variar um pouco dependendo de qual ação você fizer, mas todas as ações em jogo se encaixam neste modelo</text:span><text:span text:style-name="T9">.</text:span></text:p>
      <text:h text:style-name="P18" text:outline-level="3">Falha</text:h>
      <text:p text:style-name="P13"><text:span text:style-name="T12">Se a sua rolagem for inferior à de sua oposição, você falhou.</text:span></text:p>
      <text:p text:style-name="P13"><text:span text:style-name="T8">Isso pode significar várias coisas: você não consegue o que queria, você consegue a um grande custo ou sofre alguma consequência mecânica negativa. Às vezes pode significar mais do que uma dessas opções. Cabe ao Narrador determinar o custo apropriado (veja o quadro na página anterior).</text:span></text:p>
      <text:h text:style-name="P18" text:outline-level="3">Empate</text:h>
      <text:p text:style-name="P13"><text:span text:style-name="T12">Se sua rolagem for igual à de seu oponente, você empata.</text:span></text:p>
      <text:p text:style-name="P13"><text:span text:style-name="T8">Isso significa que você consegue o que deseja, mas com certo custo ou consegue uma versão inferior do que queria.</text:span></text:p>
      <text:h text:style-name="P18" text:outline-level="3">Sucesso</text:h>
      <text:p text:style-name="P13"><text:span text:style-name="T12">Se a sua rolagem for bem-sucedida com 1 ou 2 tensões, você teve sucesso.</text:span></text:p>
      <text:p text:style-name="P13"><text:span text:style-name="T8">Isso significa que você consegue o que queria sem custo algum.</text:span></text:p>
      <text:h text:style-name="P18" text:outline-level="3">Sucesso com Estilo</text:h>
      <text:p text:style-name="P13"><text:span text:style-name="T12">Se a sua rolagem exceder a de sua oposição por 3 ou mais tensões, você é bem-sucedido com estilo.</text:span><text:line-break/><text:span text:style-name="T53">Isso significa que você consegue o que quer, e também um benefício adicional.</text:span></text:p>
      <text:p text:style-name="P14"><text:span text:style-name="T58">NARRADORES</text:span></text:p>
      <text:p text:style-name="P14"><text:soft-page-break/><text:span text:style-name="T58">CUSTO SEVERO VS. CUSTO SUAVE</text:span><text:line-break/><text:span text:style-name="T42">Ao pensar em custo, pense tanto na história quanto na mecânica do jogo para ajudar a determinar o custo mais apropriado.</text:span></text:p>
      <text:p text:style-name="P14"><text:span text:style-name="T42">Um custo severo pode tornar uma situação pior de alguma forma, criando um novo problema ou piorando um existente. Crie outra fonte de oposição na cena atual ou na próxima (como um novo PdN ou um novo obstáculo para contornar), peça ao jogador que anote uma consequência do menor nível disponível, ou dê uma vantagem a um oponente com uma invocação grátis.</text:span></text:p>
      <text:p text:style-name="P14"><text:span text:style-name="T42">Um custo suave pode adicionar detalhes problemáticos ou ruins à história para os PJs, mas não necessariamente perigosos. Você também pode perguntar ao jogador sobre a possibilidade de receber estresse ou fornecer um impulso a algum oponente.</text:span></text:p>
      <text:p text:style-name="P14"><text:span text:style-name="T42">Não há problema se um custo suave for apenas um detalhe narrativo, mostrando como o PJ conseguiu por muito pouco. Damos</text:span><text:line-break/><text:span text:style-name="T42">mais conselhos sobre como lidar com custos na página 178 em </text:span><text:span text:style-name="T45">Conduzindo o Jogo.</text:span></text:p>
      <text:h text:style-name="P17" text:outline-level="2">AS QUATRO AÇÕES</text:h>
      <text:p text:style-name="P13"><text:span text:style-name="T12">Quando você faz uma rolagem de perícia, você escolhe uma das quatro ações: superar, criar vantagem, atacar ou defender.</text:span></text:p>
      <text:p text:style-name="P13"><text:span text:style-name="T8">Existem quatro tipos de ação que você pode realizar em Fate. Quando você faz uma rolagem de perícia, você precisa decidir qual deles você tentará. A descrição de cada perícia diz a você quais são as ações apropriadas àquela perícia e em quais circunstâncias normalmente, a ação que você precisa escolher ficará bem óbvia de acordo com a descrição da perícia, seguindo seus instintos e a situação de jogo, mas às vezes você precisará conversar com o grupo para encontrar a mais apropriada.</text:span></text:p>
      <text:p text:style-name="P13"><text:span text:style-name="T8">As quatro ações são: </text:span><text:span text:style-name="T12">superar</text:span><text:span text:style-name="T8">, </text:span><text:span text:style-name="T12">criar vantagem</text:span><text:span text:style-name="T8">, </text:span><text:span text:style-name="T12">atacar </text:span><text:span text:style-name="T10">e </text:span><text:span text:style-name="T12">defender</text:span><text:span text:style-name="T11">.</text:span></text:p>
      <text:h text:style-name="P18" text:outline-level="3">Superar</text:h>
      <text:p text:style-name="P13"><text:span text:style-name="T12">Use a ação superar para alcançar objetivos variados de acordo com a perícia usada.</text:span></text:p>
      <text:p text:style-name="P13"><text:span text:style-name="T8">Cada perícia engloba um grupo específico de esforços variados, situações nas quais aquela perícia se torna ideal. Um personagem com Roubo tenta arrombar uma janela, um personagem com Empatia tenta acalmar uma multidão e um personagem com Ofícios tenta consertar o eixo quebrado de uma carroça após uma perseguição desesperada.</text:span></text:p>
      <text:p text:style-name="P13"><text:span text:style-name="T8">Quando o seu personagem estiver em uma dessas situações e houver algo entre ele e seu objetivo, você usa a ação superar para lidar com isso. Pense nesta ação como o “faz tudo” de toda perícia – se o que deseja realizar não se enquadra em nenhuma outra categoria, provavelmente é uma ação de superar.</text:span></text:p>
      <text:p text:style-name="P13"><text:span text:style-name="T8">A oposição que precisa ser superada pode ser passiva ou ativa, dependendo da situação.</text:span></text:p>
      <text:p text:style-name="P13"><text:span text:style-name="T9">•</text:span><text:span text:style-name="T8"> </text:span><text:span text:style-name="T12">Quando falhar em uma ação de superar, </text:span><text:span text:style-name="T8">há duas opções. Você pode simplesmente falhar, o que significa que não alcança seu objetivo, ou consegue o que deseja a um custo severo.</text:span></text:p>
      <text:p text:style-name="P13"><text:span text:style-name="T9">•</text:span><text:span text:style-name="T8"> </text:span><text:span text:style-name="T12">Quando empatar em uma ação de superar, </text:span><text:span text:style-name="T8">você consegue o seu objetivo ou consegue o que deseja, mas a um custo menor.</text:span></text:p>
      <text:p text:style-name="P13"><text:span text:style-name="T9">•</text:span><text:span text:style-name="T8"> </text:span><text:span text:style-name="T12">Quando for bem-sucedido em uma ação de superar, </text:span><text:span text:style-name="T8">você consegue o que deseja sem nenhum custo.</text:span></text:p>
      <text:p text:style-name="P13"><text:soft-page-break/><text:span text:style-name="T9">•</text:span><text:span text:style-name="T8"> </text:span><text:span text:style-name="T12">Quando for bem-sucedido com estilo em uma ação de superar, </text:span><text:span text:style-name="T8">você </text:span><text:span text:style-name="T53">consegue um impulso além de alcançar o que desejava.</text:span></text:p>
      <text:p text:style-name="P14"><text:span text:style-name="T42">Ocasionalmente você pode se deparar com situações que sugiram benefícios ou penalidades diferentes das apresentadas no livro. Tudo bem se for preciso voltar às descrições básicas das 4 resoluções e tentar criar algo que faça sentido.</text:span></text:p>
      <text:p text:style-name="P14"><text:span text:style-name="T42">Por exemplo, em uma ação de superar é dito que você consegue um impulso quando é bem-sucedido com estilo, mas se essa ação de superar estiver encerrando uma cena ou você não consegue pensar em um impulso legal, poderia escolher adicionar algum detalhe à história ao invés de receber o impulso.</text:span></text:p>
      <text:p text:style-name="P13"><text:span text:style-name="T20">Esopo espreita pelos armamentos da fortaleza de Mareesa, A Imperatriz, tentando sabotar os canhões anti-gravidade. Se ele for bem-sucedido, o exército rebelde que o contratou tem uma chance muito maior de vitória, permitindo que suas naves se aproximem.</text:span></text:p>
      <text:p text:style-name="P13"><text:span text:style-name="T20">Amanda diz “Certo, então você chega ao controles do canhão e começa a desligar o equipamento, mas começa a ouvir passos ecoando na sala anterior – parece que o próximo guarda da patrulha chegou um pouco mais cedo”.</text:span></text:p>
      <text:p text:style-name="P13"><text:span text:style-name="T20">“Droga”, diz Léo. “Fui encontrar o único guarda disciplinado da armada. Preciso desativar isto e dar o fora – o General Ephon me alertou que se me encontrassem, ele negaria minha existência”.</text:span></text:p>
      <text:p text:style-name="P13"><text:span text:style-name="T20">Amanda dá de ombros e diz “Quer acelerar o trabalho? Você vai enfrentar uma oposição passiva aqui – tempo curto e lidar com máquinas complexas, eu acho que a dificuldade é de nível Ótimo (+4)”.</text:span></text:p>
      <text:p text:style-name="P13"><text:span text:style-name="T20">Esopo tem a perícia Ofícios em nível Regular (+1). Léo resmunga e diz, “Bandu é quem devia estar cuidando disto.” Ele lança os dados e consegue +2, para um resultado Bom (+3). O que não é suficiente.</text:span></text:p>
      <text:p text:style-name="P13"><text:span text:style-name="T20">Léo pega um ponto de destino e diz “Bem, como sempre digo... Bater Sempre Funciona”, se referindo a um de seus aspectos. Amanda ri e acena com a cabeça, e com a invocação, ele consegue um resultado Excepcional (+5). Isso é bom para um sucesso, mas não o suficiente para um sucesso com estilo, então Esopo consegue seu objetivo sem nenhum custo.</text:span></text:p>
      <text:p text:style-name="P13"><text:span text:style-name="T20">Ele descreve como consegue sabotar o equipamento simplesmente por arrancar o máximo de partes que conseguir, antes de mergulhar num canto escondido quando os guardas se aproximam...</text:span></text:p>
      <text:h text:style-name="P18" text:outline-level="3">Criar Vantagem</text:h>
      <text:p text:style-name="P13"><text:span text:style-name="T12">Use a ação de criar vantagem para criar aspectos de situação que trazem benefícios ou para receber os benefícios de qualquer aspecto a qual tenha acesso.</text:span></text:p>
      <text:p text:style-name="P13"><text:span text:style-name="T8">A ação de criar vantagem abrange uma grande variedade de esforços no sentido de usar suas habilidades para tirar vantagem (daí o nome) do ambiente ou da situação.</text:span></text:p>
      <text:p text:style-name="P13"><text:span text:style-name="T8">Às vezes isso significa fazer algo para mudar drasticamente as circunstâncias ao seu redor (como jogar areia nos olhos do adversário ou pôr fogo em algo), mas também pode significar que você consegue</text:span><text:line-break/><text:span text:style-name="T8">novas informações que possam ajudá-lo (como conseguir ler a fraqueza de um monstro através de pesquisas) ou tirar vantagem de algo que estudou previamente (como a predisposição de um oponente para um temperamento ruim).</text:span></text:p>
      <text:p text:style-name="P13"><text:soft-page-break/><text:span text:style-name="T8">Ao criar vantagem, você deve especificar se está criando um novo aspecto de situação ou se está tirando vantagem de um aspecto existente. No primeiro caso, você vai colocar esse novo aspecto de situação em um personagem ou no ambiente?</text:span></text:p>
      <text:p text:style-name="P13"><text:span text:style-name="T8">A oposição pode ser ativa ou passiva, dependendo das circunstâncias. Se o alvo é outro personagem, sua rolagem sempre contará como uma ação de defesa. Se você estiver usando a ação criar vantagem para criar um aspecto...</text:span></text:p>
      <text:p text:style-name="P13"><text:span text:style-name="T9">•</text:span><text:span text:style-name="T8"> </text:span><text:span text:style-name="T12">Quando falhar, </text:span><text:span text:style-name="T8">o aspecto não é criado, ou é, mas outra pessoa recebe a invocação gratuita – ou seja, você consegue, mas outra pessoa ganha vantagem disso. Pode ser o seu oponente em um conﬂito ou qualquer personagem que possa se beneficiar em seu detrimento. Pode ser preciso reformular o aspecto de forma que o outro personagem receba os benefícios – trabalhe nisso com o beneficiado da forma que fizer mais sentido.</text:span></text:p>
      <text:p text:style-name="P13"><text:span text:style-name="T9">•</text:span><text:span text:style-name="T8"> </text:span><text:span text:style-name="T12">Quando empatar, </text:span><text:span text:style-name="T8">você consegue um impulso no lugar do aspecto de situação que estava tentando criar. Isso significa que você pode precisar renomear o aspecto para reﬂetir sua natureza temporária (</text:span><text:span text:style-name="T36">Terreno Acidentado </text:span><text:span text:style-name="T8">pode virar </text:span><text:span text:style-name="T36">Pedras no Caminho</text:span><text:span text:style-name="T8">).</text:span></text:p>
      <text:p text:style-name="P13"><text:span text:style-name="T9">•</text:span><text:span text:style-name="T8"> </text:span><text:span text:style-name="T12">Quando for bem-sucedido, </text:span><text:span text:style-name="T8">você cria o aspecto de situação com uma invocação grátis.</text:span></text:p>
      <text:p text:style-name="P13"><text:span text:style-name="T9">•</text:span><text:span text:style-name="T8"> </text:span><text:span text:style-name="T12">Quando for bem-sucedido com estilo, </text:span><text:span text:style-name="T8">você consegue criar o aspecto de situação e duas invocações grátis no lugar de apenas uma</text:span><text:span text:style-name="T9">.</text:span></text:p>
      <text:p text:style-name="P13"><text:span text:style-name="T20">Nas profundezas dos Esgotos de Kuna Korden, Fräkeline está em uma posição complicada, tendo que lutar com alguns membros do Povo Toupeira.</text:span></text:p>
      <text:p text:style-name="P13"><text:span text:style-name="T20">As primeiras rodadas não foram muito bem e ela recebeu alguns golpes certeiros. Maira diz “Amanda, você disse que há latões, vigas de ferro e outras coisas espalhadas, certo?”</text:span></text:p>
      <text:p text:style-name="P13"><text:span text:style-name="T20">Amanda diz "Sim, há" e Maira pergunta “Posso chutar algo na direção deles para dificultar um pouco as coisas? Imagino que por serem grandes e cegos, não são tão ágeis quanto eu”.</text:span></text:p>
      <text:p text:style-name="P13"><text:span text:style-name="T20">Amanda diz “Por mim tudo bem. Isso é uma ação de criar vantagem usando Atletismo. Um dos touperídeos vai tentar uma ação de defesa, pois está perto o suficiente”.</text:span></text:p>
      <text:p text:style-name="P13"><text:span text:style-name="T20">Fräkeline possui Atletismo Ótimo (+4). Maira lança os dados e consegue +1, atingindo um resultado Excepcional (+5). O homem-toupeira mais próximo faz a rolagem para se defender e consegue um resultado Razoável (+2). Fräk é bem-sucedida com estilo! Maira acrescenta o aspecto Entulhos no Caminho à cena e pode invocar esse aspecto duas vezes de graça.</text:span></text:p>
      <text:p text:style-name="P13"><text:span text:style-name="T20">Amanda descreve a dificuldade dos homens-toupeira ao tentar se locomover e agora Fräk tem um pouco de vantagem sobre eles...</text:span></text:p>
      <text:p text:style-name="P13"><text:span text:style-name="T8">Se estiver criando vantagem em um aspecto existente...</text:span></text:p>
      <text:p text:style-name="P13"><text:span text:style-name="T9">•</text:span><text:span text:style-name="T8"> </text:span><text:span text:style-name="T12">Quando falhar, </text:span><text:span text:style-name="T8">você concede uma invocação grátis a alguém. Pode ser seu oponente em um conﬂito ou outro personagem que possa se beneficiar.</text:span></text:p>
      <text:p text:style-name="P13"><text:span text:style-name="T9">•</text:span><text:span text:style-name="T8"> </text:span><text:span text:style-name="T12">Quando empatar ou for bem-sucedido, </text:span><text:span text:style-name="T8">você consegue invocar o aspecto gratuitamente.</text:span></text:p>
      <text:p text:style-name="P13"><text:span text:style-name="T9">•</text:span><text:span text:style-name="T8"> </text:span><text:span text:style-name="T12">Quando for bem-sucedido com estilo, </text:span><text:span text:style-name="T8">você consegue duas invocações grátis do aspecto.</text:span></text:p>
      <text:p text:style-name="P13"><text:span text:style-name="T20">Bandu foi contratado pelo raiduque de Rafatalakan para observar um traficante de especiarias que opera no mercado galáctico da Nebulosa Cadente.</text:span></text:p>
      <text:p text:style-name="P13"><text:span text:style-name="T20">Michel diz, “Vou usar Comunicação para criar vantagem, pra fazer ele se abrir para mim. Não sei exatamente o que estou procurando em termos de aspectos – apenas alguma observação valiosa </text:span><text:soft-page-break/><text:span text:style-name="T20">que eu possa usar depois ou informar a Fräk.” Ele possui a façanha Mentiroso Amigável então pode fazer isso sem usar a perícia Enganar, escondendo suas reais intenções.</text:span></text:p>
      <text:p text:style-name="P13"><text:span text:style-name="T20">Amanda diz, “Tudo bem pra mim. Ele é um comerciante, então seu nível de Enganar é bastante alto. Vou considerar isso uma oposição passiva, pois ele não desconfia de você. Tente bater uma dificuldade Ótima (+4)”.</text:span></text:p>
      <text:p text:style-name="P13"><text:span text:style-name="T20">Michel rola os dados. Sua perícia Comunicação é Boa (+3) e ele consegue +1 nos dados, o que lhe concede um empate.</text:span></text:p>
      <text:p text:style-name="P13"><text:span text:style-name="T20">Amanda observa suas anotações, sorri e diz “Certo, você nota o seguinte. Esse traficante é obviamente uma pessoa bastante social, se entrosa com outros mercadores e clientes em potencial por onde passa. Isso muitas vezes toma a forma de um ﬂerte, um ar sugestivo de paquera sempre que ele fala com rapazes – ele parece não conseguir evitar”.</text:span></text:p>
      <text:p text:style-name="P13"><text:span text:style-name="T20">Ela mostra um dos cartões de anotações com o aspecto Gamado Em Rapazes Bonitos escrito nele, para indicar que esse aspecto do mercador agora é público. Michel percebe que pode invocar esse aspecto uma vez, gratuitamente. “Rapazes bonitos, é?” Michel diz. “Ele me achou bonito?”.</text:span></text:p>
      <text:p text:style-name="P13"><text:span text:style-name="T20">Amanda sorri. “Bem, ele achou você amigável...”</text:span></text:p>
      <text:p text:style-name="P13"><text:span text:style-name="T20">Michel balança a cabeça. “As coisas que faço pelos negócios...”</text:span></text:p>
      <text:h text:style-name="P18" text:outline-level="3">Atacar</text:h>
      <text:p text:style-name="P13"><text:span text:style-name="T12">Use a ação de atacar para ferir alguém em um conﬂito ou tirá-lo da cena.</text:span></text:p>
      <text:p text:style-name="P13"><text:span text:style-name="T8">Atacar é a mais direta das quatro ações – quando quiser ferir alguém em um conﬂito, use um ataque. Um ataque não é necessariamente físico por natureza; algumas perícias permitem a você machucar alguém mentalmente.</text:span></text:p>
      <text:p text:style-name="P13"><text:span text:style-name="T8">Na maioria das vezes seu alvo oferece uma oposição ativa contra o seu ataque. Oposição passiva em um ataque significa que você pegou seu alvo desprevenido ou de alguma outra forma incapaz de reagir com eficiência, ou por ser um PdN sem importância e não valer a pena se preocupar com os dados.</text:span></text:p>
      <text:p text:style-name="P13"><text:span text:style-name="T8">Além disso, sendo passiva ou não, a oposição sempre conta como uma ação de defesa, então você pode dar uma olhada nessas duas ações, já que estão intimamente ligadas.</text:span></text:p>
      <text:p text:style-name="P13"><text:span text:style-name="T9">•</text:span><text:span text:style-name="T8"> </text:span><text:span text:style-name="T12">Quando falhar em um ataque, </text:span><text:span text:style-name="T8">você não causa nenhum dano em seu alvo (também significa que o seu alvo é bem-sucedido em sua ação de defesa, o que pode gerar outros efeitos).</text:span></text:p>
      <text:p text:style-name="P13"><text:span text:style-name="T9">•</text:span><text:span text:style-name="T8"> </text:span><text:span text:style-name="T12">Quando empatar em uma ação de ataque, </text:span><text:span text:style-name="T8">você não causa dano algum, mas consegue um impulso.</text:span></text:p>
      <text:p text:style-name="P13"><text:span text:style-name="T9">•</text:span><text:span text:style-name="T8"> </text:span><text:span text:style-name="T12">Quando for bem-sucedido em um ataque, </text:span><text:span text:style-name="T8">você inﬂige </text:span><text:span text:style-name="T12">dano </text:span><text:span text:style-name="T10">em seu </text:span><text:span text:style-name="T8">alvo igual ao número de tensões que conseguir. Isso força o alvo a tentar gastar caixas de estresse ou receber consequências; se isso não for possível, seu alvo tem que sair do conﬂito.</text:span></text:p>
      <text:p text:style-name="P13"><text:span text:style-name="T9">•</text:span><text:span text:style-name="T8"> </text:span><text:span text:style-name="T12">Quando for bem-sucedido com estilo, </text:span><text:span text:style-name="T8">prossiga como num sucesso normal, mas você também tem a opção de reduzir o valor do dano em um e receber um impulso.</text:span></text:p>
      <text:p text:style-name="P13"><text:span text:style-name="T20">Fräkeline está travando um combate com Damien, um dos famosos Mareesianos, a guarda de elite da Imperatriz Galáctica. Com seu jeito particular de lutar, Fräk tenta atacá-lo com seu chicote de energia.</text:span></text:p>
      <text:p text:style-name="P13"><text:span text:style-name="T20">A perícia Lutar de Fräkeline é Boa (+3). Damien é Ótimo (+4) em Lutar. Maira rola os dados e consegue +2 para um ataque Excepcional (+5).</text:span></text:p>
      <text:p text:style-name="P13"><text:soft-page-break/><text:span text:style-name="T20">Amanda rola dos dados por Damien e obtém -1, rolagem de nível Bom (+3). Maira vence por dois, inﬂigindo 2 tensões.</text:span></text:p>
      <text:p text:style-name="P13"><text:span text:style-name="T20">Ela acha, porém, que isso não é bom o suficiente. “Também vou invocar </text:span><text:span text:style-name="T30">Famosa Ladra Robótica</text:span><text:span text:style-name="T20">” ela diz, “porque sou conhecida por não deixar nada mal resolvido”.</text:span></text:p>
      <text:p text:style-name="P13"><text:span text:style-name="T20">aira paga o ponto de destino, tornando o seu resultado final Épico (+7). Ela consegue 4 tensões, obtendo</text:span><text:line-break/><text:span text:style-name="T20">assim um sucesso com estilo, provocando um grande golpe.</text:span></text:p>
      <text:p text:style-name="P13"><text:span text:style-name="T20">Ela escolhe inﬂigir as 4 tensões em dano, mas também poderia ter inﬂigido apenas 3 e escolhido um impulso.</text:span></text:p>
      <text:p text:style-name="P13"><text:span text:style-name="T20">Agora Damien precisa sofrer esse estresse ou receber consequências para se manter na luta!</text:span></text:p>
      <text:h text:style-name="P18" text:outline-level="3">Defender</text:h>
      <text:p text:style-name="P13"><text:span text:style-name="T12">Use a ação de defender para evitar ataques ou evitar que alguém crie uma vantagem sobre você.</text:span></text:p>
      <text:p text:style-name="P13"><text:span text:style-name="T8">Sempre que for atacado em um conﬂito ou quando tentarem criar uma vantagem sobre você, haverá a chance de se defender. Como no ataque, isso não significa necessariamente se defender de ataques físicos – algumas perícias permitem se defender de ataques mentais.</text:span></text:p>
      <text:p text:style-name="P13"><text:span text:style-name="T8">Como a rolagem de defesa é uma reação, sua oposição será quase sempre ativa. Se você rolar defesa contra uma oposição passiva, será porque o ambiente é hostil de alguma forma (como num incêndio), ou o PdN não é tão importante para o narrador se importar com os dados.</text:span></text:p>
      <text:p text:style-name="P13"><text:span text:style-name="T9">•</text:span><text:span text:style-name="T8"> </text:span><text:span text:style-name="T12">Quando falhar na sua defesa, </text:span><text:span text:style-name="T8">você sofre as consequências do que quer que esteja tentando evitar. Você recebe o dano ou as características da vantagem criada sobre você.</text:span></text:p>
      <text:p text:style-name="P13"><text:span text:style-name="T9">•</text:span><text:span text:style-name="T8"> </text:span><text:span text:style-name="T12">Quando empatar na sua defesa, </text:span><text:span text:style-name="T8">você concede um impulso ao seu oponente.</text:span></text:p>
      <text:p text:style-name="P13"><text:span text:style-name="T9">•</text:span><text:span text:style-name="T8"> </text:span><text:span text:style-name="T12">Quando for bem-sucedido na sua defesa, </text:span><text:span text:style-name="T8">você consegue evitar o ataque ou a tentativa de criar vantagem sobre você.</text:span></text:p>
      <text:p text:style-name="P13"><text:span text:style-name="T9">•</text:span><text:span text:style-name="T8"> </text:span><text:span text:style-name="T12">Quando for bem-sucedido com estilo, </text:span><text:span text:style-name="T10">encare como um sucesso </text:span><text:span text:style-name="T8">normal, mas você também ganha um impulso, o que pode permitir </text:span><text:span text:style-name="T53">que você vire o jogo.</text:span></text:p>
      <text:p text:style-name="P14"><text:span text:style-name="T58">POSSO ME DEFENDER DE AÇÕES DE SUPERAR?</text:span></text:p>
      <text:p text:style-name="P14"><text:span text:style-name="T42">Tecnicamente, não. A ação de defesa foi criada para que você evite receber estresse, consequências ou aspectos de situação – basicamente, para proteger você de todo tipo de coisa ruim que possa ser representada pela mecânica do jogo.</text:span></text:p>
      <text:p text:style-name="P14"><text:span text:style-name="T42">Porém, é possível rolar uma oposição ativa se você puder atrapalhar </text:span><text:span text:style-name="T45">qualquer </text:span><text:span text:style-name="T42">ação, como mostram as regras na página 122. Logo, se alguém realizar uma ação de superar que possa falhar porque você está no caminho de alguma forma, diga “Ei! Não é bem assim!”, pegue os dados e role como oposição. Você não ganha nenhum benefício extra como quando usa a ação defender, mas você também não precisa se preocupar com as desvantagens de falhar.</text:span></text:p>
      <text:p text:style-name="P13"><text:span text:style-name="T20">Bandu, O Oculto está discutindo com outro estudioso, Raithua Kaluki, no Museu do Consenso Universal</text:span><text:line-break/><text:span text:style-name="T20">a respeito da origem de uma relíquia em exposição.</text:span></text:p>
      <text:p text:style-name="P13"><text:span text:style-name="T20">Raithua não quer apenas que Bandu seja desacreditado, mas também que ele perca a autoconfiança forçando-o a dar um passo em falso e duvidar de si mesmo. O grupo concorda que, </text:span><text:soft-page-break/><text:span text:style-name="T20">como Kaluki é bastante reconhecido no meio, ele pode tentar afetá-lo dessa forma, então o conﬂito inicia.</text:span></text:p>
      <text:p text:style-name="P13"><text:span text:style-name="T20">Assim que Bandu termina o seu argumento inicial, Amanda descreve como Kaluki usa um ataque de Provocar, encontrando brechas nas teorias de Bandu e forçando-o a se reavaliar. Kaluki tem nível Bom (+3) em Provocar.</text:span></text:p>
      <text:p text:style-name="P13"><text:span text:style-name="T20">Bandu defende com Vontade, que ele possui em um nível Razoável (+2). Amada rola os dados por Kaluki e consegue +1, para um total Ótimo (+4). Michel lança os dados por Bandu e consegue +2 alcançando um resultado Ótimo (+4). Bandu não </text:span><text:span text:style-name="T64">precisa se preocupar em receber qualquer tipo de dano, mas ele fornece um impulso a Kaluki, o qual Amanda decide ser </text:span><text:span text:style-name="T45">Lapso Momentâneo.</text:span></text:p>
      <text:p text:style-name="P14"><text:span text:style-name="T58">SEM EFEITOS CUMULATIVOS!</text:span><text:line-break/><text:span text:style-name="T42">Você notará que a ação defender possui resultados que espelham algumas resoluções das ações ataque e criar vantagem. Por exemplo, é dito que quando você empatar em uma jogada de defesa, você fornece ao seu oponente um impulso. Em Atacar, explicamos que quando você empatar, você recebe um impulso.</text:span></text:p>
      <text:p text:style-name="P14"><text:span text:style-name="T42">Isso não significa que o atacante recebe dois impulsos – é o mesmo resultado de dois pontos de vista diferentes. Nós apenas escrevemos assim para que os resultados fossem consistentes quando você lê as regras, independente de que maneira a coisa foi resolvida.</text:span></text:p>
      <text:h text:style-name="P21" text:outline-level="1"/>
      <text:h text:style-name="P22" text:outline-level="1">7 DESAFIOS, DISPUTAS E CONFLITOS</text:h>
      <text:h text:style-name="P16" text:outline-level="2"><text:span text:style-name="fontstyle01"><text:span text:style-name="T2">FOCO NA AÇÃO</text:span></text:span></text:h>
      <text:p text:style-name="P15"><text:span text:style-name="fontstyle21"><text:span text:style-name="T6">Na maioria das vezes uma rolagem simples de perícia será o suficiente para decidir como determinada situação será resolvida. Não há nível de detalhe ou tempo pré-determinados para as ações representadas por uma perícia. Logo, você pode usar uma única rolagem de Atletismo para saber se consegue escalar um rochedo que pode levar dias para ser desbravado ou usar a mesma rolagem simples para saber se consegue desviar de uma árvore caindo rapidamente em seu caminho, prestes a esmagá-lo.</text:span></text:span></text:p>
      <text:p text:style-name="P15"><text:span text:style-name="fontstyle21"><text:span text:style-name="T6">Às vezes, porém, você estará em uma situação onde faz algo realmente dramático e interessante, como nas cenas marcantes de um livro ou filme. Quando isso acontece, é uma boa ideia focar na ação e lidar com ela usando várias rolagens de perícia, pois a variedade de resultados tornará as coisas realmente dinâmicas e surpreendentes. A maioria das cenas de luta se enquadra nisso, mas você pode focar em qualquer coisa que considerar suficientemente importante – perseguição de carros, processos judiciais, jogos de pôquer com apostas altas e por aí vai.</text:span></text:span></text:p>
      <text:p text:style-name="P15"><text:span text:style-name="fontstyle21"><text:span text:style-name="T6">Há três formas de focar na ação em Fate:</text:span></text:span></text:p>
      <text:p text:style-name="P15"><text:span text:style-name="fontstyle21"><text:span text:style-name="T6">• </text:span></text:span><text:span text:style-name="fontstyle31"><text:span text:style-name="T7">Desafios, </text:span></text:span><text:span text:style-name="fontstyle21"><text:span text:style-name="T6">quando um ou mais personagens tentam realizar algo dinâmico ou complicado.</text:span></text:span></text:p>
      <text:p text:style-name="P15"><text:span text:style-name="fontstyle21"><text:span text:style-name="T6">• </text:span></text:span><text:span text:style-name="fontstyle31"><text:span text:style-name="T7">Disputas, </text:span></text:span><text:span text:style-name="fontstyle21"><text:span text:style-name="T6">quando dois ou mais personagens estão competindo pelo mesmo objetivo.</text:span></text:span></text:p>
      <text:p text:style-name="P15"><text:span text:style-name="fontstyle21"><text:span text:style-name="T6">• </text:span></text:span><text:span text:style-name="fontstyle31"><text:span text:style-name="T7">Conﬂitos, </text:span></text:span><text:span text:style-name="fontstyle21"><text:span text:style-name="T6">quando dois ou mais personagens estão tentando ferir uns aos outros.</text:span></text:span></text:p>
      <text:h text:style-name="P16" text:outline-level="2"><text:span text:style-name="fontstyle01"><text:span text:style-name="T2">DESAFIOS</text:span></text:span></text:h>
      <text:p text:style-name="P15"><text:span text:style-name="fontstyle21"><text:span text:style-name="T6">Uma simples ação de superar é suficiente para lidar com um empecilho ou obstáculo – o herói precisa destrancar a porta, desarmar a bomba, descobrir uma informação vital, etc. Também é bastante útil quando os detalhes de como algo aconteceu não são tão importantes ou não vale a pena gastar tempo com isso, quando o que você precisa saber é que o personagem consegue realizar algo sem reforços ou gastos adicionais.</text:span></text:span></text:p>
      <text:p text:style-name="P15"><text:span text:style-name="fontstyle21"><text:span text:style-name="T6">Às vezes, no entanto, as coisas ficam um pouco complicadas. Não é suficiente apenas abrir a porta, porque você também precisa conter a horda de zumbis que está atacando e realizar a magia que providenciará cobertura.</text:span></text:span></text:p>
      <text:p text:style-name="P15"><text:span text:style-name="fontstyle21"><text:span text:style-name="T6">Desarmar a bomba não é suficiente, porque você também precisa evitar que </text:span></text:span><text:span text:style-name="T8">o dirigível caia enquanto evita que o cientista desacordado que você está resgatando se machuque.</text:span></text:p>
      <text:p text:style-name="P13"><text:span text:style-name="T12">Um desafio é uma série de ações de superar que você usa para resolver uma situação especialmente complicada ou dramática</text:span><text:span text:style-name="T8">. Cada uma dessas ações usa uma perícia </text:span><text:span text:style-name="T12">diferente </text:span><text:span text:style-name="T8">para lidar com as tarefas ou as partes da situação e o conjunto dos resultados determinará o que acontece.</text:span></text:p>
      <text:p text:style-name="P13"><text:span text:style-name="T8">Narradores que estiverem em dúvida se o momento é adequado para um desafio devem se fazer as seguintes perguntas:</text:span></text:p>
      <text:p text:style-name="P13"><text:span text:style-name="T9">•</text:span><text:span text:style-name="T8"> Cada tarefa individual pode gerar tensão e drama, independente das outras tarefas? Se todas as tarefas forem parte de um único objetivo, como "desconectar o detonador", "parar o relógio" e "se livrar do explosivo" quando desarmar uma bomba, então essa tarefa deverá ser uma única ação de superar, usando esses detalhes para explicar o que aconteceu se a rolagem der errado.</text:span></text:p>
      <text:p text:style-name="P13"><text:soft-page-break/><text:span text:style-name="T9">•</text:span><text:span text:style-name="T8"> A situação exige perícias diferentes para ser resolvida? Conter os zumbis (Lutar) enquanto empurra uma barricada (Vigor) e conserta a carroça (Ofícios) para poder fugir seria uma situação adequada para um desafio.</text:span></text:p>
      <text:p text:style-name="P13"><text:span text:style-name="T8">Para organizar um desafio, simplesmente identifique as tarefas individuais u objetivos que a situação exige e resolva cada uma delas com uma rolagem separada de uma ação de superar (às vezes, apenas uma certa sequência de rolagens fará sentido para você; isso também é válido). Dependendo da situação um personagem pode precisar realizar diversas rolagens ou vários personagens podem participar.</text:span></text:p>
      <text:p text:style-name="P13"><text:span text:style-name="T20">Bandu está tentando ativar as defesas da estação especial onde estão a fim de garantir a proteção do grupo de sobreviventes que vieram resgatar. Normalmente isso não seria muito interessante, exceto que ele está tentando realizar essa tarefa antes de serem devorados por uma horda de alienígenas selvagens que nasceram dos ovos no compartimento de carga.</text:span></text:p>
      <text:p text:style-name="P13"><text:span text:style-name="T20">Amanda vê vários componentes nessa cena. Primeiro há o sistema de computadores, depois bloquear a entrada e, por último, manter os sobreviventes calmos. Isso indica rolagens de Conhecimentos, Ofícios e algum tipo de perícia social – Michel escolhe Comunicação.</text:span></text:p>
      <text:p text:style-name="P13"><text:span text:style-name="T20">Assim, Michel rolará essas três perícias separadamente, uma rolagem para cada componente que Amanda identificou. Ela define uma oposição passiva Boa (+3) para cada uma delas – ela quer que ele tenha uma chance justa, mas deixando espaço para várias possibilidades de resultado.</text:span></text:p>
      <text:p text:style-name="P13"><text:span text:style-name="T20">Agora estão prontos para começar. </text:span></text:p>
      <text:p text:style-name="P13"><text:span text:style-name="T8">Para conduzir o desafio, faça as jogadas de superar na ordem que parecer mais interessante, mas não decida nada sobre como a situação será resolvida antes de saber o resultado dos dados – é importante ter a liberdade de escolher a sequência dos eventos de cada rolagem na ordem que fizer mais sentido e for mais interessante. Jogadores que conseguirem um impulso em alguma de suas rolagens devem se sentir livres para usá-lo em outra rolagem do desafio, desde que faça sentido.</text:span></text:p>
      <text:p text:style-name="P13"><text:span text:style-name="T8">Narradores devem, depois de terminadas as rolagens, interpretar o conjunto de sucessos, falhas e custos de cada ação para determinar como a cena acontece. Esses resultados podem levar a outros desafios, disputas ou até mesmo conﬂitos.</text:span></text:p>
      <text:p text:style-name="P13"><text:span text:style-name="T20">Michel respira fundo. "Vamos lá", ele diz, e pega os dados.</text:span></text:p>
      <text:p text:style-name="P13"><text:span text:style-name="T20">Ele decide que primeiro irá garantir a segurança da sala, faz a rolagem de Ofícios, que possui num nível Bom (+3), e consegue 0 nos dados. Isso é um empate, o que lhe permite alcançar o objetivo a um custo menor. Amanda diz “Que tal se eu criar um impulso chamado </text:span><text:span text:style-name="T30">Trabalho Apressado </text:span><text:span text:style-name="T20">para usar contra você se for necessário – afnal você está com pressa”.</text:span></text:p>
      <text:p text:style-name="P13"><text:span text:style-name="T20">Michel suspira e concorda, em seguida vai para a segunda rolagem do desafio: acalmar as pessoas no local com sua Comunicação Boa (+3). Ele faz a rolagem e consegue um resultado horrível de -3 nos dados! Agora ele tem a opção de falhar ou de ser bem-sucedido a um grande custo. Ele opta pelo sucesso, deixando Amanda pensar em algo para seu custo.</text:span></text:p>
      <text:p text:style-name="P13"><text:span text:style-name="T20">Ela pensa um pouco. Como acalmar as pessoas ali a um grande custo? Então ela sorri. “Isso é mais um detalhe de história do que mecânico, mas sabe como é... você está usando Comunicação, então provavelmente você está bastante inspirado agora. Vejo que você poderia acidentalmente convencer alguns desses astronautas que os aliens não são uma grande ameaça, e que é totalmente viável lutar contra eles. Afinal de contas, você está cuidando das defesas da estação, não é mesmo?”</text:span></text:p>
      <text:p text:style-name="P13"><text:span text:style-name="T20">Michel diz, “Mas eles precisam ficar dentro da sala pra se proteger!” Amanda sorri maliciosamente. Michel suspira de novo. “Certo. Algumas pessoas entendem errado a ideia e existe a chance de </text:span><text:soft-page-break/><text:span text:style-name="T20">serem mortas. Já posso ouvi-los dizendo... Bandu, porque você deixou meu marido morrer? Fazer o quê. ” Amanda sorri ainda mais.</text:span></text:p>
      <text:p text:style-name="P13"><text:span text:style-name="T20">Michel segue para a parte final do desafio – a ativação das defesas da sala com sua perícia Conhecimentos nível Ótimo (+4). Amanda invoca o impulso que conseguiu mais cedo e diz “´Sim, você está bastante desconcentrado vendo os alienígenas derrubarem sua barricada. Muito distraído”. Isso eleva a dificuldade para Excepcional (+5). Ele rola e consegue +2 o que o deixa com um resultado Fantástico (+6), o suficiente para ser bem-sucedido sem nenhum custo. Amanda concorda e juntos eles finalizam a descrição da cena – Bandu finaliza os comandos a tempo e as armas da nave começam a trabalhar. Alguns alienígenas a ponto de entrarem começam a rosnar e se afastar, feridos pelos lasers, e Bandu suspira de alívio... até ouvir os</text:span><text:line-break/><text:span text:style-name="T20">gritos de pânico dos astronautas do lado de fora da sala...</text:span></text:p>
      <text:p text:style-name="P13"><text:span text:style-name="T20">Mas isso é a próxima cena.</text:span></text:p>
      <text:p text:style-name="P13"><text:span text:style-name="T8">Se você possuir algum impulso que não foi usado no desafio, sinta-se livre para mantê-lo pelo resto da cena ou até quando fizer sentido, caso os eventos do desafio se interliguem à próxima cena.</text:span></text:p>
      <text:h text:style-name="P18" text:outline-level="3">Vantagens em Desafios</text:h>
      <text:p text:style-name="P13"><text:span text:style-name="T8">Você pode tentar criar vantagem em um desafio para ajudá-lo ou ajudar alguém. Criar vantagem não ajuda a completar um dos objetivos do desafio, mas falhar nessa rolagem pode criar um custo ou problema que trará um impacto negativo em um dos outros objetivos. Tenha cuidado ao usar essa tática; vantagens podem ajudar a completar tarefas de forma mais eficaz, mas tentar criá-las sempre traz riscos.</text:span></text:p>
      <text:h text:style-name="P18" text:outline-level="3">Atacando em Desafios</text:h>
      <text:p text:style-name="P13"><text:span text:style-name="T8">Como você está indo contra uma oposição passiva em um desafio, nunca será preciso usar atacar. Se estiver em uma situação onde pareça razoável usar uma ação de ataque, você estará iniciando um conflito. </text:span></text:p>
      <text:h text:style-name="P17" text:outline-level="2">DISPUTAS</text:h>
      <text:p text:style-name="P13"><text:span text:style-name="T12">Quando dois ou mais personagem possuem objetivos mutuamente exclusivos, mas não estão tentando se ferir diretamente, eles estão em uma disputa</text:span><text:span text:style-name="T8">. Disputas de queda de braço, corridas ou outras competições esportivas e debates público são bons exemplos de disputas.</text:span></text:p>
      <text:p text:style-name="P13"><text:span text:style-name="T8">Narradores devem se fazer as perguntas a seguir ao organizar uma disputa:</text:span></text:p>
      <text:p text:style-name="P13"><text:span text:style-name="T9">•</text:span><text:span text:style-name="T8"> Quais são os “lados”? É cada um por si na disputa ou há grupos de pessoas se opondo a outros grupos? Se houver vários personagens lados, eles rolarão juntos usando as regras de Trabalho em Equipe.</text:span></text:p>
      <text:p text:style-name="P13"><text:span text:style-name="T9">•</text:span><text:span text:style-name="T8"> Qual é o ambiente da disputa? Há alguma característica significativa ou notável do ambiente que você queira definir como aspecto de situação?</text:span></text:p>
      <text:p text:style-name="P13"><text:span text:style-name="T9">•</text:span><text:span text:style-name="T8"> Como os participantes da disputa estão se opondo uns aos outros? Estão rolando uns contra os outros diretamente (como em uma corrida ou partida de pôquer) ou estão tentando superar algo no ambiente</text:span><text:line-break/><text:span text:style-name="T8">(como um obstáculo ou um grupo de jurados)?</text:span></text:p>
      <text:p text:style-name="P13"><text:span text:style-name="T9">•</text:span><text:span text:style-name="T8"> Quais perícias são apropriadas para a disputa? Todos terão que rolar a mesma perícia ou várias perícias são aplicáveis?</text:span></text:p>
      <text:p text:style-name="P13"><text:soft-page-break/><text:span text:style-name="T20">Bandu foi derrubado em uma batalha contra o grupo obscuro de assassinos que emboscaram ele e Fräkeline nos arredores da cidade. Fräk dá conta do último deles, finalizando o conﬂito, e vai então em direção ao amigo caído.</text:span></text:p>
      <text:p text:style-name="P13"><text:span text:style-name="T20">É aí que o líder dos assassinos, um ladrão que ela conhece bem chamado Valin Vorta, o Célere, aparece com um cinto de teleporte próximo a Bandu, que está caído inconsciente! Ele começa a recarregar seu sistema de teleporte, com a intenção de levar Bandu junto consigo. Fräk começa a correr. Será que ela consegue chegar antes que Valin consiga escapar?</text:span></text:p>
      <text:p text:style-name="P13"><text:span text:style-name="T20">Amanda olha as perguntas acima para organizar a disputa.</text:span></text:p>
      <text:p text:style-name="P13"><text:span text:style-name="T20">A cena do conﬂito anterior teve um aspecto de situação chamado </text:span><text:span text:style-name="T30">Poças de Óleo</text:span><text:span text:style-name="T20">, e Amanda continuar assim.</text:span></text:p>
      <text:p text:style-name="P13"><text:span text:style-name="T20">Claramente Valin e Fräkeline estão se opondo diretamente, então oferecerão oposição ativa.</text:span></text:p>
      <text:p text:style-name="P13"><text:span text:style-name="T20">Valin rolará sua perícia Ofícios nessa disputa, pois está utilizando um equipamento. Como a situação requer um movimento simples, Amanda e Maira concordam que Atletismo é a perícia mais apropriada para Fräkeline.</text:span></text:p>
      <text:p text:style-name="P13"><text:span text:style-name="T8">Agora a ação pode começar.</text:span></text:p>
      <text:p text:style-name="P13"><text:span text:style-name="T8">Uma disputa ocorre em uma série de </text:span><text:span text:style-name="T12">rodadas de altercação</text:span><text:span text:style-name="T8">. A cada rodada, cada participante faz uma rolagem de perícia para determinar a qualidade do seu resultado naquela etapa da disputa. É basicamente uma ação de superar.</text:span></text:p>
      <text:p text:style-name="P13"><text:span text:style-name="T8">Jogadores que fizerem rolagens em uma disputa devem comparar o seu resultado ao de todos os outros.</text:span></text:p>
      <text:p text:style-name="P13"><text:span text:style-name="T9">•</text:span><text:span text:style-name="T8"> </text:span><text:span text:style-name="T12">Se você conseguir o resultado maior, você vence aquela rodada. </text:span><text:span text:style-name="T10">Se </text:span><text:span text:style-name="T8">estiver rolando diretamente contra outros participantes, isso significa que você conseguiu o maior valor entre todos os participantes da disputa. Se todos estiverem rolando contra algo no ambiente, significa que você conseguiu mais tensões que todos.</text:span></text:p>
      <text:p text:style-name="P13"><text:span text:style-name="T8">Vencer o desafio significa que você acumula uma </text:span><text:span text:style-name="T12">vitória </text:span><text:span text:style-name="T8">(que você pode representar com marcas em um pedaço de papel) e descreve como assumiu a liderança.</text:span></text:p>
      <text:p text:style-name="P13"><text:span text:style-name="T9">•</text:span><text:span text:style-name="T8"> </text:span><text:span text:style-name="T12">Se for bem-sucedido com estilo e ninguém mais for, </text:span><text:span text:style-name="T8">então você </text:span><text:span text:style-name="T10">marca </text:span><text:span text:style-name="T12">duas </text:span><text:span text:style-name="T8">vitórias.</text:span></text:p>
      <text:p text:style-name="P13"><text:span text:style-name="T9">•</text:span><text:span text:style-name="T8"> </text:span><text:span text:style-name="T12">Se houver um empate, ninguém recebe uma vitória e uma reviravolta inesperada ocorre. </text:span><text:span text:style-name="T8">Isso pode significar muitas coisas dependendo da situação – o terreno ou o ambiente sofre alguma mudança, os</text:span><text:line-break/><text:span text:style-name="T8">parâmetros do desafio são alterados ou surge um imprevisto que afeta os participantes. O Narrador deve criar um aspecto de situação para reﬂetir essa mudança.</text:span></text:p>
      <text:p text:style-name="P13"><text:span text:style-name="T9">•</text:span><text:span text:style-name="T8"> </text:span><text:span text:style-name="T12">O primeiro participante a acumular três vitórias vence a disputa. </text:span></text:p>
      <text:p text:style-name="P13"><text:span text:style-name="T20">Fräk possui Atletismo Ótimo (+4). Valin possui Ofícios de nível Bom (+3). Na primeira rodada, Maira rola mal para Fräkeline e termina com um resultado Regular (+1). Amanda consegue 0 nos dados e mantêm o resultado Bom (+3). Amanda vence, assim Valin vence a primeira rodada e acumula uma vitória. Amanda descreve Valin conseguindo ativar a primeira bateria de seu teleporte, fazendo seu cinto brilhar.</text:span></text:p>
      <text:p text:style-name="P13"><text:span text:style-name="T20">Na segunda rodada, Maira vira o jogo conseguindo uma rolagem Ótima (+4), enquanto Amanda consegue apenas um resultado Razoável (+2) para Valin. Isso é um sucesso, que Maira marca no papel como uma vitória. Maira descreve Fräkeline correndo a toda velocidade, se aproximando de Valin.</text:span></text:p>
      <text:p text:style-name="P13"><text:soft-page-break/><text:span text:style-name="T20">Ambos empatam na terceira rodada com um resultado Bom (+3)! Amanda precisa agora introduzir uma reviravolta inesperada. Ela pensa sobre isso por um momento e diz “Certo, parece</text:span><text:line-break/><text:span text:style-name="T20">que os vários equipamentos de Valin estão em conﬂito, deixando </text:span><text:span text:style-name="T30">Distorções Quânticas </text:span><text:span text:style-name="T20">espalhadas pelo ar”. Ela escreve o novo aspecto de situação em um cartão e o coloca na mesa.</text:span></text:p>
      <text:p text:style-name="P13"><text:span text:style-name="T20">Na quarta rodada há mais um empate, desta vez com um resultado Ótimo (+4). Maira diz “Agora ele vai ver. Eu quero invocar dois aspectos – um porque sou a </text:span><text:span text:style-name="T30">Famosa Ladra Robótica</text:span><text:span text:style-name="T20">, mas as </text:span><text:span text:style-name="T30">Distorções Quânticas </text:span><text:span text:style-name="T20">também, pois creio que elas interferirão no teleporte”. Ela passa dois pontos de destino para Amanda.</text:span></text:p>
      <text:p text:style-name="P13"><text:span text:style-name="T20">Isso dá a ela o resultado final Lendário (+8), um sucesso com estilo que lhe fornece duas vitórias. Ela alcança o alvo de três vitórias enquanto Valin possui apenas uma, assim Fräk vence a disputa!</text:span></text:p>
      <text:p text:style-name="P13"><text:span text:style-name="T20">Amanda e Maira descrevem como Fräkeline consegue agarrar Bandu antes que Valin escape num feixe luminoso.</text:span></text:p>
      <text:h text:style-name="P18" text:outline-level="3">Criando Vantagens em Uma Disputa</text:h>
      <text:p text:style-name="P13"><text:span text:style-name="T8">Durante qualquer rodada é possível tentar criar uma vantagem antes de rolar os dados. Se o alvo for outro participante, este pode se defender normalmente. Se alguém puder interferir na sua ação, criarão uma oposição ativa como sempre.</text:span></text:p>
      <text:p text:style-name="P13"><text:span text:style-name="T8">Isso traz um risco adicional - </text:span><text:span text:style-name="T12">falhar numa ação de criar vantagem significa perder sua rolagem da disputa</text:span><text:span text:style-name="T8">, ou seja, você não poderá progredir na rodada atual. Se ao menos empatar, você poderá a disputa normalmente.</text:span></text:p>
      <text:p text:style-name="P13"><text:span text:style-name="T8">Se estiver tentando conceder um bônus usando as regras de Trabalho em Equipe, falhar na ação de criar vantagem significa que o personagem que lidera a equipe não recebe os benefícios de sua ajuda nesta rodada.</text:span></text:p>
      <text:p text:style-name="P13"><text:span text:style-name="T23">Fräkeline tenta jogar lama nos olhos de Valin ao mesmo tempo em que corre para salvar Bandu. Maira diz que quer criar vantagem, fazendo Valin o alvo de um novo aspecto chamado </text:span><text:span text:style-name="T31">Lama nos Olhos </text:span><text:span text:style-name="T23">(sim, bem criativo).</text:span></text:p>
      <text:p text:style-name="P13"><text:span text:style-name="T23">Ela rola Atletismo para isso e consegue um resultado Ótimo (+4). Valin rola seu Atletismo para e defender e consegue um resultado Bom (+3).</text:span></text:p>
      <text:p text:style-name="P13"><text:span text:style-name="T23">Valin recebe uma boa dose de lama nos olhos, como Fräk esperava, e Maira marca uma invocação grátis desse aspecto.</text:span></text:p>
      <text:p text:style-name="P13"><text:span text:style-name="T23">Como Maira não falhou ela poderá realizar sua rolagem da disputa normalmente. Amanda decide que ficar</text:span><text:line-break/><text:span text:style-name="T23">parcialmente cego não impedirá Valin de continuar sua preparação, então ele também rolará normalmente.</text:span></text:p>
      <text:h text:style-name="P18" text:outline-level="3">Ataques em uma Disputa</text:h>
      <text:p text:style-name="P13"><text:span text:style-name="T8">Se alguém estiver tentando atacar em uma disputa, então ele está tentando inﬂigir dano diretamente a situação deixa de ser uma disputa. Você deve parar imediatamente o que estiver fazendo e se preparar para um conflito.</text:span></text:p>
      <text:h text:style-name="P17" text:outline-level="2">CONFLITOS</text:h>
      <text:p text:style-name="P13"><text:span text:style-name="T8">Os personagens em um conﬂito estão tentando ferir uns aos outros. Pode ser uma luta de socos e chutes, um tiroteio ou um duelo de espadas. Também poderia ser um interrogatório, um ataque psíquico ou discussão acalorada entre pessoas queridas. </text:span><text:span text:style-name="T12">Desde que os personagens envolvidos tenham a intenção e a capacidade de ferir uns aos outros, estarão em uma cena de conﬂito.</text:span></text:p>
      <text:p text:style-name="P13"><text:soft-page-break/><text:span text:style-name="T8">Conﬂitos podem ser de natureza física ou mental, dependendo do tipo de risco envolvido. Em conﬂitos físicos, você sofre hematomas, arranhões, cortes e outros ferimentos. Em conﬂitos mentais é possível perder confiança, autoestima, compostura, entre outros traumas psicológicos.</text:span></text:p>
      <text:p text:style-name="P13"><text:span text:style-name="T8">Organizar um conﬂito pode ser mais complexo que organizar uma disputa. Aqui estão os passos:</text:span></text:p>
      <text:p text:style-name="P13"><text:span text:style-name="T9">•</text:span><text:span text:style-name="T8"> Monte a cena, descrevendo o ambiente em que o conﬂito ocorre, criando os aspectos de situação e as </text:span><text:span text:style-name="T12">zonas </text:span><text:span text:style-name="T8">e estabelecendo quem está do lado de quem.</text:span></text:p>
      <text:p text:style-name="P13"><text:span text:style-name="T9">•</text:span><text:span text:style-name="T8"> Determine a ordem dos turnos.</text:span></text:p>
      <text:p text:style-name="P13"><text:span text:style-name="T9">•</text:span><text:span text:style-name="T8"> Comece a primeira rodada:</text:span></text:p>
      <text:p text:style-name="P13"><text:span text:style-name="T8">No seu turno, realize uma ação e resolva-a.</text:span></text:p>
      <text:p text:style-name="P13"><text:span text:style-name="T8">No turno de outros, defenda ou responda às ações conforme </text:span><text:span text:style-name="T10">necessário.</text:span></text:p>
      <text:p text:style-name="P13"><text:span text:style-name="T8">Ao final do turno de todos os envolvidos, comece uma nova rodada.</text:span></text:p>
      <text:p text:style-name="P13"><text:span text:style-name="T8">Você sabe que o conﬂito terminou quando todos os envolvidos de um dos lados </text:span><text:span text:style-name="T12">concedem </text:span><text:span text:style-name="T10">ou </text:span><text:span text:style-name="T12">são tirados de ação</text:span><text:span text:style-name="T11">.</text:span></text:p>
      <text:h text:style-name="P18" text:outline-level="3">Montando a cena</text:h>
      <text:p text:style-name="P13"><text:span text:style-name="T8">Antes de dar início ao conﬂito, o Narrador e os jogadores devem conversar sobre as circunstâncias da cena. Isso envolve responder rapidamente algumas perguntas, como:</text:span></text:p>
      <text:p text:style-name="P13"><text:span text:style-name="T9">•</text:span><text:span text:style-name="T8"> Quem está no conﬂito?</text:span></text:p>
      <text:p text:style-name="P13"><text:span text:style-name="T9">•</text:span><text:span text:style-name="T8"> Como estão posicionados do ponto de vista de cada um?</text:span></text:p>
      <text:p text:style-name="P13"><text:span text:style-name="T9">•</text:span><text:span text:style-name="T8"> Onde o conﬂito está acontecendo? Isso é importante?</text:span></text:p>
      <text:p text:style-name="P13"><text:span text:style-name="T9">•</text:span><text:span text:style-name="T8"> Como é o ambiente?</text:span></text:p>
      <text:p text:style-name="P13"><text:span text:style-name="T8">Não é preciso uma lista completa e detalhada com medidas exatas de distância nem nada do gênero. Apenas o suficiente para que a situação fique clara para todos.</text:span></text:p>
      <text:p text:style-name="P13"><text:span text:style-name="T8">Narradores devem utilizar essas informações para criar aspectos de situação que ajudarão a detalhar a área do conﬂito.</text:span> </text:p>
      <text:p text:style-name="P13"><text:span text:style-name="T20">Esopo, Bandu e Fräkeline estão invadindo o embarcadouro da estação espacial ZX19, seguindo a trilha da nave de Esopo. A nave, infelizmente, já foi movida para outro lugar, mas Rakir, um encarregado do Clã do Dedo, ficou para trás para detê-los, e trouxe consigo quatro capangas.</text:span></text:p>
      <text:p text:style-name="P13"><text:span text:style-name="T20">Os participantes desse conﬂito são claros – os PJs contra Rakir e seus capangas, estes sendo PdNs sob o controle de Amanda. O grupo conversa um pouco sobre o que há no ambiente do porto: caixotes por todos os lados, grandes e abertos, deve haver também um segundo andar, e Amanda menciona uma porta de embarque aberta a espera de uma nave, protegida do vácuo espacial por um campo de força.</text:span></text:p>
      <text:h text:style-name="P18" text:outline-level="3">Aspectos de Situação</text:h>
      <text:p text:style-name="P13"><text:span text:style-name="T8">Ao montar o ambiente da cena, o Narrador deve ficar atento à possíveis detalhes divertidos que possam se tornar aspectos de situação, especialmente se achar que alguém poderá se valer deles de modo interessante durante o conﬂito. Porém, não exagere - encontre de três a cinco coisas atraentes sobre o local do conﬂito e transforme-as em aspectos.</text:span></text:p>
      <text:p text:style-name="P13"><text:soft-page-break/><text:span text:style-name="T8">Boas opções de aspectos de situação incluem:</text:span></text:p>
      <text:p text:style-name="P13"><text:span text:style-name="T9">•</text:span><text:span text:style-name="T8"> Qualquer coisa sobre a atmosfera geral, clima ou iluminação – escuro ou mal iluminado, sob uma tempestade, assustador, caindo aos pedaços, ofuscantemente claro, etc.</text:span> </text:p>
      <text:p text:style-name="P13"><text:span text:style-name="T9">•</text:span><text:span text:style-name="T8"> Qualquer coisa que possa afetar ou restringir os movimentos – imundo, lama por toda parte, escorregadio, áspero, etc.</text:span></text:p>
      <text:p text:style-name="P13"><text:span text:style-name="T9">•</text:span><text:span text:style-name="T8"> Coisas que podem ser usadas como cobertura ou esconderijo – veículos, obstruções, mobília grande, etc.</text:span></text:p>
      <text:p text:style-name="P13"><text:span text:style-name="T9">•</text:span><text:span text:style-name="T8"> Coisas que possa derrubar, quebrar ou usar como armas improvisadas – prateleiras, estátuas, etc.</text:span></text:p>
      <text:p text:style-name="P13"><text:span text:style-name="T9">•</text:span><text:span text:style-name="T8"> Coisas inﬂamáveis.</text:span></text:p>
      <text:p text:style-name="P13"><text:span text:style-name="T20">Considerando a cena do porto, Amanda tenta pensar em bons aspectos de situação.</text:span></text:p>
      <text:p text:style-name="P13"><text:span text:style-name="T20">Ela decide que há caixas suficientes para que a movimentação seja difícil, então adiciona </text:span><text:span text:style-name="T30">Caixas Pesadas </text:span><text:span text:style-name="T20">e </text:span><text:span text:style-name="T30">Local Apertado</text:span><text:span text:style-name="T20">. A porta de embarque está aberta, o que significa que há um buraco enorme com um campo de energia, então ela também adiciona </text:span><text:span text:style-name="T30">Porta Para o Espaço </text:span><text:span text:style-name="T20">como um aspecto de situação, imaginando que alguém pode tentar empurrar outra pessoa dali.</text:span></text:p>
      <text:p text:style-name="P13"><text:span text:style-name="T8">À medida que a cena se desenrola, os jogadores podem sugerir detalhes sobre o ambiente que sejam perfeitos como aspectos.</text:span></text:p>
      <text:p text:style-name="P13"><text:span text:style-name="T8">Se o Narrador descrever a cena como sendo pouco iluminada, um jogador deve ser capaz de invocar as </text:span><text:span text:style-name="T36">Sombras </text:span><text:span text:style-name="T8">para ajudar em suas rolagens de Furtividade, mesmo que isso ainda não tenha sido definido como aspecto.</text:span></text:p>
      <text:p text:style-name="P13"><text:span text:style-name="T8">Se o recurso exigir alguma intervenção por parte dos personagens em cena para que se torne um aspecto, então isso é realizado com uma ação de criar vantagem. Normalmente o celeiro não entra </text:span><text:span text:style-name="T36">Em Chamas! </text:span><text:span text:style-name="T8">sem alguém para chutar a lamparina. Normalmente.</text:span></text:p>
      <text:p text:style-name="P13"><text:span text:style-name="T14">Zonas</text:span></text:p>
      <text:p text:style-name="P13"><text:span text:style-name="T8">Se o conﬂito se passa em uma área grande, o Narrador pode dividi-la em zonas para facilitar o processo.</text:span></text:p>
      <text:p text:style-name="P13"><text:span text:style-name="T8">Uma zona é uma representação abstrata de um espaço físico. A melhor definição de uma zona é uma área próxima o suficiente para que você possa interagir diretamente com alguém (em outras palavras, dar uns poucos passos e socá-lo na cara).</text:span></text:p>
      <text:p text:style-name="P13"><text:span text:style-name="T8">De modo geral, um conﬂito dificilmente envolverá mais do que algumas poucas zonas. Duas a quatro costumam bastar, salvo para conﬂitos realmente grandes. Fate não é um jogo de miniaturas - zonas devem criar uma sensação coerente do ambiente, mas qualquer coisa que não possa ser ilustrada num guardanapo já é complicada demais.</text:span></text:p>
      <text:p text:style-name="P13"><text:span text:style-name="T9">•</text:span><text:span text:style-name="T8"> Se você descrever a área como sendo maior que uma casa, você provavelmente poderá dividi-la em duas ou mais zonas – pense em uma catedral ou o estacionamento de um shopping.</text:span></text:p>
      <text:p text:style-name="P13"><text:span text:style-name="T9">•</text:span><text:span text:style-name="T8"> Se houver escadas, uma rampa, cerca ou parede, podem ser zonas separadas, como o segundo andar de uma casa.</text:span></text:p>
      <text:p text:style-name="P13"><text:span text:style-name="T9">•</text:span><text:span text:style-name="T8"> “Abaixo de X” e “Acima de X” podem ser diferentes zonas, especialmente se para mover-se entre elas exige algum esforço – pense no espaço aéreo ao redor de algo grande, como um dirigível.</text:span></text:p>
      <text:p text:style-name="P13"><text:soft-page-break/><text:span text:style-name="T8">Ao estabelecer as zonas, verifique se há aspectos de situação que possam complicar o movimento entre elas. Eles podem ser importantes depois, quando alguém tentar se mover de uma zona para outra. Se isso significa que é necessário adicionar mais aspectos de situação, crie-os agora.</text:span></text:p>
      <text:p text:style-name="P13"><text:span text:style-name="T20">Amanda decide que o ambiente precisa ser dividido em mais de uma zona. Ela pensa que o pátio principal é grande o suficiente para ser dividido em duas, e as </text:span><text:span text:style-name="T30">Caixas Pesadas </text:span><text:span text:style-name="T20">e </text:span><text:span text:style-name="T30">Local Apertado </text:span><text:span text:style-name="T20">que havia mencionado anteriormente tornam o movimento entre as zonas mais complicado.</text:span></text:p>
      <text:p text:style-name="P13"><text:span text:style-name="T20">Ela sabe que há um segundo andar também, então faz disso uma zona adicional. Ela acrescenta uma </text:span><text:span text:style-name="T30">Escada de Acesso </text:span><text:span text:style-name="T20">à cena.</text:span></text:p>
      <text:p text:style-name="P13"><text:span text:style-name="T20">Se por algum motivo alguém decidir sair do local, ela pensa que poderá haver uma quarta zona, mas não precisa de aspectos para ela agora.</text:span></text:p>
      <text:p text:style-name="P13"><text:span text:style-name="T20">Amanda faz um pequeno esboço em uma folha para que todos vejam.</text:span></text:p>
      <text:h text:style-name="P18" text:outline-level="3">Estabelecendo os Lados</text:h>
      <text:p text:style-name="P13"><text:span text:style-name="T8">É importante saber os objetivos de cada um antes do conﬂito iniciar. As pessoas lutam por um motivo e, se estão dispostas a se ferir, em geral é por um motivo importante.</text:span></text:p>
      <text:p text:style-name="P13"><text:span text:style-name="T8">O mais comum é que os personagens dos jogadores estejam de um lado, combatendo PdNs opositores, mas nem sempre será assim – PJs podem lutar uns contra os outros e se aliarem a PdNs no processo.</text:span></text:p>
      <text:p text:style-name="P13"><text:span text:style-name="T8">Tenha certeza que todos concordam com a divisão dos lados, quem está com quem e onde cada um está situado na cena (como quem ocupa qual </text:span><text:span text:style-name="T53">zona) antes do conﬂito iniciar.</text:span></text:p>
      <text:p text:style-name="P14"><text:span text:style-name="T58">ASPECTOS DE SITUAÇÃO E ZONAS EM CONFLITOS MENTAIS</text:span><text:line-break/><text:span text:style-name="T42">Em um conﬂito mental, nem sempre fará sentido usar aspectos de situação e zonas para descrever o espaço físico. Faz sentido que em um interrogatório, por exemplo, onde as características físicas do espaço geram medo, mas não em uma discussão violenta com alguém próximo. Fora isso, quando as pessoas estão tentando ferir umas às</text:span><text:line-break/><text:span text:style-name="T42">outras emocionalmente, normalmente usam as fraquezas de seus alvos contra eles mesmos – em outras palavras, seus próprios aspectos.</text:span></text:p>
      <text:p text:style-name="P14"><text:span text:style-name="T42">Logo, você pode não precisar de aspectos de situação ou zonas para muitos dos conﬂitos mentais. Não se sinta obrigado a incluí-los.</text:span></text:p>
      <text:p text:style-name="P13"><text:span text:style-name="T8">Aos Narradores também pode ser útil decidir como esses grupos serão divididos para se enfrentar – será que um personagem que será intimidado pelos capangas do vilão ou a oposição se distribuirá igualmente entre os PJs?</text:span></text:p>
      <text:p text:style-name="P13"><text:span text:style-name="T8">Você pode mudar de ideia depois do começo do conﬂito, mas uma ideia inicial básica já é o bastante para começar.</text:span></text:p>
      <text:p text:style-name="P13"><text:span text:style-name="T20">Em nosso exemplo do embarcadouro, os lados são óbvios – Rakir e seus capangas contra os PJs.</text:span></text:p>
      <text:p text:style-name="P13"><text:span text:style-name="T20">Michel pergunta a respeito de sinais da nave que procuram e Amanda responde: “se você acha que pode se esconder durante a luta para investigar, vá em frente. Veremos o que acontece.”</text:span></text:p>
      <text:p text:style-name="P13"><text:span text:style-name="T20">O conﬂito começa com todos no piso térreo das docas.</text:span></text:p>
      <text:p text:style-name="P13"><text:span text:style-name="T20">Amanda decide que Rakir e um comparsa atacarão Esopo, outros dois irão atrás de Fräkeline e o último irá perseguir Bandu.</text:span></text:p>
      <text:h text:style-name="P18" text:outline-level="3"><text:soft-page-break/>Ordem dos Turnos</text:h>
      <text:p text:style-name="P13"><text:span text:style-name="T8">A sua vez em um conﬂito é determinada de acordo com suas perícias. Em um conﬂito físico, compare sua perícia Percepção com a dos outros participantes. Em um conﬂito mental, compare Empatia. Quem possuir o maior valor agirá primeiro e assim segue em ordem decrescente.</text:span></text:p>
      <text:p text:style-name="P13"><text:span text:style-name="T8">Se houver algum empate, compare alguma perícia secundária ou terciária. Para conﬂitos físicos comece com Atletismo e passe para Vigor. Em conﬂitos mentais, compare Comunicação, depois Vontade.</text:span></text:p>
      <text:p text:style-name="P13"><text:span text:style-name="T8">Para simplificar as coisas para o Narrador, ele pode usar seu PdN mais vantajoso para determinar a sua posição na ordem dos turnos e fazer com que todos os outros PdNs ajam na mesma hora.</text:span></text:p>
      <text:p text:style-name="P13"><text:span text:style-name="T20">Fräkeline possui Percepção Boa (+3), a mais alta entre todos os envolvidos, então agirá primeiro.</text:span></text:p>
      <text:p text:style-name="P13"><text:span text:style-name="T20">Bandu é Regular (+1) em Percepção, agindo em segundo.</text:span></text:p>
      <text:p text:style-name="P13"><text:span text:style-name="T20">Esopo e Rakir possuem o mesmo valor em Percepção, mas Esopo possui Atletismo Bom (+3) e Rakir é apenas Razoável (+2), então Esopo é o terceiro e Rakir, o último.</text:span></text:p>
      <text:h text:style-name="P18" text:outline-level="3">Rodadas</text:h>
      <text:p text:style-name="P13"><text:span text:style-name="T8">O funcionamento das rodadas num conﬂito é um pouco mais complicado que numa disputa. Numa rodada, cada personagem tem seu turno de ação. O Narrador age uma vez para cada PdN controlado no conﬂito.</text:span></text:p>
      <text:p text:style-name="P13"><text:span text:style-name="T8">Na maioria das vezes você estará atacando outro personagem ou criando uma vantagem em seu turno, afinal esse é o objetivo de um conﬂito – derrotar o seu oponente ou tornar as coisas mais fáceis para conseguir derrotar o seu oponente.</text:span></text:p>
      <text:p text:style-name="P13"><text:span text:style-name="T8">No entanto, se houver um objetivo secundário durante a cena do conﬂito, uma rolagem de superar pode ser necessária. Isso será mais comum quando você quiser se mover entre zonas quando há um aspecto de situação atrapalhando </text:span><text:span text:style-name="T10">esse movimento.</text:span></text:p>
      <text:p text:style-name="P13"><text:span text:style-name="T8">De qualquer forma, só será possível fazer uma rolagem de perícia em seu turno por rodada, a menos que esteja se defendendo da ação de outros - você pode fazer isso quantas vezes quiser. Você pode inclusive usar ações de defesa para os outros, contanto que duas condições sejam preenchidas: deve ser viável inserir-se entre o ataque e seu alvo e você terá que sofrer os efeitos das rolagens que falharem.</text:span></text:p>
      <text:h text:style-name="P18" text:outline-level="3">Defesa Total</text:h>
      <text:p text:style-name="P13"><text:span text:style-name="T8">Se desejar, poderá abrir mão de sua ação dentro da rodada para se concentrar apenas em se defender. Você não poderá realizar nada proativamente, mas poderá rolar todas as ações de defesa da rodada atual com um bônus de +2.</text:span></text:p>
      <text:p text:style-name="P13"><text:span text:style-name="T20">Na primeira rodada da luta, Fräkeline age primeiro.</text:span></text:p>
      <text:p text:style-name="P13"><text:span text:style-name="T20">Maira fará Fräk atacar o capanga que a está enfrentando. Essa é a sua ação dentro dessa rodada – ela ainda pode rolar para se defender sempre que for preciso, mas não pode realizar nada proativo até seu próximo turno.</text:span></text:p>
      <text:p text:style-name="P13"><text:span text:style-name="T20">No turno de Michel, ele decide usar uma defesa completa com Bandu – normalmente ele poderia realizar uma ação de defesa e uma ação normal na rodada, mas em lugar disso, ele optou por receber +2 nas suas rolagens de defesa até o próximo turno.</text:span></text:p>
      <text:p text:style-name="P13"><text:soft-page-break/><text:span text:style-name="T20">No turno de Léo, ele usará a ação de criar vantagem para adicionar o aspecto </text:span><text:span text:style-name="T30">Encurralado </text:span><text:span text:style-name="T20">a Rakir, na esperança de cercá-lo entre os caixotes. Essa é a sua ação na rodada.</text:span></text:p>
      <text:p text:style-name="P13"><text:span text:style-name="T20">Amanda age por último, e decide que todos seus PdNs apenas atacarão seus alvos escolhidos.</text:span></text:p>
      <text:h text:style-name="P18" text:outline-level="3">Resolvendo Ataques</text:h>
      <text:p text:style-name="P13"><text:span text:style-name="T8">Um ataque bem-sucedido causa um dano em seu alvo equivalente ao valor de tensões obtidas. Logo, se você consegue três tensões em seu ataque, o dano causado é igual a 3.</text:span></text:p>
      <text:p text:style-name="P13"><text:span text:style-name="T8">Se for atingido por um ataque, uma de duas coisas acontece: você absorve o dano e permanece no conﬂito ou é </text:span><text:span text:style-name="T12">tirado de ação</text:span><text:span text:style-name="T11">.</text:span></text:p>
      <text:p text:style-name="P13"><text:span text:style-name="T8">Felizmente, há duas formas de absorver dano e assim permanecer na luta – você pode receber </text:span><text:span text:style-name="T12">estresse </text:span><text:span text:style-name="T8">e/ou </text:span><text:span text:style-name="T12">consequências</text:span><text:span text:style-name="T8">. Também é possível </text:span><text:span text:style-name="T59">conceder </text:span><text:span text:style-name="T53">o conﬂito antes de ser tirado de ação, para ter controle sobre o que acontece com o seu personagem.</text:span></text:p>
      <text:p text:style-name="P14"><text:span text:style-name="T42">Narrador, houver muitos PdNs sem importância em uma cena, sinta-se livre para que ofereçam oposição passiva para agilizar as coisas. Também considere usar bandos (p. 202) ao invés de PdNs individuais para simplificar.</text:span></text:p>
      <text:h text:style-name="P25" text:outline-level="4">Estresse</text:h>
      <text:p text:style-name="P13"><text:span text:style-name="T8">Uma de suas opções é minimizar os efeitos do dano através do estresse.</text:span></text:p>
      <text:p text:style-name="P13"><text:span text:style-name="T8">A melhor maneira de entender o estresse é que ele representa as várias razões pelas quais você evitou receber a força total de um ataque. Talvez você se contorça para esquivar, ou um ferimento pareça pior do que realmente é, ou você se esgota esquivando do golpe no último segundo.</text:span></text:p>
      <text:p text:style-name="P13"><text:span text:style-name="T8">Estresse mental pode significar que você quase pôde ignorar um insulto, reprimiu uma reação emocional instintiva ou algo semelhante.</text:span><text:line-break/><text:span text:style-name="T8">Caixas de estresse também representam uma perda de ímpeto – você tem apenas algumas chances de se salvar até ter que encarar o problema.</text:span></text:p>
      <text:p text:style-name="P13"><text:span text:style-name="T8">Sua ficha de personagem contém uma certa quantidade de caixas de estresse, cada uma com valores diferentes. Por padrão, todos os personagens possuem duas caixas de estresse. Você pode conseguir algumas adicionais; caixas com valores maiores dependem de suas perícias (normalmente Vigor e Vontade).</text:span></text:p>
      <text:p text:style-name="P13"><text:span text:style-name="T8">Ao receber estresse, marque a caixa com o valor igual à tensão que você recebeu. Se esta caixa já estiver marcada, marque a caixa de maior valor depois dela. Se não houver mais caixa de maior valor disponível e você não puder receber mais nenhuma consequência, então você estará fora do conﬂito.</text:span></text:p>
      <text:p text:style-name="P13"><text:span text:style-name="T8">Você só pode marcar uma caixa por golpe recebido.</text:span></text:p>
      <text:p text:style-name="P13"><text:span text:style-name="T8">Lembre-se que você possui </text:span><text:span text:style-name="T19">dois conjuntos de caixas de estresse! </text:span><text:span text:style-name="T8">Uma delas é para estresse físico, a outra para mental; você inicia com duas caixas em cada um desses conjuntos. Se você receber estresse de origem física, marque a caixa de estresse físico. Se for dano mental, marque a caixa de </text:span><text:span text:style-name="T10">estresse mental.</text:span></text:p>
      <text:p text:style-name="P13"><text:span text:style-name="T8">Após o conﬂito, quando conseguir um tempo para respirar, todas as caixas de estresse ficam disponíveis novamente para uso.</text:span></text:p>
      <text:p text:style-name="P13"><text:span text:style-name="T20">Rakir atinge Esopo com riﬂe sônico, causando um dano pesado de 3 tensões na rodada atual.</text:span></text:p>
      <text:p text:style-name="P13"><text:soft-page-break/><text:span text:style-name="T20">Olhando sua ficha de personagem, Léo percebe que possui apenas duas caixas de estresse disponíveis, uma de 2 pontos e uma de 4 pontos.</text:span></text:p>
      <text:p text:style-name="P13"><text:span text:style-name="T20">Como sua caixa de 3 pontos já está marcada, o dano será absorvido pela caixa de maior valor. Ele marca a quarta caixa, relutante.</text:span></text:p>
      <text:p text:style-name="P13"><text:span text:style-name="T20">Amanda e Léo descrevem o resultado – Esopo é lançado pela onda e atinge as caixas. Um pouco mais que isso e ele teria caído da plataforma.</text:span></text:p>
      <text:p text:style-name="P13"><text:span text:style-name="T20">Esopo ainda possui uma caixa de estresse, de valor 2na sua ficha. Isso significa que suas forças estão quase no fim, e o próximo golpe que receber vai doer bastante...</text:span></text:p>
      <text:h text:style-name="P25" text:outline-level="4">Consequências</text:h>
      <text:p text:style-name="P13"><text:span text:style-name="T8">A segunda forma de absorver dano é receber uma consequência. Uma consequência é algo mais sério que o estresse – representa um ferimento mais sério ou contratempo que você acumula em conﬂitos, algo que poderá dificultar as coisas para o seu personagem após o fim do conﬂito.</text:span></text:p>
      <text:p text:style-name="P13"><text:span text:style-name="T8">Consequências possuem três níveis de severidade – suave, moderada e severa. Cada uma possui uma quantidade de tensões ligadas a ela: duas, quatro e seis, respectivamente. Sua ficha de personagem apresenta uma certa quantia de caixas de consequência disponíveis, na seguinte sessão:</text:span></text:p>
      <text:p text:style-name="P13"><text:span text:style-name="T8">Ao preencher uma caixa de consequência, você reduz o valor da tensão o ataque no valor da consequência. Você pode usar mais de uma caixa de consequência para isso, se estiverem disponíveis. Qualquer uma das tensões restantes devem ser absorvidas através de estresse para evitar tirado de ação.</text:span></text:p>
      <text:p text:style-name="P13"><text:span text:style-name="T8">Há uma penalidade, porém. A consequência escrita na caixa é um aspecto que representa o efeito duradouro decorrente do ataque. O oponente que o forçou a receber uma consequência tem direito a uma invocação grátis e o aspecto permanece na ficha de seu personagem até que você se recupere.</text:span></text:p>
      <text:p text:style-name="P13"><text:line-break/><text:span text:style-name="T8">Enquanto estiver em sua ficha, a consequência é tratada como qualquer outro aspecto, exceto pelo fato dele possuir um teor tão negativo que, provavelmente, será mais usado contra o seu personagem.</text:span></text:p>
      <text:p text:style-name="P13"><text:span text:style-name="T8">Diferente de estresse, pode levar bastante tempo para que um personagem se recupere de uma consequência após o conﬂito. Além disso, você possui apenas </text:span><text:span text:style-name="T19">um </text:span><text:span text:style-name="T8">conjunto de consequências; não há caixas específicas para consequências físicas e mentais. </text:span></text:p>
      <text:p text:style-name="P13"><text:span text:style-name="T8">Isso significa que, se você receber uma consequência mental suave e sua caixa já estiver preenchida com uma consequência física suave, você está encrencado! Você terá que receber uma consequência</text:span><text:line-break/><text:span text:style-name="T8">moderada ou severa para absorver o dano (assumindo que ainda estejam livres). A exceção a isso é a caixa de consequência extra que você recebe ao possuir um nível Excepcional (+5) em Vigor ou Vontade, essa caixa só pode receber consequências físicas ou mentais, respectivamente.</text:span></text:p>
      <text:p text:style-name="P13"><text:span text:style-name="T8">Mesmo assim, ainda é melhor do que ficar fora do conﬂito, não?</text:span></text:p>
      <text:p text:style-name="P13"><text:span text:style-name="T20">Fräk foi encurralada por três capangas nesta rodada que, com a ajuda de uma rolagem sortuda dos dados e alguns aspectos de situação, conseguem causar um dano de 6 tensões em um ataque. Ela conseguiu se esquivar bem até agora, então ainda possui todas as caixas de estresse e consequência disponíveis.</text:span></text:p>
      <text:p text:style-name="P13"><text:soft-page-break/><text:span text:style-name="T20">Há duas formas de receber o dano. Ela pode receber uma consequência severa, que nega 6 pontos de estresse.</text:span></text:p>
      <text:p text:style-name="P13"><text:span text:style-name="T20">Ela também pode receber uma consequência moderada (4 tensões) e usar sua caixa de 2 pontos de estresse.</text:span></text:p>
      <text:p text:style-name="P13"><text:span text:style-name="T20">Ela acha que não receberá outro dano tão grande assim novamente e decide receber uma consequência severa, mantendo assim as suas caixas de estresses disponíveis para danos menores.</text:span></text:p>
      <text:p text:style-name="P13"><text:span text:style-name="T20">Amanda e Maira concordam em chamar essa consequência severa de </text:span><text:span text:style-name="T30">Quase Dilacerada</text:span><text:span text:style-name="T20">. Fräkeline recebeu um corte violento de um dos capangas, rangendo os dentes de dor...</text:span></text:p>
      <text:h text:style-name="P24" text:outline-level="5">Nomeando Uma Consequência</text:h>
      <text:p text:style-name="P13"><text:span text:style-name="T8">Aqui seguem algumas orientações para o momento de nomear uma consequência:</text:span></text:p>
      <text:p text:style-name="P13"><text:span text:style-name="T8">Consequências suaves não exigem atenção médica imediata. Elas doem bastante e oferecem algumas inconveniências, mas não são nada que exija repouso total. Na forma mental, consequência suaves expressam coisas como pequenas gafes sociais ou mudanças perceptíveis de humor. Exemplos: </text:span><text:span text:style-name="T36">Olho Roxo, Mão Machucada, Sem Fôlego, Ansioso, Ranzinza, Temporariamente Cego</text:span><text:span text:style-name="T11">.</text:span></text:p>
      <text:p text:style-name="P13"><text:span text:style-name="T8">Consequências moderadas representam feridas mais sérias que necessitam de esforço e dedicação para serem recuperadas (incluindo cuidados médicos). No espectro mental, expressam danos em sua reputação ou problemas emocionais que você não pode simplesmente ignorar e dormir tranquilamente. Exemplos: </text:span><text:span text:style-name="T36">Corte Profundo, Queimadura de Primeiro Grau, Exausto, Bêbado, Apavorado</text:span><text:span text:style-name="T11">.</text:span></text:p>
      <text:p text:style-name="P13"><text:span text:style-name="T8">Consequências severas vão direto para o pronto-socorro (ou algo equivalente em seu jogo), são extremamente perigosas, impedem o personagem de fazer muitas coisas e o deixarão fora de ação por um bom tempo. De forma mental, elas expressam traumas sérios ou ofensas capazes de mudar relacionamentos. Exemplos: </text:span><text:span text:style-name="T36">Queimaduras de Segundo Grau, Fratura Exposta, Vísceras Para Fora, Timidez Paralisante, Fobia Traumática</text:span><text:span text:style-name="T67">.</text:span></text:p>
      <text:h text:style-name="P24" text:outline-level="5">Recuperando uma Consequência</text:h>
      <text:p text:style-name="P13"><text:span text:style-name="T8">Para poder voltar a usar uma caixa de consequência ocupada é preciso se recuperar primeiro. Isso requer duas coisas – ser bem-sucedido em uma ação que permita a você se recuperar de tal consequência e então esperar o tempo apropriado em jogo para que a recuperação </text:span><text:span text:style-name="T10">ocorra.</text:span></text:p>
      <text:p text:style-name="P13"><text:span text:style-name="T8">A ação em questão é uma ação de superar; o obstáculo é a consequência que você recebeu. Se for uma lesão física, então a ação é algum tipo de tratamento médico ou primeiros socorros. Para consequências mentais, a ação envolve terapia, aconselhamento ou simplesmente uma noite com os amigos.</text:span></text:p>
      <text:p text:style-name="P13"><text:span text:style-name="T8">A dificuldade para esse obstáculo é baseada na tensão da consequência. Suave tem dificuldade Razoável</text:span><text:line-break/><text:span text:style-name="T8">(+2), moderada é Ótima (+4) e severa é Fantástica (+6). Se estiver tentando realizar a ação de recuperação em você mesmo, aumente a dificuldade em dois.</text:span></text:p>
      <text:p text:style-name="P13"><text:span text:style-name="T8">Tenha em mente que as circunstâncias têm que ser apropriadas, livres de distrações e pressões para que a rolagem possa acontecer – você não limpa e faz curativo em um corte profundo com ogros tentando adentrar as cavernas à sua procura. O Narrador tem a palavra final.</text:span></text:p>
      <text:p text:style-name="P13"><text:soft-page-break/><text:span text:style-name="T8">Se for bem-sucedido em uma ação de recuperação ou alguém for bem</text:span><text:span text:style-name="T9">-</text:span><text:span text:style-name="T8">sucedido para você, poderá renomear o aspecto da consequência demonstrando que ele está sendo recuperado. Então, por exemplo, </text:span><text:span text:style-name="T36">Perna Quebrada </text:span><text:span text:style-name="T8">poderia se tornar </text:span><text:span text:style-name="T36">Mancando</text:span><text:span text:style-name="T8">, </text:span><text:span text:style-name="T36">Moral Ofendida </text:span><text:span text:style-name="T8">poderia se tornar </text:span><text:span text:style-name="T36">Ofensas </text:span><text:span text:style-name="T60">Controladas </text:span><text:span text:style-name="T53">e assim por diante. Isso não livra a caixa de consequência, mas serve de indicador de que você está se recuperando e muda a forma como o aspecto pode ser usado.</text:span></text:p>
      <text:p text:style-name="P13"><text:span text:style-name="T53">Independentemente se você alterar ou não um aspecto de consequência – pois às vezes não fará sentido alterá-lo – simplesmente marque-o com uma estrela para que todos possam lembrar que a recuperação foi iniciada.</text:span></text:p>
      <text:p text:style-name="P13"><text:span text:style-name="T53">Depois é só esperar o tempo necessário.</text:span> </text:p>
      <text:p text:style-name="P14"><text:span text:style-name="T58">QUAL PERÍCIA EU USO PARA ME RECUPERAR?</text:span><text:line-break/><text:span text:style-name="T42">Em </text:span><text:span text:style-name="T45">Caroneiros de Asteroide</text:span><text:span text:style-name="T42">, recuperações físicas só ocorrem com o uso da perícia Conhecimentos que Bandu, O Oculto possui. Isso torna os conﬂitos físicos perigosos e sugere que o treinamento médico atual é bastante raro. Para recuperação mental, usamos a perícia Empatia.</text:span></text:p>
      <text:p text:style-name="P14"><text:span text:style-name="T42">Se você quer que seja fácil se recuperar, é possível adicionar essa ação a uma determinada perícia. Conhecimentos é uma boa opção, mas também pode ser uma função de Ofícios. Se for importante o suficiente em seu jogo, adicione perícias como Medicina ou Sobrevivência.</text:span></text:p>
      <text:p text:style-name="P14"><text:span text:style-name="T42">Da mesma forma, se você quer dificultar a recuperação mental, crie uma façanha para Empatia ou mesmo Comunicação, em vez de incluir isso em uma perícia.</text:span></text:p>
      <text:p text:style-name="P13"><text:span text:style-name="T9">•</text:span><text:span text:style-name="T8"> Para consequências suaves, só é preciso esperar uma </text:span><text:span text:style-name="T12">cena </text:span><text:span text:style-name="T8">inteira após a ação de recuperação para remover o aspecto e liberar a caixa.</text:span></text:p>
      <text:p text:style-name="P13"><text:span text:style-name="T9">•</text:span><text:span text:style-name="T8"> Para consequências moderadas, espere uma </text:span><text:span text:style-name="T12">sessão </text:span><text:span text:style-name="T8">inteira após a ação de recuperação (ou seja, se esta ação acontecer no meio da sessão, você deve se recuperar por volta da metade da próxima).</text:span></text:p>
      <text:p text:style-name="P13"><text:span text:style-name="T9">•</text:span><text:span text:style-name="T8"> Para consequências severas, espere um </text:span><text:span text:style-name="T12">cenário </text:span><text:span text:style-name="T8">inteiro após a ação de recuperação.</text:span></text:p>
      <text:p text:style-name="P13"><text:span text:style-name="T20">Fräkeline concorda com a consequência severa </text:span><text:span text:style-name="T30">Quase Dilacerada </text:span><text:span text:style-name="T20">como resultado da última luta.</text:span></text:p>
      <text:p text:style-name="P13"><text:span text:style-name="T20">Em um lugar seguro, Bandu tenta cuidar do ferimento como pode. Ele possui uma façanha chamada “Médico Autodidata” o que o permite usar sua perícia Conhecimentos para recuperar. Ele faz uma rolagem de Conhecimentos contra uma dificuldade Fantástica (+6) e é bem-sucedido.</text:span></text:p>
      <text:p text:style-name="P13"><text:span text:style-name="T20">Isso permite que Fräkeline renomeie o aspecto </text:span><text:span text:style-name="T30">Quase </text:span><text:span text:style-name="T45">Dilacerada </text:span><text:span text:style-name="T64">para </text:span><text:span text:style-name="T45">Em Recuperação </text:span><text:span text:style-name="T64">e dê início ao processo de cura. Após o fim do próximo cenário ela estará apta a apagar o aspecto de sua ficha e usar a consequência severa novamente em outro conﬂito.</text:span><text:span text:style-name="T41"> </text:span></text:p>
      <text:p text:style-name="P14"><text:span text:style-name="T58">POÇÕES E OUTRAS CURAS INSTANTÂNEAS</text:span></text:p>
      <text:p text:style-name="P14"><text:span text:style-name="T42">Muitos gêneros de jogo possuem algum tipo de mecanismo que permite a recuperação rápida de ferimentos. Cenários de fantasia trazem poções e magias de cura universais. Na ficção científica, há regeneradores hipodérmicos avançados ou biogel. Normalmente esses mecanismos existem porque muitos jogos expressam lesões através de penalidades numéricas que afetam drasticamente a eficácia do personagem.</text:span></text:p>
      <text:p text:style-name="P14"><text:span text:style-name="T42">Em Fate, no entanto, uma consequência é basicamente como qualquer outro aspecto; ela entra em jogo quando alguém paga um ponto de destino para invocá-la (após a invocação gratuita inicial é claro), ou quando é forçada.</text:span></text:p>
      <text:p text:style-name="P14"><text:span text:style-name="T42">Na melhor das hipóteses, curas poderosas devem apenas eliminar a necessidade de rolar os dados na ação de recuperação, ou reduzir a gravidade de uma consequência em um nível ou mais. </text:span><text:soft-page-break/><text:span text:style-name="T42">Logo, uma poção de cura pode tornar uma consequência severa em moderada, diminuindo assim o tempo de recuperação. Antes de apagá-la, o PJ deve passar ao menos uma cena com a consequência, para que possa ser invocada ou afete outras coisas.</text:span></text:p>
      <text:h text:style-name="P24" text:outline-level="5">Consequências Extremas</text:h>
      <text:p text:style-name="P13"><text:span text:style-name="T8">Em adição ao conjunto padrão de consequências suaves, moderadas e severas, todos os PJs também possuem uma última opção para continuarem na luta – a </text:span><text:span text:style-name="T12">consequência extrema</text:span><text:span text:style-name="T8">. Só é possível usar isso uma vez entre um marco maior e o próximo.</text:span></text:p>
      <text:p text:style-name="P13"><text:span text:style-name="T8">Uma consequência extrema absorverá 8 tensões de dano, mas a um custo bastante sério – </text:span><text:span text:style-name="T12">você deve substituir um de seus aspectos padrões por uma consequência extrema (exceto o conceito, que não pode ser alterado)</text:span><text:span text:style-name="T8">. Isso mesmo, uma consequência extrema é tão séria que pode alterar quem você é.</text:span></text:p>
      <text:p text:style-name="P13"><text:span text:style-name="T8">Diferente de outras consequências, uma consequência extrema não pode ser recuperada - você está preso a ela até o próximo marco maior. Depois disso você pode renomear a consequência extrema para reﬂetir que o pior já passou, contanto que não troque para o que quer que seu aspecto anterior tenha sido. Receber uma consequência extrema é uma mudança permanente; trate-a como tal</text:span><text:span text:style-name="T67">.</text:span></text:p>
      <text:h text:style-name="P18" text:outline-level="3">Conceder</text:h>
      <text:p text:style-name="P13"><text:span text:style-name="T8">Quando tudo falhar, você pode simplesmente conceder a vitória. Talvez esteja preocupado em não ser capaz de absorver o próximo golpe, ou talvez tenha decidido que continuar a lutar não vale o sofrimento. Qualquer que seja a razão, você pode interromper qualquer ação antes da rolagem e declarar a concessão do conﬂito. Isso é super importante - uma vez que os dados caiam na mesa, o que acontecer está decidido e você ou receberá mais estresse, sofrerá consequências, ou será tirado de ação.</text:span></text:p>
      <text:p text:style-name="P13"><text:span text:style-name="T8">Conceder o conﬂito dá ao outro o que ele queria de você ou, no caso de mais de dois combatentes, deixa de considerá-lo como um problema para o opositor. Você está fora do conﬂito, ponto final.</text:span></text:p>
      <text:p text:style-name="P13"><text:span text:style-name="T8">Isso não é de todo ruim. Primeiro, </text:span><text:span text:style-name="T12">você ganha um ponto de destino ao conceder</text:span><text:span text:style-name="T8">. Melhor ainda, se você recebeu qualquer consequência nesse conﬂito, você recebe um ponto de destino adicional por cada uma delas. Esses pontos de destino poderão ser usados uma vez que o conﬂito tenha acabado.</text:span></text:p>
      <text:p text:style-name="P13"><text:span text:style-name="T8">Segundo, </text:span><text:span text:style-name="T12">você evita que coisas piores aconteçam</text:span><text:span text:style-name="T8">. Sim, você perdeu e a narração reﬂetirá isso, mas você não pode usar esse privilégio para questionar a vitória do seu oponente – o que você determinar que acontece deve ser aprovado por todos no grupo.</text:span></text:p>
      <text:p text:style-name="P13"><text:span text:style-name="T8">Isso pode fazer a diferença entre, digamos, ser considerado morto e acabar sem nada, acorrentado e nas garras do inimigo - o tipo de coisa que pode acontecer se você for tirado de ação. Isso não é pouca coisa.</text:span></text:p>
      <text:p text:style-name="P13"><text:span text:style-name="T23">No conﬂito do embarcadouro, Rakir dá uma boa</text:span><text:line-break/><text:span text:style-name="T23">surra em Esopo, atingindo vários tiros devastadores.</text:span></text:p>
      <text:p text:style-name="P13"><text:span text:style-name="T20">Antes do próximo turno de Amanda, Léo diz "Eu vou conceder o combate. Não quero arriscar receber mais consequências."</text:span></text:p>
      <text:p text:style-name="P13"><text:span text:style-name="T20">Ele recebe um ponto de destino por conceder, e mais dois pontos pelas duas consequências que recebeu, um total de três pontos de destino.</text:span></text:p>
      <text:p text:style-name="P13"><text:soft-page-break/><text:span text:style-name="T20">Amanda pergunta, "Então, o que você quer evitar?" Léo responde, "Bom, pra começar, não quero ser morto ou capturado."</text:span></text:p>
      <text:p text:style-name="P13"><text:span text:style-name="T20">Amanda ri e diz, "Justo. Digamos que Rakir te nocauteia, mas não se dá ao trabalho de matá-lo, porque ainda precisa lidar com Fräk e Bandu. Apesar de que sinto que alguns dentes deveriam ser perdidos…"</text:span></text:p>
      <text:p text:style-name="P13"><text:span text:style-name="T20">Michel comenta, "A verdade é que Esopo não tem dentes, mas a arma dele talvez o interesse."</text:span></text:p>
      <text:p text:style-name="P13"><text:span text:style-name="T20">Amanda concorda. "Sim, boa observação. Ele passa por cima de você e pega sua arma como troféu." Léo diz, "Ô, vida! Roubado mais uma vez…"</text:span></text:p>
      <text:h text:style-name="P18" text:outline-level="3">Tirado de Ação</text:h>
      <text:p text:style-name="P13"><text:span text:style-name="T8">Se você não possuir mais caixas de estresse ou consequências disponíveis para receber as tensões de um golpe, isso significa que você foi </text:span><text:span text:style-name="T12">tirado de ação</text:span><text:span text:style-name="T11">.</text:span></text:p>
      <text:p text:style-name="P13"><text:span text:style-name="T8">Ser tirado de ação é ruim – não quer dizer apenas que você não pode mais lutar, mas que a pessoa que tirou você do conﬂito decide como ocorre a sua derrota e o que acontece com você após o conﬂito. Obviamente, ele não pode narrar qualquer coisa que não faça sentido para a situação (como você morrer, literalmente, de vergonha), mas isso concede ao oponente um grande poder sobre o seu personagem e não há nada que você possa fazer a respeito.</text:span></text:p>
      <text:h text:style-name="P25" text:outline-level="4">Morte do Personagem</text:h>
      <text:p text:style-name="P13"><text:span text:style-name="T8">Se você pensar bem, não há muito o que impeça que alguém, depois de tirar seu personagem de ação, diga que seu personagem morre. Se estivermos falando de um conﬂito físico envolvendo perigosas armas afiadas, parece lógico que um possível resultado de derrota seja seu personagem morrer.</text:span></text:p>
      <text:p text:style-name="P13"><text:span text:style-name="T8">Na prática, porém, essa hipótese pode ser bastante controversa dependendo do seu grupo. Alguns acham que a morte de um personagem sempre é possível, se as regras permitirem – se esse é o resultado dos dados, que assim seja.</text:span></text:p>
      <text:p text:style-name="P13"><text:span text:style-name="T8">Outros são mais cautelosos e acham muito prejudicial à sua diversão perder um personagem no qual investiram horas e horas de jogo só porque alguém gastou vários pontos de destino ou porque tiveram muita sorte nos dados.</text:span></text:p>
      <text:p text:style-name="P13"><text:span text:style-name="T8">Nós recomendamos a última abordagem, principalmente pelo seguinte motivo: na maioria das vezes, a morte repentina de uma personagem é bastante chata se comparada a fazer o personagem sofrer bastante. Além disso, todas as ligações com a história que o personagem criou ficam sem resolução e será preciso investir mais um monte de tempo e esforço pensando em como inserir um novo personagem no meio do caminho.</text:span></text:p>
      <text:p text:style-name="P13"><text:span text:style-name="T8">Isso não significa que não há como um personagem morrer durante o jogo. Nós apenas recomendamos que você guarde essa possibilidade para conﬂitos extremamente dramáticos e significativos para tal personagem – em outras palavras, conﬂitos nos quais o personagem arrisque sua vida conscientemente para poder vencer. Jogadores e Narradores que se encontrarem em um conﬂito desse tipo devem conversar sobre isso durante a montagem da cena para que todos exponham suas opiniões.</text:span></text:p>
      <text:p text:style-name="P13"><text:span text:style-name="T8">Mesmo que esteja lidando com um grupo de jogadores casca grossa que frequentemente arriscam suas vidas conscientemente, procure no mínimo deixar claras as intenções letais dos oponentes. Isso é especialmente importante para Narradores, pois os PJs saberão que os vilões estão jogando pesado e podem optar por fugir para manter os seus personagens vivos.</text:span></text:p>
      <text:h text:style-name="P18" text:outline-level="3"><text:soft-page-break/>Movimento</text:h>
      <text:p text:style-name="P13"><text:span text:style-name="T8">Em um conﬂito, é importante identificar onde cada um está em relação ao outro, e é por isso que dividimos o espaço onde o conﬂito ocorre em zonas. Quando você usa zonas, pessoas tentarão se mover entre elas para alcançar outras ou determinados objetivos.</text:span></text:p>
      <text:p text:style-name="P13"><text:span text:style-name="T8">Normalmente, não é difícil se mover entre uma zona e outra – </text:span><text:span text:style-name="T12">se não houver nada impedindo, você pode se mover uma zona e realizar uma ação por rodada</text:span><text:span text:style-name="T11">.</text:span></text:p>
      <text:p text:style-name="P13"><text:span text:style-name="T8">Se você deseja se mover mais de uma zona (até qualquer outro lugar no mapa) e houver algum aspecto que deixe claro que existe dificuldade para um movimento livre ou se outro personagem estiver em seu caminho, então você terá que realizar uma ação de superar usando a perícia Atletismo. Isso contará como sua ação da rodada.</text:span></text:p>
      <text:p text:style-name="P13"><text:span text:style-name="T8">O Narrador, assim como em outras rolagens de superar, determinará a dificuldade. Ela talvez possa ser o número de zonas pelas quais o personagem está se movendo ou os aspectos de situação no caminho podem justificar uma certa força de oposição passiva. Se outro personagem oferecer oposição, role contra uma oposição ativa e sinta-se livre para invocar o aspecto de situação que está obstruindo o caminho em seu próprio benefício.</text:span></text:p>
      <text:p text:style-name="P13"><text:span text:style-name="T8">Se falhar nessa rolagem, o que quer que seja impedirá você de continuar se movendo. Se empatar, você se move, mas o seu oponente recebe alguma vantagem temporária de alguma forma. Se for bem-sucedido, você se move sem sofrer consequências. Se bem-sucedido com estilo, você recebe um impulso além do movimento.</text:span></text:p>
      <text:p text:style-name="P13"><text:span text:style-name="T20">Ainda no conﬂito, Fräkeline decide ir atrás do capanga que está atirando do andar superior. Isso exige que ela atravesse uma zona até chegar às escadas para o segundo andar e então subir, o que significa que seu oponente está a duas zonas de distância.</text:span></text:p>
      <text:p text:style-name="P13"><text:span text:style-name="T20">No momento, ela está em um conﬂito com um capanga, cujo nível em Lutar é Razoável (+2).</text:span></text:p>
      <text:p text:style-name="P13"><text:span text:style-name="T20">Maira explica suas intenções a Amanda, que responde, “Certo, o capanga com quem você está lutando tentará manter você onde está, assim você enfrentará uma oposição ativa”.</text:span></text:p>
      <text:p text:style-name="P13"><text:span text:style-name="T20">O Atletismo de Fräkeline é Ótimo (+4). Ela lança os dados e consegue +0, mantendo o resultado Ótimo. O capanga rola a oposição e consegue -1, para um resultado Regular (+1).</text:span></text:p>
      <text:p text:style-name="P13"><text:span text:style-name="T20">Isso fornece a Fräk três tensões e um sucesso com estilo.</text:span></text:p>
      <text:p text:style-name="P13"><text:span text:style-name="T20">Maira e Amanda descrevem Fräk lançando uma finta sobre o capanga, depois saltando sobre um engradado e se agarrando à escada que ela sobe em apenas dois pulos.</text:span></text:p>
      <text:p text:style-name="P13"><text:span text:style-name="T20">Ela recebe um impulso que chamaremos de </text:span><text:span text:style-name="T30">Momentum</text:span><text:span text:style-name="T21">.</text:span><text:span text:style-name="T20"> O capanga no topo da escada engole seco, preparando seu riﬂe...</text:span></text:p>
      <text:h text:style-name="P18" text:outline-level="3">Vantagens Em Conﬂito</text:h>
      <text:p text:style-name="P13"><text:span text:style-name="T8">Lembre-se que aquele aspecto que você criou usando a ação criar vantagem obedece a todas as regras dos aspectos de situação – o Narrador pode usá-lo para justificar ações de superar, eles duram enquanto forem relevantes e, em alguns casos, podem representar uma ameaça tanto quanto um oponente.</text:span></text:p>
      <text:p text:style-name="P13"><text:span text:style-name="T8">Ao criar uma vantagem em um conﬂito, pense em quanto tempo o aspecto permanecerá e quem terá acesso a ele. É difícil para qualquer um além de você e seus amigos justificar o uso de um aspecto criado por você sobre alguém, mas também é fácil justificar uma forma de se livrar dele usando uma ação de superar. É mais difícil justificar se livrar de um aspecto do ambiente (sério, </text:span><text:soft-page-break/><text:span text:style-name="T8">quem vai conseguir mover a </text:span><text:span text:style-name="T36">Estante Gigante </text:span><text:span text:style-name="T8">que acabou de cair?), mas qualquer um na cena poderia encontrar uma forma de tirar proveito disso.</text:span></text:p>
      <text:p text:style-name="P13"><text:span text:style-name="T8">Em termos de opções para criar vantagem, o céu é o limite. Praticamente qualquer modificador de situação que possa imaginar pode ser expresso como uma vantagem. Se estiver com dificuldade, aqui estão alguns exemplos:</text:span></text:p>
      <text:p text:style-name="P13"><text:span text:style-name="T9">•</text:span><text:span text:style-name="T8"> </text:span><text:span text:style-name="T12">Cegueira Temporária: </text:span><text:span text:style-name="T8">Jogar areia ou sal nos olhos de um inimigo é uma ação clássica. Isso pode colocar o aspecto </text:span><text:span text:style-name="T36">Cegueira </text:span><text:span text:style-name="T8">no alvo, o que pode exigir que ele tente se livrar do aspecto com uma ação de superar antes de fazer qualquer outra coisa, dependendo da gravidade. </text:span><text:span text:style-name="T36">Cegueira </text:span><text:span text:style-name="T8">também pode apresentar oportunidades para alguém forçar esse aspecto, então tenha em mente que o seu oponente pode tirar vantagem disso para a reposição de pontos de destino.</text:span></text:p>
      <text:p text:style-name="P13"><text:span text:style-name="T9">•</text:span><text:span text:style-name="T8"> </text:span><text:span text:style-name="T12">Desarmado: </text:span><text:span text:style-name="T8">Você tira a arma de um oponente, desarmando-o até que ele consiga recuperá-la. O alvo precisa de uma ação de superar para recuperar a arma.</text:span></text:p>
      <text:p text:style-name="P13"><text:span text:style-name="T9">•</text:span><text:span text:style-name="T8"> </text:span><text:span text:style-name="T12">Posicionamento: </text:span><text:span text:style-name="T8">Há diversas formas de tirar vantagem de posicionamento, como </text:span><text:span text:style-name="T36">Terreno Elevado </text:span><text:span text:style-name="T10">ou </text:span><text:span text:style-name="T36">Agachado</text:span><text:span text:style-name="T8">, os quais podem ser invocados para receber vantagem de acordo com o contexto.</text:span></text:p>
      <text:p text:style-name="P13"><text:span text:style-name="T9">•</text:span><text:span text:style-name="T8"> </text:span><text:span text:style-name="T12">Sem Fôlego e outras dores menores: </text:span><text:span text:style-name="T8">Alguns golpes em uma luta são debilitantes por causarem dor, mais ainda quando causam ferimentos. Golpes em pontos vitais e regiões baixas, além de outros "truques sujos” se enquadram nessa categoria. Você pode usar alguma vantagem para representar isso, como deixar o seu oponente com uma </text:span><text:span text:style-name="T36">Dor Alucinante</text:span><text:span text:style-name="T9">,</text:span><text:span text:style-name="T8"> </text:span><text:span text:style-name="T36">Atordoado </text:span><text:span text:style-name="T8">ou algo similar e então entrar com um ataque que explore esse aspecto para causar um dano maior.</text:span></text:p>
      <text:p text:style-name="P13"><text:span text:style-name="T9">•</text:span><text:span text:style-name="T8"> </text:span><text:span text:style-name="T12">Cobertura: </text:span><text:span text:style-name="T8">Você pode usar uma vantagem que represente um posicionamento com cobertura e invocá-lo em sua defesa. Isso pode ser algo bem amplo como </text:span><text:span text:style-name="T36">Sob Cobertura </text:span><text:span text:style-name="T8">ou algo mais específco como </text:span><text:span text:style-name="T36">Por Trás dos Barris</text:span><text:span text:style-name="T11">.</text:span></text:p>
      <text:p text:style-name="P13"><text:span text:style-name="T9">•</text:span><text:span text:style-name="T8"> </text:span><text:span text:style-name="T12">Alterando o Ambiente: </text:span><text:span text:style-name="T8">Você também pode usar as vantagens para receber benefícios do ambiente, criando barreiras com a </text:span><text:span text:style-name="T36">Sucata Espalhada </text:span><text:span text:style-name="T8">ou atear fogo em coisas para que fquem </text:span><text:span text:style-name="T36">Em Chamas</text:span><text:span text:style-name="T8">. Esse último é o favorito do Fate.</text:span></text:p>
      <text:h text:style-name="P18" text:outline-level="3">Outras Ações Em Um Conﬂito</text:h>
      <text:p text:style-name="P13"><text:span text:style-name="T8">Como dito acima, você pode se encontrar em uma situação onde queira fazer algo enquanto seus amigos lutam. Talvez desarmar uma armadilha mortal, buscar informações ou buscar por passagens secretas.</text:span></text:p>
      <text:p text:style-name="P13"><text:span text:style-name="T8">Para isso, o Narrador deve preparar um desafio personalizado para o jogador. Uma das tarefas provavelmente será "defender-se" - em qualquer turno em que alguém te ataca ou tenta criar vantagem em você, você deve primeiro ser bem sucedido em defender antes de fazer uma das ações do desafio. Desde que ninguém obtenha um sucesso num ataque ou crie uma vantagem sobre você, você pode usar sua ação para resolver um dos objetivos do desafio.</text:span></text:p>
      <text:p text:style-name="P13"><text:span text:style-name="T20">Fräkeline está tentando abrir uma porta para que ela e seus companheiros fujam do Mortuário de Da'oth, onde estão cercados por guardiões robóticos.</text:span></text:p>
      <text:p text:style-name="P13"><text:span text:style-name="T20">Amanda diz, “O teste de Ofícios é de dificuldade Razoável (+2) e será necessária outra rolagem, agora de Vigor com dificuldade Razoável (+2), para empurrar a porta, que é pesada. A outra ação é se defender."</text:span></text:p>
      <text:p text:style-name="P13"><text:span text:style-name="T20">Na primeira rodada, Fräk é bem-sucedida em se defender do ataque, então usa sua ação para hackear a porta. Ela falha, e decide ser bem-sucedida a um custo. Amanda acha mais fácil que ela </text:span><text:soft-page-break/><text:span text:style-name="T20">receba uma consequência, porque está em um combate. Ela abre a porta, mas não antes de um dos guardiões do templo lhe causarem um </text:span><text:span text:style-name="T30">Ferimento Superficial</text:span><text:span text:style-name="T21">.</text:span></text:p>
      <text:p text:style-name="P13"><text:span text:style-name="T20">Na próxima rodada ela falha na defesa, então não pode rolar o desafio.</text:span></text:p>
      <text:p text:style-name="P13"><text:span text:style-name="T20">Na terceira rodada, ela se defende e passa com estilo na rolagem de Vigor para abrir a porta. Ela avisa seus companheiros e </text:span><text:span text:style-name="T64">escolhe </text:span><text:span text:style-name="T45">Largada Acelerada </text:span><text:span text:style-name="T64">como impulso pelo sucesso com estilo.</text:span></text:p>
      <text:p text:style-name="P14"><text:span text:style-name="T58">DANDO COBERTURA E OUTRAS IMPOSIÇÕES</text:span><text:line-break/><text:span text:style-name="T42">Quando estiver tentando prevenir alguém de receber um ataque, a principal forma de fazer isso é criando vantagem. Você pode usar seu turno para tornar mais difícil acertar seu companheiro.</text:span></text:p>
      <text:p text:style-name="P14"><text:span text:style-name="T42">Também é possível se inserir diretamente entre o ataque e o alvo, de forma que o vilão precise passar por você para chegar a seu amigo. Nesse caso você defende normalmente e recebe o estresse e as consequências como esperado.</text:span></text:p>
      <text:p text:style-name="P14"><text:span text:style-name="T42">Se você deseja defender alguém sem se interpor diretamente entre o alvo e o ataque, você precisa de uma façanha.</text:span></text:p>
      <text:h text:style-name="P18" text:outline-level="3">Encerrando Um Conﬂito</text:h>
      <text:p text:style-name="P13"><text:span text:style-name="T8">Na maioria das vezes, quando todos os membros de um lado do conﬂito forem tirados de ação ou se concederem, o conﬂito estará finalizado.</text:span></text:p>
      <text:p text:style-name="P13"><text:span text:style-name="T8">Narradores, ao perceber o final de um conﬂito, podem distribuir os pontos de destino por rendição. Jogadores devem receber os pontos de destino por todos os aspectos que foram forçados contra eles, anotar quaisquer consequências que sofreram durante a luta e apagar as marcações nas caixas de estresse.</text:span></text:p>
      <text:p text:style-name="P13"><text:span text:style-name="T20">Após muito esforço e insanidade, o conﬂito no porto da estação ZX19 finalmente acaba quando Amanda declara que Rakir e seu último capanga concedem o conﬂito.</text:span></text:p>
      <text:p text:style-name="P13"><text:span text:style-name="T20">Como foi uma concessão, Rakir consegue escapar e poderá aparecer em conﬂitos futuros. Como Léo concedeu anteriormente neste conﬂito, Rakir leva sua arma como troféu pessoal. Tendo concedido, Léo também recebe três pontos de destino; um por conceder e dois pelas consequências suave e moderada que recebeu. Todas as invocações usadas contra ele foram grátis, então isso é tudo que ele recebe.</text:span></text:p>
      <text:p text:style-name="P13"><text:span text:style-name="T20">Michel recebe dois pontos de destino porque Amanda fez um dos capangas xingar Bandu, invocando “</text:span><text:span text:style-name="T22">Me Ofendo por Pouco</text:span><text:span text:style-name="T20">” duas vezes durante o conﬂito.</text:span></text:p>
      <text:p text:style-name="P13"><text:span text:style-name="T20">Maira não recebe nenhum ponto de destino, porque todas as invocações contra ela foram gratuitas, vindas de impulsos e </text:span><text:span text:style-name="T64">vantagens. Como venceu, ela não é recompensada pelas consequências que recebeu.</text:span></text:p>
      <text:p text:style-name="P14"><text:span text:style-name="T58">AÇÕES LIVRES</text:span><text:line-break/><text:span text:style-name="T42">Às vezes faz sentido que seu personagem faça algo diferente em conjunto com outra ação, ou a fim de contribuir com aquela ação mais tarde. Você saca sua arma antes de atirar, grita um aviso antes de chutar a porta, ou olha rapidamente dentro da sala antes de entrar atacando. Essas pequenas ações servem para dar vida a descrição, para adicionar drama à cena.</text:span></text:p>
      <text:p text:style-name="P14"><text:span text:style-name="T42">Narradores, não caiam na armadilha de policiar cada detalhe que os jogadores falam. Lembre-se, se algo não é significativamente interessante para oferecer oposição, você não deveria exigir uma rolagem - simplesmente deixe que o jogador consiga o que deseja. Recarregar uma arma ou procurar algo no bolso é parte da realização de uma ação. Você não deveria exigir detalhes mecânicos para realizar esse tipo de coisa.</text:span></text:p>
      <text:h text:style-name="P25" text:outline-level="4"><text:soft-page-break/>Transição Para um Conﬂito ou Disputa</text:h>
      <text:p text:style-name="P13"><text:span text:style-name="T8">Você pode se encontrar num conﬂito onde os participantes deixem de querer continuar ferindo uns aos outros devido a alguma mudança nas circunstâncias. Se isso acontecer e ainda houver algo a mais para resolver, é possível fazer uma transição instantânea para uma disputa ou desafio, conforme necessário. Nesse caso, segure os pontos de destino que seriam entregues ao final do conﬂito e outros efeitos até que a disputa ou desafio tenha terminado.</text:span></text:p>
      <text:p text:style-name="P13"><text:span text:style-name="T20">Anteriormente (p. 162), Fräkeline conseguiu abrir a grande porta da tumba para que o grupo pudesse escapar. Eles decidem correr e deixar os guardiões comendo a própria poeira.</text:span></text:p>
      <text:p text:style-name="P13"><text:span text:style-name="T20">Agora os guardiões e os PJs estão se opondo da mesma forma, mas sem ferir uns aos outros, logo se trata de uma disputa. Em vez de começar outro confronto, Amanda apenas organiza a perseguição.</text:span></text:p>
      <text:p text:style-name="P13"><text:span text:style-name="T20">Mesmo que os PJs tenham recebido alguma consequência e tenham pontos de destino pendentes, eles não os receberão até sabermos se eles conseguiram escapar ou se foram pegos.</text:span></text:p>
      <text:h text:style-name="P17" text:outline-level="2">TRABALHO EM EQUIPE</text:h>
      <text:p text:style-name="P13"><text:span text:style-name="T8">Personagens podem ajudar uns aos outros em ações. Há duas formas de fazer isso em Fate - combinando perícias, para quando todos estiverem fazendo o mesmo tipo de esforço na ação (como usar Vigor em conjunto para derrubar uma parede em ruínas) e acumulando vantagens, para quando o grupo faz os preparativos para que uma única pessoa tenha sucesso (como causar múltiplas distrações para que alguém use Furtividade para entrar numa fortaleza).</text:span></text:p>
      <text:p text:style-name="P13"><text:span text:style-name="T8">Quando combinar perícias, avalie quem possui o maior valor entre os participantes. Qualquer outro participante que possuir a mesma perícia em um nível ao menos Regular (+1) adiciona +1 na jogada do personagem com maior nível e apenas esse personagem faz a rolagem. Logo, se três pessoas estiverem lhe ajudando e você possui o maior nível na perícia, você receberá um bônus de +3 na sua rolagem.</text:span></text:p>
      <text:p text:style-name="P13"><text:span text:style-name="T8">Se você falhar em uma rolagem de perícia combinada, todos os participantes compartilham os custos – qualquer complicação que afetar um personagem afetará todos eles ou todos recebem consequências. Como alternativa, você pode impor um custo que afete todos os personagens igualmente.</text:span></text:p>
      <text:p text:style-name="P13"><text:span text:style-name="T20">Para fugir dos guardiões, o grupo decide que é mais fácil apenas combinar perícias.</text:span></text:p>
      <text:p text:style-name="P13"><text:span text:style-name="T20">Dos três PJs, Fräkeline possui o maior valor em Atletismo (+4). Esopo possui um nível Bom (+3) e Bandu, Regular (+1), então cada um deles oferece um bônus de +1. Com ajuda de seus companheiros, Fräkeline rolará com um nível Fantástico (+6).</text:span></text:p>
      <text:p text:style-name="P13"><text:span text:style-name="T20">Os guardiões do templo possuem apenas Regular (+1) em Atletismo, mas há cinco deles, então eles rolarão com Excepcional (+5) para essa disputa.</text:span></text:p>
      <text:p text:style-name="P13"><text:span text:style-name="T8">Quando você acumula vantagens, cada pessoa faz uma ação de criar vantagem normalmente e concede qualquer invocação gratuita que conseguiu a um único personagem. Lembre-se que múltiplas invocações de um mesmo aspecto podem ser cumulativas.</text:span></text:p>
      <text:p text:style-name="P13"><text:span text:style-name="T20">Bandu e Fräkeline querem ajudar Esopo a acertar a nave de Rakir, que está fugindo, com um tiro de canhão orbital.</text:span></text:p>
      <text:p text:style-name="P13"><text:span text:style-name="T20">Tanto Fräkeline quanto Bandu rolam para criar vantagem em seus turnos, resultando em três invocações gratuitas de </text:span><text:span text:style-name="T30">Tiros de Distração </text:span><text:span text:style-name="T20">com os canhões secundá</text:span><text:span text:style-name="T64">rios, com o sucesso na rolagem de Bandu e o sucesso com estilo de Fräk, que adiciona mais duas invocações grátis.</text:span></text:p>
      <text:p text:style-name="P13"><text:soft-page-break/><text:span text:style-name="T64">No turno de Esopo, ele usa toda essa vantagem para um ataque Fantástico (+6).</text:span></text:p>
      <text:h text:style-name="P21" text:outline-level="1"/>
      <text:h text:style-name="P22" text:outline-level="1">8 CONDUZINDO O JOGO</text:h>
      <text:h text:style-name="P17" text:outline-level="2">O QUE FAZER</text:h>
      <text:p text:style-name="P13"><text:span text:style-name="T8">Se você é o narrador, então o seu trabalho é um pouco diferente de todos os outros participantes. Este capítulo oferece um conjunto de ferramentas para tornar o seu trabalho mais fácil durante o jogo.</text:span></text:p>
      <text:p text:style-name="P13"><text:span text:style-name="T8">Nós já conversamos um pouco sobre o trabalho do narrador no capítulo inicial, mas vamos detalhar um pouco mais algumas de suas responsabilidades.</text:span></text:p>
      <text:h text:style-name="P17" text:outline-level="2">Começando e Terminando Cenas</text:h>
      <text:p text:style-name="P13"><text:span text:style-name="T8">Uma de suas maiores responsabilidades durante o jogo é decidir, definitivamente, quando uma cena começa e termina. Isso pode não parecer muito importante, mas é, porque significa que você é a pessoa responsável pelo ritmo da sessão. Se começar uma cena muito cedo, a ação principal pode demorar a aparecer. Se não terminá-la a tempo, ela se arrasta e demora até que algo significante aconteça.</text:span></text:p>
      <text:p text:style-name="P13"><text:span text:style-name="T8">Às vezes, os jogadores ajudarão nesse quesito, se estiverem animados para a próxima cena de ação, mas em outras vezes estarão naturalmente inclinados a perder tempo brincando ou se preocupando com detalhes menores.</text:span></text:p>
      <text:p text:style-name="P13"><text:span text:style-name="T8">Quando isso ocorrer, é sua função interromper, como um bom diretor, e dizer, "acho que essa cena já deu o que tinha que dar. O que faremos em seguida?</text:span></text:p>
      <text:p text:style-name="P13"><text:span text:style-name="T53">Há mais dicas sobre como começar e finalizar cenas no próximo capítulo, </text:span><text:span text:style-name="T55">Cenas, Sessões e Cenários.</text:span></text:p>
      <text:p text:style-name="P14"><text:span text:style-name="T58">DRAMA É BEM MELHOR QUE A REALIDADE</text:span><text:line-break/><text:span text:style-name="T42">Quando jogar Fate, não se preocupe demais em tentar dar sentido a tudo no mundo ou se apegar a um senso de realismo exacerbado. O jogo funciona através de drama e ficção; use isso a seu favor. Deve haver poucos momentos durante o jogo nos quais os PJs não estarão em conﬂitos ou não terão problemas para resolver, mesmo que a história seja "mais realista" e com mais tempo para descansar.</text:span></text:p>
      <text:p text:style-name="P14"><text:span text:style-name="T42">Ao decidir o que vai acontecer a seguir, e a ideia que fizer mais sentido também for um pouco entediante, então faça algo que pareça mais empolgante do que sensato. Você sempre pode encontrar uma forma de explicar mais tarde algo que não faça sentido imediato</text:span><text:span text:style-name="T43">.</text:span></text:p>
      <text:h text:style-name="P18" text:outline-level="3">Interpretando o Mundo e os PdNs</text:h>
      <text:p text:style-name="P13"><text:span text:style-name="T8">Como narrador, é seu trabalho decidir como tudo e todos no mundo respondem ao que os PJs fazem, assim como a aparência do ambiente. Se os PJs falharem em uma rolagem, é você quem decide a consequência. Quando um PdN tenta assassinar um amigo de algum PJ, é você quem decide como ele fará isso. Quando o PJ se aproximar de um vendedor, você decide se ele acordou com o pé direito hoje, a personalidade que ele ou ela tem ou o que está à venda no dia. Você determina o clima quando os PJs decidem se abrigar em uma caverna escura.</text:span></text:p>
      <text:p text:style-name="P13"><text:span text:style-name="T8">Felizmente, você não precisa tirar isso do nada - há uma boa porção de ferramentas para ajudá-lo a decidir o que é apropriado. O processo que apresentamos em </text:span><text:span text:style-name="T19">Estruturando o Jogo </text:span><text:span text:style-name="T8">deve fornecer os contextos necessários para sua partida, seja na forma de aspectos ou questões presentes e iminentes, locais específicos para visitar, ou PdNs com motivações fortes que você possa usar.</text:span></text:p>
      <text:p text:style-name="P13"><text:soft-page-break/><text:span text:style-name="T8">Os aspectos dos PJs também te ajudarão a decidir como o mundo responderá a eles. Como foi dito no capítulo </text:span><text:span text:style-name="T19">Aspectos e Pontos de Destino</text:span><text:span text:style-name="T8">, os melhores aspectos possuem sentido duplo. Você tem muito poder de exploração sobre essa faca de dois gumes, forçando-os a partir de eventos. Dessa forma, você mata dois pássaros com uma pedrada só - isso adiciona detalhes e surpresa ao seu mundo de jogo, mas também mantêm os PJs no centro da história que está contando.</text:span></text:p>
      <text:p text:style-name="P13"><text:span text:style-name="T8">Essa parte do seu trabalho também significa que quando você tem PdNs em cena, você fala e toma decisões por eles assim como os jogadores fazem com seus personagens – você decide quando eles realizam uma ação que exija a rolagem dos dados e você segue a mesma regra usada para os jogadores para determinar quando o turno de um PdN termina. No entanto, seus PdNs serão um pouco diferentes dos PJs, dependendo do quão importantes eles são para a história.</text:span></text:p>
      <text:p text:style-name="P14"><text:span text:style-name="T58">DEIXE OS JOGADORES AJUDAREM</text:span></text:p>
      <text:p text:style-name="P14"><text:span text:style-name="T42">Você não tem que arcar com todo o peso da criação do mundo e seus detalhes. Lembre-se, quando mais colaborativo for o jogo, mais investimento emocional os jogadores terão no resultado, por terem feito parte da criação.</text:span></text:p>
      <text:p text:style-name="P14"><text:span text:style-name="T42">Se um personagem possui um aspecto que o conecte a alguém ou algo no mundo, dê ênfase a esse detalhe. Então se alguém possuir o aspecto </text:span><text:span text:style-name="T63">Cicatrizes da Grande Guerra</text:span><text:span text:style-name="T42">, coloque esse jogador como fonte de informação sempre que a Grande Guerra for mencionada. “Você percebe que o sargento veste um símbolo de veterano, uma condecoração rara da Guerra. Que tipo de proeza você precisa fazer pra receber uma dessas? Você tem uma?” Alguns jogadores passarão a bola de volta a você e não há problema nisso, mas é importante que continue a fazer ofertas como essa, para incentivar uma atmosfera colaborativa.</text:span></text:p>
      <text:p text:style-name="P14"><text:span text:style-name="T42">Além disso, um dos principais usos da ação criar vantagem (p. 128) é precisamente dar aos jogadores uma forma de adicionar detalhes ao mundo através de seus personagens. Use isso a seu favor quando sentir que falta algo na história ou simplesmente queira distribuir um pouco do controle narrativo. Uma boa forma de fazer isso durante o jogo é responder às perguntas dos jogadores com outra pergunta, se eles pedirem por informação.</text:span></text:p>
      <text:p text:style-name="P14"><text:span text:style-name="T42">Michel: “Há uma forma de deter esse construto de computadores sem destruir os equipamentos pelos quais ele é formado?”</text:span></text:p>
      <text:p text:style-name="P14"><text:span text:style-name="T42">Amanda: “Bem, você sabe que ele possui uma força vital para se manter. Se houver uma forma de fazer isso, como você acha que é?</text:span></text:p>
      <text:p text:style-name="P14"><text:span text:style-name="T42">Digo, você é quem sabe sobre consciência, mente e essas coisas”.</text:span></text:p>
      <text:p text:style-name="P14"><text:span text:style-name="T42">Michel: “Hm... acredito que se ele tem uma consciência, posso ser capaz de encontrar e enviar um comando, como se fosse uma ordem de segurança do próprio sistema dele”.</text:span></text:p>
      <text:p text:style-name="P14"><text:span text:style-name="T42">Amanda: “Sim, soa legal. Faça uma rolagem de Conhecimentos para ver se você consegue fazer isso”.</text:span></text:p>
      <text:h text:style-name="P18" text:outline-level="3">Julgando as Regras</text:h>
      <text:p text:style-name="P13"><text:span text:style-name="T8">Também é o seu trabalho tomar decisões sobre o que se enquadra ou não nas regras. Mais frequentemente você decidirá quando é preciso uma rolagem durante o jogo, que tipo de ação está sendo realizada (superar, atacar, etc.) e quão difícil a rolagem será. Em conﬂitos, isso pode se tornar um pouco mais complicado, como determinar se um aspecto de situação pode forçar alguém a realizar uma ação de superar ou decidir se uma ação de criar vantagem pode ser realizada.</text:span></text:p>
      <text:p text:style-name="P13"><text:soft-page-break/><text:span text:style-name="T8">Você também julga a validez de atos de invocar e forçar que surgirem no jogo, como já falamos em </text:span><text:span text:style-name="T19">Aspectos e Pontos de Destino</text:span><text:span text:style-name="T8">, então certifique-se que todos na mesa estejam esclarecidos sobre como a coisa funciona. Com as invocações as coisas são mais simples – contanto que o jogador possa explicar</text:span><text:line-break/><text:span text:style-name="T8">porque o aspecto é relevante. Quanto a forçar, a coisa pode complicar um pouco mais, pois pode ser necessário conversar om o jogador sobre os detalhes da complicação que ele receberá.</text:span><text:line-break/><text:span text:style-name="T8">Providenciamos algumas dicas sobre como julgar as regras, logo abaixo.</text:span></text:p>
      <text:h text:style-name="P18" text:outline-level="3"><text:line-break/>Criando Cenários (E Quase Qualquer Coisa)</text:h>
      <text:p text:style-name="P13"><text:span text:style-name="T8">Finalmente, você é o responsável por todas as coisas que os PJs encontrarão no jogo. Isso não inclui apenas PdNs e suas perícias e aspectos, mas também inclui os aspectos de cena, ambiente e objetos, assim como os dilemas e desafios que fazem parte de um cenário em Fate. Você proverá ao seu grupo as razões para que joguem – quais problemas encararão, quais questões terão que resolver, quem se opõe a eles e o que precisam fazer para vencer tudo isso.</text:span></text:p>
      <text:p text:style-name="P13"><text:span text:style-name="T8">Esse trabalho é mais profundamente abordado em seu próprio capítulo. </text:span><text:span text:style-name="T53">Veja </text:span><text:span text:style-name="T55">Cenas, Sessões e Cenários</text:span><text:span text:style-name="T56">.</text:span></text:p>
      <text:p text:style-name="P14"><text:span text:style-name="T58">VOCÊ É O PRESIDENTE, NÃO DEUS</text:span><text:line-break/><text:span text:style-name="T42">Olhe para a sua posição como árbitro de regras com o pensamento “sou o primeiro entre iguais”, como em um comitê e não como uma autoridade absoluta. Se houver um desacordo na aplicação de alguma regra, tente encorajar um breve debate e deixe todos se expressarem livremente, ao invés de tomar uma decisão unilateral. Você muitas vezes notará que o próprio grupo se policiará – se alguém tentar forçar algo além do limite, algum outro jogador comentará antes mesmo que você.</text:span></text:p>
      <text:p text:style-name="P14"><text:span text:style-name="T42">Em suma, seu trabalho é dar a “palavra final” em qualquer questão relacionada às regras, em vez de ditar as coisas à sua maneira. Tenha isso em mente</text:span></text:p>
      <text:h text:style-name="P17" text:outline-level="2">DURANTE A CRIAÇÃO DO JOGO</text:h>
      <text:p text:style-name="P13"><text:span text:style-name="T8">Como já foi dito em </text:span><text:span text:style-name="T19">Estruturando o Jogo</text:span><text:span text:style-name="T8">, criar ou escolher um cenário é um esforço colaborativo entre você e os jogadores. Nesse sentido, a melhor coisa que se pode fazer durante o processo de criação do jogo enquanto narrador, é estar aberto a novas ideias e ser generoso consigo mesmo, assim como todo mundo. Brinque um pouco e expanda as sugestões que outros oferecerem. Seus jogadores darão mais de si no jogo se sentirem que estão contribuindo na construção do mesmo.</text:span></text:p>
      <text:p text:style-name="P13"><text:span text:style-name="T8">É claro que, se todos aceitarem, nada te impede de chegar com uma ideia clara do que exatamente você quer jogar. “Certo, esse será um jogo sobre a Guerra Fria nos anos 60, só que com máquinas a vapor e robôs gigantes.” Apenas tenha certeza de que todos estão de acordo se você seguir por esse caminho. Se houver sequer um jogador que não goste da ideia e não estiver interessado em </text:span><text:span text:style-name="T19">tentar </text:span><text:span text:style-name="T8">jogá-la, isso pode ser um problema sério.</text:span></text:p>
      <text:h text:style-name="P18" text:outline-level="3">Bem Distante vs Exatamente Assim</text:h>
      <text:p text:style-name="P13"><text:span text:style-name="T8">Falando em robôs gigantes a vapor na União Soviética de 1960, é uma boa ideia considerar o quão distante da realidade você quer chegar. Ter ideias de conceitos de personagem é bastante divertido, mas se for algo difícil demais para se pensar os jogadores podem ter dificuldades em encaixar as próprias ideias no seu conceito de jogo. Isso difere bastante de grupo para grupo (e de jogador para jogador), então não há uma fórmula mágica. Apenas tenha consciência de que qualquer distanciamento do familiar – seja isso o mundo real ou gêneros narrativos bem </text:span><text:soft-page-break/><text:span text:style-name="T8">conhecidos – pode se tornar um obstáculo na criatividade dos jogadores. Responda todas as perguntas com antecedência e certifique-se de que todas as dúvidas possíveis foram resolvidas.</text:span></text:p>
      <text:p text:style-name="P13"><text:span text:style-name="T8">O oposto seria definir o jogo em nosso mundo real, talvez com algumas poucas ramificações que você pode explorar à medida que o jogo avança. A forma mais fácil de fazer isso é usando uma época e local com os quais esteja familiarizado e então criar as exceções do cenário. Por exemplo, “É como na</text:span><text:line-break/><text:span text:style-name="T8">Londres dos dias atuais, mas robôs são comuns” ou “É na Los Angeles do pós guerra, mas alguns veteranos possuem superpoderes"</text:span></text:p>
      <text:h text:style-name="P18" text:outline-level="3">De cima pra baixo vs De baixo pra cima</text:h>
      <text:p text:style-name="P13"><text:span text:style-name="T8">Uma questão importante é quão amplo seu jogo será. Alguns gostam de começar com a ideia geral e especificar os detalhes, enquanto outros preferem partir do aqui e agora e desenvolver o principal conforme o jogo se desenvolve. Essas abordagens costumam ser chamadas de "de cima pra baixo" e "de baixo pra cima", respectivamente. Uma não é melhor que a outra. Ambas têm seus prós e contras.</text:span></text:p>
      <text:p text:style-name="P13"><text:span text:style-name="T8">Na abordagem de cima pra baixo, você determinará a maior parte do cenário com antecedência – coisas como quem são os vilões, os lugares importantes da cidade, a origem de organizações importantes e assim por diante. Isso tem a vantagem de formar uma visão clara de como tudo se encaixa. Por exemplo, você decide que o Reino de Talua está em constante conﬂito entre cinco casas poderosas que disputam o controle, assim você sabe que de uma forma ou de outra todos têm ligações com algumas dessas casas – e se alguém não possuir, deverá ser por uma razão muito boa.</text:span></text:p>
      <text:p text:style-name="P13"><text:span text:style-name="T8">A desvantagem, claro, é que a menos que você esteja usando uma ambientação de um filme, série, livro, jogo eletrônico ou qualquer outra, normalmente terá bastante trabalho pela frente. Também exige que os jogadores tenham algum entendimento da coisa, o que pode ser desencorajador em alguns casos. Mas se todos estiverem empolgados, será uma partida bastante agradável e recompensadora.</text:span></text:p>
      <text:p text:style-name="P13"><text:span text:style-name="T8">Se escolher ir de baixo pra cima, você focará no que é mais importante para os PJs no momento. Isso pode ser qualquer coisa desde alguns PdNs notáveis na cidade ao nome do sujeito que trabalha na joalheria. A partir disso o grupo cria os detalhes da história à medida que a partida avança. Não há necessidade de uma ideia sobre como as coisas se encaixam no mundo, porque todos inventarão conforme a história avança. O mundo vai brotando a partir do ponto de partida.</text:span></text:p>
      <text:p text:style-name="P13"><text:span text:style-name="T8">Uma desvantagem possível é que exige um pouco de improvisação e pensamento rápido. Isso vale para todos na mesa, Narradores e jogadores. Para você, o Narrador, pode não ser grande coisa – narrar uma partida quase sempre envolve um pouco de liberdade criativa – mas nem todos os jogadores estão preparados para esse tipo de responsabilidade. Ainda mais se seus jogadores gostam de entrar em seus personagens e ver o mundo do jogo através de seus olhos, eles podem se incomodar com as quebrar de ponto de vista, como quando criarem o nome de um machado encantado que acabaram de encontrar ou contarem a você o que aconteceu com o último chefe da CIA.</text:span></text:p>
      <text:p text:style-name="P13"><text:span text:style-name="T8">Fate pode lidar com ambas as formas, mas o sistema de apoio a contribuição dos jogadores na narrativa, na forma de aspectos e detalhes da história, realmente valoriza o método de baixo pra cima. Se você já gosta de jogar assim, ótimo! Se não, sem problemas - mas procure experimentar algum dia</text:span><text:span text:style-name="T9">.</text:span></text:p>
      <text:h text:style-name="P18" text:outline-level="3"><text:soft-page-break/>Pequena Escala vs Grande Escala</text:h>
      <text:p text:style-name="P13"><text:span text:style-name="T8">Isso já foi discutido no capítulo </text:span><text:span text:style-name="T19">Estruturando o Jogo</text:span><text:span text:style-name="T8">, mas vale a pena dedicar mais algumas palavras sobre o assunto.</text:span></text:p>
      <text:p text:style-name="P13"><text:span text:style-name="T8">Como foi dito no capítulo mencionado, histórias em pequena escala se concentram em eventos que ocorrem ao redor dos PJs, e provavelmente ocorrerão em uma área geográfica limitada. Histórias de grande escala são o oposto: contos épicos que se espalham por nações, planetas ou galáxias com consequências que abalam mundos. Ambos estilos podem ser bastante divertidos – ganhar o título de Imperador da Galáxia pode ser tão recompensador quanto ganhar a mão da garota mais bonita do vilarejo.</text:span></text:p>
      <text:p text:style-name="P13"><text:span text:style-name="T8">No entanto, não seja tolo ao pensar que ambos os estilos só funcionam separadamente. Aqui vão algumas ideias de combinações:</text:span></text:p>
      <text:p text:style-name="P13"><text:span text:style-name="T9">•</text:span><text:span text:style-name="T8"> </text:span><text:span text:style-name="T12">Começa Simples e Cresce: </text:span><text:span text:style-name="T8">Esse é o tipo de história clássica do “herói fracote” que não possui ambições de glória. Pense em Luke Skywalker </text:span><text:span text:style-name="T10">em </text:span><text:span text:style-name="T19">Star Wars: Uma Nova Esperança</text:span><text:span text:style-name="T8">. Ele começa como um caipira, participando de corridas de T-16 e arranjando problemas na Estação Tosche. Então uma dupla de dróides entra em sua vida e injeta um pequeno mistério: Quem é esse Obi-Wan Kenobi? Antes que possa perceber, ele está convivendo com traficantes, resgatando uma princesa e iniciando um golpe para a rebelião. Isso é um exemplo clássico de uma história em pequena escala que cresce para uma grande escala.</text:span></text:p>
      <text:p text:style-name="P13"><text:span text:style-name="T9">•</text:span><text:span text:style-name="T8"> </text:span><text:span text:style-name="T12">Altos e Baixos: </text:span><text:span text:style-name="T8">Aqui você alterna entre pequena e grande escala, usando a última quase como um respiro. Normalmente, as histórias em grande escala vão lidar com questões de estado, a conquista de planetas, o banimento de seres inimagináveis e coisas assim, enquanto histórias de pequena escala terão uma natureza pessoal, com pouca ou nenhuma conexão com eventos que fazem a terra tremer. Por exemplo, você pode gastar uma sessão ou duas lutando contra o Grande Império para então mudar o foco para um personagem que busca reencontrar o pai ou que vai ao auxílio de um amigo necessitado. As sessões de pequena escala servem como um descanso entre as aventuras de ação épica e dão aos jogadores a chance de mergulhar em cantos inexplorados de seus personagens. Além disso, se você </text:span><text:span text:style-name="T19">desejar </text:span><text:span text:style-name="T8">conectar as histórias pequenas às de grande escala mais para frente, você pode — o resultado será ainda mais gratificante para os jogadores.</text:span></text:p>
      <text:h text:style-name="P18" text:outline-level="3">Extras: São Necessários?</text:h>
      <text:p text:style-name="P13"><text:span text:style-name="T8">Sua campanha exige coisas como superpoderes, magia, parafernálias de alta tecnologia ou outras coisas que vão além do mundano? De qualquer forma, é bom decidir isso agora, antes do jogo começar. Veja o capítulo </text:span><text:span text:style-name="T19">Extras </text:span><text:span text:style-name="T8">para mais informações e como usar esse tipo de coisa em seu jogo</text:span><text:span text:style-name="T9">.</text:span></text:p>
      <text:h text:style-name="P17" text:outline-level="2">DURANTE O JOGO</text:h>
      <text:p text:style-name="P13"><text:span text:style-name="T8">Agora que você já passou pelo processo de organização da partida com os jogadores, vamos detalhar um pouco mais como abordar as várias funções que você exercerá durante o jogo.</text:span></text:p>
      <text:h text:style-name="P18" text:outline-level="3">A Regra de Ouro</text:h>
      <text:p text:style-name="P13"><text:span text:style-name="T8">Antes de entrarmos em detalhes, aqui está nossa Regra de Ouro do Fate:</text:span></text:p>
      <text:p text:style-name="P13"><text:span text:style-name="T9">•</text:span><text:span text:style-name="T8"> </text:span><text:span text:style-name="T12">Primeiro decida o que você quer fazer, depois consulte as regras para ajudá-lo a fazer isso.</text:span></text:p>
      <text:p text:style-name="P13"><text:span text:style-name="T8">Pode parecer óbvio, mas mencionamos porque a ordem é importante. Em outras palavras, não pense nas regras como uma camisa de força, ou restrição de ações. Ao invés disso, use-as como </text:span><text:soft-page-break/><text:span text:style-name="T8">um conjunto de ferramentas em potencial para representar o que você quiser. Sua intenção, qualquer que seja, sempre tem prioridade sobre as regras.</text:span></text:p>
      <text:p text:style-name="P13"><text:span text:style-name="T8">Na maioria das vezes, a definição de uma ação será bastante simples – sempre que tentar ferir alguém, é preciso atacar. Sempre que tentar evitar se ferir, é preciso defender.</text:span></text:p>
      <text:p text:style-name="P13"><text:span text:style-name="T8">Às vezes, porém, haverá uma situação onde o tipo de ação apropriada não é totalmente claro. Como Narrador, em tais situações, não diga que essas ações são proibidas. Em vez disso, tente buscar pelas intenções da ação, tentando esclarecer melhor a situação e enquadrá-la a uma das ações básicas do jogo</text:span><text:span text:style-name="T9">.</text:span></text:p>
      <text:p text:style-name="P14"><text:span text:style-name="T58">A REGRA DE PRATA</text:span><text:line-break/><text:span text:style-name="T42">A continuação da regra de ouro: nunca deixe as regras atrapalharem algo que faça sentido narrativo. Se você ou seus jogadores narram algo em jogo e faz sentido aplicar algumas regras fora das circunstâncias normais, vá em frente.</text:span></text:p>
      <text:p text:style-name="P14"><text:span text:style-name="T42">O exemplo mais comum são as consequências (p. 162). As regras dizem que, por padrão, uma consequência é algo que o jogador escolhe receber após receber um ataque em um conﬂito.</text:span></text:p>
      <text:p text:style-name="P14"><text:span text:style-name="T42">Mas digamos que você está em uma cena em que um jogador decide que, como parte de sua tentativa de intimidação, seu personagem vai socar através de uma mesa com tampo de vidro com as mãos nuas.</text:span></text:p>
      <text:p text:style-name="P14"><text:span text:style-name="T42">Todos acham a ideia legal, então ninguém está interessado no que aconteceria se o jogador falhasse na rolagem. No entanto, todos concordam que o personagem machucaria a mão no processo (e isso faz parte do que o torna intimidador).</text:span></text:p>
      <text:p text:style-name="P14"><text:span text:style-name="T42">Assim, eles decidem que ele recebe uma consequência leve chamada </text:span><text:span text:style-name="T63">Vidros em Minhas Mãos</text:span><text:span text:style-name="T42">, porque isso tem sentido narrativo, embora não haja conﬂito e ninguém atacou o PJ.</text:span></text:p>
      <text:p text:style-name="P14"><text:span text:style-name="T42">Assim como na Regra de Ouro, tenha certeza que todos entenderam o que está sendo dito e feito.</text:span></text:p>
      <text:p text:style-name="P13"><text:span text:style-name="T20">Devido a uma falha na rolagem anterior, Fräkeline acidentalmente ativou uma armadilha enquanto procurava por um cofre na mansão de um nobre em Nova Quantum. Amanda descreve o salão preenchido por lâminas em movimento aleatório por todos os lados, com a porta do cofre do outro lado da sala.</text:span></text:p>
      <text:p text:style-name="P13"><text:span text:style-name="T20">Maira diz, “Bem, não faz diferença. Vou em direção do cofre, mantendo os olhos nas lâminas.”</text:span></text:p>
      <text:p text:style-name="P13"><text:span text:style-name="T20">Amanda pensa um pouco, pois sabe que os dados terão que resolver a situação. Se Fräkeline está se movendo pelo salão, isso parece bastante com uma ação de superar para realizar o movimento, mas considerando as lâminas, também parece que ela precisa se defender. Há também duas formas de ela lidar com a armadilha – pode ser apenas uma dificuldade passiva contra Maira para tentar impedi-la de atravessar, mas por causar dano, parece também um ataque – que possui oposição ativa.</text:span></text:p>
      <text:p text:style-name="P13"><text:span text:style-name="T20">Então Amanda pergunta, “Maira, precisamos rolar os dados, mas qual é o seu objetivo exatamente na cena? Vai tentar evitar sofrer dano ou atravessar o salão para chegar ao cofre?”</text:span></text:p>
      <text:p text:style-name="P13"><text:span text:style-name="T20">Maira nem hesita. “O cofre é o principal, com certeza.”</text:span></text:p>
      <text:p text:style-name="P13"><text:span text:style-name="T20">Amanda pergunta, “Então você está disposta a receber dano no processo?”</text:span></text:p>
      <text:p text:style-name="P13"><text:span text:style-name="T20">Maira responde, Sim. Estou me colocando em perigo, como de costume.”</text:span></text:p>
      <text:p text:style-name="P13"><text:span text:style-name="T20">Amanda define, “Certo, podemos fazer isso em só uma rolagem. Veja só: Você rolará Atletismo contra uma dificuldade Fantástica (+6). Se você conseguir, consegue passar pelas lâminas e não recebe nenhum dano. Se não conseguir, você ficará presa no meio do salão e precisará tentar </text:span><text:soft-page-break/><text:span text:style-name="T20">novamente. Essa falha também vai contar como uma falha em uma ação de defesa, e você receberá dano das lâminas.</text:span></text:p>
      <text:p text:style-name="P13"><text:span text:style-name="T20">Maira recua um pouco, mas concorda com a cabeça e</text:span><text:line-break/><text:span text:style-name="T20">pega os dados.</text:span></text:p>
      <text:p text:style-name="P13"><text:span text:style-name="T8">Nesse exemplo, Amanda combinou o efeito das ações de superar e defesa para determinar o que acontece com Fräkeline. Não há problema em fazer isso, porque se encaixa perfeitamente em suas intenções e faz sentido para a situação que foi descrita. Ela talvez decida fazer ambas as rolagens separadamente, e isso seria perfeitamente aceitável também – mas ela preferiu fazer apenas uma rolagem.</text:span></text:p>
      <text:p text:style-name="P13"><text:span text:style-name="T8">Se estiver em dúvida durante a partida, volte à Regra de Ouro e lembre-se que você tem a ﬂexibilidade para fazer a mesma coisa, caso precise. Apenas esteja certo de que, ao fazer isso, você e todos os participantes estejam de acordo.</text:span></text:p>
      <text:h text:style-name="P18" text:outline-level="3">Quando Rolar os Dados</text:h>
      <text:p text:style-name="P13"><text:span text:style-name="T12">Role os dados quando o sucesso ou falha de determinada ação possa contribuir com algo interessante no jogo.</text:span></text:p>
      <text:p text:style-name="P13"><text:span text:style-name="T8">A ideia é fácil de entender do ponto de vista do sucesso, na maioria das vezes – quando o personagem supera um obstáculo, vence um conﬂito ou é bem-sucedido em seu objetivo, isso abre o caminho para a próxima etapa. Com a falha, no entanto, é um pouco mais difícil, porque é fácil olhar para uma falha em termos puramente negativos – você falha, perde, não consegue o que queria. Não há nada a ser construído após uma falha, e isso pode paralisar um pouco as </text:span><text:span text:style-name="T10">coisas.</text:span></text:p>
      <text:p text:style-name="P13"><text:span text:style-name="T8">A pior, </text:span><text:span text:style-name="T19">pior </text:span><text:span text:style-name="T8">coisa que você pode fazer é permitir que uma falha signifique </text:span><text:span text:style-name="T10">que </text:span><text:span text:style-name="T19">nada acontece </text:span><text:span text:style-name="T8">– nenhum conhecimento novo, nenhum caminho novo a ser tomado e nenhuma mudança na situação. Isso é bastante entediante e desencoraja os jogadores a investirem em falhas – algo que você deseja que eles façam, visto a importância das mecânicas de consequências e concessão. Não faça isso.</text:span></text:p>
      <text:p text:style-name="P13"><text:span text:style-name="T8">Se você não consegue imaginar uma resolução interessante para ambos os resultados, então não peça a rolagem. Se falhar é uma opção desinteressante, dê aos PJs o que eles desejam e peça por uma rolagem depois, quando você </text:span><text:span text:style-name="T19">consegue </text:span><text:span text:style-name="T8">pensar em uma falha interessante. Se o sucesso for uma opção entediante, então veja se consegue transformar sua ideia de falha em uma ação de forçar, usando o momento como oportunidade para oferecer pontos </text:span><text:span text:style-name="T53">de destino aos jogadores.</text:span></text:p>
      <text:p text:style-name="P14"><text:span text:style-name="T58">ASPECTOS DE SITUAÇÃO SÃO SEUS AMIGOS</text:span></text:p>
      <text:p text:style-name="P14"><text:span text:style-name="T42">Quando está tentando imaginar se há uma boa razão para pedir uma rolagem de superar aos jogadores, dê uma olhada nos aspectos da cena. Se a existência de algum aspecto sugere algum problema ou dificuldade aos PJs, peça uma rolagem de superar. Se não, e você não consegue pensar em uma consequência interessante para uma falha, deixe de lado.</text:span></text:p>
      <text:p text:style-name="P14"><text:span text:style-name="T42">Por exemplo, se um personagem tenta atravessar uma sala rapidamente sem chamar atenção, e você possui um aspecto de situação chamado </text:span><text:span text:style-name="T45">Pedras Barulhentas No Chão</text:span><text:span text:style-name="T42">, então faz sentido pedir uma rolagem de superar para que ele possa se mover. Se não houver nenhum aspecto interessante, então deixe-o realizar o movimento e faça algo mais interessante à frente.</text:span></text:p>
      <text:h text:style-name="P25" text:outline-level="4">Tornando a Falha Algo Sensacional</text:h>
      <text:p text:style-name="P13"><text:span text:style-name="T8">Se os PJs falharem em uma rolagem e você não está seguro sobre como fazer disso algo interessante, tente alguma das seguintes ideias.</text:span></text:p>
      <text:h text:style-name="P24" text:outline-level="5"><text:soft-page-break/>Culpe as Circunstâncias</text:h>
      <text:p text:style-name="P13"><text:span text:style-name="T8">Os PJs são pessoas extremamente competentes (lembre-se, essa é uma das ideias do Fate). Eles não fazer papel de tolos com muita ou mesmo média frequência. Às vezes, tudo o que precisamos é transformar a falha em algo dinâmico – no lugar de narrar como os PJs estragam a coisa, jogue a culpa</text:span><text:line-break/><text:span text:style-name="T8">da falha em algo que os PJs não poderiam ter evitado. Há um mecanismo secundário na trava que inicialmente parecia simples (Roubo) ou o contato não apareceu na hora certa (Contatos) ou o tomo antigo é muito difícil de ler (Conhecimentos) ou um deslocamento sísmico repentino lhe tira da</text:span><text:line-break/><text:span text:style-name="T8">corrida (Atletismo).</text:span></text:p>
      <text:p text:style-name="P13"><text:span text:style-name="T8">Dessa forma, os PJs ainda parecem competentes e incríveis, mesmo não alcançando o que desejam. Mais importante, lançar a culpa sobre as circunstâncias cria a oportunidade de sugerir um novo caminho, o que permite que as falhas gerem momentos importantes em sua história. O contato não apareceu para o encontro? Onde ele está? Quem o estava seguindo até o local marcado? O tomo antigo é difícil de ler? Talvez alguém possa restaurá-lo.</text:span></text:p>
      <text:p text:style-name="P13"><text:span text:style-name="T8">Dessa forma, você não perde tanto tempo com a falha e ainda pode pensar em algo novo</text:span><text:span text:style-name="T9">.</text:span></text:p>
      <text:h text:style-name="P24" text:outline-level="5">Sucesso a um Custo</text:h>
      <text:p text:style-name="P13"><text:span text:style-name="T8">Você também pode oferecer aos PJs o que eles queriam, mas por um preço – nesse caso, a falha na rolagem significa que eles não foram capazes que alcançar seus objetivos sem receber uma consequência.</text:span></text:p>
      <text:p text:style-name="P13"><text:span text:style-name="T10">Um </text:span><text:span text:style-name="T12">custo menor </text:span><text:span text:style-name="T8">é o bastante para complicar a vida de um PJ. Como mencionado na seção anterior, a ideia é usar a falha para alterar um pouco a situação, ao invés de simplesmente invalidar a tentativa do personagem. Algumas sugestões:</text:span></text:p>
      <text:p text:style-name="P13"><text:span text:style-name="T9">•</text:span><text:span text:style-name="T8"> Anuncie um perigo iminente: </text:span><text:span text:style-name="T19">“A tranca abre com um clique suave, mas o barulho da porta não é tão suave assim. Se eles não haviam notado sua presença, agora notaram”.</text:span></text:p>
      <text:p text:style-name="P13"><text:span text:style-name="T9">•</text:span><text:span text:style-name="T8"> Introduza em empecilho: </text:span><text:span text:style-name="T19">“Sim, o líder da guilda pode lhe apresentar um mago que poderia traduzir o tomo antigo - um homem chamado Berthold. Você o conhece. Inclusive, na verdade a última vez que o viu foi a alguns anos atrás, quando ele o pegou com sua esposa".</text:span></text:p>
      <text:p text:style-name="P13"><text:span text:style-name="T9">•</text:span><text:span text:style-name="T8"> Apresente uma escolha difícil ao jogador: </text:span><text:span text:style-name="T19">“Você consegue alcançar dois de seus companheiros antes que o teto desabe, mas não todos eles. Quais serão?”</text:span></text:p>
      <text:p text:style-name="P13"><text:span text:style-name="T9">•</text:span><text:span text:style-name="T8"> Adicione um aspecto ao personagem ou à cena: </text:span><text:span text:style-name="T19">“De alguma forma você consegue cair de pé, mas com uma </text:span><text:span text:style-name="T36">Torção no Tornozelo</text:span><text:span text:style-name="T19">”.</text:span></text:p>
      <text:p text:style-name="P13"><text:span text:style-name="T9">•</text:span><text:span text:style-name="T8"> Forneça um impulso a um PdN. </text:span><text:span text:style-name="T19">“Você se surpreende quando Nikolai aceita sua oferta, mas ele faz isso com um sorriso irônico que lhe incomoda. Claramente </text:span><text:span text:style-name="T36">Nikolai Tem Um Plano</text:span><text:span text:style-name="T19">”.</text:span></text:p>
      <text:p text:style-name="P13"><text:span text:style-name="T9">•</text:span><text:span text:style-name="T8"> Marque uma das caixas de estresse do PJ. Cuidado com isso – só é um custo válido se o PJ correr o risco de tomar mais dano na mesma cena. Se achar que isso não vai acontecer, faça outra escolha.</text:span></text:p>
      <text:p text:style-name="P13"><text:span text:style-name="T10">Um </text:span><text:span text:style-name="T12">custo sério </text:span><text:span text:style-name="T8">faz mais do que complicar a vida do PJ ou indicar coisas piores por vir - é um preço alto, possivelmente irrevogável, naquele exato </text:span><text:span text:style-name="T10">momento.</text:span></text:p>
      <text:p text:style-name="P13"><text:span text:style-name="T8">Uma forma de fazer isso é aumentando a seriedade de um custo menor.</text:span></text:p>
      <text:p text:style-name="P13"><text:span text:style-name="T8">Ao invés da suspeita de um guarda ter ouvido você abrindo a tranca, alguns guardas aparecem na sala com armas apontadas. Ao invés de ter apenas que escolher qual dos aliados irá salvar, algum </text:span><text:soft-page-break/><text:span text:style-name="T8">deles pode acabar soterrado nos escombros. Ao invés de simplesmente ter que enfrentar uma situação embaraçosa com Berthold, ele não superou a situação e quer vingança.</text:span></text:p>
      <text:p text:style-name="P13"><text:span text:style-name="T8">Outras opções podem incluir:</text:span></text:p>
      <text:p text:style-name="P13"><text:span text:style-name="T9">•</text:span><text:span text:style-name="T8"> Reforçar a oposição. Você pode limpar umas das caixas de estresse de um PdN, melhorar uma de suas perícias em um nível ou dar a ele um novo aspecto com uma invocação grátis.</text:span></text:p>
      <text:p text:style-name="P13"><text:span text:style-name="T9">•</text:span><text:span text:style-name="T8"> Trazer uma </text:span><text:span text:style-name="T19">nova </text:span><text:span text:style-name="T8">oposição ou obstáculo, como inimigos adicionais ou um aspecto de situação que torne as coisas mais complicadas</text:span><text:span text:style-name="T9">.</text:span></text:p>
      <text:p text:style-name="P13"><text:span text:style-name="T9">•</text:span><text:span text:style-name="T8"> Adiar o sucesso. A tarefa atual demorará muito mais tempo que o previsto.</text:span></text:p>
      <text:p text:style-name="P13"><text:span text:style-name="T9">•</text:span><text:span text:style-name="T8"> Dar uma consequência ao PJ que faça sentido nas circunstâncias – suave, se houver uma caixa disponível, ou então moderada.</text:span></text:p>
      <text:p text:style-name="P13"><text:span text:style-name="T8">Se você não estiver seguro sobre o quão sério um custo deve ser, você talvez queira usar a margem de falha como base. Por exemplo, na cena da abertura da tranca acima – aquela em que os guardas ouvem o PJ e aparecem na sala – se o jogador falhou em sua rolagem de Roubo por 1 ou 2, haverá mais PJs que guardas. Não é uma luta difícil, mas ainda sim é uma luta. Se a falha for de 3 a 5, é uma luta de igual pra igual, do tipo que consumirá recursos como pontos de destino e consequências. Mas se a falha foi de 6 ou mais, eles estarão em menor número e em perigo de verdade.</text:span></text:p>
      <text:h text:style-name="P24" text:outline-level="5">Deixe os Jogadores Fazerem o Trabalho</text:h>
      <text:p text:style-name="P13"><text:span text:style-name="T8">Você também pode lançar a questão aos jogadores e deixar que eles decidam as circunstâncias da falha. Esse é um grande movimento em favor do espírito de narrativa compartilhada e alguns jogadores serão bastante severos com seus personagens em favor da história, especialmente se isso significar que eles mantêm o controle sobre o destino do seu personagem.</text:span></text:p>
      <text:p text:style-name="P13"><text:span text:style-name="T8">Também é algo interessante de se fazer caso você não tenha ideias interessantes. “Certo, então você falhou em Roubo por 2. Você mexe um pouco na fechadura e algo dá errado. O que é?”. “Você falhou na rolagem de Percepção. O que você não notou conforme se esgueirava até o quarto da rainha?” É melhor quando a pergunta é específica, como nos exemplos – se você dizer apenas “Certo, me diz como você falhou!” o jogo pode travar simplesmente por colocar o jogador contra a parede sem necessidade. Você</text:span><text:line-break/><text:span text:style-name="T10">quer </text:span><text:span text:style-name="T19">deixar </text:span><text:span text:style-name="T8">o jogador contribuir, não </text:span><text:span text:style-name="T19">obrigá-lo</text:span><text:span text:style-name="T11">.</text:span></text:p>
      <text:h text:style-name="P25" text:outline-level="4">O Nível de Dificuldade</text:h>
      <text:p text:style-name="P13"><text:span text:style-name="T8">Quando você determinar uma oposição passiva para uma ação, tenha em mente as dicas que passamos em </text:span><text:span text:style-name="T19">Ações e Resoluções </text:span><text:span text:style-name="T8">– qualquer coisa dois níveis ou mais acima do nível de perícia de um personagem provavelmente custará pontos de destino e dois pontos ou mais abaixo do nível da perícia será bastante fácil.</text:span></text:p>
      <text:p text:style-name="P13"><text:span text:style-name="T8">Ao invés de “simular o mundo” ou ser “realista” demais, tente definir a dificuldade de acordo com a necessidade dramática – </text:span><text:span text:style-name="T19">as coisas em geral são mais desafiadoras quando a aposta é alta e menos desafiadoras quando a aposta é baixa.</text:span></text:p>
      <text:p text:style-name="P13"><text:span text:style-name="T8">Na prática, isso significa estabelecer uma dificuldade constante e acrescentar uma penalidade ocasional para representar a pressa do personagem ou outra condição desfavorável. Psicologicamente, porém, a diferença entre uma dificuldade alta e uma baixa </text:span><text:span text:style-name="T19">com penalidades altas </text:span><text:span text:style-name="T8">não deve ser subestimada. Um jogador que enfrenta uma dificuldade alta muitas vezes se </text:span><text:soft-page-break/><text:span text:style-name="T8">sentirá devidamente desafiado, enquanto esse mesmo jogador enfrentando uma dificuldade baixa com uma grande penalidade, possivelmente definida pelo Narrador, se sentirá desencorajado.</text:span></text:p>
      <text:p text:style-name="P13"><text:span text:style-name="T8">A principal utilidade de definir uma dificuldade baixa é mostrar a grandiosidade dos PJs, deixar que brilhem naquele momento e nos lembrar de por que aquele personagem está sendo destacado. Você também pode definir dificuldades baixas nos períodos em que sabe que os PJs estão com poucos</text:span><text:line-break/><text:span text:style-name="T8">pontos de destino, dando-lhes a chance de aceitar forçar seus aspectos para ganharem mais pontos. Você também deve definir dificuldades baixas para qualquer coisa que esteja no caminho do andamento da cena para os PJs – você não quer que eles fiquem entediados por estarem presos na entrada da fortaleza do vilão, se o foco da cena é confrontar o grande inimigo.</text:span></text:p>
      <text:p text:style-name="P13"><text:span text:style-name="T8">Por fi, algumas ações devem possuir uma dificuldade baixa por padrão, especialmente se não houver oposição direta ou resistência. Esforços sem oposição para criar vantagem em um conﬂito nunca devem ser maiores que Regular (+1) ou Razoável (+2), principalmente se estiverem tentando criar um aspecto para um objeto ou local. Lembre-se que a oposição nem sempre virá na forma de um PdN tentando atrapalhar as coisas – se o gênio do mal escondeu uma prova em seu esconderijo, longe de olhares indiscretos, você pode considerar isso uma forma de oposição, mesmo que o vilão não esteja fisicamente presente.</text:span></text:p>
      <text:p text:style-name="P13"><text:span text:style-name="T8">Se os PJs estiverem transbordando em pontos de destino ou estiverem em um momento crucial na história onde a vida de alguém está em jogo ou o destino de muitos estiver na jogada, ou então eles finalmente enfrentarão as pessoas que estiveram procurando durante um cenário ou dois, sinta-se livre para aumentar as dificuldades. Você também deve aumentar as dificuldades para indicar quando um determinado oponente é extremamente preparado para encontrar os PJs ou para reﬂetir que a situação não é tão favorável – se os PJs não estiverem preparados, não possuírem as ferramentas necessárias para o trabalho ou o tempo é curto, etc.</text:span></text:p>
      <text:p text:style-name="P13"><text:span text:style-name="T8">Definir a dificuldade exatamente no mesmo nível que a perícia do PJ é, como você deve imaginar, o meio termo entre esses dois extremos. Faça isso quando quiser alguma tensão sem dificultar demais as coisas ou quando as probabilidades estão levemente a favor dos PJs, mas quiser que haja um </text:span><text:span text:style-name="T53">risco perceptível.</text:span></text:p>
      <text:p text:style-name="P14"><text:span text:style-name="T58">IMPORTANTE: JUSTIFICANDO SUAS ESCOLHAS</text:span></text:p>
      <text:p text:style-name="P14"><text:span text:style-name="T42">A única outra restrição na hora de definir dificuldades, voltando ao assunto da Regra de Prata abordada acima – você precisa ter certeza que suas escolhas fazem sentido no contexto narrativo que está criando. Embora não queiramos que você enlouqueça tentando criar todos os detalhes do mundo e acabe se atrelando a uma lista de limitações desnecessárias (“as fechaduras no vilarejo da Floresta do Vale Estreito geralmente são de boa qualidade, devido a sua proximidade a uma mina rica em ferro”), também não encare isso como se fosse apenas um jogo de números. Se a única razão para definir a dificuldade Excepcional (+5) é porque é duas vezes maior que o nível da perícia do PJ e sua intenção é acabar com seus pontos de destino, você corre o risco de perder credibilidade.</text:span></text:p>
      <text:p text:style-name="P14"><text:span text:style-name="T42">Nesse sentido, podemos encarar a questão de definir dificuldades como sendo muito parecida com a questão de invocar aspectos – precisa haver uma boa razão que justifique sua escolha na história. Não há problema se a justificativa é algo que você precise inventar ao invés de algo já sabido. Aspectos de situação são uma ótima ferramenta nesse sentido – se os jogadores sabem que a caverna em que estão é </text:span><text:span text:style-name="T45">Escura Como Breu </text:span><text:span text:style-name="T42">e </text:span><text:span text:style-name="T45">Extremamente Apertada</text:span><text:span text:style-name="T42">, fica fácil justificar porque é tão difícil permanecer quieto enquanto se usa Furtividade dentro dos túneis. Ninguém se incomodará por você usar os aspectos da situação como motivo para aumentar a dificuldade em +2 para cada um, pois seria o bônus que dariam se invocados.</text:span></text:p>
      <text:p text:style-name="P14"><text:soft-page-break/><text:span text:style-name="T42">De qualquer forma, não pule a justificativa - deixe os jogadores cientes o que está havendo logo que informar a dificuldade, ou dê de ombros de forma misteriosa e deixe que descubram logo em seguida (ou seja, assim que você tiver decidido).</text:span></text:p>
      <text:p text:style-name="P14"><text:span text:style-name="T42">Você também pode usar dificuldades “fora de contexto” para indicar a presença de questões ainda sem resposta durante o jogo – por algum motivo estranho, o estábulo que está tentando entrar possui uma dificuldade Épico (+7) na tranca da porta. O que pode haver de tão importante lá dentro que precise ser escondido?</text:span></text:p>
      <text:p text:style-name="P14"><text:span text:style-name="T42">Pode ser também que você esteja tentando passar no teste final de iniciação na Ordem Ametista e a dificuldade no teste é apenas Razoável (+2) – qual é o lance? Eles estão pegando leve com você? Sua entrada é uma questão política? Quem está facilitando as coisas? Ou será que a reputação dos estudiosos da Ordem é uma grande mentira?</text:span></text:p>
      <text:h text:style-name="P25" text:outline-level="4">Lidando Com Sucessos Extraordinários</text:h>
      <text:p text:style-name="P13"><text:span text:style-name="T8">Às vezes, um PJ irá exceder a dificuldade, recebendo um monte de tensões em uma rolagem. Algumas das ações básicas já possuem um padrão de efeito para rolagens realmente boas, como atingir um golpe devastador numa boa rolagem de ataque.</text:span></text:p>
      <text:p text:style-name="P13"><text:span text:style-name="T8">Em outro casos, não é tão óbvio. O que acontece quando você consegue muitas tensões em uma rolagem de Ofícios ou Investigação? Você quer ter certeza que os resultados possuam algum significado e reﬂitam a competência do PJ.</text:span></text:p>
      <text:p text:style-name="P13"><text:span text:style-name="T8">Aqui estão algumas opções:</text:span></text:p>
      <text:p text:style-name="P13"><text:span text:style-name="T9">•</text:span><text:span text:style-name="T8"> </text:span><text:span text:style-name="T12">Narrativa Cinematográfica: </text:span><text:span text:style-name="T8">Pode parecer supérﬂuo, mas é importante celebrar uma grande rolagem com uma narrativa adequada sobre um grande sucesso. Essa é uma boa hora para pegar as sugestões que demos acima sobre como tornar uma falha incrível e aplicar aqui. Deixe o sucesso afetar algo mais, além do que o PJ estava realizando e traga o jogador para o processo de criar o sucesso deixando que ele adicione detalhes legais. “Três tensões nesta rolagem de Roubo – diz ai, será que alguém é capaz de selar essa cripta novamente?”, “Então, você conseguiu cinco tensões na rolagem de Contatos – me diga, aonde vai Nick, o Informante quando foge de sua esposa e o que você diz a ele quando o encontra lá?”.</text:span></text:p>
      <text:p text:style-name="P13"><text:span text:style-name="T9">•</text:span><text:span text:style-name="T8"> </text:span><text:span text:style-name="T12">Adicionar um aspecto: </text:span><text:span text:style-name="T8">Podemos expressar efeitos adicionais de uma boa rolagem adicionando um aspecto ao PJ ou à cena, basicamente permitindo que criem uma vantagem gratuitamente. “Certo, sua rolagem de Recursos para subornar a guarda foi bem-sucedida com quatro tensões. Ela deixa você passar livremente pelo portão e também agirá </text:span><text:span text:style-name="T10">como um </text:span><text:span text:style-name="T36">Reforço </text:span><text:span text:style-name="T8">se precisar de ajuda mais tarde”.</text:span></text:p>
      <text:p text:style-name="P13"><text:span text:style-name="T9">•</text:span><text:span text:style-name="T8"> </text:span><text:span text:style-name="T12">Reduzir o tempo: </text:span><text:span text:style-name="T8">Se for importante fazer algo rápido, então é possível usar as tensões extras para diminuir o tempo que leva para realizar uma </text:span><text:span text:style-name="T10">ação.</text:span></text:p>
      <text:h text:style-name="P25" text:outline-level="4">Lidando Com o Tempo</text:h>
      <text:p text:style-name="P13"><text:span text:style-name="T8">Nós organizamos o tempo de duas maneiras em Fate: </text:span><text:span text:style-name="T12">tempo do jogo </text:span><text:span text:style-name="T10">e </text:span><text:span text:style-name="T12">tempo da história</text:span><text:span text:style-name="T11">.</text:span></text:p>
      <text:h text:style-name="P24" text:outline-level="5">Tempo do jogo</text:h>
      <text:p text:style-name="P13"><text:span text:style-name="T8">O tempo do jogo se refere à organização do jogo em tempo real, com os jogadores sentados à mesa. Cada unidade de tempo do jogo corresponde a uma certa quantidade de tempo no mundo real. Essas unidades são:</text:span></text:p>
      <text:p text:style-name="P13"><text:soft-page-break/><text:span text:style-name="T15">•</text:span><text:span text:style-name="T16"> </text:span><text:span text:style-name="T12">Rodada: </text:span><text:span text:style-name="T8">O tempo necessário para que todos os participantes de um conﬂito tenham sua vez, o que inclui realizar uma ação e responder a qualquer ação realizada contra eles. Isso em geral toma apenas alguns </text:span><text:span text:style-name="T10">minutos</text:span><text:span text:style-name="T11">.</text:span></text:p>
      <text:p text:style-name="P13"><text:span text:style-name="T15">•</text:span><text:span text:style-name="T16"> </text:span><text:span text:style-name="T12">Cena: </text:span><text:span text:style-name="T8">O tempo necessário para se resolver um conﬂito, lidar com alguma situação específica ou completar um objetivo. As cenas variam de tamanho, de alguns minutos se for apenas alguma descrição ou diálogo a meia hora ou mais em caso de uma grande batalha contra um PdN importante.</text:span></text:p>
      <text:p text:style-name="P13"><text:span text:style-name="T15">•</text:span><text:span text:style-name="T16"> </text:span><text:span text:style-name="T12">Sessão: </text:span><text:span text:style-name="T8">A soma de todas as cenas jogadas naquele dia. A sessão termina quando você e seus amigos fecham os livros e vão para casa. Para a maioria das pessoas, uma sessão dura cerca de 2 a 4 horas, mas não há limite – se você tiver poucas obrigações, então o seu limite será a necessidade de comer e dormir. Um marco menor em geral ocorre depois de </text:span><text:span text:style-name="T10">uma sessão.</text:span></text:p>
      <text:p text:style-name="P13"><text:span text:style-name="T15">•</text:span><text:span text:style-name="T16"> </text:span><text:span text:style-name="T12">Cenário: </text:span><text:span text:style-name="T8">Uma ou mais sessões de jogo, mas normalmente não mais que quatro. Na maioria das vezes, as sessões que finalizam um cenário resolverão algum tipo de problema ou dilema apresentado pelo Narrador ou encerram uma história (veja </text:span><text:span text:style-name="T19">Cenas, Sessões e Cenários </text:span><text:span text:style-name="T8">para mais detalhes sobre cenários). Um marco significativo normalmente ocorre ao final de um cenário. Você pode imaginar isso como se fosse um episódio de uma série de TV – é o número de sessões necessárias para contar uma história.</text:span></text:p>
      <text:p text:style-name="P13"><text:span text:style-name="T9">•</text:span><text:span text:style-name="T8"> </text:span><text:span text:style-name="T12">Arco: </text:span><text:span text:style-name="T8">São vários cenários, normalmente entre 2 e 4. Um arco típico normalmente culmina em um evento que causa mudanças significativas no mundo do jogo, causadas pela resolução dos cenários até então. Podemos comparar um arco às temporadas de séries de TV, onde cada episódio avança em direção a um clímax memorável. Arcos nem sempre serão distinguíveis, assim como nem todas as séries de TV possuem um enredo que dure toda uma temporada – é possível ir de uma situação a outra sem precisar de um enredo muito estruturado. Marcos maiores normalmente ocorrem ao final de um arco.</text:span></text:p>
      <text:p text:style-name="P13"><text:span text:style-name="T9">•</text:span><text:span text:style-name="T8"> </text:span><text:span text:style-name="T12">Campanha: </text:span><text:span text:style-name="T8">A soma de todas as vezes que vocês sentaram à mesa para jogar aquele jogo de Fate específico – cada sessão, cada cenário, cada arco. Tecnicamente, não há limite sobre quanto tempo dura uma campanha. Alguns grupos jogam por anos; outros chegam ao fim de um arco e param. Presumimos que um grupo típico jogará por alguns arcos (ou algo em torno de 10 cenários) antes de ter um grande final e mudar para outro jogo (esperamos que outro jogo em Fate!). Você pode organizar uma campanha como um tipo de “superarco”, onde há um conﬂito de grande escala dividido em partes menores, ou pode simplesmente ser apenas formada pelas histórias individuais menores detalhadas nos seus cenários.</text:span></text:p>
      <text:h text:style-name="P24" text:outline-level="5">Tempo da História</text:h>
      <text:p text:style-name="P13"><text:span text:style-name="T12">Hora da história </text:span><text:span text:style-name="T8">é o tempo na visão dos personagens, a perspectiva do que acontece “na história” – o tempo que leva para completar qualquer coisa que você e os jogadores disseram realizar. Na maioria das vezes, você não terá pensado nisso em detalhes e mencionará apenas brevemente (“certo, levará uma hora para chegar ao aeroporto, de táxi”) ou será algo que faz parte de uma rolagem de perícia (“Legal, então após 20 minutos procurando pela sala, você encontra o seguinte...”).</text:span></text:p>
      <text:p text:style-name="P13"><text:span text:style-name="T8">Na maior parte das circunstâncias, o tempo da história não tem ligação nenhuma com o tempo no mundo real. Por exemplo, uma rodada de combate pode levar alguns minutos em tempo real, mas ocorre em apenas alguns segundos em um conﬂito. Da mesma forma, é possível avançar um período longo de tempo simplesmente dizendo que isso aconteceu (“O contrato leva duas semanas para ficar pronto e retornar a você – você faz algo enquanto espera ou podemos avançar o tempo?”). Isso deve ser usado apenas como conveniência; é um recurso narrativo para dar verossimilhança e consistência à história.</text:span></text:p>
      <text:p text:style-name="P13"><text:soft-page-break/><text:span text:style-name="T8">Às vezes, no entanto, é interessante usar o tempo da história de forma criativa para criar tensão e surpresas durante o jogo. Veja como.</text:span></text:p>
      <text:h text:style-name="P23" text:outline-level="6">Prazos</text:h>
      <text:p text:style-name="P13"><text:span text:style-name="T8">Nada cria mais tensão do que um prazo para fazer algo. Os heróis possuem apenas alguns minutos para desarmar a armadilha mortal, certa quantidade de tempo para atravessar a cidade antes que algo exploda ou tanto tempo para agir antes que os vilões façam algo contra alguém que você ama, e por aí vai.</text:span></text:p>
      <text:p text:style-name="P13"><text:span text:style-name="T8">Algumas das ações básicas do jogo foram criadas para lidarem com a pressão do momento, como desafios e disputas – elas limitam a quantidade de rolagens que um jogador pode fazer antes que algo aconteça, por bem ou por mal.</text:span></text:p>
      <text:p text:style-name="P13"><text:span text:style-name="T8">No entanto, não é necessário limitar-se a apenas essas duas opções. Se você definiu um beco sem saída muito complicado de lidar em algum de seus cenários, pode começar a marcar o tempo tomado por cada coisa no jogo e usar como uma forma de manter a pressão (“Ah, então você quer olhar todos os arquivos da história da cidade? Bem, você tem três dias até o ritual – eu posso permitir a você uma rolagem de Conhecimentos, mas esta tentativa levará ao menos um dia”). Lembre-se, quase tudo leva tempo.</text:span></text:p>
      <text:p text:style-name="P13"><text:span text:style-name="T8">Mesmo uma tentativa básica de criar vantagem usando Empatia exige que você se sente com o seu alvo por um momento, e se toda ação dos PJs estiver contando, pode ser tempo que eles não têm para gastar.</text:span></text:p>
      <text:p text:style-name="P13"><text:span text:style-name="T8">Claro, não há graça se não houver nada que eles possam fazer para melhorar a situação do prazo, além do que não será divertido se o andamento das coisas até o prazo final for totalmente previsível.</text:span></text:p>
      <text:h text:style-name="P23" text:outline-level="6">Usando o Tempo da História Em sucessos e Falhas</text:h>
      <text:p text:style-name="P13"><text:span text:style-name="T8">Ao usar o tempo da história para criar pressão, sinta-se livre para incorporar saltos imprevistos no tempo quando o PJ se sair bem ou mal em uma rolagem.</text:span></text:p>
      <text:p text:style-name="P13"><text:span text:style-name="T8">Demorar mais tempo é uma ótima forma de tornar uma falha algo interessante, como descrito anteriormente, especialmente usando a opção de “sucesso a um custo” – forneça aos jogadores exatamente o que querem, mas ao custo de mais tempo do que eles realmente esperavam gastar, arriscando chegar tarde demais no momento final. Outra forma seria algo que não altere o prazo, mas que agregue mais problemas que devem ser resolvidos até lá.</text:span></text:p>
      <text:p text:style-name="P13"><text:span text:style-name="T8">Da mesma forma, recompense sucessos excelentes ao reduzir a quantidade de tempo que algo leva para ser concluído enquanto há um prazo a ser cumprido. Aquela pesquisa histórica (Conhecimentos) que poderia levar dias poderá ser concluída em algumas horas. Enquanto busca um bom comerciante (Contatos) para conseguir suprimentos, você acaba encontrando outro que pode atender a seu pedido no mesmo dia, ao invés de </text:span><text:span text:style-name="T10">uma semana.</text:span></text:p>
      <text:p text:style-name="P13"><text:span text:style-name="T8">Se o tempo for limitado, também deveria ser possível usar invocações e ações de forçar para manipular o tempo, tornando as coisas mais fáceis ou mais complicadas, respectivamente (“Ei, sou um </text:span><text:span text:style-name="T36">Rato de Garagem</text:span><text:span text:style-name="T8">, então consertar esse carro não deverá tomar tanto tempo, não é?”, “Então, mas veja só. Sua ficha diz ‘</text:span><text:span text:style-name="T36">Não me Canso de Diversão e Jogos</text:span><text:span text:style-name="T8">’... se você está procurando um sujeito num cassino, não faria sentido que você se distraísse? Todas aquelas máquinas e tal...).</text:span></text:p>
      <text:h text:style-name="P23" text:outline-level="6">Tempo da História e o Alcance de Uma Ação</text:h>
      <text:p text:style-name="P13"><text:soft-page-break/><text:span text:style-name="T8">É fácil pensar que a maior parte das ações dos PJs se limita a qualquer coisa que o personagem possa afetar diretamente, funcionando num nível mais pessoal. De fato, na maior parte do tempo, será exatamente assim – afinal de contas, Fate é um jogo sobre competências individuais que se destacam perante adversidades dramáticas.</text:span></text:p>
      <text:p text:style-name="P13"><text:span text:style-name="T8">No entanto, considere o que um PJ pode fazer com essa competência se </text:span><text:span text:style-name="T10">tiver </text:span><text:span text:style-name="T19">todo o tempo do mundo </text:span><text:span text:style-name="T8">para completar uma ação em particular. Imagine uma rolagem de Comunicação que representa um mês de negociação onde o PJ começa a falar com todos os envolvidos em detalhes ao invés de focar apenas em uma única reunião. Imagine uma rolagem de Investigação que dure uma semana, traçando cada detalhe da rotina de um alvo.</text:span></text:p>
      <text:p text:style-name="P13"><text:span text:style-name="T8">Ao permitir que cada rolagem represente um grande período de tempo, você pode “focar” em eventos que vão muito além do personagem do jogador que está realizando a rolagem e afetar o cenário de forma significativa.</text:span></text:p>
      <text:p text:style-name="P13"><text:span text:style-name="T8">Essa rolagem de Comunicação que equivale a um mês pode resultar em um novo rumo político para o país que o PJ está representando. A rolagem de Investigação pode trazer à tona um dos criminosos mais notórios do cená</text:span><text:span text:style-name="T53">rio, que que vem perseguindo os PJs por uma campanha inteira.</text:span></text:p>
      <text:p text:style-name="P14"><text:span text:style-name="T58">QUANTO TEMPO VALE UMA TENSÃO?</text:span></text:p>
      <text:p text:style-name="P14"><text:span text:style-name="T42">Assim como qualquer outra rolagem, o número de tensões que consegue (ou a diferença pela qual você falha) deve servir de medida para quão drasticamente você consegue manipular o tempo. Então como decidir quanto tempo premiar ou cortar?</text:span></text:p>
      <text:p text:style-name="P14"><text:span text:style-name="T42">Isso depende do tempo que acha que a ação tomaria. Geralmente expressamos o tempo em duas partes: uma medida de quantidade específica ou abstrata seguida por uma unidade de tempo, então transformamos isso em uma unidade de tempo, como “alguns dias”, “vinte segundos”, “três semanas”, e assim por diante.</text:span></text:p>
      <text:p text:style-name="P14"><text:span text:style-name="T42">Recomendamos administrar o tempo de forma abstrata e expresse todas as ações de jogo como sendo </text:span><text:span text:style-name="T45">metade</text:span><text:span text:style-name="T42">, </text:span><text:span text:style-name="T45">uma</text:span><text:span text:style-name="T42">, </text:span><text:span text:style-name="T45">algumas </text:span><text:span text:style-name="T42">ou </text:span><text:span text:style-name="T45">várias vezes </text:span><text:span text:style-name="T42">uma unidade de tempo. Então imagine que algo levará seis horas para ser realizado, pense nisso como “algumas horas”. Se achar que algo levará 20 minutos, você pode dizer “alguns minutos” ou “meia hora” ou algo próximo disso.</text:span></text:p>
      <text:p text:style-name="P14"><text:span text:style-name="T42">Isso serve como ponto de partida. A partir daí, cada tensão significa um salto para cima ou para baixo na medida de tempo que usar. Então, se seu ponto de partida for "várias horas", e acelerar as coisas beneficiará os PJs, trate desta forma: uma tensão diminui o tempo para "algumas horas", duas, para "uma hora", e três, para "meia hora".</text:span></text:p>
      <text:p text:style-name="P14"><text:span text:style-name="T42">Ultrapassar um dos extremos do espectro diminui a duração da ação para vários incrementos da próxima unidade de tempo ou aumenta até a metade da próxima unidade, dependendo da direção. Então, se quatro tensões fossem conseguidas na rolagem sugerida anteriormente, você poderia saltar de "várias horas" para "vários minutos". Falhar com uma tensão causa o inverso, podendo tornar uma atividade de "várias horas" em "metade de um dia".</text:span></text:p>
      <text:p text:style-name="P14"><text:span text:style-name="T42">Isso permite que você lide com saltos de tempo de forma rápida, independente de qual seja seu ponto de partida e se as ações imaginadas levam instantes ou gerações.</text:span></text:p>
      <text:p text:style-name="P13"><text:span text:style-name="T8">Essa é uma ótima maneira de agregar interação a pausas longas no tempo da história ao invés de segurar o andamento do jogo com narrações longas ou tentar criar explicações retroativas do que aconteceu durante aquele período. Se os PJs possuírem metas a longo prazo, veja se consegue transformar isso numa disputa, desafio ou conﬂito que cubra todo o evento ou apenas uma rolagem de uma perícia para ver se algo inesperado acontece. Se a rolagem falhar, as consequências criadas por isso serão importantes para o andamento do jogo.</text:span></text:p>
      <text:p text:style-name="P13"><text:soft-page-break/><text:span text:style-name="T8">Lembre-se de definir as dificuldade apropriadamente caso decida criar um conﬂito ou disputa – se um conﬂito leva um ano, então cada rodada pode equivaler a um ou dois meses e todos devem descrever suas ações e os resultados de suas ações nesse contexto.</text:span></text:p>
      <text:p text:style-name="P13"><text:span text:style-name="T23">Durante um marco maior em uma campanha, Esopo</text:span><text:line-break/><text:span text:style-name="T23">alterou seu conceito para </text:span><text:span text:style-name="T31">Soldado Ordenador Lagosta</text:span><text:span text:style-name="T23">, ao</text:span><text:line-break/><text:span text:style-name="T23">entrar – acidentalmente – para a força policial universal.</text:span></text:p>
      <text:p text:style-name="P13"><text:span text:style-name="T23">Amanda deseja avançar a campanha seis meses e sugere que se Esopo permanecer na ordem, ele e seus companheiros seguirão caminhos diferentes. Ela vê a oportunidade de criar material para a próxima sessão, então diz “Acho que poderíamos descobrir se Esopo começa o próximo cenário como uma lagosta policial ou não.”</text:span></text:p>
      <text:p text:style-name="P13"><text:span text:style-name="T23">Eles decidem fazer isso por meio de um conﬂito, onde cada rolagem representa um confronto entre Esopo e um grupo de antigos companheiros de crime, numa missão da ordem. As coisas não correm bem e ele concede, recebendo uma consequência moderada para a próxima sessão. Amanda sugere que Esopo é levado pelos criminosos, que tentarão convencê-lo a trabalhar para eles. Léo escreve </text:span><text:span text:style-name="T31">Tentando Arrumar Minha Vida</text:span><text:span text:style-name="T23">, reﬂetindo seu interesse em mudar de rumo.</text:span></text:p>
      <text:p text:style-name="P13"><text:span text:style-name="T23">Quando virmos Esopo novamente, ele estará nas garras dos bandidos, lutando para decidir sobre sua lealdade.</text:span></text:p>
      <text:h text:style-name="P23" text:outline-level="6">Aproximando e Afastando</text:h>
      <text:p text:style-name="P13"><text:span text:style-name="T8">Não há regra que diga que você precise manter consistência no tempo da história para as rolagens. Um truque legal é usar o resultado de uma rolagem como uma transição para outra rolagem que representa uma ação que dura um tempo muito menor ou vice versa. Essa é uma forma excelente de abrir uma nova cena, disputa ou conﬂito ou apenas introduzir uma mudança no andamento.</text:span></text:p>
      <text:p text:style-name="P13"><text:span text:style-name="T20">Durante o intervalo já mencionado de seis meses, Fräkeline esteve investigando de associados dos Bruxos de Moondor, que fizeram aparições maiores no último arco da campanha. Ela decide ir sozinha, mesmo com Bandu se oferecendo para ajudar, e consegue a informação que precisa com uma rolagem bem-sucedida na sua perícia recém-adquirida de Conhecimentos nível Regular (+1).</text:span></text:p>
      <text:p text:style-name="P13"><text:span text:style-name="T20">Amanda descreve Fräk se perdendo em pesquisas por alguns meses. “Adorei. Você viaja por algum tempo e passa o resto na rede, procurando informações. Uma noite, você acorda com um barulho em seu quarto de hotel e percebe que seu computador foi levado.”</text:span></text:p>
      <text:p text:style-name="P13"><text:span text:style-name="T20">Maira diz, “Ah, não, eu pego meu chicote e corro atrás de quem for que estiver me roubando.”</text:span></text:p>
      <text:p text:style-name="P13"><text:span text:style-name="T20">Amanda responde, “Ótimo! Vamos fazer uma disputa de Atletismo pra ver se você alcança o culpado.” O</text:span><text:line-break/><text:span text:style-name="T20">Narrador deve notar que o foco agora é no momento – saímos direto da rolagem de meses para rolar os segundos que serão necessários para Fräk entrar na perseguição).</text:span></text:p>
      <text:p text:style-name="P13"><text:span text:style-name="T20">A disputa vai mal para Fräkeline e o ladrão foge. Maira imediatamente diz, “Não importa, alguém na cidade deve saber de algo ou ele pode ter deixado alguma pista. Vou rolar Investigação.”</text:span></text:p>
      <text:p text:style-name="P13"><text:span text:style-name="T20">Maira faz uma rolagem e é bem-sucedida com estilo.</text:span></text:p>
      <text:p text:style-name="P13"><text:span text:style-name="T20">Amanda narra que “uma semana depois, você está no posto de troca Nova Tralha num planetóide chamado Aurora Lunar, onde dizem que ela costuma frequentar (é uma garota, a propósito). Ah, e você conseguiu algumas tensões, então já posso dizer que o nome dela é Brilhantina – é</text:span><text:line-break/><text:span text:style-name="T20">conhecida por estas bandas. Isso lhe dá o aspecto </text:span><text:span text:style-name="T25">Sei o Seu Nome</text:span><text:span text:style-name="T20">, que você pode usar para diminuir a confiança dela”. (Percebeu o que aconteceu? O foco se afastou e uma rolagem pulou uma semana, mas Amanda e Maira estavam jogando continuamente na mesa).</text:span></text:p>
      <text:p text:style-name="P13"><text:span text:style-name="T20">Maira diz, “Eu chuto uns caixotes, bato o chicote no chão e grito o nome dela.”</text:span></text:p>
      <text:p text:style-name="P13"><text:span text:style-name="T20">Amanda diz, “Todos se afastam e uma mulher numa das barracas se vira, desembainhando uma espada de energia.</text:span></text:p>
      <text:p text:style-name="P13"><text:soft-page-break/><text:span text:style-name="T20">“É agora!", Maira diz e pega os dados para se defender, iniciando um conﬂito com foco bastante aproximado.</text:span></text:p>
      <text:h text:style-name="P25" text:outline-level="4">Julgando o Uso de Perícias e Façanhas</text:h>
      <text:p text:style-name="P13"><text:span text:style-name="T8">A esta altura você já leu todos os conselhos necessários para lidar com perícias e façanhas – as descrições em </text:span><text:span text:style-name="T19">Perícias e Façanhas</text:span><text:span text:style-name="T8">, as ações descritas e exemplos em </text:span><text:span text:style-name="T19">Desafios, Disputas e Conﬂitos </text:span><text:span text:style-name="T8">e as dicas acima sobre a definição da dificuldade e como lidar com sucessos e falhas.</text:span></text:p>
      <text:p text:style-name="P13"><text:span text:style-name="T8">A única outra situação complicada que pode surgir é quando você se deparar com o limite entre perícias – um jogador deseja usar determinada perícia para uma ação que parece ir um pouco além do razoável ou uma situação aparece em jogo onde faça sentido usar uma perícia em algo que normalmente não faz parte de sua descrição.</text:span></text:p>
      <text:p text:style-name="P13"><text:span text:style-name="T8">Nesses casos, converse com o grupo e veja o que todos pensam. Isso pode acabar de três formas:</text:span></text:p>
      <text:p text:style-name="P13"><text:span text:style-name="T9">•</text:span><text:span text:style-name="T8"> Vai muito além do plausível. Considere criar uma nova perícia.</text:span></text:p>
      <text:p text:style-name="P13"><text:span text:style-name="T9">•</text:span><text:span text:style-name="T8"> Não é tão inaceitável e todos podem usar a perícia da mesma forma sob as mesmas condições de agora em diante.</text:span></text:p>
      <text:p text:style-name="P13"><text:span text:style-name="T9">•</text:span><text:span text:style-name="T8"> Não é um problema desde que o personagem possua uma façanha que permita a ação.</text:span></text:p>
      <text:p text:style-name="P13"><text:span text:style-name="T8">Boa parte dos critérios de base para essas discussões virão do trabalho feito em conjunto com os jogadores ao montar a lista de perícias durante a criação do jogo. Veja </text:span><text:span text:style-name="T19">Perícias e Façanhas </text:span><text:span text:style-name="T8">para mais conselhos sobre como descobrir os limites de uma perícia e a fronteira entre uma perícia e uma façanha.</text:span></text:p>
      <text:p text:style-name="P13"><text:span text:style-name="T8">Se for decidido que certo uso de uma perícia precisa de uma façanha, permita que o jogador em questão gaste um ponto de destino para tomar aquela façanha "emprestada" apenas durante aquela rolagem se quiser. Então, se ele desejar manter o bônus, será preciso gastar um ponto de recarga para comprá-la (presumindo que haja recarga disponível) ou esperar um marco maior para tal.</text:span></text:p>
      <text:h text:style-name="P24" text:outline-level="5">Aspectos e Detalhes: Descobrir vs Criar</text:h>
      <text:p text:style-name="P13"><text:span text:style-name="T8">Do ponto de vista do jogador, não há quase nenhuma forma de saber o que você preparou de antemão ou o que inventou no momento, especialmente se você é do tipo de Narrador que não mostra ou consulta anotações.</text:span></text:p>
      <text:p text:style-name="P13"><text:span text:style-name="T8">Assim, quando um jogador tentar descobrir algo que você ainda não criou, você pode tratar isso como se ele estivesse criando um novo aspecto ou detalhe da história. Se ele for bem-sucedido, ele encontra o que está procurando.</text:span></text:p>
      <text:p text:style-name="P13"><text:span text:style-name="T8">Se falhar, você pode usar o que ele estava procurando como inspiração para ajuda-lo a criar uma informação real.</text:span></text:p>
      <text:p text:style-name="P13"><text:span text:style-name="T8">Se você se sente confortável com improvisação, isso significa que começar o jogo com poucas coisas preparadas de antemão e deixar que as reações e perguntas dos jogadores construam tudo para você. Talvez seja necessário perguntar algo antes, para saber melhor o tipo de informação que o jogador está tentando obter, mas não há limites depois disso.</text:span></text:p>
      <text:p text:style-name="P13"><text:span text:style-name="T20">Bandu, O Oculto, está nos arredores de Nova Quantum, que vem emanando uma radiação peculiar há alguns dias que está atrapalhando as comunicações e impedindo o trânsito planetário de pessoas e mercadorias. Ele foi pago pela regente da cidade para encontrar uma solução.</text:span></text:p>
      <text:p text:style-name="P13"><text:soft-page-break/><text:span text:style-name="T20">Michel diz, “Vou passar algum tempo na cidade procurando estudiosos, pesquisando um pouco sobre a história do local.</text:span></text:p>
      <text:p text:style-name="P13"><text:span text:style-name="T20">Eu gostaria de usar Conhecimentos para criar uma vantagem.”</text:span></text:p>
      <text:p text:style-name="P13"><text:span text:style-name="T20">Amanda pensa um pouco. Ela realmente não tinha nada planejado para a cidade, pois todas as suas energias foram focadas nos detalhes da natureza da interferência e o que seria necessário para livrar-se dela, pois ela é mantida por uma força mais poderosa do que os PJs imaginam.</text:span></text:p>
      <text:p text:style-name="P13"><text:span text:style-name="T20">“Que tipo de informação você procura?” Ela pergunta. “Apenas referências em livros ou...?”</text:span></text:p>
      <text:p text:style-name="P13"><text:span text:style-name="T20">Michel diz “Bem, o que realmente quero é saber se alguém sabe qual a origem desse problema, se há registros a respeito, ou alguma lenda antiga que faça referência.”</text:span></text:p>
      <text:p text:style-name="P13"><text:span text:style-name="T20">Amanda diz, “Legal, faça uma rolagem de Conhecimentos dificuldade Razoável (+2)”. Inesperadamente Michel rola -4 e fica com um resultado Medíocre (+0), o que significa que ele falhou. Michel decide não gastar pontos de destino na rolagem.</text:span></text:p>
      <text:p text:style-name="P13"><text:span text:style-name="T20">Na esperança do tornar o fracasso em algo fascinante, ela diz, “Bem, você não consegue um aspecto, mas o que você acaba encontrando é o oposto do que procurava – o local tem um posicionamento impecável, sem montanhas próximas para atrapalhar transmissões, fora que nunca antes houve interferência como essa.”</text:span></text:p>
      <text:p text:style-name="P13"><text:span text:style-name="T20">Michel diz “Se o local é tão bom, de onde estão vindo as distorções?”</text:span></text:p>
      <text:p text:style-name="P13"><text:span text:style-name="T20">Amanda sorri. “Acho que você vai ter que investigar mais profundamente se quiser saber”.</text:span></text:p>
      <text:p text:style-name="P13"><text:span text:style-name="T20">Em suas anotações ela escreve brevemente sobre o fato do subsolo conter ruínas de uma antiga civilização que foram reativadas e o ritualista da região estar mantendo isso em segredo, alterando um pouco a sugestão de Michel e adicionando material extra se ele decidir insistir no assunto.</text:span></text:p>
      <text:h text:style-name="P24" text:outline-level="5">Perícias e Situações Específicas</text:h>
      <text:p text:style-name="P13"><text:span text:style-name="T8">Ao ler as descrições das perícias, podemos notar que em alguns locais sugerimos uma abstração para algo que usa medidas específicas na vida real. Vigor e Recursos são bons exemplos – muitas pessoas interessadas em treinamento físico têm alguma ideia de quanto peso elas podem erguer e pessoas gastam quantias específicas de dinheiro de uma fonte finita para comprar coisas.</text:span></text:p>
      <text:p text:style-name="P13"><text:span text:style-name="T8">Então quanto um personagem que possui Vigor Ótimo (+4) pode erguer? Quanto pode gastar um personagem com Recursos Razoável (+2) antes de falir?</text:span></text:p>
      <text:p text:style-name="P13"><text:span text:style-name="T8">A verdade é que não temos a mínima ideia e hesitamos em buscar respostas específicas.</text:span></text:p>
      <text:p text:style-name="P13"><text:span text:style-name="T8">Embora possa parecer contraditório, descobrimos que criar minúcias como essas acabam deixando o jogo menos verossímil. Assim que você estabelecer um detalhe como “Vigor Ótimo (+4) é capaz de erguer um carro por cinco segundos” você que pessoas ultrapassem. Adrenalina e outros fatores</text:span><text:line-break/><text:span text:style-name="T8">permitem que pessoas ultrapassem suas capacidades físicas normais ou fiquem aquém delas – não é possível predeterminar cada um desses fatores sem que isso absorva grande parte do foco do jogo. Isso acaba levando as pessoas a discutirem e até brigarem ao invés de participarem na cena.</text:span></text:p>
      <text:p text:style-name="P13"><text:span text:style-name="T8">Isso também é entediante. Se decidir que Recursos Razoáveis (+2) podem comprar qualquer coisa que custe 200 peças de ouro ou menos, então estará removendo boa parte do potencial para emoção e drama. Com isso, toda vez que surgir um problema de Recursos, sempre haverá a questão da ação valer ou não 200 peças de ouro, independente do foco da cena. Isso também torna tudo uma questão de falha/sucesso em uma situação, o que significa que você deixa de </text:span><text:soft-page-break/><text:span text:style-name="T8">precisar de boa razão para fazer um teste de perícia, o que, novamente, não é realista – quando pessoas gastam dinheiro, não é uma questão do quanto gastam, é mais uma questão do quanto ainda podem gastar</text:span><text:span text:style-name="T9">.</text:span></text:p>
      <text:p text:style-name="P13"><text:span text:style-name="T8">Lembre-se, uma rolagem de perícia é uma </text:span><text:span text:style-name="T19">ferramenta narrativa</text:span><text:span text:style-name="T8">, a ser usada para responder a seguinte pergunta: “Posso resolver o problema X usando Y, neste exato momento?” Quando houver um resultado inesperado, use o seu senso de realismo e drama para explicar e justificar isso, usando nossas sugestões acima. “Ah, você falhou em sua rolagem de Recursos para chantagear o guarda? Acho que você passou mais tempo na taverna ontem à noite do que imaginava... espere, onde foi parar sua algibeira? E quem é aquele indivíduo andando sorrateiramente um pouco depois dos guardas? Ele acabou de piscar para você? Aquele canalha... certo, o que você faz?”</text:span></text:p>
      <text:h text:style-name="P25" text:outline-level="4">Lidando Com Conﬂitos e Coisas Estranhas</text:h>
      <text:p text:style-name="P13"><text:span text:style-name="T8">As situações mais complicadas que você encontrará como Narrador serão conﬂitos, sem dúvida. Comparados a qualquer outra situação em Fate, conﬂitos são os que usam mais regras simultaneamente em um espaço curto de tempo. Eles requerem atenção a muitas coisas ao mesmo tempo - a posição relativa dos personagens, quem está contra quem, o estresse e consequências recebidos pelos PdNs e assim por diante.</text:span></text:p>
      <text:p text:style-name="P13"><text:span text:style-name="T8">Também é neles que seu cérebro apaixonado por filmes toma a liderança, especialmente se seu jogo incluir muitos conﬂitos cheios de ação.</text:span></text:p>
      <text:p text:style-name="P13"><text:span text:style-name="T8">As sequências de ação encontradas em filmes e afins nem sempre estão de acordo com a estrutura de turnos que o Fate possui, então pode ser difícil de comparar ao tentar visualizar o que está acontecendo. Às vezes, alguém tentará fazer algo absurdo que nem sequer por sua cabeça quando criou o conﬂito, deixando-o meio perdido sobre como lidar com a situação.</text:span></text:p>
      <text:p text:style-name="P13"><text:span text:style-name="T8">Aqui seguem algumas dicas para ajudá-lo a lidar com isso com graça e agilidade.</text:span></text:p>
      <text:h text:style-name="P24" text:outline-level="5">Afetando Múltiplos Alvos</text:h>
      <text:p text:style-name="P13"><text:span text:style-name="T8">Não há duvidas de que, ao jogar Fate por um certo tempo, alguém tentará afetar várias pessoas simultaneamente em um conﬂito. Explosões são o principal exemplo num conﬂito físico, mas não são de forma alguma o único – considere gás lacrimogêneo ou algum tipo de ataque atordoante de alta tecnologia. Também podemos estender isso para os conﬂitos mentais.</text:span></text:p>
      <text:p text:style-name="P13"><text:span text:style-name="T8">É possível usar Provocar, por exemplo, para estabelecer domínio sobre uma sala com sua presença ou Comunicação para fazer um discurso inspirador que afeta todos os ouvintes.</text:span></text:p>
      <text:p text:style-name="P13"><text:span text:style-name="T8">A maneira mais fácil de fazer isso é criar uma vantagem na cena, ao invés de em um alvo específico. Uma </text:span><text:span text:style-name="T36">Sala Cheia de Gás </text:span><text:span text:style-name="T8">pode afetar todos dentro dela e talvez não seja muito exagerado assumir que um </text:span><text:span text:style-name="T36">Ambiente Animador </text:span><text:span text:style-name="T8">pode ser contagiante. Nesse contexto, o aspecto representa uma desculpa para pedir um teste de perícia (usando uma ação de superar) para qualquer um na cena que tente se livrar disso. No geral não causará </text:span><text:span text:style-name="T19">dano</text:span><text:span text:style-name="T9">,</text:span><text:span text:style-name="T8"> mas tornará as coisas mais difíceis para quem for afetado</text:span><text:span text:style-name="T9">.</text:span></text:p>
      <text:p text:style-name="P13"><text:span text:style-name="T20">Esopo, ainda sem aprender a lição, entra num bar procurando confusão.</text:span></text:p>
      <text:p text:style-name="P13"><text:span text:style-name="T20">“Quem o maior sujeito aqui? O mais ameaçador?”, pergunta Léo a Amanda.</text:span></text:p>
      <text:p text:style-name="P13"><text:span text:style-name="T20">“Isso é fácil”, responde ela. “Você imediatamente vê um monstro de 3 metros e meio de altura, claramente um guerreiro-peixe do planeta Gox. Ele é chamado de Shagas, o Testilhão, e está acompanhado por mais três carnívoros.”</text:span></text:p>
      <text:p text:style-name="P13"><text:soft-page-break/><text:span text:style-name="T20">“Opa, esse parece bom. Vou matá-lo”, informa Léo.</text:span></text:p>
      <text:p text:style-name="P13"><text:span text:style-name="T20">“Gostei. Seus três capangas te interceptam. Eles não têm 3 metros de altura, mas parecem saber o que estão fazendo”.</text:span></text:p>
      <text:p text:style-name="P13"><text:span text:style-name="T20">Léo suspira, “Eu não tenho tempo para esses idiotas. Quero deixar claro que eles não devem se intrometer. Sabe, ﬂexionar os músculos e falar palavras de morte enquanto faço cara de mau. Quero que saibam que essa briga é entre mim e Shagas.”</text:span></text:p>
      <text:p text:style-name="P13"><text:span text:style-name="T20">“Parece que você quer colocar um aspecto na cena. Faça uma rolagem de Provocar”.</text:span></text:p>
      <text:p text:style-name="P13"><text:span text:style-name="T20">Léo rola um -3 e adiciona seu Razoável (+2) em Provocar e fica com um total Ruim -1. Ele precisaria de um Medíocre (+0), então falha. Porém, Amanda gostou da ideia de Esopo e Shagas se enfrentarem sem ninguém no caminho, então ela decide ceder a vitória na rolagem, mas a um custo.</text:span></text:p>
      <text:p text:style-name="P13"><text:span text:style-name="T20">“Certo, o que vai ser?” Ela pergunta.</text:span></text:p>
      <text:p text:style-name="P13"><text:span text:style-name="T20">Léo não hesita. Ele escreve uma consequência mental suave chamada </text:span><text:span text:style-name="T30">Esse Cara é Maior do Que Eu Pensava...</text:span></text:p>
      <text:p text:style-name="P13"><text:span text:style-name="T20">“Legal. Eles olham para você e então para Shagas. Ele</text:span><text:line-break/><text:span text:style-name="T20">balança a mão com desdém e grunhe, “Vão encontrar outro para matar, esse é meu”.</text:span></text:p>
      <text:p text:style-name="P13"><text:span text:style-name="T8">As coisas podem ficar complicadas quando alguém quer filtrar alvos específicos, ao invés de afetar uma zona ou cena inteira. Quando isso acontecer, divida o seu resultado total contra todos os alvos, que se defenderão normalmente. Quem falhar na defesa ou recebe estresse ou ganha um aspecto, dependendo do que estava tentando fazer (nota: ao criar vantagem para colocar um aspecto mais de um alvo, você ganha uma invocação grátis para cada um)</text:span><text:span text:style-name="T9">.</text:span></text:p>
      <text:p text:style-name="P13"><text:span text:style-name="T20">Fräkeline está preparando seu chicote de energia, pois sente que os três inimigos a sua frente a escolheram como alvo – provavelmente por culpa de Esopo e seu talento para entrar em brigas.</text:span></text:p>
      <text:p text:style-name="P13"><text:span text:style-name="T20">Fräk usa sua perícia Lutar, e se sai extremamente bem, obtendo um resultado Épico (+7).</text:span></text:p>
      <text:p text:style-name="P13"><text:span text:style-name="T20">Ela sabe que quer atingir um deles em cheio, então opta por dividir seu ataque em Excepcional (+5), Regular (+1) e Regular (+1). Isso dá um total de +7 que é o valor de sua rolagem. Agora Amanda tem que defender pelos três PdNs.</text:span></text:p>
      <text:p text:style-name="P13"><text:span text:style-name="T20">O primeiro se defende com um resultado Medíocre (+0) e recebe 5 de estresse. Esse é um PdN sem importância (veja abaixo), então Amanda decide que ele saí da luta e o descreve gritando enquanto é golpeado em cheio pelo chicote.</text:span></text:p>
      <text:p text:style-name="P13"><text:span text:style-name="T20">O segundo se defende com um resultado Razoável (+2), acima da rolagem do ataque. Ele continua adiante, destemido.</text:span></text:p>
      <text:p text:style-name="P13"><text:span text:style-name="T20">O terceiro consegue uma rolagem Medíocre (+0), recebendo apenas um ponto de estresse. Amanda marca sua única caixa de estresse e o descreve sacrificando seu escudo de aço no processo.</text:span></text:p>
      <text:p text:style-name="P13"><text:span text:style-name="T8">Atacar uma zona inteira ou todos em uma única cena é algo que precisa ser analisado de acordo com as circunstâncias, como qualquer outro uso imprevisto de perícias (veja a página 202). Dependendo das circunstâncias do cenário, isso pode ser algo totalmente normal de ser feito (por exemplo, porque todos usam granadas e explosivos), mas pode ser impossível o requerer uma façanha. Não são necessárias regras especiais, desde que isso seja justificável – você rola os dados para atacar e todos na zona defendem normalmente. Dependendo das circunstâncias, é até possível que você precise se defender de sua </text:span><text:span text:style-name="T53">própria rolagem, se estiver na mesma zona do ataque!</text:span></text:p>
      <text:p text:style-name="P14"><text:soft-page-break/><text:span text:style-name="T58">FORÇANDO MÚLTIPLOS ALVOS</text:span></text:p>
      <text:p text:style-name="P14"><text:span text:style-name="T42">Uma nota rápida: jogadores que queiram forçar para vencer um conﬂito não podem simplesmente afetar quantos alvos quiserem, seja por um aspecto ou vários que justifiquem a tentativa. Um jogador deve gastar um ponto de destino para cada alvo que queiram forçar. Um ponto de destino força um indivíduo, ponto final.</text:span></text:p>
      <text:h text:style-name="P24" text:outline-level="5">Riscos Ambientais</text:h>
      <text:p text:style-name="P13"><text:span text:style-name="T8">Nem todos os participantes de um conﬂito são PJs e PdNs. Muitas coisas não autoconscientes podem ser ameaças em potencial aos PJs ou impedi-los de cumprirem seus objetivos, seja um desastre natural, seja uma armadilha ou segurança de alta tecnologia.</text:span></text:p>
      <text:p text:style-name="P13"><text:span text:style-name="T8">Então o que acontece quando os PJs vão de encontro a algo que não é um personagem?</text:span></text:p>
      <text:p text:style-name="P13"><text:span text:style-name="T8">Simples: trate-o como um personagem (esta é a Regra de Bronze do Fate: v</text:span><text:span text:style-name="T19">ocê pode tratar tudo como um personagem</text:span><text:span text:style-name="T8">. Abordaremos diversas formas de trabalhar isso no capítulo </text:span><text:span text:style-name="T19">Extras</text:span><text:span text:style-name="T8">, mas vamos manter a conversa no tópico por enquanto).</text:span></text:p>
      <text:p text:style-name="P13"><text:span text:style-name="T9">•</text:span><text:span text:style-name="T8"> Esse risco é algo que pode ferir os PJs? Dê uma perícia a ele e ataque como um oponente normal.</text:span></text:p>
      <text:p text:style-name="P13"><text:span text:style-name="T9">•</text:span><text:span text:style-name="T8"> É mais uma distração ou inconveniência do que uma ameaça real? Deixe que crie aspectos.</text:span></text:p>
      <text:p text:style-name="P13"><text:span text:style-name="T9">•</text:span><text:span text:style-name="T8"> Será que ele possui formas de descobrir os aspectos dos personagens? Dê-lhe uma perícia para isso.</text:span></text:p>
      <text:p text:style-name="P13"><text:span text:style-name="T8">Em contrapartida, deixe que os PJs usem suas perícias contra a ameaça como se fosse um oponente. Um sistema de segurança automatizado pode ser vulnerável a “ataques” com a perícia Roubo de um personagem ou uma armadilha pode ser evitada vencendo uma disputa de Atletismo. Se fizer sentido que o risco precise de muito esforço para ser superado, crie caixas de estresse para ele e deixe que receba uma ou duas consequências suaves.</text:span></text:p>
      <text:p text:style-name="P13"><text:span text:style-name="T8">Em outras palavras, use qualquer recurso que faça sentido na narração – se o fogo for grande demais para os PJs apagarem, a cena deve ser focada em evitar ou escapar do problema, funcionando como um desafio.</text:span></text:p>
      <text:p text:style-name="P13"><text:span text:style-name="T20">Fräkeline, Esopo e Bandu, seguindo as pistas obtidas por Fräk a respeito dos Bruxos de Moondor, viajam até as profundezas de Dignidade, um planeta esquecido nos confins do universo, “onde nada digno habita”. O local é uma grande fortaleza, aparentemente abandonada, mas cheia de armadilhas e seres perigosos.</text:span></text:p>
      <text:p text:style-name="P13"><text:span text:style-name="T20">Eles descem ao último piso do sistema de galerias e o encontram cheio de fletes de escuridão que se contorcem como serpentes, absorvendo a luz por onde passam. Bandu faz uma rolagem de sabedoria e Amanda lhe diz que são espíritos mágicos famintos — não entidades separadas, mas manifestações puras da fome, prontas para devorar qualquer coisa com o que entram em contato. Ele joga uma pedra no corredor e observa enquanto os pequenos tentáculos reduzem-na a cinzas.</text:span></text:p>
      <text:p text:style-name="P13"><text:span text:style-name="T20">“Acho que falo por todos quando digo ‘ai’”, diz Michel.</text:span></text:p>
      <text:p text:style-name="P13"><text:span text:style-name="T20">Ele pergunta sobre a possibilidade de banir o monstro.</text:span></text:p>
      <text:p text:style-name="P13"><text:span text:style-name="T20">Amanda balança a cabeça. “Você está no lugar de origem dessas coisas, elas estão por todo canto. Mesmo com centenas de anos sem alimento, eles continuam ali. Você pode, no entanto, usar seus poderes mentais para tentar afastá-los enquanto atravessam.”</text:span></text:p>
      <text:p text:style-name="P13"><text:span text:style-name="T20">Maira diz, “Estou disposto a encará-los. Vamos lá”.</text:span></text:p>
      <text:p text:style-name="P13"><text:soft-page-break/><text:span text:style-name="T20">Amanda decides que mesmo podendo colocá-los em um conﬂito direto, será mais fácil e rápido lidar com a situação como um desafio. Ela diz que, para passar pelas sombras, cada um deles precisará de um teste resistido de Vontade contra as sombras para resistir à sua aura mágica e Furtividade para passar.</text:span></text:p>
      <text:p text:style-name="P13"><text:span text:style-name="T20">Bandu pode realizar uma rolagem de Conhecimentos para tentar afastar os tentáculos usando seus poderes. Além disso, ela diz que os tentáculos podem oferecer oposição ativa contra cada tentativa e que a rolagem de Vontade será considerada um ataque. Os três cerram os dentes e começam a andar pelo túnel...</text:span></text:p>
      <text:h text:style-name="P25" text:outline-level="4">Lidando com Aspectos</text:h>
      <text:p text:style-name="P13"><text:span text:style-name="T8">Assim como as perícias e façanhas, todo o capítulo Aspectos e Pontos de Destino foi desenvolvido para ajudá-lo a julgar o uso de aspectos durante o jogo. Como Narrador, é importante saber administrar o ﬂuxo de pontos de destino entre os jogadores e o Narrador, criando oportunidades para gastar esses pontos livremente, gerando sucessos situações incríveis, assim como inserindo complicações para que os jogadores recebam mais pontos.</text:span></text:p>
      <text:h text:style-name="P24" text:outline-level="5">Invocações</text:h>
      <text:p text:style-name="P13"><text:span text:style-name="T8">Por isso recomendamos não exigir padrões muito específicos quando um PJ quiser invocar um aspecto – a ideia é que os pontos sejam gastos para manter o ﬂuxo do jogo, enquanto se houver muitos requisitos os jogadores se sentirão desencorajados de gastar livremente.</text:span></text:p>
      <text:p text:style-name="P13"><text:span text:style-name="T8">Por outro lado, sinta-se livre para pedir esclarecimentos se não entender bem o que o jogador está tentando fazer, no sentido de como o aspecto se relaciona com os acontecimentos do jogo. Às vezes o que parece óbvio para uma pessoa não é para outra, então cuidado para não deixar sua vontade de distribuir pontos passar por cima da narrativa. Se o jogador estiver com dificuldade em justificar a aplicação de um aspecto, peça que elabore melhor a ação ou expresse suas ideias de outra forma.</text:span></text:p>
      <text:p text:style-name="P13"><text:span text:style-name="T8">Você também pode se deparar com jogadores que se perdem na abrangência dos aspectos – eles não os invocam porque não têm certeza se estão passando dos limites ao aplicar um aspecto de uma certa maneira. Quanto melhor você se certificar que todos entendem o que um aspecto significa antes da partida, menos terá que lidar com isso depois. Para fazer um jogador pensar em invocar aspectos, sempre pergunte se ele está satisfeito com o resultado da rolagem ("Isso é um Ótimo. Quer deixar assim, ou tornar ainda melhor?"). Deixe claro que invocar um aspecto é quase sempre uma opção em qualquer rolagem, para incitar a vontade de falar sobre outras possibilidades. Eventualmente, se houver um diálogo consistente, tudo deve </text:span><text:span text:style-name="T10">correr bem.</text:span></text:p>
      <text:h text:style-name="P24" text:outline-level="5">Forçando</text:h>
      <text:p text:style-name="P13"><text:span text:style-name="T8">Durante o jogo, procure por oportunidades de forçar os aspectos dos PJs nos seguintes momentos:</text:span></text:p>
      <text:p text:style-name="P13"><text:span text:style-name="T9">•</text:span><text:span text:style-name="T8"> Sempre que um mero sucesso num teste de perícia parecer sem graça;</text:span></text:p>
      <text:p text:style-name="P13"><text:span text:style-name="T9">•</text:span><text:span text:style-name="T8"> Sempre que o jogador possuir apenas um ou nenhum ponto de destino;</text:span></text:p>
      <text:p text:style-name="P13"><text:span text:style-name="T9">•</text:span><text:span text:style-name="T8"> Sempre que alguém tentar fazer algo e você tiver uma ideia envolvendo um aspecto para aquilo não dar certo.</text:span></text:p>
      <text:p text:style-name="P13"><text:span text:style-name="T8">Lembre-se que há basicamente dois tipos de invocação no jogo: baseadas em decisões, quando alguma complicação ocorre como resultado da ação de um personagem; e baseadas em eventos, </text:span><text:soft-page-break/><text:span text:style-name="T8">quando alguma complicação ocorre simplesmente porque o personagem está no lugar errado e na hora errada.</text:span></text:p>
      <text:p text:style-name="P13"><text:span text:style-name="T8">Dos dois, o mais proveitoso será forçar baseando-se em eventos - já é seu trabalho decidir como o mundo responde aos PJs, então haverá bastante liberdade para que você crie coincidências infelizes em suas vidas. Na maioria das vezes, os jogadores aceitarão sem problemas ou pedirão ajustes pequenos.</text:span></text:p>
      <text:p text:style-name="P13"><text:span text:style-name="T8">Forçar a partir de decisões pode ser um pouco complicado. Procure evitar sugerir decisões aos jogadores e foque em responder às suas decisões com complicações. É importante que os jogadores mantenham o senso de autonomia sobre o que os seus personagens fazem e dizem, então não tome decisão por eles. Se os jogadores estiverem interpretando seus personagens de acordo com seus aspectos não será difícil conectar as complicações propostas a eles.</text:span></text:p>
      <text:p text:style-name="P13"><text:span text:style-name="T8">Durante o jogo também é bom deixar claro quando determinada ação de forçar é “fixa”, o que significa que não há como escapar sem pagar um ponto de destino. Isso não ocorre quando jogadores tentam forçar aspectos sobre si mesmos, pois eles estão querendo ganhar pontos afinal de contas.</text:span></text:p>
      <text:p text:style-name="P13"><text:span text:style-name="T8">Quando o Narrador propõe forçar um aspecto, é preciso dar espaço para os jogadores negociarem sobre a complicação antes de tomar uma decisão final. Seja transparente nesses assuntos – deixe-os saber quando a fase de negociações acabou.</text:span></text:p>
      <text:h text:style-name="P23" text:outline-level="6">Forçando de Forma Simples</text:h>
      <text:p text:style-name="P13"><text:span text:style-name="T8">Para forçar um aspecto de forma eficiente é preciso ter o cuidado de propor complicações que possuam peso dramático adequado. Fique longe de coisas superficiais demais que não afetam o personagem de fato a não ser para dar mais cor à cena. Se você não conseguir pensar de uma forma imediata e tangível de afetar o jogo para aquela complicação, você provavelmente precisará virar a mesa. Se ninguém disser algo como “agora ferrou!” o nível provavelmente precisa ser elevado. Não basta que alguém fique bravo com o PJ — a pessoa precisa ficar brava </text:span><text:span text:style-name="T19">e disposta a fazer algo a respeito na frente de todos. </text:span><text:span text:style-name="T8">Não basta que um parceiro de negócios os deixe de fora — ele os deixa de fora </text:span><text:span text:style-name="T19">e conta aos seus associados para não fazer mais negócios com eles</text:span><text:span text:style-name="T11">.</text:span></text:p>
      <text:p text:style-name="P13"><text:span text:style-name="T8">Além disso, tenha em mente que alguns jogadores tendem a dar sugestões fracas para forçar aspectos quando querem pontos de destino, pois não querem prejudicar seus personagens. Sinta-se livre para modificar de forma a complicar mais as coisas se a proposta inicial não é dramática o bastante.</text:span></text:p>
      <text:h text:style-name="P23" text:outline-level="6">Encorajando os Jogadores a Forçar</text:h>
      <text:p text:style-name="P13"><text:span text:style-name="T8">Como cada personagem tem cinco aspectos, é difícil ser o único responsável por forçar durante a partida, porque há muita coisa para se lembrar e acompanhar. Os jogadores precisam querer procurar momentos adequados para forçar aspectos sobre seus próprios personagens.</text:span></text:p>
      <text:p text:style-name="P13"><text:span text:style-name="T8">Situações sugeridas podem ajudar muito no processo de criar esse hábito nos jogadores. Ao perceber uma oportunidade interessante para forçar, ao invés de propor diretamente, faça uma pergunta que sugira a ideia. “Então, você está no baile real e possui o aspecto </text:span><text:span text:style-name="T36">Não Entendo Absolutamente Nada</text:span><text:span text:style-name="T8">. Léo, você acha que algo poderia dar errado para seu personagem?”</text:span></text:p>
      <text:p text:style-name="P13"><text:span text:style-name="T8">Deixe que o jogador tenha o trabalho de gerar a complicação e então premie com o ponto de destino.</text:span></text:p>
      <text:p text:style-name="P13"><text:span text:style-name="T8">Também relembre os jogadores de que podem forçar aspectos sobre os PdNs, se souberem algum de seus aspectos. Dê apenas uma sugestão incompleta como acima quando um PdN estiver </text:span><text:soft-page-break/><text:span text:style-name="T8">prestes a tomar uma decisão e peça que os jogadores preencham os detalhes. “Então, você sabe que o Duque Orsin possui </text:span><text:span text:style-name="T36">Confiança Excessiva... </text:span><text:span text:style-name="T8">Você acha que ele sairá ileso do torneio de justa? Está disposto a pagar um ponto de destino para ver isso acontecer?” Seu objetivo principal deve ser recrutar os jogadores como parceiros para criar drama, ao invés de fazer tudo sozinho.</text:span></text:p>
      <text:h text:style-name="P17" text:outline-level="2">CRIANDO A OPOSIÇÃO</text:h>
      <text:p text:style-name="P13"><text:span text:style-name="T8">Um dos trabalhos mais importantes do Narrador é criar os PdNs que se oporão aos PJs e tentarão impedi-los de cumprir com seus objetivos durante os cenários. A história só acontece quando os PJ se deparam com seus adversários e decidem o que fazer com relação a isso – até onde estão dispostos a ir, que preço estão dispostos a pagar e como mudam de acordo com a experiência.</text:span></text:p>
      <text:p text:style-name="P13"><text:span text:style-name="T8">Como Narrador, você deve buscar um balanço com os PdNs opositores – você quer que os jogadores experimentem a tensão e incerteza, mas não que sua derrota já esteja predeterminada. Você quer que eles batalhem para conseguir as coisas, mas não quer que desistam.</text:span></text:p>
      <text:p text:style-name="P13"><text:span text:style-name="T8">Veja como.</text:span></text:p>
      <text:h text:style-name="P18" text:outline-level="3">Leve Apenas o Que Precisa Para Sobreviver</text:h>
      <text:p text:style-name="P13"><text:span text:style-name="T8">Primeiramente, lembre-se que PdNs não precisam de fichas completas como os PJs. Muitas vezes essas informações extras não importam pois os PdNs não estarão no centro das atenções. É melhor focar em escrever exatamente o que você precisa para o encontro com o PdN com os PJs e então preencher os campos necessários à medida que forem necessários (assim como os PJs também podem) se esse PdN se tornar importante na campanha.</text:span></text:p>
      <text:h text:style-name="P18" text:outline-level="3">Os Tipos de PdNs</text:h>
      <text:p text:style-name="P13"><text:span text:style-name="T8">PdNs aparecem de três formas diferentes: </text:span><text:span text:style-name="T12">PdNs sem importância, PdNs de suporte </text:span><text:span text:style-name="T10">e </text:span><text:span text:style-name="T12">PdNs principais</text:span><text:span text:style-name="T11">.</text:span></text:p>
      <text:h text:style-name="P25" text:outline-level="4">PdNs Sem Importância</text:h>
      <text:p text:style-name="P13"><text:span text:style-name="T8">A maioria dos PdNs em sua campanha são sem importância – pessoas que são tão insignificantes para a história que suas interações com os PJs muitas vezes não requerem sequer que tenham um nome. O lojista aleatório que eles encontram na rua, o bibliotecário, os garçons em um bar, os guardas no portão. Sua aparição na história é temporária e fugaz – os PJs provavelmente os encontrarão uma única vez e nunca mais os verão. De fato, na maioria das vezes, você os criará apenas como reﬂexo enquanto descreve o ambiente. “A praça é bela ao meio-dia e está repleta de pessoas andando. Há um porta voz gritando as notícias locais”.</text:span></text:p>
      <text:p text:style-name="P13"><text:span text:style-name="T8">Por si só, PdNs sem importância geralmente não são feitos para gerarem muito desafio para os PJs. Você os usa como rolagens de baixa dificuldade, principalmente para mostrar o quão competentes são os PJs. Em conﬂitos, servem como distração ou atraso, forçando os PJs a trabalharem um pouco mais para conseguir o que desejam. Muitas histórias de ação e aventura apresentam vilões com um exército de capangas. Os PdNs sem importância são os capangas.</text:span></text:p>
      <text:p text:style-name="P13"><text:span text:style-name="T8">Para um PdN sem importância, são necessárias apenas duas ou três perícias baseadas no seu papel na cena. O segurança pode ter Lutar e Atirar, enquanto o secretário possui apenas Conhecimentos. Eles nunca recebem mais do que um ou dois aspectos, pois não são importantes o suficiente. Eles possuem apenas uma ou duas caixas de estresse (se tiverem alguma), mas absorver tanto ataques físicos quanto mentais. Em outras palavras, não são adversários à altura dos PJs.</text:span></text:p>
      <text:p text:style-name="P13"><text:soft-page-break/><text:span text:style-name="T8">Eles aparecem em três níveis: </text:span><text:span text:style-name="T12">Regular</text:span><text:span text:style-name="T8">, </text:span><text:span text:style-name="T12">Razoável </text:span><text:span text:style-name="T10">e </text:span><text:span text:style-name="T12">Bom</text:span><text:span text:style-name="T11">.</text:span></text:p>
      <text:h text:style-name="P24" text:outline-level="5">Regular</text:h>
      <text:p text:style-name="P13"><text:span text:style-name="T9">•</text:span><text:span text:style-name="T8"> </text:span><text:span text:style-name="T12">Competência: </text:span><text:span text:style-name="T8">Recrutas, brutamontes, soldados de patente baixa e assim por diante. Se houver dúvida, um PdN sem importância deve ser Regular.</text:span></text:p>
      <text:p text:style-name="P13"><text:span text:style-name="T9">•</text:span><text:span text:style-name="T8"> </text:span><text:span text:style-name="T12">Propósito: </text:span><text:span text:style-name="T8">A maioria serve apenas para mostrar o quão incríveis são </text:span><text:span text:style-name="T10">os PJs.</text:span></text:p>
      <text:p text:style-name="P13"><text:span text:style-name="T9">•</text:span><text:span text:style-name="T8"> </text:span><text:span text:style-name="T12">Aspectos: </text:span><text:span text:style-name="T8">Um ou dois.</text:span></text:p>
      <text:p text:style-name="P13"><text:span text:style-name="T9">•</text:span><text:span text:style-name="T8"> </text:span><text:span text:style-name="T12">Perícias: </text:span><text:span text:style-name="T8">Uma ou duas em nível Regular (+1)</text:span><text:span text:style-name="T9">.</text:span></text:p>
      <text:p text:style-name="P13"><text:span text:style-name="T9">•</text:span><text:span text:style-name="T8"> </text:span><text:span text:style-name="T12">Estresse: </text:span><text:span text:style-name="T8">Sem caixas de estresse – uma tensão de dano é suficiente para derrubá-los.</text:span></text:p>
      <text:h text:style-name="P24" text:outline-level="5">Razoável</text:h>
      <text:p text:style-name="P13"><text:span text:style-name="T9">•</text:span><text:span text:style-name="T8"> </text:span><text:span text:style-name="T12">Competência: </text:span><text:span text:style-name="T8">Profissionais treinados como soldados e guardas de elite ou outros cujo papel na cena reﬂita sua experiência, como um nobre de língua afiada ou um ladrão talentoso.</text:span></text:p>
      <text:p text:style-name="P13"><text:span text:style-name="T9">•</text:span><text:span text:style-name="T8"> </text:span><text:span text:style-name="T12">Propósito: </text:span><text:span text:style-name="T8">Drenar alguns dos recursos dos personagens (um ou dois pontos de destino, caixas de estresse, talvez uma consequência suave).</text:span></text:p>
      <text:p text:style-name="P13"><text:span text:style-name="T9">•</text:span><text:span text:style-name="T8"> </text:span><text:span text:style-name="T12">Aspectos: </text:span><text:span text:style-name="T8">Um ou dois.</text:span></text:p>
      <text:p text:style-name="P13"><text:span text:style-name="T9">•</text:span><text:span text:style-name="T8"> </text:span><text:span text:style-name="T12">Perícias: </text:span><text:span text:style-name="T8">Uma Razoável (+2) e uma ou duas Regulares (+1).</text:span></text:p>
      <text:p text:style-name="P13"><text:span text:style-name="T9">•</text:span><text:span text:style-name="T8"> </text:span><text:span text:style-name="T12">Estresse: </text:span><text:span text:style-name="T8">Uma caixa de estresse – um ataque de duas tensões é o bastante para derrubá-los.</text:span></text:p>
      <text:h text:style-name="P24" text:outline-level="5">Bom</text:h>
      <text:p text:style-name="P13"><text:span text:style-name="T9">•</text:span><text:span text:style-name="T8"> </text:span><text:span text:style-name="T12">Competência: </text:span><text:span text:style-name="T8">Oposição pesada, especialmente quando numerosa.</text:span></text:p>
      <text:p text:style-name="P13"><text:span text:style-name="T9">•</text:span><text:span text:style-name="T8"> </text:span><text:span text:style-name="T12">Propósito: </text:span><text:span text:style-name="T8">Drenar os recursos dos personagens – como o acima, mas com mais peso. Apresente-os em maior quantidade antes de um encontro mais importante.</text:span></text:p>
      <text:p text:style-name="P13"><text:span text:style-name="T9">•</text:span><text:span text:style-name="T8"> </text:span><text:span text:style-name="T12">Aspectos: </text:span><text:span text:style-name="T8">Um ou dois.</text:span></text:p>
      <text:p text:style-name="P13"><text:span text:style-name="T9">•</text:span><text:span text:style-name="T8"> </text:span><text:span text:style-name="T12">Perícias: </text:span><text:span text:style-name="T8">Uma Boa (+3), Uma Razoável (+2) e uma ou duas Regulares (+1).</text:span></text:p>
      <text:p text:style-name="P13"><text:span text:style-name="T9">•</text:span><text:span text:style-name="T8"> </text:span><text:span text:style-name="T12">Estresse: </text:span><text:span text:style-name="T8">duas caixas de estresse – três tensões de dano para tirá-los do de conﬂito</text:span><text:span text:style-name="T9">.</text:span></text:p>
      <text:h text:style-name="P24" text:outline-level="5">Bandos</text:h>
      <text:p text:style-name="P13"><text:span text:style-name="T8">Sempre que possível, PdNs sem importância formarão grupos ou </text:span><text:span text:style-name="T12">bandos</text:span><text:span text:style-name="T11">.</text:span><text:span text:style-name="T10"> </text:span><text:span text:style-name="T8">Isso não apenas aumenta suas chances de sobrevivência, como também facilita o vida do Narrador. Para todos os fins, um bando pode ser tratado como uma única unidade - ao invés de rolar os dados individualmente para cada um dos três capangas, role apenas uma vez para o bando inteiro.</text:span></text:p>
      <text:p text:style-name="P13"><text:span text:style-name="T8">Veja a seção </text:span><text:span text:style-name="T19">Trabalho em Equipe </text:span><text:span text:style-name="T8">no capítulo anterior para ver como bandos podem concentrar seus esforços para ser mais eficientes.</text:span></text:p>
      <text:h text:style-name="P24" text:outline-level="5">Dano e Excedentes</text:h>
      <text:p text:style-name="P13"><text:soft-page-break/><text:span text:style-name="T8">Quando um bando recebe dano, tensões que excedam o suficiente para retirar de ação um PdN são aplicadas ao próximo PdN do bando, um por vez. Dessa maneira, é inteiramente possível que um PJ derrube um grupo de quatro ou cinco PdNs (ou mais!) em uma única rodada.</text:span></text:p>
      <text:p text:style-name="P13"><text:span text:style-name="T8">Quando um bando recebe estresse suficiente para reduzir o grupo a um único PdN, tente fazer aquele PdN se unir a outro bando na cena, se fizer sentido (se não, faça-o fugir. PdNs sem importância são bons nisso).</text:span></text:p>
      <text:p text:style-name="P13"><text:span text:style-name="T20">Esopo e Fräkeline são atacados por meia dúzia de bandidos apenas por terem passado no beco errado.</text:span></text:p>
      <text:p text:style-name="P13"><text:span text:style-name="T20">Esses criminosos são considerados PdNs sem importância, com as perícias Percepção e Lutar em nível Razoável (+2).</text:span></text:p>
      <text:p text:style-name="P13"><text:span text:style-name="T20">Normalmente o nível Bom (+3) que Fräk possui em Percepção lhe permite agir primeiro, mas Amanda acha que os gângsteres estão em vantagem para cercar os PJs, permitindo que ajam primeiro na rodada. Em um grupo de seis, o nível de Percepção Razoável sobe para Fantástico (+6).</text:span></text:p>
      <text:p text:style-name="P13"><text:span text:style-name="T20">Amanda os divide em dois bandos de três: um para Esopo e outro para Fräkeline. Ambos atacam com níveis Bom (+3) (Luta com nível Regular (+1) e +2 pelos ajudantes), mas nenhum dos grupos acerta o ataque.</text:span></text:p>
      <text:p text:style-name="P13"><text:span text:style-name="T20">Fräkeline é a próxima. Maira diz, “Num piscar de olhos, o chicote de Fräk estala na cara desses otários!” Ela consegue um resultado Ótimo (+4) em sua jogada de Luta. O primeiro capanga defende com resultado Bom (+3) (+0 no dado, perícia Média +1 e +2 pela ajuda dos comparsas), então Fräk causa apenas uma tensão de dano nos capangas – o suficiente para tirar um deles do conﬂito. Ainda existem dois no bando, mas eles receberão apenas +1 pelo único capanga restante ao atacar novamente.</text:span></text:p>
      <text:p text:style-name="P13"><text:span text:style-name="T20">No turno de Léo, Esopo causa duas tensões contra o bando que está encarando, o suficiente para acabar com dois deles e reduzir o grupo a um único PdN.</text:span></text:p>
      <text:h text:style-name="P24" text:outline-level="5">PdNs Sem Importância Como Obstáculos:</text:h>
      <text:p text:style-name="P13"><text:span text:style-name="T8">Uma maneira ainda mais fácil de lidar com PdNs é trata-los como obstáculos: crie uma dificuldade para o PJ realizar uma ação de superar para se livrar de um PdN e resolva a questão em apenas uma jogada. Você não precisa escrever nada sobre ele, apenas determinar uma dificuldade, como mostrado em </text:span><text:span text:style-name="T19">Ações e Resoluções </text:span><text:span text:style-name="T8">e assumir que o PJ consegue passar por ele se bem-sucedido no teste.</text:span></text:p>
      <text:p text:style-name="P13"><text:span text:style-name="T8">Se a situação é um pouco mais complicada que isso, torne-a um desafio. Esse truque é útil para quando você quer que um grupo de PdNs sem importância atue mais como uma característica da cena do que como indivíduos.</text:span><text:line-break/><text:span text:style-name="T20">Bandu quer convencer um grupo de cientistas que continuar suas pesquisas sobre a Dimensão Vazia condenará todos à perdição e pode até destruir o universo.</text:span></text:p>
      <text:p text:style-name="P13"><text:span text:style-name="T20">Amanda não quer que ele convença cada pesquisador individualmente, então tratará isso como um desafio.</text:span><text:line-break/><text:span text:style-name="T20">Os passos do desafio são: determinar os simpatizantes (Conhecimentos), convencê-los a se voltar contra os outros (Enganar) e submetê-los através de um discurso das desgraças por vir (Provocar). Ela escolhe uma dificuldade passiva Ótima (+4) para o desafio.</text:span></text:p>
      <text:p text:style-name="P13"><text:span text:style-name="T12">PdN Primeiro, Nome Depois</text:span></text:p>
      <text:p text:style-name="P13"><text:soft-page-break/><text:span text:style-name="T8">PdNs sem importância não precisam </text:span><text:span text:style-name="T19">permanecer </text:span><text:span text:style-name="T8">anônimos. Se os PJs decidirem conhecer melhor o taverneiro, o pastor, o chefe de segurança ou qualquer outra pessoa, vá em frente e torne-o uma pessoa real – mas isso não significa que você precisa torná-lo mecanicamente complexo. Se </text:span><text:span text:style-name="T19">quiser</text:span><text:span text:style-name="T9">,</text:span><text:span text:style-name="T8"> claro, eleve-o a um PdN de suporte. Caso contrário, porém, dar um nome e uma motivação àquele cortesão não quer dizer que ele não será derrotado com um simples golpe</text:span><text:span text:style-name="T9">.</text:span></text:p>
      <text:p text:style-name="P13"><text:span text:style-name="T29">Bartender (Regular)</text:span><text:line-break/><text:span text:style-name="T12">Aspectos: </text:span><text:span text:style-name="T36">Meu bar é meu templo pessoal</text:span><text:line-break/><text:span text:style-name="T12">Perícias: </text:span><text:span text:style-name="T8">Contatos Regular (+1)</text:span></text:p>
      <text:p text:style-name="P13"><text:span text:style-name="T29">Capanga Treinado (Razoável)</text:span><text:line-break/><text:span text:style-name="T12">Aspectos: </text:span><text:span text:style-name="T36">Malandro das Ruas, Criminoso Violento</text:span><text:line-break/><text:span text:style-name="T12">Perícias: </text:span><text:span text:style-name="T8">Lutar Razoável (+2), Atletismo e Vigor Regular (+1)</text:span></text:p>
      <text:p text:style-name="P13"><text:span text:style-name="T29">Pesquisador Dimensional (Bom)</text:span><text:line-break/><text:span text:style-name="T12">Aspectos: </text:span><text:span text:style-name="T36">Comportamento Arrogante, Devoto do Desconhecido</text:span><text:line-break/><text:span text:style-name="T12">Perícias: </text:span><text:span text:style-name="T8">Conhecimentos Bom (+3), Enganar Razoável (+2), Vontade e Empatia Regulares (+1)</text:span></text:p>
      <text:h text:style-name="P24" text:outline-level="5">PdNs de Suporte</text:h>
      <text:p text:style-name="P13"><text:span text:style-name="T8">PdNs de suporte têm nome e são mais detalhados que PdNs sem importância, tendo papel de apoio em seus cenários. Eles frequentemente possuem alguma característica única que os distingue dos outros por sua relação com um PJ ou PdN, uma competência ou habilidade única ou simplesmente por aparecerem no jogo com frequência. Muitas histórias de aventura apresentam algum personagem "tenente" que é o braço direito do vilão principal; esse é um PdN de suporte em termos de jogo. As faces importantes que você apresenta nos locais do jogo são PdNs de suporte, bem como quaisquer personagens nomeados em algum aspecto dos PJs.</text:span></text:p>
      <text:p text:style-name="P13"><text:span text:style-name="T8">PdNs de suporte são uma ótima fonte de dramas interpessoais, pois em geral são as pessoas com quem os PJs se relacionam, como amigos, companheiros, família, contatos e adversários notáveis. Embora possam nunca se tornar centrais na questão principal do cenário, são uma parte importante da jornada por sua ajuda, por criar problemas ou por fazer parte de um enredo secundário.</text:span></text:p>
      <text:p text:style-name="P13"><text:span text:style-name="T8">PdNs de suporte são criados como PdNs sem importância, com a diferença de receberem mais alguns elementos de personagem. Esses incluem o conceito, uma dificuldade, um ou mais aspectos adicionais, uma façanha e uma ou duas linhas de estresse com duas caixas cada. Devem também possuir algumas perícias (digamos quatro ou cinco). Se possuírem perícias que lhe dão direito a caixas extras de estresse, adicione-as também. Eles possuem uma consequência suave e, se quiser que sejam especialmente difíceis, uma consequência moderada.</text:span></text:p>
      <text:p text:style-name="P13"><text:span text:style-name="T8">As perícias de um PdN de apoio devem seguir uma distribuição em coluna. Como você vai definir quatro ou cinco perícias, trate apenas como uma coluna. Se o seu PdN possui uma perícia de nível Ótimo, preencha com uma perícia em cada nível positivo abaixo disso – uma Boa, uma Razoável e uma Regular.</text:span></text:p>
      <text:p text:style-name="P13"><text:span text:style-name="T9">•</text:span><text:span text:style-name="T8"> </text:span><text:span text:style-name="T12">Nível de Perícia: </text:span><text:span text:style-name="T8">A perícia mais elevada de um PdN de suporte pode superar o melhor nível de perícia de um PJ em um ou dois, mas apenas se seu papel no jogo for criar oposição pesada – PdNs de suporte aliados aos PJs devem semelhantes de perícia. Outra forma de lidar com isso em histórias de aventura é fazer o “tenente” melhor em combate que o vilão principal, contrastando a força bruta à genialidade do vilão.</text:span></text:p>
      <text:p text:style-name="P13"><text:span text:style-name="T9">•</text:span><text:span text:style-name="T8"> </text:span><text:span text:style-name="T12">Concessões: </text:span><text:span text:style-name="T8">PdNs de suporte não devem lutar até o último suspiro, se for possível. Ao invés disso eles abandonam o conﬂito, especialmente no início da história e principalmente se a </text:span><text:soft-page-break/><text:span text:style-name="T8">concessão for algo do tipo “eles fogem”. Rendições desse tipo servem a vários propósitos. Primeiramente, implicam encontros futuros mais significativos com aqueles PdNs. Como a rendição é acompanhada de recompensa em pontos de destino, sua ameaça se torna maior para o próximo conﬂito</text:span><text:span text:style-name="T9">.</text:span></text:p>
      <text:p text:style-name="P13"><text:span text:style-name="T8">Além do mais, é praticamente garantida a satisfação dos jogadores quando o PdN ressurgir. “Então, Esopo, nos encontramos novamente. Mas dessa vez não facilitarei as coisas para você”.</text:span></text:p>
      <text:p text:style-name="P13"><text:span text:style-name="T8">Finalmente, é importante mostrar aos jogadores que, quando as coisas não estiverem indo bem, abandonar um conﬂito é a melhor resolução. Um PJ que concede aqui e ali aumenta os riscos e introduz novas complicações, deixando o enredo cada vez mais envolvente e dramático</text:span><text:span text:style-name="T9">.</text:span></text:p>
      <text:p text:style-name="P13"><text:span text:style-name="T29">Topi Gegenschein, O Explorador</text:span><text:line-break/><text:span text:style-name="T12">Aspectos: </text:span><text:span text:style-name="T36">Criminoso Aposentado, Velho Demais Pra Isso, Esopo É Quase Meu Filho</text:span><text:line-break/><text:span text:style-name="T12">Perícias: </text:span><text:span text:style-name="T8">Atirar Ótimo (+4), Lutar Bom (+3), Vontade Razoável (+2) e Atletismo Regular (+1)</text:span><text:line-break/><text:span text:style-name="T12">Façanhas: Experiente em Campo de Batalha. </text:span><text:span text:style-name="T8">Pode usar Lutar para criar vantagem em situações táticas de grande escala</text:span><text:span text:style-name="T9">.</text:span></text:p>
      <text:p text:style-name="P13"><text:span text:style-name="T29">Sauri, a Invisível, Ladra Profissional</text:span><text:line-break/><text:span text:style-name="T12">Aspectos: </text:span><text:span text:style-name="T36">Vingança Acima de Tudo, Aceito Qualquer Serviço</text:span><text:line-break/><text:span text:style-name="T12">Perícias: </text:span><text:span text:style-name="T8">Roubo Excepcional (+5), Furtividade Ótimo (+4), Conhecimentos Bom (+3), Lutar Razoável (+2), Vigor Regular (+1) (três caixas de estresse)</text:span><text:line-break/><text:span text:style-name="T12">Façanha: Infiltrado. +</text:span><text:span text:style-name="T8">2 em Furtividade quando em ambiente urbano</text:span><text:span text:style-name="T9">.</text:span></text:p>
      <text:p text:style-name="P13"><text:span text:style-name="T29">Shagas, o Testilhão</text:span><text:line-break/><text:span text:style-name="T12">Aspectos: </text:span><text:span text:style-name="T36">Minha Vida é Brigar e Comer, Minha Confiança Está na Minha Arma</text:span><text:line-break/><text:span text:style-name="T12">Perícias: </text:span><text:span text:style-name="T8">Lutar Fantástico (+6), Vigor Excepcional (+5) (quatro caixas de estresse, 1 consequência suave extra para conﬂitos físicos), Atletismo Ótimo (+4)</text:span><text:line-break/><text:span text:style-name="T12">Façanhas: </text:span><text:span text:style-name="T8">Não possui</text:span></text:p>
      <text:h text:style-name="P24" text:outline-level="5">PdNs Principais</text:h>
      <text:p text:style-name="P13"><text:span text:style-name="T8">PdNs principais são os PdNs que chegam mais próximos de um PJ. Eles possuem uma ficha de personagem completa, como os PJs, com cinco aspectos e a mesma quantidade de perícias e façanhas. Eles são os personagens mais importantes na vida dos PJs, pois representam as forças fundamentais da oposição ou aliados cruciais. Por seus diversos aspectos, eles também oferecem o maior leque de opções para invocar e forçar aspectos. Seus vilões principais em um cenário ou arco devem ser sempre PdNs principais, assim como quaisquer PdNs de maior importância nas histórias.</text:span></text:p>
      <text:p text:style-name="P13"><text:span text:style-name="T8">Por possuírem as mesmas características de um PJ, os PdNs principais exigirão mais de seu tempo e atenção que outros personagens. Sua criação depende do tempo disponível – se quiser, é possível passar por todo o processo normal de criação de personagem e elaborar sua história através de</text:span><text:line-break/><text:span text:style-name="T8">fases, deixando algumas lacunas na sua interação com outros personagens para mais tarde.</text:span></text:p>
      <text:p text:style-name="P13"><text:span text:style-name="T8">Você também pode criar as coisas à medida que o jogo avança, criando uma ficha parcial com alguns aspectos que já tem em mente, as perícias mais essenciais e quaisquer façanhas desejadas. A partir desse ponto, preencha a ficha durante o jogo. Isso se assemelha à criação dos PdNs de suporte, exceto que mais detalhes podem ser acrescentados durante o jogo.</text:span></text:p>
      <text:p text:style-name="P13"><text:span text:style-name="T8">Se necessário, PdNs principais lutarão até o fim, dando muito trabalho </text:span><text:span text:style-name="T10">os PJs.</text:span></text:p>
      <text:p text:style-name="P13"><text:span text:style-name="T8">Em relação aos níveis de perícia, os PdNs principais farão isso de duas formas – exatamente como os PJs, que evoluem com o progresso da campanha, ou superiores aos PJs, mas permanecendo </text:span><text:soft-page-break/><text:span text:style-name="T8">estáticos enquanto os PJs se fortalecem o suficiente para superá-los. No primeiro caso, basta dar a eles perícias como as atuais dos PJs. No segundo caso, dê-lhes perícias o bastante para que fiquem ao menos dois níveis acima do limite inicial máximo no jogo.</text:span></text:p>
      <text:p text:style-name="P13"><text:span text:style-name="T8">Assim, se o maior nível de perícia dos PJs é Ótimo (+4), seu PdN principal mais poderoso deve possuir algumas colunas em nível Fantástico (+6) ou uma pirâmide com Fantástico como ápice.</text:span></text:p>
      <text:p text:style-name="P13"><text:span text:style-name="T8">Da mesma forma, um PdN particularmente significativo deve possuir mais de cinco aspectos para realçar sua importância na história</text:span><text:span text:style-name="T9">.</text:span></text:p>
      <text:p text:style-name="P13"><text:span text:style-name="T29">Zoidai Vasa,</text:span><text:line-break/><text:span text:style-name="T29">Rainha do Crime da Nebulosa Cadente</text:span><text:line-break/><text:span text:style-name="T12">Aspectos: </text:span><text:span text:style-name="T36">Rainha do Crime da Nebulosa Cadente Sigo os Passos de Minha Falecida Mestra Confo Apenas Em Criminosos O Tempo Está Ao Meu Lado Fräkeline Será Minha Sucessora Bourosoros, Meu Eterno Cruzador</text:span><text:line-break/><text:span text:style-name="T36">Espacial Meu Império É O Único</text:span><text:line-break/><text:span text:style-name="T12">Perícias: </text:span><text:span text:style-name="T8">Enganar e Lutar Fantásticos (+6)</text:span><text:line-break/><text:span text:style-name="T8">Atirar e Roubo Excepcionais (+5)</text:span><text:line-break/><text:span text:style-name="T8">Recursos e Vontade Ótimos (+4)</text:span><text:line-break/><text:span text:style-name="T8">Contato e Percepção Bons (+3)</text:span><text:line-break/><text:span text:style-name="T8">Ofícios e Furtividade Razoáveis (+2)</text:span><text:line-break/><text:span text:style-name="T8">Conhecimentos e Vigor Regulares (+1)</text:span><text:line-break/><text:span text:style-name="T12">Estresse: </text:span><text:span text:style-name="T8">3 caixas físicas e 4 mentais</text:span><text:line-break/><text:span text:style-name="T12">Façanhas: Só Um Gênio Reconhece Outro: </text:span><text:span text:style-name="T8">Use Enganar ao invés de Empatia para criar vantagem em situações sociais.</text:span><text:line-break/><text:span text:style-name="T12">Mestra do Engano:. </text:span><text:span text:style-name="T8">+2 em Enganar para criar vantagem em conﬂito físico.</text:span><text:line-break/><text:span text:style-name="T12">Contragolpe: </text:span><text:span text:style-name="T8">Se bem-sucedido com estilo em uma ação de defesa usando Lutar, você pode escolher</text:span><text:line-break/><text:span text:style-name="T8">inﬂigir 2 de danos em lugar de receber um impulso</text:span><text:span text:style-name="T9">.</text:span></text:p>
      <text:h text:style-name="P17" text:outline-level="2">INTERPRETANDO A OPOSIÇÃO</text:h>
      <text:p text:style-name="P13"><text:span text:style-name="T8">Aqui seguem algumas dicas de como usar os personagens da oposição em suas partidas.</text:span></text:p>
      <text:h text:style-name="P18" text:outline-level="3">Equilíbrio</text:h>
      <text:p text:style-name="P13"><text:span text:style-name="T8">Lembre-se de buscar um ponto de equilíbrio entre dizimar os PJs e deixá-los caminhar sobre os inimigos (a menos que esta seja uma horda de capangas de segunda categoria). É importante ter em mente não apenas o nível das perícias dos PdNs na cena, mas também seu número e importância.</text:span></text:p>
      <text:p text:style-name="P13"><text:span text:style-name="T8">Criar uma oposição equilibrada é mais uma arte que uma ciência, mas veja algumas estratégias que funcio</text:span><text:span text:style-name="T10">nam bem.</text:span></text:p>
      <text:p text:style-name="P13"><text:span text:style-name="T9">•</text:span><text:span text:style-name="T8"> Não supere os PJs em número a não ser que os PdNs possuam perícias em níveis mais baixos.</text:span></text:p>
      <text:p text:style-name="P13"><text:span text:style-name="T9">•</text:span><text:span text:style-name="T8"> Se forem se agrupar contra um oponente maior, certifique-se que esse oponente tenha sua maior perícia dois níveis acima da melhor perícia que qualquer PJ possa usar em conﬂito.</text:span></text:p>
      <text:p text:style-name="P13"><text:span text:style-name="T9">•</text:span><text:span text:style-name="T8"> Limite-se a um PdN principal por cena, a menos que seja um conﬂito decisivo para o fechamento de um arco. Lembre-se, PdNs de suporte podem possuir perícias tão elevadas quanto for preciso.</text:span></text:p>
      <text:p text:style-name="P13"><text:span text:style-name="T9">•</text:span><text:span text:style-name="T8"> A maior parte da oposição que os PJs encontram em uma sessão devem ser PdNs sem importância, com um ou dois PdNs de suporte e PdNs principais ao longo do caminho.</text:span></text:p>
      <text:p text:style-name="P13"><text:soft-page-break/><text:span text:style-name="T9">•</text:span><text:span text:style-name="T8"> PdNs sem importância e de suporte significam conﬂitos mais curtos pois desistem ou perdem rapidamente; PdNs principais implicam conﬂitos mais longos.</text:span></text:p>
      <text:h text:style-name="P18" text:outline-level="3">Criando Vantagem para PdNs</text:h>
      <text:p text:style-name="P13"><text:span text:style-name="T8">É fácil cair na mesmice de usar a oposição como meio direto de atrapalhar as coisas para os PJs, atraindo-os para uma série de cenas de conﬂitos até que alguém seja derrotado.</text:span></text:p>
      <text:p text:style-name="P13"><text:span text:style-name="T8">No entanto, tenha em mente que PdNs podem criar vantagens assim como os PJs. Sinta-se livre para usar a oposição para criar cenas que não necessariamente focam em impedir os PJs de alcançarem seus objetivos, mas em buscar informações sobre os mesmos e conseguir invocações grátis.</text:span></text:p>
      <text:p text:style-name="P13"><text:span text:style-name="T8">Deixe os vilões e os PJs sentarem para tomarem um chá e então faça rolagens de Empatia. Ou no lugar de uma cena de luta em um beco escuro, deixe os PdNs se exporem, avaliarem as habilidades dos PJs e então fugirem.</text:span></text:p>
      <text:p text:style-name="P13"><text:span text:style-name="T8">Da mesma forma, tenha em mente que os PdNs têm a vantagem da casa em conﬂitos se os PJs vão até eles. Então, ao elaborar os aspectos de situação, você pode permitir ao PdN algumas invocações grátis se for razoável que ele tenha tido tempo para criar aqueles aspectos. Mas use esse truque de boa fé – dois ou três aspectos provavelmente já forçam os limites.</text:span></text:p>
      <text:h text:style-name="P18" text:outline-level="3">Alterar Locais de Conﬂito</text:h>
      <text:p text:style-name="P13"><text:span text:style-name="T8">Sua oposição se tornará mais interessante se eles tentarem chegar aos PJs em diversos locais de conﬂito ao invés de simplesmente tomar o caminho mais direto. Lembre-se que há várias maneiras de chegar até alguém e que os conﬂitos mentais são tão significativos quanto os físicos como forma de atingi-los. Se a oposição possuir um leque de perícias diferente dos PJs, realce seus pontos fortes e escolha uma estratégia de conﬂito que lhes dê a melhor vantagem.</text:span></text:p>
      <text:p text:style-name="P13"><text:span text:style-name="T8">Por exemplo, alguém perseguindo Esopo provavelmente não quer enfrentá-lo fisicamente, porque Luta e Atletismo são suas maiores habilidades. No entanto, ele não está tão bem preparado contra tentativas de Enganar ou para lidar com ataques mentais mágicos. Bandu, por outro lado, se sente mais ameaçado pelos grandalhões, do tipo brutamontes, que podem atacálo antes que ele possa realizar seus truques psíquicos.</text:span></text:p>
      <text:p text:style-name="P14"><text:span text:style-name="T42">Claro que, se desejar, você também pode promover um de seus PdNs de suporte para um principal usando esse método. Isso é ótimo para quando um PdN de suporte se torna gradativamente ou repentinamente mais importante na história – normalmente por causa dos PJs – mesmo que seus planos para ele fosse outros</text:span></text:p>
      <text:h text:style-name="P21" text:outline-level="1"/>
      <text:h text:style-name="P22" text:outline-level="1">9 CENAS, SESSÕES E CENÁRIO</text:h>
      <text:h text:style-name="P17" text:outline-level="2">CERTO, E AGORA?</text:h>
      <text:p text:style-name="P13"><text:span text:style-name="T8">Você e seu grupo já criaram os personagens, estabeleceram coisas sobre o mundo e conversaram sobre o jogo que estão prestes a iniciar. Agora você tem uma pilha de aspectos e PdNs transbordando potencial dramático e esperando ganhar vida.</text:span></text:p>
      <text:p text:style-name="P13"><text:span text:style-name="T8">O que fazer com tudo isso?</text:span></text:p>
      <text:p text:style-name="P13"><text:span text:style-name="T8">Agora é hora de entrar na parte mais divertida do jogo: criar e jogar </text:span><text:span text:style-name="T10">cenários.</text:span></text:p>
      <text:h text:style-name="P17" text:outline-level="2">O QUE É UM CENÁRIO?</text:h>
      <text:p text:style-name="P13"><text:span text:style-name="T8">Como mencionado em </text:span><text:span text:style-name="T19">Estruturando o Jogo</text:span><text:span text:style-name="T8">, um cenário é uma unidade de tempo de jogo geralmente com duração de três ou quatro sessões e é formado por uma certa quantidade de cenas. O fim de um cenário deve desencadear um marco significativo, permitindo que os seus PJs se aprimorem.</text:span></text:p>
      <text:p text:style-name="P13"><text:span text:style-name="T10">Em um </text:span><text:span text:style-name="T12">cenário</text:span><text:span text:style-name="T8">, os PJs enfrentarão e tentarão resolver algum tipo de problema (ou problemas) grande, urgente e com final em aberto. O Narrador geralmente dá início ao cenário apresentando esse problema aos jogadores, e as cenas subsequentes deixam os PJs escolherem como lidar com ele, seja procurando informações, adquirindo recursos ou indo direto à fonte do problema.</text:span></text:p>
      <text:p text:style-name="P13"><text:span text:style-name="T8">Ao longo do caminho, haverão também PdNs que se oporão aos objetivos dos PJs, interferindo em suas tentativas de resolver o problema. Isso pode ser de forma mais direta, do tipo “dois caras armados” derrubando a porta para matar todos ou simplesmente alguém com interesses diferentes dos PJs querendo negociar para que lidem com a questão de outra forma.</text:span></text:p>
      <text:p text:style-name="P13"><text:span text:style-name="T8">Os melhores cenários não possuem um final "certo". Talvez os PJs não resolvam o problema ou o façam de forma que crie más repercussões. Talvez consigam fazer tudo com perfeição. Talvez eles contornem o problema ou mudem a situação para minimizar o seu impacto. Você não saberá até jogar.</text:span></text:p>
      <text:p text:style-name="P13"><text:span text:style-name="T53">Assim que o problema for resolvido (ou não puder ser mais resolvido), o cenário termina. A sessão seguinte dará início a um novo cenário, que pode estar diretamente relacionado ao cenário anterior ou apresentar um problema inédito.</text:span></text:p>
      <text:p text:style-name="P14"><text:span text:style-name="T58">CRIANDO UM CENÁRIO, PASSO A PASSO</text:span><text:line-break/><text:span text:style-name="T43">•</text:span><text:span text:style-name="T42"> Crie os problemas</text:span></text:p>
      <text:p text:style-name="P14"><text:span text:style-name="T43">•</text:span><text:span text:style-name="T42"> Crie perguntas relacionadas à história</text:span></text:p>
      <text:p text:style-name="P14"><text:span text:style-name="T43">•</text:span><text:span text:style-name="T42"> Estabeleça a oposição</text:span></text:p>
      <text:p text:style-name="P14"><text:span text:style-name="T43">•</text:span><text:span text:style-name="T42"> Organize a primeira cena</text:span></text:p>
      <text:h text:style-name="P17" text:outline-level="2">CRIE PROBLEMAS</text:h>
      <text:p text:style-name="P13"><text:span text:style-name="T8">Criar um cenário começa com buscar um problema para os PJs resolverem. Um bom problema é </text:span><text:span text:style-name="T12">relevante para os PJs, não pode ser resolvido sem seu envolvimento pessoal e não pode ser ignorado sem que haja consequências terríveis</text:span><text:span text:style-name="T11">.</text:span></text:p>
      <text:p text:style-name="P13"><text:soft-page-break/><text:span text:style-name="T8">Isso pode parecer uma tarefa difícil. Felizmente, você possui uma excelente ferramenta de contar histórias para ajudá-lo a criar problemas adequados para as suas partidas: aspectos.</text:span></text:p>
      <text:p text:style-name="P13"><text:span text:style-name="T8">Os aspectos dos seus PJs possuem bastante conteúdo histórico – eles representam o que é importante sobre (e para) cada personagem; eles mostram características do mundo do jogo às quais os PJs estão conectados e descrevem os diferentes lados da personalidade de cada um.</text:span></text:p>
      <text:p text:style-name="P13"><text:span text:style-name="T8">Há também os aspectos ligados ao seu jogo – problemas iminentes, aspectos de local e quaisquer outros colocados sobre as características da campanha. Explorá-los pode ajudá-lo a reforçar a sensação de um mundo dinâmico e manter a premissa central do seu jogo em foco.</text:span></text:p>
      <text:p text:style-name="P13"><text:span text:style-name="T8">Por causa de todos esses aspectos, você já possui uma tonelada de histórias possíveis na palma de sua mão – agora só é preciso liberar seu potencial.</text:span></text:p>
      <text:p text:style-name="P13"><text:span text:style-name="T8">Podemos imaginar um problema relacionado a um aspecto como se fosse um ato de forçar de grande escala baseado em um evento. Organizar as coisas dá um pouco mais de trabalho, mas a estrutura é similar – possuir </text:span><text:span text:style-name="T53">um aspecto sugere algo problemático para um ou todos PJs. Mas, diferentes de um ato de forçar, é algo que não podem resolver ou lidar naquele exato </text:span><text:span text:style-name="T57">momento.</text:span></text:p>
      <text:p text:style-name="P14"><text:span text:style-name="T58">VOCÊ NEM SEMPRE PRECISA DESTRUIR O MUNDO</text:span></text:p>
      <text:p text:style-name="P14"><text:span text:style-name="T42">Como verá nos exemplos, nem todas as nossas urgências envolvem necessariamente o destino do mundo ou mesmo de grande parte dele. Problemas interpessoais podem possuir tanto impacto em um grupo de PJs quanto ter que impedir o vilão da semana – ganhar o respeito de alguém ou resolver uma questão pendente entre dois personagens pode ganhar foco em um cenário tanto quanto um grande plano maléfico de um vilão especial.</text:span></text:p>
      <text:p text:style-name="P14"><text:span text:style-name="T42">Se você deseja uma história clássica de ação, veja se pode criar dois problemas para o seu cenário – um que foque em algo externo (como o plano do vilão) e outro que lide com questões pessoais dos personagens. Este último servirá como um drama secundário em seu cenário e cria um tempo para que os personagens se desenvolvam enquanto lidam com outros problemas.</text:span></text:p>
      <text:h text:style-name="P18" text:outline-level="3">Problemas e Aspectos de Personagem</text:h>
      <text:p text:style-name="P13"><text:span text:style-name="T8">Quando estiver tentando criar algum problema a partir de um aspecto de personagem, tente encaixá-lo de alguma forma no parágrafo abaixo: </text:span><text:span text:style-name="T9">•</text:span><text:span text:style-name="T8"> Você possui o aspecto ___, o que implica em ___ (aqui você pode criar uma lista de coisas). Por isso, ___ pode se tornar um grande problema para você.</text:span></text:p>
      <text:p text:style-name="P13"><text:span text:style-name="T8">O segundo espaço em branco é o que torna isso mais difícil do que forçar um aspecto baseado num evento – você precisa pensar em todas as implicações do aspecto. Aqui vão algumas questões que podem ajudar.</text:span></text:p>
      <text:p text:style-name="P13"><text:span text:style-name="T9">•</text:span><text:span text:style-name="T8"> Quem pode ter um problema com o personagem por causa desse aspecto?</text:span></text:p>
      <text:p text:style-name="P13"><text:span text:style-name="T9">•</text:span><text:span text:style-name="T8"> O aspecto indica alguma ameaça àquele personagem?</text:span></text:p>
      <text:p text:style-name="P13"><text:span text:style-name="T9">•</text:span><text:span text:style-name="T8"> O aspecto descreve alguma conexão ou relacionamento que poderiam causar problemas ao personagem?</text:span></text:p>
      <text:p text:style-name="P13"><text:span text:style-name="T9">•</text:span><text:span text:style-name="T8"> O aspecto se refere a algo na história do personagem que poderia voltar para persegui-lo?</text:span></text:p>
      <text:p text:style-name="P13"><text:span text:style-name="T9">•</text:span><text:span text:style-name="T8"> O aspecto descreve algo ou alguém importante para o personagem que você pode pôr em perigo?</text:span></text:p>
      <text:p text:style-name="P13"><text:span text:style-name="T8">Você pode seguir em frente desde que o que for colocado na terceira lacuna preencha os critérios do início desta seção.</text:span></text:p>
      <text:p text:style-name="P13"><text:soft-page-break/><text:span text:style-name="T20">Fräkeline possui o aspecto </text:span><text:span text:style-name="T30">Famosa Ladra Robótica </text:span><text:span text:style-name="T20">que sugere que sua reputação seja conhecida por muitos. Por causa disso, um sósia começou a cometer crimes em seu nome, provavelmente fazendo com que cidadãos irritados passem a persegui-la em várias cidades, ou até mesmo que haja assassinos na sua cola.</text:span></text:p>
      <text:p text:style-name="P13"><text:span text:style-name="T20">Esopo tem o aspecto </text:span><text:span text:style-name="T30">O Explorador Sabe Meus Segredos</text:span><text:span text:style-name="T21">,</text:span><text:span text:style-name="T20"> o que significa que ele se sente na obrigação de manter o Explorador por perto, em segurança no alcance de suas antenas. Por causa disso, Esopo precisa ajudá-lo a se livrar de alguns velhos companheiros de crime que estão atrás de seu dinheiro.</text:span></text:p>
      <text:p text:style-name="P13"><text:span text:style-name="T20">Bandu possui </text:span><text:span text:style-name="T30">O Império Quer Minha Cabeça</text:span><text:span text:style-name="T20">, o que significa que soldados do Império estão constantemente atrás dele. Isso resulta numa série de tentativas de assassinato e captura começam, planejadas por facínoras em todos os cantos do universo.</text:span></text:p>
      <text:h text:style-name="P18" text:outline-level="3">Problemas e os Aspectos de Jogo</text:h>
      <text:p text:style-name="P13"><text:span text:style-name="T8">Os problemas criados a partir das questões do jogo terão um alcance maior que os problemas baseados nos personagens, afetando todos os seus PJs e possivelmente um número considerável de PdNs também. Eles são menos pessoais, mas isso não os torna menos </text:span><text:span text:style-name="T10">interessantes.</text:span></text:p>
      <text:p text:style-name="P13"><text:span text:style-name="T9">•</text:span><text:span text:style-name="T8"> Como ___ é uma questão do cenário, isso implica em ___. Portanto, ___ provavelmente criaria um grande problema para os PJs. Pergunte-se:</text:span></text:p>
      <text:p text:style-name="P13"><text:span text:style-name="T9">•</text:span><text:span text:style-name="T8"> Que desafos essa questão representa aos PJs?</text:span></text:p>
      <text:p text:style-name="P13"><text:span text:style-name="T9">•</text:span><text:span text:style-name="T8"> Quem está guiando as coisas por trás dessa questão e que tipo de estrago ele pode ter que fazer para que seu plano seja concretizado?</text:span></text:p>
      <text:p text:style-name="P13"><text:span text:style-name="T9">•</text:span><text:span text:style-name="T8"> Quem mais se importa em lidar com a questão e como sua “solução” pode ser ruim para os PJs?</text:span></text:p>
      <text:p text:style-name="P13"><text:span text:style-name="T9">•</text:span><text:span text:style-name="T8"> Qual seria um bom passo para resolver a questão e o que dificulta que isso seja executado?</text:span></text:p>
      <text:p text:style-name="P14"><text:span text:style-name="T58">DÊ-LHE UM ROSTO</text:span><text:line-break/><text:span text:style-name="T42">Embora nem todos os problemas do cenário precisem ser causados diretamente um PdN que serve a um "vilão supremo" que os PJs precisam derrotar, é mais fácil se for assim. Você no mínimo deve ser capaz de apontar um PdN que se beneficia consideravelmente daquele problema não ser resolvido da forma que os PJs gostariam.</text:span></text:p>
      <text:p text:style-name="P13"><text:span text:style-name="T23">Como o </text:span><text:span text:style-name="T31">Clã do Dedo </text:span><text:span text:style-name="T23">é uma questão do cenário, isso implica no seu poder por toda a região do jogo. Portanto um golpe de estado planejado por membros do Clã na cidade em que os PJs estão provavelmente será um grande problema para eles.</text:span></text:p>
      <text:p text:style-name="P13"><text:span text:style-name="T23">Como </text:span><text:span text:style-name="T31">A Bruxaria Retornará </text:span><text:span text:style-name="T23">é uma questão do cenário, isso implica nos Bruxos de Moondor estarem constantemente tentando cumprir suas antigas profecias e adquirindo novos servos. Portanto uma série de rituais buscando despertar um poder antigo e perigoso que repousa na escuridão do espaço causará problemas para os PJs.</text:span></text:p>
      <text:p text:style-name="P13"><text:span text:style-name="T23">Como os </text:span><text:span text:style-name="T31">Bruxos de Moondor </text:span><text:span text:style-name="T23">possuem Problemas de Alinhamento, conﬂitos em diversos planetas estão a ponto de acontecer. Uma guerra espacial colocará a vida de inocentes em risco, criando um grande problema para os PJs.</text:span></text:p>
      <text:h text:style-name="P18" text:outline-level="3">Problemas e Aspecto Pareados</text:h>
      <text:p text:style-name="P13"><text:span text:style-name="T8">É aqui que a coisa fica ainda mais interessante. Você também pode criar problemas a partir da </text:span><text:span text:style-name="T19">relação entre dois aspectos ao invés de um só</text:span><text:span text:style-name="T8">. Isso permite a deixar as coisas em um nível pessoal, mas alargar o âmbito do seu problema para impactar vários personagens ou unir a história de um PJ à história do jogo</text:span><text:span text:style-name="T9">.</text:span></text:p>
      <text:p text:style-name="P13"><text:span text:style-name="T8">Há duas formas básicas de parear aspectos: conectar aspectos de dois personagens e conectar o aspecto de um personagem a uma questão.</text:span></text:p>
      <text:h text:style-name="P25" text:outline-level="4"><text:soft-page-break/>Aspectos de Dois Personagens</text:h>
      <text:p text:style-name="P13"><text:span text:style-name="T9">•</text:span><text:span text:style-name="T8"> Como ___ possui o aspecto ___ e ___ possui o aspecto ___, sugere que em ___. Portanto ___ provavelmente será um grande problema para eles.</text:span></text:p>
      <text:p text:style-name="P13"><text:span text:style-name="T8">Pergunte-se:</text:span></text:p>
      <text:p text:style-name="P13"><text:span text:style-name="T9">•</text:span><text:span text:style-name="T8"> Os aspectos colocam os personagens em desacordo ou sugere alguma</text:span><text:line-break/><text:span text:style-name="T8">tensão entre eles?</text:span></text:p>
      <text:p text:style-name="P13"><text:span text:style-name="T9">•</text:span><text:span text:style-name="T8"> Existe algum tipo específico de problema ou dificuldade ao qual os dois estejam propensos por causa de tais aspectos?</text:span></text:p>
      <text:p text:style-name="P13"><text:span text:style-name="T9">•</text:span><text:span text:style-name="T8"> Será que um dos personagens tem uma relação ou conexão que poderia tornar-se um problema para outros?</text:span></text:p>
      <text:p text:style-name="P13"><text:span text:style-name="T9">•</text:span><text:span text:style-name="T8"> Será que os aspectos apontam elementos da história dos personagens que possam se cruzar com fatos recentes?</text:span></text:p>
      <text:p text:style-name="P13"><text:span text:style-name="T9">•</text:span><text:span text:style-name="T8"> Existe alguma forma da vantagem de um PJ se tornar o infortúnio de outro, por causa dos aspectos?</text:span></text:p>
      <text:p text:style-name="P13"><text:span text:style-name="T20">Porque Bandu possui </text:span><text:span text:style-name="T22">O Império Quer Minha Cabeça </text:span><text:span text:style-name="T20">e Esopo é um </text:span><text:span text:style-name="T22">Mercenário Lagosta</text:span><text:span text:style-name="T20">, isso sugere que Esopo pode ser contratado para eliminar seu próprio colega de equipe.</text:span></text:p>
      <text:p text:style-name="P13"><text:span text:style-name="T20">Como Fräkeline possui </text:span><text:span text:style-name="T22">Se É Valioso, Poderia Ser Meu </text:span><text:span text:style-name="T20">e Esopo possui </text:span><text:span text:style-name="T22">Não Entendo Absolutamente Nada</text:span><text:span text:style-name="T20">, isso sugere que eles são provavelmente os piores parceiros possíveis para um roubo enquanto disfarçados. Portanto, um contrato para entrar no Baile Real de Lachesis 4 sem serem notados e chegar até as joias reais provavelmente será um grande problema.</text:span></text:p>
      <text:p text:style-name="P13"><text:span text:style-name="T20">Como Bandu é um </text:span><text:span text:style-name="T22">Mentalista Andarilho </text:span><text:span text:style-name="T20">e Fräkeline possui </text:span><text:span text:style-name="T22">Falo Comigo Mesma No Passado</text:span><text:span text:style-name="T20">, isso sugere que, num momento de confronto, Bandu pode acabar entendendo a verdade sobre as viagens no tempo de Fräk/Zoidai. E como essa informação não pode se tornar pública, faz sentido que Zoidai faça o possível para eliminá-lo.</text:span></text:p>
      <text:h text:style-name="P25" text:outline-level="4">Aspecto de Personagem e Questão</text:h>
      <text:p text:style-name="P13"><text:span text:style-name="T9">•</text:span><text:span text:style-name="T8"> Como você possui o aspecto ___ e ___ é uma questão do cenário, isso sugere que ___. Portanto ___ pode ser um grande problema para você. Pergunte-se:</text:span></text:p>
      <text:p text:style-name="P13"><text:span text:style-name="T9">•</text:span><text:span text:style-name="T8"> Será que uma questão sugere uma ameaça no relacionamento entre os PJs?</text:span></text:p>
      <text:p text:style-name="P13"><text:span text:style-name="T9">•</text:span><text:span text:style-name="T8"> Será o próximo passo para lidar com uma questão é algo que afeta um personagem em particular por causa de seus aspectos?</text:span></text:p>
      <text:p text:style-name="P13"><text:span text:style-name="T9">•</text:span><text:span text:style-name="T8"> Será que alguém ligado à questão tem um motivo em especial para ter o PJ </text:span><text:span text:style-name="T53">como alvo por causa do aspecto?</text:span></text:p>
      <text:p text:style-name="P14"><text:span text:style-name="T58">QUANTOS PROBLEMAS SÃO NECESSÁRIOS?</text:span></text:p>
      <text:p text:style-name="P14"><text:span text:style-name="T42">Para um jogo simples, um ou dois problemas são suficientes. Você verá abaixo que mesmo um único problema pode criar material suficiente para duas ou três sessões. Não pense que você precisa conectar cada PJ a cada cenário - ao invés disso, alterne o foco entre os personagens para que todos tenham seu momento, e a partir disso jogue-os dentro da trama principal que.</text:span></text:p>
      <text:p text:style-name="P13"><text:span text:style-name="T20">Como Fräkeline possui </text:span><text:span text:style-name="T30">Falo Comigo Mesma No Passado </text:span><text:span text:style-name="T20">e o </text:span><text:span text:style-name="T30">Império Mareesiano </text:span><text:span text:style-name="T20">é um problema, isso sugere que o Império pode ter alguma inﬂuência sobre Fräkeline, chantageando-a. Portanto o Império a contrata para um trabalho extremamente perigoso e moralmente duvidoso ameaçando </text:span><text:soft-page-break/><text:span text:style-name="T20">revelar seu segredo e torná-la uma inimiga pública pela galáxia, o que pode ser um grande problema para ela.</text:span></text:p>
      <text:p text:style-name="P13"><text:span text:style-name="T20">Como Bandu possui </text:span><text:span text:style-name="T30">Funciono Sob Pressão</text:span><text:span text:style-name="T20">, e o </text:span><text:span text:style-name="T30">Império Mareesiano </text:span><text:span text:style-name="T20">é um problema, isso sugere que Bandu possui algo que a Imperatriz deseja. Ele pode ser forçado a aceitar utilizar seus poderes mentais contra inimigos do Império. Isso pode acabar voltando a raiva de terceiros para si e trazer problemas relacionados.</text:span></text:p>
      <text:p text:style-name="P13"><text:span text:style-name="T20">Como Esopo possui </text:span><text:span text:style-name="T30">Não Entendo Absolutamente Nada </text:span><text:span text:style-name="T20">e </text:span><text:span text:style-name="T25">A Bruxaria Retornará!</text:span><text:span text:style-name="T20">, Esopo pode se envolver com os Bruxos de Moondor, eventualmente ajudando-os na drenagem de seu mar de origem, o que provavelmente será uma grande dor de cabeça para ele e seus compatriotas.</text:span></text:p>
      <text:h text:style-name="P17" text:outline-level="2">PERGUNTAS NARRATIVAS</text:h>
      <text:p text:style-name="P13"><text:span text:style-name="T8">Agora que há um problema realmente significativo, podemos encorpar a situação um pouco e descobrir qual é a verdadeira questão que o cenário quer resolver – em outras palavras, quais são as questões pertinentes no cerne do problema?</text:span></text:p>
      <text:p text:style-name="P13"><text:span text:style-name="T8">Eis o que faremos: criar uma série de perguntas que o seu cenário responderá. Chamamos isso de </text:span><text:span text:style-name="T12">perguntas narrativas</text:span><text:span text:style-name="T8">, porque a história emerge naturalmente no processo de resposta.</text:span></text:p>
      <text:p text:style-name="P13"><text:span text:style-name="T8">Quanto mais perguntas você tiver, mais longo será o cenário. Uma a três perguntas provavelmente serão resolvidas em uma sessão. Quatro a oito levará umas duas ou três sessões. Mais que oito ou nove e você talvez possua perguntas até mesmo para o </text:span><text:span text:style-name="T19">próximo </text:span><text:span text:style-name="T8">cenário, mas isso não é de forma alguma um problema.</text:span></text:p>
      <text:p text:style-name="P13"><text:span text:style-name="T8">Recomendamos fazer tais perguntas com respostas limitadas a si/não, com um formato “Será que (personagem) pode/vai conseguir (objetivo)?”. Você não precisa seguir exatamente esse formato e pode expandir o formato da pergunta de várias formas, o que mostraremos em breve.</text:span></text:p>
      <text:p text:style-name="P13"><text:span text:style-name="T8">Cada problema criado possuirá uma pergunta bem óbvia: “Os PJs podem resolver o problema?”. Você precisa saber disso em algum momento, mas não precisa pular diretamente para essa parte – afinal, se trata do fim do cenário. Coloque outras questões antes dessa que agreguem complexidade ao cenário para então chegar a pergunta final. Tente descobrir o que torna o problema difícil de resolver.</text:span></text:p>
      <text:p text:style-name="P13"><text:span text:style-name="T8">Para criar essas perguntas, você provavelmente terá que reﬂetir sobre o problema que criou, ao menos um pouco, e descobrir detalhes como “quem, o que, como, onde, quando, por que”. Esse é o objetivo do processo</text:span><text:span text:style-name="T9">.</text:span></text:p>
      <text:p text:style-name="P13"><text:span text:style-name="T40">Uma Conspiração Galáctica: Problema e Perguntas</text:span></text:p>
      <text:p text:style-name="P13"><text:span text:style-name="T20">Fräkeline possui </text:span><text:span text:style-name="T30">Se É Valioso, Poderia Ser Meu </text:span><text:span text:style-name="T20">e Bandu tem </text:span><text:span text:style-name="T30">O Império Quer Minha Cabeça</text:span><text:span text:style-name="T20">, o que sugere que o Império pode usar Fräk como isca para chegar até Bandu. Uma espiã disfarçada conta a Bandu sobre uma possível relação entre sua origem e uma relíquia do Museu que o Império deseja. Ao mesmo tempo, um contrato com um bom pagamento chega até Fräk, solicitando o roubo de um tesouro no Museu.</text:span></text:p>
      <text:p text:style-name="P13"><text:span text:style-name="T20">Duas perguntas óbvias sobre a história vêm à mente: </text:span><text:span text:style-name="T37">Será que Fräkeline consegue o tesouro? Será que Bandu é tentado pela informação? </text:span><text:span text:style-name="T20">Mas Amanda quer deixar essas respostas para o final, então pensa em outras questões.</text:span></text:p>
      <text:p text:style-name="P13"><text:span text:style-name="T20">Primeiramente, ela não sabe se eles concordam plenamente com a situação, então ela começa com: </text:span><text:span text:style-name="T37">Fräkeline vai aceitar o trabalho? Será que Bandu correrá atrás dessa pista?</text:span></text:p>
      <text:p text:style-name="P13"><text:soft-page-break/><text:span text:style-name="T20">Em seguida ela precisa imaginar porque eles não vão direto ao problema. Ela decide que Fräk possui um rival anônimo na busca pelo tesouro do Museu (vamos chamá-lo de “O Cetro de Coronilla”) e um empregador misterioso que prometeu outra boa quantia atraente de créditos se o serviço for completado.</text:span></text:p>
      <text:p text:style-name="P13"><text:span text:style-name="T20">Bandu, por sua vez, precisa descobrir como chegará à informação que deseja sem se tornar alvo do Império, e provavelmente tentará descobrir precisamente quem está atrás dessa relíquia. Isso, então, gera mais três perguntas: </text:span><text:span text:style-name="T37">Será que Fräkeline pode encontrar o seu concorrente antes que ele a encontre?</text:span></text:p>
      <text:p text:style-name="P13"><text:span text:style-name="T37">Poderá Bandu encontrar um aliado no Museu para defendê-lo? Poderá Bandu descobrir quem está armando para ele, sem sofrer maiores consequências?</text:span></text:p>
      <text:p text:style-name="P13"><text:span text:style-name="T20">Então, como ela quer alguma tensão entre os dois, ela acrescenta mais uma pergunta referente à relação entre os personagens: Será que Fräkeline dará as costas a Bandu por causa de seus próprios interesses?</text:span></text:p>
      <text:p text:style-name="P13"><text:span text:style-name="T8">Note que cada uma dessas questões tem o potencial para moldar significativamente o enredo do cenário. Logo de cara, se Bandu decidir ignorar o aviso, você terá uma situação bastante diferente da que aconteceria se ele investigasse. Se a busca de Bandu for uma armadilha do Império, sua captura pode se tornar uma questão principal. Se Fräk decidir ajudar Bandu ao invés de perseguir o Cetro, então eles terão um outro problema para lidar, diferente do que foi pensado para Fräkeline.</text:span></text:p>
      <text:p text:style-name="P13"><text:span text:style-name="T8">Note também que algumas das perguntas possuem algo a mais que modifica a condição básica de “Pode X conseguir Y?”. O motivo pelo qual você pode preferir abordar o assunto dessa forma é o mesmo pelo qual você pode querer evitar rolar os dados às vezes – um resultado de apenas sucesso ou falha nem sempre é interessante, especialmente no caso das falhas.</text:span></text:p>
      <text:p text:style-name="P13"><text:span text:style-name="T8">Veja uma das questões para Fräkeline: “Será que Fräk pode encontrar o seu concorrente </text:span><text:span text:style-name="T19">antes que ele a encontre?</text:span><text:span text:style-name="T8">” Sem a parte realçada, a questão pode ficar bem entediante – se ela falhar na descoberta, essa pergunta poderá se tornar praticamente inútil na trama, e parte do jogo perde o foco. Isso não é bom.</text:span></text:p>
      <text:p text:style-name="P13"><text:span text:style-name="T8">Da maneira que expressamos, no entanto, está claro que teremos algo acontecendo se ela falhar – talvez ela não saiba quem é o seu rival, mas seu rival sabe quem </text:span><text:span text:style-name="T19">ela </text:span><text:span text:style-name="T8">é. Aconteça o que acontecer com o Cetro, o rival pode aparecer para caçá-la em um cenário futuro.</text:span></text:p>
      <text:p text:style-name="P13"><text:span text:style-name="T8">Podemos também guardar a identidade do rival como algo que possa ser revelado a Fräkeline eventualmente, mas ainda podemos manter alguns conﬂitos e disputas no caminho enquanto um avalia as habilidades do outro.</text:span></text:p>
      <text:p text:style-name="P13"><text:span text:style-name="T8">Há também algum espaço para estender o material de um cenário para outro futuro. Talvez a identidade do oponente de Fräk não seja revelada nessa sessão – tudo bem, pois isso é um detalhe que sempre poderá aparecer mais à frente.</text:span></text:p>
      <text:p text:style-name="P13"><text:span text:style-name="T27">ESTABELECENDO A OPOSIÇÃO</text:span></text:p>
      <text:p text:style-name="P13"><text:span text:style-name="T8">Você pode já ter pensado em alguns PdNs ou um grupo deles que são responsáveis pelo que está havendo, mas se não tiver, é preciso começar a montar o elenco de personagens-chave para responder suas perguntas narrativas. Também é preciso acertar suas motivações e objetivos, por que se</text:span><text:line-break/><text:span text:style-name="T8">opõem aos objetivos dos PJs e o que procuram.</text:span></text:p>
      <text:p text:style-name="P13"><text:span text:style-name="T8">No mínimo, você deve responder a algumas perguntas para cada PdN importante em seu cenário:</text:span></text:p>
      <text:p text:style-name="P13"><text:span text:style-name="T9">•</text:span><text:span text:style-name="T8"> O que esse PdN </text:span><text:span text:style-name="T19">precisa</text:span><text:span text:style-name="T8">? Como os PJs o ajudam a conseguir isso ou atrapalham seus objetivos?</text:span></text:p>
      <text:p text:style-name="P13"><text:soft-page-break/><text:span text:style-name="T9">•</text:span><text:span text:style-name="T8"> Por que o PdN não pode conseguir o que precisa de forma não problemática? (Em outras palavras, porque isso precisa ser um problema?)</text:span></text:p>
      <text:p text:style-name="P13"><text:span text:style-name="T9">•</text:span><text:span text:style-name="T8"> Por que ele não pode ser ignorado?</text:span></text:p>
      <text:p text:style-name="P13"><text:span text:style-name="T8">Sempre que puder, tente unificar os PdNs, pois assim não terá muitos personagens para acompanhar. Se um de seus PdNs serve a apenas um propósito em seu cenário, considere se livrar dele e unir o seu papel ao de outro PdN. Isso não apenas reduz sua carga de trabalho, mas também permite que desenvolva um pouco mais a personalidade de cada PdN, tornando-o mais vívido em suas motivações.</text:span></text:p>
      <text:p text:style-name="P13"><text:span text:style-name="T8">Para cada PdN que possuir, veja se precisa transformá-lo em um PdN principal ou de suporte. Estruture-o de acordo com as dicas dadas em </text:span><text:span text:style-name="T55">Estruturando o Jogo</text:span><text:span text:style-name="T56">.</text:span></text:p>
      <text:p text:style-name="P14"><text:span text:style-name="T42">Se você acabar com muitas perguntas histórias (mais de oito, por exemplo), tenha em mente que você não precisa necessariamente responder a todas em um único cenário – você pode trazer à tona as questões que ficarem sem resposta como abertura para os cenários seguintes. Na verdade, é exatamente assim que você cria bons arcos (p. 232) – você possui diversas perguntas e leva dois ou três cenários para responder a todas elas.</text:span></text:p>
      <text:p text:style-name="P13"><text:span text:style-name="T40">Uma Conspiração Galáctica: Oposição</text:span></text:p>
      <text:p text:style-name="P13"><text:span text:style-name="T20">Amanda observa as perguntas narrativas e pensa nos PdNs que precisa para respondê-las. Ela cria um lista de suspeitos:</text:span></text:p>
      <text:p text:style-name="P13"><text:span text:style-name="T34">•</text:span><text:span text:style-name="T35"> </text:span><text:span text:style-name="T20">O empregador misterioso de Fräkeline (não aparece)</text:span></text:p>
      <text:p text:style-name="P13"><text:span text:style-name="T34">•</text:span><text:span text:style-name="T35"> </text:span><text:span text:style-name="T20">O curador-chefe do Museu (suporte)</text:span></text:p>
      <text:p text:style-name="P13"><text:span text:style-name="T34">•</text:span><text:span text:style-name="T35"> </text:span><text:span text:style-name="T20">O rival de Fräk pelo Cetro (suporte)</text:span></text:p>
      <text:p text:style-name="P13"><text:span text:style-name="T34">•</text:span><text:span text:style-name="T35"> </text:span><text:span text:style-name="T20">Uma advogada que não faz parte da conspiração (suporte)</text:span></text:p>
      <text:p text:style-name="P13"><text:span text:style-name="T34">•</text:span><text:span text:style-name="T35"> </text:span><text:span text:style-name="T20">Um advogado corrupto associado ao Império (suporte)</text:span></text:p>
      <text:p text:style-name="P13"><text:span text:style-name="T34">•</text:span><text:span text:style-name="T35"> </text:span><text:span text:style-name="T20">O chefe da guarda, secretamente filiado ao Império, que elaborou a conspiração para capturar Bandu (principal)</text:span></text:p>
      <text:p text:style-name="P13"><text:span text:style-name="T20">São seis PdNs, quatro de suporte, um principal e um que não estará presente no cenário – Amanda ainda não quer criar os detalhes de quem contratou Fräk. Ela também não quer ter que controlar cinco PdNs, então estuda as possibilidades de fusão.</text:span></text:p>
      <text:p text:style-name="P13"><text:span text:style-name="T20">Uma possibilidade que lhe vem à mente é transformar o concorrente de Fräkeline e a advogada neutra no mesmo personagem, que ela chama de Anya. Anya pode não estar envolvida </text:span><text:span text:style-name="T37">nessa </text:span><text:span text:style-name="T20">conspiração, mas ela certamente tem motivos mais profundos. O que está acontecendo então? Amanda decide que a motivação de Anya é benéfica; ela deseja pegar o Cetro de Coronilla para mantê-lo longe das mãos corruptas do Império Mareesiano. Ela não sabe nada sobre Fräk e irá confundi-la com uma agente imperial até que as coisas sejam esclarecidas.</text:span></text:p>
      <text:p text:style-name="P13"><text:span text:style-name="T20">Então ela decide que o chefe da guarda do Museu e o arquiteto da conspiração são a mesma pessoa – ele não confia em ninguém que não seja do Império, então faz o possível para conseguir capturar seus inimigos. Amanda gosta dessa ideia porque seu poder político faz dele um oponente formidável e lhe dá um lacaio, um advogado corrupto. Mas qual é sua motivação para arranjar problemas com Bandu?</text:span></text:p>
      <text:p text:style-name="P13"><text:span text:style-name="T20">Ela decide, ainda, que seu motivo não é pessoal, mas ele está começando algumas atividades que terão efeito na galáxia, e sabe que entregar Bandu ao Império lhe trará bastante poder e prestígio, acelerando seus planos.</text:span></text:p>
      <text:p text:style-name="P13"><text:soft-page-break/><text:span text:style-name="T20">Quanto ao advogado corrupto, a primeira coisa que vem à mente é um bajulador patético, chorão, que está na palma da mão de seu chefe. Mas ela quer adicionar mais alguns detalhes para dar profundidade, então decide que o chefe da guarda tem algum material para chantageá-lo, o que ajuda a assegurar sua lealdade. Ela ainda não sabe qual é a informação, mas espera que PJs curiosos a ajudarão a criar os detalhes mais tarde.</text:span></text:p>
      <text:p text:style-name="P13"><text:span text:style-name="T20">Ela nomeia o chefe de Stamatios Wolfram e o advogado corrupto de Festus. Ela agora tem os PdNs que precisava e criará </text:span><text:span text:style-name="T64">suas fichas.</text:span></text:p>
      <text:p text:style-name="P14"><text:span text:style-name="T58">VANTAGENS PODEM SALVAR SEU TRABALHO</text:span></text:p>
      <text:p text:style-name="P14"><text:span text:style-name="T42">Ao elaborar os PdNs para o cenário, você não precisa ter nada permanentemente definido quando chegar à mesa – se houver algo que ainda não sabe, sempre será possível estabelecer esses fatos criando Aspectos para os PdNs com ideias vindas das vantagens criadas pelos jogadores. Veja mais conselhos sobre como improvisar esse tipo de coisa durante o jogo na p. 222.</text:span></text:p>
      <text:h text:style-name="P17" text:outline-level="2">ORGANIZANDO A PRIMEIRA CENA</text:h>
      <text:p text:style-name="P13"><text:span text:style-name="T8">Comece a cena sendo o menos sutil possível – pegue uma das perguntas narrativas, faça algo que coloque a questão em jogo e acerte seus jogadores com ela o mais forte possível. Você não precisa responder nada logo de cara (embora não haja nada de errado em fazer isso), mas você deveria mostrar aos jogadores que a pergunta precisa de resposta.</text:span></text:p>
      <text:p text:style-name="P13"><text:span text:style-name="T8">Dessa forma, você estará definindo o ritmo do jogo, garantindo que os jogadores não andarão em círculos. Lembre-se, eles deveriam ser pessoas proativas e competentes – forneça tudo que for necessário para que ajam dessa forma desde o primeiro instante.</text:span></text:p>
      <text:p text:style-name="P13"><text:span text:style-name="T8">Se você está em uma campanha em andamento, talvez precise das primeiras cenas para resolver as pontas soltas deixadas na sessão anterior. Tudo bem gastar algum tempo nisso, pois ajuda a manter o senso de continuidade que existe de uma sessão para outra. No entanto, logo que houver uma pausa no andamento, atinja-os com a cena inicial de forma rápida e impactante.</text:span></text:p>
      <text:p text:style-name="P13"><text:span text:style-name="T40">Uma Conspiração Galáctica: Cena de Abertura</text:span></text:p>
      <text:p text:style-name="P13"><text:span text:style-name="T20">Amanda pensa sobre as questões de seu cenário e começa a elaborar a cena inicial. Algumas coisas óbvias vêm à sua mente:</text:span></text:p>
      <text:p text:style-name="P13"><text:span text:style-name="T34">•</text:span><text:span text:style-name="T35"> </text:span><text:span text:style-name="T20">Fräkeline recebe o contrato e os detalhes sobre o trabalho de um empregador misterioso, solicitando mais um acompanhante, e deve decidir se quer ou não assinar.</text:span></text:p>
      <text:p text:style-name="P13"><text:span text:style-name="T34">•</text:span><text:span text:style-name="T35"> </text:span><text:span text:style-name="T20">Bandu deve decidir se confia na informação e partir para saber mais sobre seu passado.</text:span></text:p>
      <text:p text:style-name="P13"><text:span text:style-name="T20">Amanda decide iniciar com a primeira cena, pois pensa que se Fräk rejeitar o contrato e descobrir que Bandu vai já ia para lá, isso pode criar uma cena divertida na qual ela tenta pedir uma segunda chance ao empregador misterioso. Mesmo que Fräk se mantenha firme em sua decisão, isso determinará se terão ou não que lidar algum problema no caminho para lá, enquanto os lacaios do empregador misterioso os perturbam no caminho.</text:span></text:p>
      <text:p text:style-name="P13"><text:span text:style-name="T20">Isso não significa que ela vai deixar a cena de Bandu de lado – só vai guardá-la para depois da primeira cena.</text:span></text:p>
      <text:h text:style-name="P18" text:outline-level="3">Truque do Narrador Ninja Para o Início da Sessão</text:h>
      <text:p text:style-name="P13"><text:span text:style-name="T8">Conversar com os jogadores para contribuírem com algo para a primeira cena é uma ótima forma de fazê-los investir no que pode vir a acontecer com seus personagens. Se houver pontos ﬂexíveis sobre a cena de abertura, peça aos jogadores para preencherem as lacunas que ainda existirem. </text:span><text:soft-page-break/><text:span text:style-name="T8">Jogadores inteligentes podem tentar usar isso como uma oportunidade para forçar aspectos e conseguir pontos de destino extra – é o estilo de jogo que chamamos de 'incrível'!</text:span></text:p>
      <text:p text:style-name="P13"><text:span text:style-name="T20">Vamos dar uma olhada nas cenas acima. A trama não especifica onde estão os PJs quando são confrontados com suas escolhas. Então Amanda pode começar a sessão perguntando a Michel “Onde Bandu está exatamente quando a moça o aborda?”</text:span></text:p>
      <text:p text:style-name="P13"><text:span text:style-name="T20">Agora, mesmo que Michel responda apenas “em uma feira de rua” ou “um bar”, você já solicitou sua participação, que ajudou a definir a cena. Mas Michel é um cara incrível, então ele diz “Ah, provavelmente em um banho público, relaxando depois de um dia de investigação”.</text:span></text:p>
      <text:p text:style-name="P13"><text:span text:style-name="T20">“Perfeito!” diz Amanda, e pega um ponto de destino “Ela lhe conta a respeito da relíquia, e diz que ouviu boatos que guardas imperiais sabem que você está ali, e como o </text:span><text:span text:style-name="T30">Império quer sua cabeça </text:span><text:span text:style-name="T20">é melhor você fugir.”</text:span></text:p>
      <text:p text:style-name="P13"><text:span text:style-name="T20">Michel sorri e pega o ponto de destino “Sim, faz sentido".</text:span></text:p>
      <text:p text:style-name="P13"><text:span text:style-name="T8">Claro você também pode considerar seus ganchos de cenário como “pré-forçados”, e distribuir alguns pontos de destino no começo da sessão para indicar aos PJs algum problema com o qual terão de lidar imediatamente. Isso ajuda jogadores com recarga menor e pode alavancar o gasto de pontos de destino logo de cara. Apenas tenha a certeza de que eu grupo concorda em ser posto nessa situação – alguns jogadores não se sentem confortáveis com a perda de controle.</text:span></text:p>
      <text:p text:style-name="P13"><text:span text:style-name="T20">Amanda quer começar dando alguns pontos de destino aos jogadores.</text:span></text:p>
      <text:p text:style-name="P13"><text:span text:style-name="T20">“Bandu, já é ruim quando o Império quer te pegar, mas quando você é acuado pela guarda local, sob a pressão, você avista uma nave de caravana para o Museu a alguns metros de você. Decidido a escapar, você corre para dentro da fila e desaparece dentro da nave (2 pontos de destino por </text:span><text:span text:style-name="T30">O Império Quer Minha Cabeça </text:span><text:span text:style-name="T20">e </text:span><text:span text:style-name="T30">Funciono Sob Pressão</text:span><text:span text:style-name="T20">).”</text:span></text:p>
      <text:p text:style-name="P13"><text:span text:style-name="T20">“Esopo, sei que você pensa que </text:span><text:span text:style-name="T30">Bater Sempre Funciona</text:span><text:span text:style-name="T20">, então como você vai explicar o que aconteceu quando você tentou consertar o sistema de navegação? (1 ponto de destino por Bater).”</text:span></text:p>
      <text:p text:style-name="P13"><text:span text:style-name="T20">“Fräkeline, quem fez esse contrato lhe conhece bem. Ele incluiu um chip de créditos rastreável no pacote. O problema é que você pode ser encontrada e presa se não assinar o contrato – e ninguém vai acreditar se você disser que o ganhou (2 pontos de destino por </text:span><text:span text:style-name="T30">Famosa Ladra Robótica </text:span><text:span text:style-name="T20">e </text:span><text:span text:style-name="T30">Se É Valioso, Poderia Ser Meu</text:span><text:span text:style-name="T20">).</text:span></text:p>
      <text:h text:style-name="P17" text:outline-level="2">O QUE É UMA CENA?</text:h>
      <text:p text:style-name="P13"><text:span text:style-name="T10">Uma </text:span><text:span text:style-name="T12">cena </text:span><text:span text:style-name="T8">é uma unidade de tempo de jogo que dura de alguns minutos a meia hora ou mais, durante a qual os jogadores tentam alcançar um objetivo ou realizar algo significativo no cenário. O conjunto de cenas jogadas formam uma sessão de jogo e, por extensão, também vão formando partes dos cenários, arcos e campanhas.</text:span></text:p>
      <text:p text:style-name="P13"><text:span text:style-name="T8">Assim, você pode olhar para as cenas como a unidade básica de tempo do jogo, além de provavelmente já ter uma boa ideia de como elas são. Não é muito diferente de uma cena em um filme, série de TV ou livro – os personagens principais estão fazendo coisas o tempo todo, normalmente todos no mesmo espaço. Uma vez que a ação siga um novo objetivo, mude de local relacionado àquele objetivo ou salta no tempo, você está na próxima </text:span><text:span text:style-name="T10">cena.</text:span></text:p>
      <text:p text:style-name="P13"><text:span text:style-name="T8">Como Narrador, um dos trabalhos mais importantes é administrar o início e o fim das cenas. A melhor forma de controlar o ritmo do que acontece em suas sessões é mantendo um controle rígido sobre quando as cenas começam e terminam – deixe as coisas ﬂuírem enquanto os jogadores estiverem investindo na cena e envolvidos nela, mas assim que as coisas começarem a perder o ritmo, siga para a próxima cena. Nesse caso, você pode se inspirar no que os bons </text:span><text:soft-page-break/><text:span text:style-name="T8">editores de filme fazem – você “corta” uma cena e começa uma nova, garantindo assim que a história continue </text:span><text:span text:style-name="T10">suavemente.</text:span></text:p>
      <text:h text:style-name="P18" text:outline-level="3">Iniciando Uma Cena</text:h>
      <text:p text:style-name="P13"><text:span text:style-name="T8">Ao iniciar uma cena, deixe duas coisas claras:</text:span></text:p>
      <text:p text:style-name="P13"><text:span text:style-name="T9">•</text:span><text:span text:style-name="T8"> Qual o propósito da cena?</text:span></text:p>
      <text:p text:style-name="P13"><text:span text:style-name="T9">•</text:span><text:span text:style-name="T8"> Que coisas interessantes estão prestes a ocorrer?</text:span></text:p>
      <text:p text:style-name="P13"><text:span text:style-name="T8">Responder a primeira pergunta é bastante importante, pois quanto mais específico for o propósito de sua cena, mais fácil será para saber quando ela tem que finalizar. Uma boa cena gira em torno de resolver um conﬂito específico ou atingir um alvo específico – uma vez que os PJs forem bem</text:span><text:span text:style-name="T9">-</text:span><text:span text:style-name="T8">sucedidos ou falharem no que quer que estejam tentando, a cena acaba. Se a sua cena não possuir um propósito claro, você corre o risco de torná-la mais longa que o necessário e acabar com o ritmo da sessão.</text:span></text:p>
      <text:p text:style-name="P13"><text:span text:style-name="T8">Na maioria das vezes, os próprios jogadores lhe dirão qual o propósito da cena, porque eles sempre estarão dizendo a você o que desejam fazer a seguir. Então se eles disserem “Bem, vamos até o esconderijo do ladrão para ver se podemos botar uma pressão nele”, você saberá o propósito da cena – ela acaba quando os PJs conseguirem pressionar o ladrão ou acabará se os personagens se meterem em uma situação que impossibilite-os se cumprir esse objetivo.</text:span></text:p>
      <text:p text:style-name="P13"><text:span text:style-name="T8">Às vezes, porém, eles serão bastante vagos sobre isso. Se você não possuir um certo instinto para notar suas intenções, faça perguntas até que eles digam a você diretamente o que desejam. Então se um jogador disse “Certo, vou até a taverna para encontrar o meu contato”, isso pode soar um pouco vago – você sabe que haverá um encontro, mas não sabe do que se trata. Você pode perguntar “Qual o seu interesse em encontrá-lo? Você já negociou algum preço para a informação que deseja?” ou outra questão que ajude o jogador a destrinchar sua vontade.</text:span></text:p>
      <text:p text:style-name="P13"><text:span text:style-name="T8">Outras vezes você terá que criar um propósito para a cena, como o início de um novo cenário ou a cena logo depois de um momento de suspense. Independentemente de como faça isso, tente voltar as perguntas sobre a história que criou mais cedo e introduzir uma situação que contribua diretamente para responder alguma delas. Dessa forma, sempre que for começar uma cena, estará movendo a história adiante.</text:span></text:p>
      <text:p text:style-name="P13"><text:span text:style-name="T20">Amanda terminou a sessão anterior com um suspense: o empregador misterioso de Fräkeline é um agente dos Bruxos de Mondoor, e o Cetro de Coronilla é uma joia necessária para o ritual que trará a bruxaria de volta. Além disso, Bandu é capturado pela guarda do Museu, que o acusa de ter roubado o Cetro, curiosamente a mesma relíquia que Fräk havia sido enviada para roubar.</text:span></text:p>
      <text:p text:style-name="P13"><text:span text:style-name="T20">Agora Amanda pensa sobre como vai iniciar a próxima sessão. Toda a situação da última sessão assustou os jogadores, então ela definitivamente vai focar nisso. Anya retornará, confusa sobre o papel de Fräk no roubo. A cena será um uma revelação, mostrando que ambas estão do mesmo lado.</text:span></text:p>
      <text:p text:style-name="P13"><text:span text:style-name="T8">Há outra questão importantíssima – uma cena deve começar </text:span><text:span text:style-name="T19">logo antes </text:span><text:span text:style-name="T8">de algo interessante acontecer. Filmes e séries são especialmente bons nisso – normalmente, você não assiste determinada cena por mais de três segundos antes que algo interessante aconteça para mudar a situação e abalar as coisas. “Cortar” direto para um momento antes do início da ação ajuda a manter o ritmo e chamar a atenção dos jogadores. Não é preciso detalhar cada momento da caminhada dos PJs da estalagem até o esconderijo do ladrão – isso é perder tempo de jogo onde nada interessante acontece. Ao invés disso, você pode começar a cena com os PJs na porta do esconderijo, frente a uma série de intricadas fechaduras na porta do ladrão.</text:span></text:p>
      <text:p text:style-name="P13"><text:soft-page-break/><text:span text:style-name="T8">Se você sentir dificuldades nesta questão, pense em algo que possa complicar o propósito deles ou criar um problema. Você também pode usar o truque ninja que falamos logo antes e fazer perguntas aos jogadores para ajudá-lo a elaborar o que acontecerá de interessante a seguir. Se você possuir um propósito claro em cada cena e começar quando algo significativo estiver para acontecer, é pouco provável que algo saia errado</text:span><text:span text:style-name="T9">.</text:span></text:p>
      <text:p text:style-name="P13"><text:span text:style-name="T20">Amanda inicia a cena com Fräkeline e Esopo voltando para seu alojamento tarde da noite, conversando distraidamente sobre os eventos recentes. Léo sugere que eles não devem ir para lá – não após o roubo. Ele imagina que todos, desde os Bruxos de Moondor ao Império Mareesiano estão procurando por Fräkeline, então eles estão em algum tipo de esconderijo seguro.</text:span></text:p>
      <text:p text:style-name="P13"><text:span text:style-name="T20">Então são surpreendidos por três estranhos armados que os emboscam assim que chegam próximo à porta.</text:span></text:p>
      <text:p text:style-name="P13"><text:span text:style-name="T20">“Uou!” Maira pergunta “Como eles sabem que estamos aqui?”</text:span></text:p>
      <text:p text:style-name="P13"><text:span text:style-name="T20">“Difícil dizer”, Amanda fala, fornecendo um ponto de destino para Maira e Léo. “</text:span><text:span text:style-name="T30">Este é um Centro de Comércio, Antro de Vilania</text:span><text:span text:style-name="T20">”.</text:span></text:p>
      <text:p text:style-name="P13"><text:span text:style-name="T20">“Justo”, Léo diz e ambos aceitam forçar o aspecto.</text:span></text:p>
      <text:p text:style-name="P13"><text:span text:style-name="T20">“Fräk, antes que consiga entrar para o local um dos indivíduos segura uma espada contra sua garganta. O capuz cai aos poucos e revela Anya! Ela parece brava quando diz “Onde está o Cetro, escória imperial?”.</text:span></text:p>
      <text:h text:style-name="P18" text:outline-level="3">Finalizando Cenas</text:h>
      <text:p text:style-name="P13"><text:span text:style-name="T8">Você pode finalizar as cenas da mesma forma que as iniciou, mas em um processo contrário: no momento em que notar que a cena alcançou o seu propósito, passe adiante e chame o fim da cena imediatamente após as ações </text:span><text:span text:style-name="T10">interessantes terminarem.</text:span></text:p>
      <text:p text:style-name="P13"><text:span text:style-name="T8">Esta é uma abordagem bastante eficiente porque ajuda a manter o </text:span><text:span text:style-name="T10">interesse na </text:span><text:span text:style-name="T19">próxima </text:span><text:span text:style-name="T8">cena. Mais uma vez, você vê isso o tempo todo em bons filmes – uma cena termina com parte da ação resolvida, mas também com algum assunto inacabado; é bem aí que cortam para a próxima cena.</text:span></text:p>
      <text:p text:style-name="P13"><text:span text:style-name="T8">Muitas de suas cenas acabarão da mesma forma. Os PJs podem vencer um conﬂito ou alcançar um objetivo, mas sempre haverá algo a ser feito a seguir – conversar sobre a resolução, descobrir o que vão fazer em seguida, etc.</text:span></text:p>
      <text:p text:style-name="P13"><text:span text:style-name="T8">Ao invés de prolongar a cena, no entanto, faça uma sugestão para eles seguirem para uma nova, o que pode ajudar a responder uma das questões não resolvidas na cena atual. Tente fazer com que revelem o que desejam fazer na próxima cena e então volte às duas questões para iniciar uma cena que mostramos acima – qual o propósito da próxima cena e qual a ação iminente interessante que pode acontecer? Parta diretamente para isso.</text:span></text:p>
      <text:p text:style-name="P13"><text:span text:style-name="T8">A única restrição com relação a isso é se os jogadores estiverem muito, mas muito empolgados mesmo com as interações na cena atual. Às vezes as pessoas se empolgam em algo e não conseguem parar e você não deve se preocupar se as coisas tomarem esse rumo. Se o interesse pela cena começar a cair, aproveite a chance para intervir e perguntar sobre a cena seguinte.</text:span></text:p>
      <text:h text:style-name="P18" text:outline-level="3">Os Pilares (Competência, Proatividade e Drama)</text:h>
      <text:p text:style-name="P13"><text:span text:style-name="T8">Sempre que estiver tentando criar ideias para o que deve acontecer na próxima cena, pense mas ideias básicas do Fate que apresentamos no capítulo </text:span><text:span text:style-name="T19">O Básico </text:span><text:span text:style-name="T8">– competência, proatividade e drama.</text:span></text:p>
      <text:p text:style-name="P13"><text:soft-page-break/><text:span text:style-name="T8">Em outras palavras, pergunte-se se sua cena está fazendo ao menos uma das seguintes coisas:</text:span></text:p>
      <text:p text:style-name="P13"><text:span text:style-name="T9">•</text:span><text:span text:style-name="T8"> Dando aos PJs a chance de mostrarem no que eles são realmente bons, seja contra pessoas despreparadas ou contra uma boa quantidade de adversários dignos.</text:span></text:p>
      <text:p text:style-name="P13"><text:span text:style-name="T9">•</text:span><text:span text:style-name="T8"> Dando aos PJs a chance de fazer algo que possa ser descrito em uma frase simples. “Tentando descobrir informações” é muito vago; “Invadir o gabinete do prefeito” é mais específico. Não precisa ser uma ação física – “convencer o informante a falar” também é uma ação válida.</text:span></text:p>
      <text:p text:style-name="P13"><text:span text:style-name="T9">•</text:span><text:span text:style-name="T8"> Introduzindo uma escolha difícil ou complicação para os PJs. Sua melhor ferramenta para fazer isso é forçar os aspectos dos PJs, mas se a situação é problemática por si só, talvez não seja necessário.</text:span></text:p>
      <text:p text:style-name="P13"><text:span text:style-name="T23">O primeiro impulso de Fräkeline é entender o que Anya está falando – mas Amanda sabe que os impulsos de Esopo são... um pouco mais violentos.</text:span></text:p>
      <text:p text:style-name="P13"><text:span text:style-name="T23">“Eu atiro com minha lança cascavéis!”, Léo grita.</text:span></text:p>
      <text:p text:style-name="P13"><text:span text:style-name="T23">“Mas... nós nem começamos a conversar”, diz Maira. “Mesmo assim! Para que conversar quando </text:span><text:span text:style-name="T31">Bater Sempre</text:span><text:line-break/><text:span text:style-name="T31">Funciona</text:span><text:span text:style-name="T23">?"</text:span></text:p>
      <text:p text:style-name="P13"><text:span text:style-name="T23">Léo abre a mão e Amanda cede um ponto de destino por forçar o aspecto.</text:span></text:p>
      <text:h text:style-name="P18" text:outline-level="3">Use os Aspectos</text:h>
      <text:p text:style-name="P13"><text:span text:style-name="T8">Outro bom jeito de elaborar cenas interessantes de ação é usar os aspectos dos jogadores para criar uma complicação ou evento baseados neles. Isso é especialmente adequado para aqueles aspectos dos PJs que você não incluiu no problema do cenário, porque isso muda um pouco o foco para eles, mesmo que a história principal não foque nos PJs tanto assim.</text:span></text:p>
      <text:p text:style-name="P13"><text:span text:style-name="T20">A cena se inicia com um grande julgamento. Bandu está preso, parado em pé diante dos oficiais do Museu do Consenso. Enquanto eles o cobrem de perguntas, eventualmente um dos estudiosos presentes no salão lança um insulto ou uma palavra de desânimo (o que rende um ponto de destino por seu </text:span><text:span text:style-name="T30">Me Ofendo Por Pouco</text:span><text:span text:style-name="T20">). A coisa toda parece uma reunião de parlamentares. Fräk e Esopo estão escondidos na ventilação, assistindo tudo a uma distância segura.</text:span></text:p>
      <text:p text:style-name="P13"><text:span text:style-name="T20">Amanda se vira para os dois e pergunta, “Vocês vão deixar seu companheiro nessa situação?”</text:span></text:p>
      <text:p text:style-name="P13"><text:span text:style-name="T20">“Não importa. </text:span><text:span text:style-name="T30">Eu Não Entendo Absolutamente Nada</text:span><text:span text:style-name="T20">!” grita Léo, narrando como Esopo quebra o teto e cai no centro do salão, na mira dos guardas.</text:span></text:p>
      <text:p text:style-name="P13"><text:span text:style-name="T20">“Não posso ficar parada depois dessa... porque eu sei que o </text:span><text:span text:style-name="T30">Esopo Precisa Ser Protegido</text:span><text:span text:style-name="T20">!”, anuncia Maira, fazendo Fräkeline saltar do telhado no meio da confusão.</text:span></text:p>
      <text:p text:style-name="P13"><text:span text:style-name="T20">Amanda ri, dizendo “Melhor cena!”, e lança dois pontos de destino, um para Maira e outro para Léo.</text:span></text:p>
      <text:h text:style-name="P17" text:outline-level="2">O CENÁRIO EM JOGO</text:h>
      <text:p text:style-name="P13"><text:span text:style-name="T8">Agora você já deve estar pronto para começar: você tem um problema que não pode ser ignorado, uma boa variedade de questões sobre a história que ajudarão a resolver os problemas de uma forma ou de outra, um grupo de PdNs e suas motivações e a primeira cena que fará as coisas pegarem fogo.</text:span></text:p>
      <text:p text:style-name="P13"><text:span text:style-name="T8">A partir de agora deve ser mais fácil, certo? Você apresenta as questões, os jogadores as responderão gradualmente e tudo correrá tranquilamente para </text:span><text:span text:style-name="T10">uma conclusão.</text:span></text:p>
      <text:p text:style-name="P13"><text:span text:style-name="T8">Bem... acredite, nunca acontece assim.</text:span></text:p>
      <text:p text:style-name="P13"><text:soft-page-break/><text:span text:style-name="T8">A coisa mais importante que você deve se lembrar quando começar um cenário é: </text:span><text:span text:style-name="T19">tudo sempre acontece diferente do esperado</text:span><text:span text:style-name="T8">. Os PJs odiarão um PdN que deveria ser um aliado, terão sucessos que revelarão os segredos mais cedo que o esperado, sofrerão perdas inesperadas e mudarão o curso de suas ações ou inúmeras outras coisas que fazem com que a história não siga o curso planejado.</text:span></text:p>
      <text:p text:style-name="P13"><text:span text:style-name="T8">Observe que não recomendamos predeterminar quais locais e cenas estarão envolvidos em um cenário – isso porque achamos que muito material pode ser perdido, já que muita coisa depende da dinâmica do grupo e de </text:span><text:span text:style-name="T10">suas escolhas.</text:span></text:p>
      <text:p text:style-name="P13"><text:span text:style-name="T8">No entanto, nem tudo está perdido – as coisas que você preparou o ajudarão quando os personagens fizerem coisas inesperadas. Suas perguntas narrativas são vagas o suficiente para que possam ser respondidas de diversas maneiras, e você pode rapidamente cortar algo que não é tão relevante e substituir por algo sem ter que perder todo o seu trabalho.</text:span></text:p>
      <text:p text:style-name="P13"><text:span text:style-name="T20">Amanda esperava que a cena com Esopo, Fräk e Anya resultasse num conﬂito rápido, graças a Esopo, seguido de uma conversa onde todos descobrem que estão do mesmo lado. Certo? Não.</text:span></text:p>
      <text:p text:style-name="P13"><text:span text:style-name="T20">O primeiro golpe de Esopo derruba Anya, acabando também seu primeiro contato com a Irmandade do Equilíbrio, uma organização que se opõe ao Império e aos Bruxos. Mudança de planos. Amanda pensa em como continuar a partir dali:</text:span></text:p>
      <text:p text:style-name="P13"><text:span text:style-name="T20">Os acompanhantes de Anya gritam “Vingança!” e lutam até a morte.</text:span><text:line-break/><text:span text:style-name="T20">Um dos três assume o papel de Anya e tenta conversar.</text:span></text:p>
      <text:p text:style-name="P13"><text:span text:style-name="T20">Os guerreiros fogem (concedendo o conﬂito) e relatam a morte a seus superiores.</text:span></text:p>
      <text:p text:style-name="P13"><text:span text:style-name="T20">Ela escolhe a terceira opção. Depois de um golpe como esse, ninguém tentaria encarar Esopo. Além disso, Amanda imagina que Maira e Léo irão revistar o corpo, uma boa oportunidade para obterem informações sobre a Irmandade. Também é a chance de trazer Bandu à ação – talvez a Irmandade do Equilíbrio tenha informações que ele queira.</text:span></text:p>
      <text:p text:style-name="P13"><text:span text:style-name="T8">Além disso, conhecer as motivações e objetivos de seus PdNs permite ajustar seus comportamentos mais facilmente do que colocá-los em cena esperando a chegada dos PJs. Quando os PJs tomarem uma decisão complicada, torne os PdNs tão dinâmicos quanto eles, fazendo-os tomar decisões súbitas e surpreendentes para atingir seus objetivos.</text:span></text:p>
      <text:p text:style-name="P13"><text:span text:style-name="T20">Amanda ainda está um pouco perdida com essa morte inesperada. Ela planejava fazer de Anya uma personagem importante para o arco da história – talvez não uma PdN poderosa, mas uma bastante importante. Amanda pode ao menos tornar sua morte significativa.</text:span></text:p>
      <text:p text:style-name="P13"><text:span text:style-name="T20">Ela decide que embora a morte de um membro da Irmandade pudesse passar despercebida para a maioria dos habitantes de Ondrin, Meegooo, o Falasiano, certamente ouviria a respeito. Ele já conhecia Esopo de confrontos anteriores com o Clã do Dedo, e se você não pode vencê-los... recrute-os.</text:span></text:p>
      <text:h text:style-name="P17" text:outline-level="2">RESOLVENDO O CENÁRIO</text:h>
      <text:p text:style-name="P13"><text:span text:style-name="T8">Um cenário termina quando você consegue cenas suficientes para resolver a maioria das questões sobre a história que você criou quando preparou o cenário. Às vezes será possível fazer isso com uma simples sessão se possuir muito tempo ou poucas questões. Se possuir muitas perguntas para o cenário, talvez precise de várias sessões para resolver tudo.</text:span></text:p>
      <text:p text:style-name="P13"><text:span text:style-name="T8">Não sinta a necessidade de responder todas as questões se as coisas se concluíram satisfatoriamente – você pode usar questões não resolvidas para cenários futuros ou deixá-los de lado se não chamaram a atenção dos jogadores.</text:span></text:p>
      <text:p text:style-name="P13"><text:soft-page-break/><text:span text:style-name="T8">O fim de um cenário desencadeia um </text:span><text:span text:style-name="T12">marco maior</text:span><text:span text:style-name="T8">. Quando isso acontece, você também deve verificar se o mundo do jogo precisa avançar de alguma forma</text:span><text:span text:style-name="T9">.</text:span></text:p>
      <text:h text:style-name="P21" text:outline-level="1"/>
      <text:h text:style-name="P22" text:outline-level="1"><text:span text:style-name="T44">10 </text:span>CRIANDO CAMPANHAS</text:h>
      <text:h text:style-name="P17" text:outline-level="2">O QUE É UM ARCO?</text:h>
      <text:p text:style-name="P13"><text:span text:style-name="T8">Quando você senta para jogar Fate, pode ser que jogue apenas uma sessão. Essa é uma forma válida de jogar, mas vamos assumir que você queira jogar um pouco mais. O que precisa, nesse caso, é de um </text:span><text:span text:style-name="T12">arco</text:span><text:span text:style-name="T11">.</text:span></text:p>
      <text:p text:style-name="P13"><text:span text:style-name="T8">Um arco é uma história completa, com seus próprios assuntos, situações, antagonistas, inocentes e fim, contada ao longo de algumas sessões (em geral, algo em torno de duas a cinco). Você não precisa ter tudo planejado (e provavelmente não deveria, dado que histórias meticulosamente planejadas nunca sobrevivem ao contato com jogadores), mas é preciso ter uma ideia de onde as coisas começam e terminam, e o que pode acontecer no meio do caminho.</text:span></text:p>
      <text:p text:style-name="P13"><text:span text:style-name="T8">Uma analogia ficcional: um arco é como um livro. Ele conta sua história própria e termina quando ela se conclui; você cria alguma forma de desfecho e segue adiante. Às vezes você decide começar outra história, em outras seu livro é só o primeiro de uma série. É aí que temos uma campanha.</text:span></text:p>
      <text:h text:style-name="P17" text:outline-level="2">O QUE É UMA CAMPANHA?</text:h>
      <text:p text:style-name="P13"><text:span text:style-name="T8">Quando temos múltiplos arcos conectados contados em sequência, e há uma história ou tema maior que atravessa todos eles, chamamos de </text:span><text:span text:style-name="T12">campanha</text:span><text:span text:style-name="T8">. Campanhas são longas, levando meses ou até anos para serem completadas (se isso chegar a acontecer).</text:span></text:p>
      <text:p text:style-name="P13"><text:span text:style-name="T8">Claro que isso não precisa ser tão assustador como parece. Sim, uma campanha é longa, extensa e bastante complexa. Você não precisa, no entanto, criar toda a história de uma única vez. Semelhante ao que acontece em um arco, você pode ter uma ideia vaga sobre como começar e finalizar a história (e isso será de bastante ajuda), mas você realmente precisa planejar um arco de cada vez.</text:span></text:p>
      <text:p text:style-name="P13"><text:span text:style-name="T8">Os jogadores são propensos a agitar um pouco as coisas e alterar o curso do que você planejou caso crie mais de um arco por vez, o que pode ser inútil e frustrante. Planejar o segundo arco de uma campanha baseado nos eventos do primeiro, no resultado final e no que os jogadores fizeram, porém, pode ser muito gratificante.</text:span></text:p>
      <text:h text:style-name="P17" text:outline-level="2">CONSTRUINDO UM ARCO</text:h>
      <text:p text:style-name="P13"><text:span text:style-name="T8">A maneira mais fácil de construir um arco é não construir um – na página 219, sugerimos que se você possui muitas perguntas narrativas em seu cenário, talvez possa reservar algumas delas para o próximo. Então, no próximo cenário, adicione algumas novas perguntas às que ainda estão sem resposta.</text:span></text:p>
      <text:p text:style-name="P13"><text:span text:style-name="T8">Misture tudo isso e você terá material para três ou quatro cenários sem precisar de muito trabalho adicional. Além disso, será possível incorporar mudanças pensadas de acordo com os aspectos dos personagens, ao invés de criar um plano que será interrompido.</text:span></text:p>
      <text:p text:style-name="P13"><text:span text:style-name="T8">Dito isto, sabemos que alguns Narradores preferem ter um senso de estrutura que os deixem seguros em campanhas longas. Ao construir arcos, recomendamos usar o mesmo método para construir cenários apresentado no capítulo anterior, mas alterando o alcance das perguntas sobre a história. Em vez de focar nos problemas simples e imediatos que os PJs possam resolver, pense em problemas gerais, onde os PJs terão de lidar com coisas pequenas para terem a chance de resolverem os grandes.</text:span></text:p>
      <text:p text:style-name="P13"><text:soft-page-break/><text:span text:style-name="T8">O melhor lugar para procurar por problemas para sua campanha é nos detalhes sobre os lugares e organizações que você já imaginou durante a criação do cenário. Se você ainda não criou algum local ou grupo em particular, agora pode ser uma boa hora para isso, para que assim você tenha material para um arco.</text:span></text:p>
      <text:p text:style-name="P13"><text:span text:style-name="T20">Amanda decide que quer fazer um arco maior para cada PJ.</text:span></text:p>
      <text:p text:style-name="P13"><text:span text:style-name="T20">Para Bandu, seu </text:span><text:span text:style-name="T30">O Império Quer a Minha Cabeça </text:span><text:span text:style-name="T20">torna tudo mais fácil – ela decide que talvez o Império tenha planos mais sinistros para ele do que matá-lo, talvez envolvendo o estudo de seus poderes mentais para fins nefastos.</text:span></text:p>
      <text:p text:style-name="P13"><text:span text:style-name="T20">Ela precisa se concentrar nas perguntas sobre a história que são mais gerais e pensar um pouco sobre como resolvê-las. Após pensar um pouco, ela escolhe:</text:span></text:p>
      <text:p text:style-name="P13"><text:span text:style-name="T34">•</text:span><text:span text:style-name="T35"> </text:span><text:span text:style-name="T20">Será que Bandu se livrar da perseguição do Império? (Isso permite que ela faça cenários individuais com Bandu tentando apagar sua identidade ou algo assim)</text:span></text:p>
      <text:p text:style-name="P13"><text:span text:style-name="T34">•</text:span><text:span text:style-name="T35"> </text:span><text:span text:style-name="T20">Será que Bandu irá se aliar aos seus inimigos para atacar o Império? (Isso permite que ela crie cenários individuais sobre cada um de seus rivais)</text:span></text:p>
      <text:p text:style-name="P13"><text:span text:style-name="T34">•</text:span><text:span text:style-name="T35"> </text:span><text:span text:style-name="T20">Bandu conseguirá fazer um acordo com seus perseguidores?</text:span></text:p>
      <text:p text:style-name="P13"><text:span text:style-name="T34">•</text:span><text:span text:style-name="T35"> </text:span><text:span text:style-name="T20">Qual é o plano final do Império? Será que serão bem-sucedidos? (resposta que termina o arco)</text:span></text:p>
      <text:p text:style-name="P13"><text:span text:style-name="T8">Em seguida, faça o mesmo processo para descobrir quais são os PdNs que oferecerão a oposição, tendo em mente que sua inﬂuência é mais abrangente em um arco do que em um cenário.</text:span></text:p>
      <text:h text:style-name="P17" text:outline-level="2">CONSTRUINDO CAMPANHAS</text:h>
      <text:p text:style-name="P13"><text:span text:style-name="T8">Mais uma vez, a maneira mais fácil de fazer isso é não se preocupar – apenas deixe que seus cenários e arcos criem uma história para a campanha. Seres humanos são máquinas de criar padrões e é bastante provável que você consiga captar naturalmente qual deve ser o enredo de sua campanha analisando as perguntas ainda não respondidas dos arcos e cenários.</text:span></text:p>
      <text:p text:style-name="P13"><text:span text:style-name="T8">No entanto, se você gosta de planejar um pouco mais, o conselho é o mesmo que para os arcos, exceto que você estará ampliando um pouco mais </text:span><text:span text:style-name="T10">as coisas. Escolha </text:span><text:span text:style-name="T19">uma </text:span><text:span text:style-name="T8">pergunta narrativa para responder, uma que será o ponto culminante depois dos PJs passarem por diversos cenários e arcos.</text:span></text:p>
      <text:p text:style-name="P13"><text:span text:style-name="T8">Faça então algumas anotações sobre os passos necessários para que seja possível responder a essa pergunta; eles servirão como material para a elaboração de arcos e cenários.</text:span></text:p>
      <text:p text:style-name="P13"><text:span text:style-name="T8">Os melhores aspectos para elaborar um problema no nível campanha são as questões presentes ou iminentes de seu cenário, dado seu alcance.</text:span></text:p>
      <text:p text:style-name="P13"><text:span text:style-name="T20">Amanda sabe que sua campanha vai depender dos personagens resolverem o aspecto </text:span><text:span text:style-name="T30">A Bruxaria Retornará!</text:span><text:span text:style-name="T20">. Então umas de suas perguntas é “Será que os PJs poderão evitar o retorno da bruxaria espacial?"</text:span></text:p>
      <text:p text:style-name="P13"><text:span text:style-name="T20">Ela sabe que para isso eles primeiro precisarão descobrir os planos dos Bruxos de Moondor. Também precisarão se certificar que nenhum de seus inimigos pessoais ou o Clã do Dedo interfiram na missão de deter a bruxaria. Isso lhe dá uma boa ideia de quais arcos construirão a campanha.</text:span></text:p>
      <text:h text:style-name="P17" text:outline-level="2"><text:soft-page-break/>EVOLUÇÃO E ALTERAÇÃO</text:h>
      <text:p text:style-name="P13"><text:span text:style-name="T8">Seus personagens não permanecem imutáveis durante a campanha inteira. Conforme suas histórias avançam, eles também terão a chance de crescer e mudar em resposta aos eventos no jogo. Os conﬂitos que enfrentam e complicações que superam alterarão o modo como são vistos e os levarão a novos desafios.</text:span></text:p>
      <text:p text:style-name="P13"><text:span text:style-name="T8">Além de seus personagens, o mundo do jogo também muda. Os personagens resolverão ameaças, mudarão a aparência de um lugar ou causarão algum impacto durante o jogo que afetará alguma das questões do cenário. Falaremos sobre a evolução do mundo mais à frente.</text:span></text:p>
      <text:p text:style-name="P13"><text:span text:style-name="T8">A evolução de personagens em Fate pode ocorrer de duas maneiras: você pode ou mudar uma informação na ficha para algo equivalente, ou acrescentar elementos novos à ficha. Cada oportunidade para fazer essas alterações é chamada de </text:span><text:span text:style-name="T12">marco</text:span><text:span text:style-name="T11">.</text:span></text:p>
      <text:h text:style-name="P17" text:outline-level="2">O QUE É UM MARCO?</text:h>
      <text:p text:style-name="P13"><text:span text:style-name="T8">Um marco é um momento durante o jogo onde você tem a chance de mudar ou melhorar o seu personagem. Chamamos isso de marco porque ele acontece em pontos significativos do jogo – o fim de uma sessão, o fim de um cenário ou o fim de um arco.</text:span></text:p>
      <text:p text:style-name="P13"><text:span text:style-name="T8">Normalmente, esses pontos significativos vêm logo depois de algum evento importante na história que justifique a mudança em seu personagem. Você pode revelar um detalhe significativo na trama ou terminar a sessão com um suspense. Pode ser a derrota de um vilão importante ou a resolução de alguma questão do enredo no final de um cenário. Talvez os personagens terminem uma história grande que abala o mundo da campanha ao final de um arco.</text:span></text:p>
      <text:p text:style-name="P13"><text:span text:style-name="T8">Obviamente, as coisas nem sempre caminham perfeitamente, por isso o Narrador precisa de algum critério para decidir quando cada tipo de marco ocorre. Se parecer satisfatório ter um marco no meio de uma sessão, vá em frente, mas procure seguir as sugestões apresentadas aqui para não oferecer oportunidades de avanço com tanta frequência.</text:span></text:p>
      <text:p text:style-name="P13"><text:span text:style-name="T8">Há três tipos de marco, de acordo com nível de importância: menores, significativos e maiores.</text:span></text:p>
      <text:h text:style-name="P25" text:outline-level="4">Marcos Menores</text:h>
      <text:p text:style-name="P13"><text:span text:style-name="T8">Marcos menores normalmente ocorrem ao final de uma sessão de jogo ou quando uma parte da história é resolvida. A ideia deste tipo de marco é causar uma mudança no personagem, não necessariamente tornando-o mais poderoso; é um ajuste devido aos acontecimentos na história. Às vezes não fará muito sentido tentar tirar algum proveito de um marco menor, mas você sempre tem essa oportunidade caso precise.</text:span></text:p>
      <text:p text:style-name="P13"><text:span text:style-name="T8">Durante um marco menor, você pode fazer uma das seguintes alterações (apenas uma):</text:span></text:p>
      <text:p text:style-name="P13"><text:span text:style-name="T9">•</text:span><text:span text:style-name="T8"> Trocar os valores de duas perícias um pelo outro ou substituir uma perícia Regular (+1) por uma que não possua em sua ficha.</text:span></text:p>
      <text:p text:style-name="P13"><text:span text:style-name="T9">•</text:span><text:span text:style-name="T8"> Alterar uma façanha para outra qualquer.</text:span></text:p>
      <text:p text:style-name="P13"><text:span text:style-name="T9">•</text:span><text:span text:style-name="T8"> Comprar uma nova façanha, contanto que possua recarga para isso (lembre-se que a recarga não pode ser inferior a 1).</text:span></text:p>
      <text:p text:style-name="P13"><text:span text:style-name="T9">•</text:span><text:span text:style-name="T8"> Renomear um aspecto de personagem que não o conceito. Além disso, você também pode renomear qualquer consequência moderada que possuir, iniciando assim o processo de recuperação, presumindo que você ainda não o tenha feito.</text:span></text:p>
      <text:p text:style-name="P13"><text:soft-page-break/><text:span text:style-name="T8">Esta é uma boa forma de fazer pequenos ajustes, se parecer que algo não ficou tão bom em seu personagem – você não usa tão frequentemente uma façanha como pensava, talvez você resolva a </text:span><text:span text:style-name="T36">Rixa Violenta Com Edmund </text:span><text:span text:style-name="T10">e </text:span><text:span text:style-name="T8">esse aspecto não é mais apropriado, ou qualquer mudança que mantenha a consistência do personagem perante os acontecimentos do jogo.</text:span></text:p>
      <text:p text:style-name="P13"><text:span text:style-name="T8">Na verdade, você deve ser capaz de justificar quase sempre a mudança feita no contexto da história do jogo. Talvez não seja interessante alterar </text:span><text:span text:style-name="T36">Cabeça Quente </text:span><text:span text:style-name="T8">para </text:span><text:span text:style-name="T36">Pacifista</text:span><text:span text:style-name="T8">, por exemplo, a não ser que algo inspirador tenha ocorrido na história para uma alteração tão significativa – você conhece um homem santo ou teve uma experiência traumática que o fez desistir da espada ou qualquer coisa assim. Narradores, vocês são os árbitros finais em julgar tais situações, mas não seja um carrasco que sacrifica a diversão de um jogador em benefício da história.</text:span></text:p>
      <text:p text:style-name="P13"><text:span text:style-name="T20">Fräkeline atinge um marco menor. Maira olha sua ficha de personagem, procurando algo para mudar. Uma coisa que nota é que nas últimas sessões, Esopo a tem colocado em perigo, mas sempre se saído (quase) ileso.</text:span></text:p>
      <text:p text:style-name="P13"><text:span text:style-name="T20">Ela olha para Léo e diz, “Quer saber? Acho que Fräk não pensa mais que </text:span><text:span text:style-name="T30">Esopo Precisa Ser Protegido</text:span><text:span text:style-name="T21">.</text:span></text:p>
      <text:p text:style-name="P13"><text:span text:style-name="T20">Vou mudá-lo para </text:span><text:span text:style-name="T30">Não Posso Confiar em Esopo</text:span><text:span text:style-name="T20">.”</text:span></text:p>
      <text:p text:style-name="P13"><text:span text:style-name="T20">Michel entra na conversa e diz, “Mas e os planos dos Bruxos que você viu?”</text:span></text:p>
      <text:p text:style-name="P13"><text:span text:style-name="T20">Maira pensa um pouco e responde, “Bom, se eu encontrar provas que ele precisa mesmo de proteção, eu mudo de volta.”</text:span></text:p>
      <text:p text:style-name="P13"><text:span text:style-name="T20">Amanda aprova a mudança e Maira reescreve um dos aspectos de Fräkeline.</text:span></text:p>
      <text:p text:style-name="P13"><text:span text:style-name="T20">Enquanto isso, Esopo também consegue um marco menor.</text:span></text:p>
      <text:p text:style-name="P13"><text:span text:style-name="T20">Léo olha sua ficha e nota que ele gastou mais tempo mentindo para as pessoas do que tentando fazer amigos. Ele pergunta a Amanda se pode alterar os níveis de suas perícias Enganar e Comunicação, ficando com Enganar Bom (+3) e Comunicação Razoável (+2). Ela concorda e ele faz a alteração em sua ficha.</text:span></text:p>
      <text:h text:style-name="P25" text:outline-level="4">Marco Significativo</text:h>
      <text:p text:style-name="P13"><text:span text:style-name="T8">Marcos significantes geralmente ocorrem no final de um cenário ou na conclusão de algum evento importante (ou, em caso de dúvida, ao final de duas ou três sessões). São diferentes dos marcos menores (basicamente uma alteração) pois representam algum tipo de aprendizado – lidar com problemas e desafios torna o seu personagem mais capaz no que faz.</text:span></text:p>
      <text:p text:style-name="P13"><text:span text:style-name="T8">Em adição aos benefícios de um marco menor, você também tem direito a ambos os seguintes:</text:span></text:p>
      <text:p text:style-name="P13"><text:span text:style-name="T9">•</text:span><text:span text:style-name="T8"> Um ponto de perícia adicional, para comprar uma nova perícia em nível Regular (+1) ou aumentar o nível de uma perícia existente.</text:span></text:p>
      <text:p text:style-name="P13"><text:span text:style-name="T9">•</text:span><text:span text:style-name="T8"> Se você possuir qualquer consequência grave, pode renomear a mesma para iniciar o processo de recuperação, se ainda não o fez.</text:span></text:p>
      <text:p text:style-name="P13"><text:span text:style-name="T8">Quando você gasta seu ponto de perícia, você está dando um passo a mais na escala. Você pode usá-lo para comprar uma nova perícia em nível Regular (+1) ou pode aumentar o nível de uma perícia existente em sua ficha de personagem – digamos de Bom (+3) para Ótimo (+4).</text:span></text:p>
      <text:h text:style-name="P25" text:outline-level="4"><text:soft-page-break/>A Coluna de Perícias</text:h>
      <text:p text:style-name="P13"><text:span text:style-name="T8">Durante a criação do personagem, as perícias são organizadas em uma pirâmide. Não é preciso se prender a esse formato durante a evolução do personagem.</text:span></text:p>
      <text:p text:style-name="P13"><text:span text:style-name="T8">No entanto, ainda há a limitação das </text:span><text:span text:style-name="T12">colunas de perícias</text:span><text:span text:style-name="T8">. Ou seja, </text:span><text:span text:style-name="T12">você não pode ter mais perícias num nível acima do que o nível abaixo dela</text:span><text:span text:style-name="T11">.</text:span></text:p>
      <text:p text:style-name="P13"><text:span text:style-name="T8">Então, se você tem três colunas em nível Bom (+3), você também tem três perícias Regulares (+1) e ao menos três Razoáveis (+2) para suportar suas três perícias Boas (+3).</text:span></text:p>
      <text:p text:style-name="P13"><text:span text:style-name="T8">A pirâmide já segue esse padrão, mas quando você adiciona novas perícias, você precisa ter certeza que não estará ultrapassando esse limite. É fácil esquecer que, ao aumentar o nível de uma perícia em um ponto, você pode não ter mais espaço suficiente na pirâmide para dar suporte ao novo nível dessa perícia.</text:span></text:p>
      <text:p text:style-name="P13"><text:span text:style-name="T8">Então digamos que você possui uma Boa (+3), duas Razoáveis (+2) e três Regulares (+1). Sua distribuição de perícias ficaria assim:</text:span></text:p>
      <text:p text:style-name="P13"><text:span text:style-name="T53">Vontade Bom (+3)</text:span><text:line-break/><text:span text:style-name="T53">Provocar e Comunicação Razoável (+2)</text:span><text:line-break/><text:span text:style-name="T53">Enganar, Contatos e Recursos Regular (+1)</text:span></text:p>
      <text:p text:style-name="P13"><text:span text:style-name="T8">Ao alcançar um marco, você melhora uma perícia Razoável (+2) para Boa (+3). Isso vai lhe deixar com duas Boas (+3), uma Razoável (+2) e três Regulares (+1):</text:span></text:p>
      <text:p text:style-name="P13"><text:span text:style-name="T8">Vontade e Comunicação Bom (+3)</text:span><text:line-break/><text:span text:style-name="T8">Provocar e Razoável (+2)</text:span><text:line-break/><text:span text:style-name="T8">Enganar, Contatos e Recursos Regular (+1) </text:span></text:p>
      <text:p text:style-name="P13"><text:span text:style-name="T8">Vê como não funciona? Agora falta uma segunda perícia em nível Razoável para se enquadrar nas regras.</text:span></text:p>
      <text:p text:style-name="P13"><text:span text:style-name="T8">Quando isso acontecer, você tem duas opções. Você pode comprar uma nova perícia no nível mais baixo possível – nesse caso, Regular (+1) – e então melhorar o seu nível em marcos futuros até que ela alcance o nível desejado.</text:span></text:p>
      <text:p text:style-name="P13"><text:span text:style-name="T8">A outra alternativa é guardar o ponto de perícia e esperar até acumular o suficiente para comprar a perícia em qualquer nível que deseje.</text:span></text:p>
      <text:p text:style-name="P13"><text:span text:style-name="T8">Então, no caso acima, você pode comprar uma perícia Regular (+1), promover uma de suas perícias Regulares para Razoável (+2) e em seguida melhorar a perícia original para Bom (+3). Isso pode levar até três marcos significantes para ser realizado. Ou você pode esperar, poupar os pontos até possuir três pontos de perícia, comprar uma nova perícia em nível Razoável (+2) e melhorar a perícia que desejar para Bom (+3). Só depende de você decidir se quer comprar perícias novas ou não nesse meio tempo.</text:span></text:p>
      <text:p text:style-name="P13"><text:span text:style-name="T23">Bandu consegue um marco significativo após o fim de um cenário. Ele ganha um ponto de perícia.</text:span></text:p>
      <text:p text:style-name="P13"><text:span text:style-name="T23">Michel olha para sua ficha de personagem e decide que quer aumentar o seu nível em Percepção de Razoável (+2) para Bom (+3). Ele sabe que isso vai contra à regra da pirâmide de perícias, então em vez disso decide comprar Recursos em nível Regular (+1) – os PJs passaram por algumas aventuras lucrativas e ele acredita que é uma boa oportunidade para começar a acumular riquezas.</text:span></text:p>
      <text:p text:style-name="P13"><text:span text:style-name="T23">Se ele esperar mais dois marcos, poderá por mais uma perícia em nível Razoável (+2) e então colocar o nível desejado em Percepção, que é Bom (+3).</text:span></text:p>
      <text:p text:style-name="P13"><text:span text:style-name="T23">Ele também tem a oportunidade de usar um dos benefícios de um marco menor. Ele acredita que esteve em muitas lutas durante o jogo e pensa que </text:span><text:span text:style-name="T31">Me Ofendo por Pouco </text:span><text:span text:style-name="T23">não é tão apropriado, considerando o número de vezes que ele foi </text:span><text:soft-page-break/><text:span text:style-name="T23">ofendido. Ele altera para </text:span><text:span text:style-name="T31">Me Desafie e Haverá Consequências</text:span><text:span text:style-name="T23">, para reﬂetir a</text:span><text:line-break/><text:span text:style-name="T23">mudança de atitude de seu personagem perante a opinião alheia.</text:span></text:p>
      <text:p text:style-name="P13"><text:span text:style-name="T8">Você pode ter notado que quanto mais sobe na escala, mais difícil fica de melhorar suas perícias. Isso é proposital — ninguém conseguirá ser incrível </text:span><text:span text:style-name="T53">em tudo o tempo todo. Não teria graça.</text:span></text:p>
      <text:p text:style-name="P14"><text:span text:style-name="T42">Narradores, restringir demais o uso das perícias pode ser uma dor de cabeça às vezes. Se você e seus jogadores realmente querem melhorar o nível de certa perícia sem se preocuparem em quebrar regras, sugira ao jogador melhorar a perícia agora e gastar os próximos marcos para “corrigir” a pirâmide de perícias, no lugar de fazê-lo esperar.</text:span></text:p>
      <text:h text:style-name="P25" text:outline-level="4">Marco Maior</text:h>
      <text:p text:style-name="P13"><text:span text:style-name="T8">Um marco maior deve apenas ocorrer quando algo acontece que abala </text:span><text:span text:style-name="T19">de forma significativa </text:span><text:span text:style-name="T8">a estrutura do mundo – o fim de um arco (ou algo em torno de três cenários), a morte de um PdN principal ou qualquer outra alteração em grande escala que possa mexer com todo o universo do jogo.</text:span></text:p>
      <text:p text:style-name="P13"><text:span text:style-name="T8">A ideia destes marcos é tornar o personagem mais poderoso. Os desafios anteriores não são mais suficientes para ameaçar os personagens e as ameaças futuras precisarão ser mais organizadas, determinadas e difíceis para enfrentá-los.</text:span></text:p>
      <text:p text:style-name="P13"><text:span text:style-name="T8">Alcançar um marco maior confere os benefícios de um marco significativo e um marco menor e todas as opções a seguir:</text:span></text:p>
      <text:p text:style-name="P13"><text:span text:style-name="T9">•</text:span><text:span text:style-name="T8"> Se você possuir uma consequência extrema, renomeie-a para reﬂetir o fato de você já ter passado por seu efeito mais debilitante. Isso permite a você receber outra consequência extrema no futuro, se for preciso.</text:span></text:p>
      <text:p text:style-name="P13"><text:span text:style-name="T9">•</text:span><text:span text:style-name="T8"> Receba um ponto adicional de recarga, o que permite a você comprar uma nova façanha imediatamente ou mantê-lo para que receba mais pontos de destino no início de uma sessão.</text:span></text:p>
      <text:p text:style-name="P13"><text:span text:style-name="T9">•</text:span><text:span text:style-name="T8"> Adicione uma perícia nova acima do limite da pirâmide, se possuir pontos para isso, aumentando assim o limite.</text:span></text:p>
      <text:p text:style-name="P13"><text:span text:style-name="T9">•</text:span><text:span text:style-name="T8"> Renomeie o conceito de personagem se desejar.</text:span></text:p>
      <text:p text:style-name="P13"><text:span text:style-name="T8">Alcançar um marco maior é algo grandioso. Personagens com mais façanhas possuirão diversas possibilidades de receberem bônus, tornando suas perícias mais efetivas que o normal. Personagens com alto nível em recarga possuirão uma boa fonte de pontos de destino para trabalhar seus aspectos durante as sessões, o que significa não precisa forçar demais os próprios spectos.</text:span></text:p>
      <text:p text:style-name="P13"><text:line-break/><text:span text:style-name="T8">Narradores, quando um PJ ultrapassa o limite atual de sua pirâmide, é preciso alterar a forma como você cria os PdNs de oposição, pois agora pois de inimigos que possam opor os PJs em termos de competência para prover um desafio digno. Isso não acontece de uma vez só, o que lhe dá a oportunidade de introduzir inimigos mais poderosos de forma gradual.</text:span></text:p>
      <text:p text:style-name="P13"><text:span text:style-name="T8">Mas se jogar por bastante tempo, eventualmente terá PJs com perícias em níveis Épicos e Lendários – isso já lhe dá uma noção do tipo de vilões que precisarão aparecer. Acima de tudo, um marco maior deve sinalizar que muitas coisas no mundo de jogo foram alteradas. Algumas mudanças serão reﬂetidas no avanço do mundo, mas dado o número de vezes que os PJs tiveram a chance de alterar seus aspectos em resposta à história, é bem provável que você esteja agora lidando com um grupo que possui prioridades e preocupações bem diferentes do início do jogo.</text:span></text:p>
      <text:p text:style-name="P13"><text:soft-page-break/><text:span text:style-name="T20">Fräkeline chega ao fim de um arco e alcança um marco maior. </text:span><text:span text:style-name="T35">Em jogo, os PJs derrubaram Zoidai Vasa, uma PdN importante </text:span><text:span text:style-name="T20">do mundo de jogo.</text:span></text:p>
      <text:p text:style-name="P13"><text:span text:style-name="T20">Maira verifica sua ficha de personagem. Ela recebeu uma consequência extrema no arco passado e deixou um de seus aspectos ser substituído por </text:span><text:span text:style-name="T30">Memórias Corrompidas</text:span><text:span text:style-name="T20">. Agora ela tem a oportunidade de renomear esse aspecto novamente e o altera para </text:span><text:span text:style-name="T30">Memórias Superficiais </text:span><text:span text:style-name="T20">– essa experiência deixou cicatrizes, mas está melhor que antes, agora que ela possui um objetivo.</text:span></text:p>
      <text:p text:style-name="P13"><text:span text:style-name="T20">Ela também recebe um ponto adicional de recarga.</text:span></text:p>
      <text:p text:style-name="P13"><text:span text:style-name="T20">Conversando com Amanda, ela pensa que talvez pudesse transformar a experiência de perder e recuperar memórias em uma façanha. Amanda não vê razão alguma para não concordar e Maira decide comprar uma nova façanha, criando “Cérebro Reserva: +2 quando usar Conhecimentos para guardar ou lembrar informações fornecidas previamente.”</text:span></text:p>
      <text:p text:style-name="P13"><text:span text:style-name="T20">Maira escreve a nova façanha na ficha de personagem e reescreve, também, o aspecto.</text:span></text:p>
      <text:p text:style-name="P13"><text:span text:style-name="T20">Bandu, O Oculto também alcança um marco maior. Michel olha para sua ficha de personagem e percebe que pode avançar ainda mais sua maior perícia Conhecimentos, que é Excepcional (+5). Ele faz isso e Amanda faz uma nota que ela precisa criar inimigos à altura de Bandu que agora é mais poderoso, para dar</text:span><text:span text:style-name="T21">-</text:span><text:span text:style-name="T20">lhe um desafio no mesmo nível.</text:span></text:p>
      <text:p text:style-name="P13"><text:span text:style-name="T20">Finalmente, Esopo também atinge um marco maior.</text:span></text:p>
      <text:p text:style-name="P13"><text:span text:style-name="T20">Recentemente Esopo se envolveu numa reunião dos Ordenadores espaciais e descobriu que todos os mercenários que ele conhece estão trabalhando com o Clã do Dedo, que </text:span><text:span text:style-name="T35">recentemente apoiaram Zoidai em seus esforços para conquis</text:span><text:span text:style-name="T20">tar Ondrin. Em resposta a isso, Léo decide alterar seu conceito para </text:span><text:span text:style-name="T30">Soldado Ordenador Lagosta</text:span><text:span text:style-name="T20">, indicando seu desejo de se distanciar de sua vida ilegal. Amanda diz que seus conhecidos não aceitarão isso de bom grado. Então temos Fräk com memórias reservas, Bandu atingindo um nível de poder ainda não visto e Esopo questionando seu próprio estilo de vida. Amanda faz diversas anotações sobre as implicações disso nos próximos </text:span><text:span text:style-name="T64">cenários.</text:span></text:p>
      <text:p text:style-name="P14"><text:span text:style-name="T58">DE VOLTA à CRIAÇÃO DE PERSONAGEM</text:span></text:p>
      <text:p text:style-name="P14"><text:span text:style-name="T42">Um marco maior pode ser visto como o final de uma temporada numa série de TV. Quando a próxima sessão iniciar, muita coisa pode ser diferente em seu jogo – você pode criar novos problemas, muitos personagens terão aspectos modificados, haverá novos traços e características na campanha, etc.</text:span></text:p>
      <text:p text:style-name="P14"><text:span text:style-name="T42">Quando isso acontece, pode ser a hora de sentar, como você fez na criação dos personagens, e revisar as fichas dos PJs, alterando ou ajustando qualquer coisa que possa precisar de revisão - novas configurações de perícias, um novo pacote de façanhas, alterações nos aspectos, etc. Você também pode examinar as questões e problemas em jogo para ter certeza de que ainda são apropriados, revisar aspectos de local, ou o que for preciso para manter o ﬂuxo do jogo.</text:span></text:p>
      <text:p text:style-name="P14"><text:span text:style-name="T42">Contanto que você mantenha os PJs no mesmo nível de recarga e perícias que estavam, reorganizar as fichas pode ser exatamente o que você precisa para ter certeza que todos sabem o que está acontecendo no jogo. E lembrem-se, Narradores: quanto mais chances os jogadores tiverem de investirem ativamente no mundo de jogo, maior será o retorno.</text:span></text:p>
      <text:h text:style-name="P17" text:outline-level="2">EVOLUÇÃO DO MUNDO</text:h>
      <text:p text:style-name="P13"><text:span text:style-name="T8">Os personagens não são os únicos que mudam em resposta aos eventos do jogo. Eles deixam suas marcas por onde passam. Problemas que eram críticos no início do jogo são resolvidos ou </text:span><text:soft-page-break/><text:span text:style-name="T8">alterados de alguma forma. Outras coisas que não eram um problema agora ressurgem com uma gravidade maior. Antigos adversários caem no esquecimento e novos surgem.</text:span></text:p>
      <text:p text:style-name="P13"><text:span text:style-name="T8">Enquanto os jogadores modificam seus personagens através dos marcos, o Narrador deve ficar atento aos aspectos elaborados durante a criação do jogo, para verificar se precisam ser modificados devido às ações dos jogadores (ou por mera falta de uso).</text:span></text:p>
      <text:p text:style-name="P13"><text:span text:style-name="T8">Seguem abaixo algumas orientações referentes a isso.</text:span></text:p>
      <text:h text:style-name="P18" text:outline-level="3">Para Marcos Menores</text:h>
      <text:p text:style-name="P13"><text:span text:style-name="T9">•</text:span><text:span text:style-name="T8"> Você precisa adicionar novos locais ao jogo devido ao que os PJs fizeram? Se for assim, crie alguns PdNs para ajudá-lo a dar mais personalidade ao novo ambiente e adicione algumas questões a serem resolvidas nesse lugar.</text:span></text:p>
      <text:p text:style-name="P13"><text:span text:style-name="T9">•</text:span><text:span text:style-name="T8"> Os PJs resolveram alguma questão local? Livre-se do aspecto ou talvez altere-o para representar como a questão foi resolvida (</text:span><text:span text:style-name="T36">Na Sombra de Um Necromante </text:span><text:span text:style-name="T8">poderia se tornar </text:span><text:span text:style-name="T36">Memórias da Tirania</text:span><text:span text:style-name="T8">, por exemplo).</text:span></text:p>
      <text:p text:style-name="P13"><text:span text:style-name="T20">O grupo alcança um marco menor por ter resgatado </text:span><text:span text:style-name="T35">o herdeiro do trono de Ondrin dos capangas de Zoidai </text:span><text:span text:style-name="T20">Vasa, a Rainha do Crime. Foi uma pequena vitória que pode fornecer recompensas interessantes, já que agora eles têm um aliado poderoso, a Família Real de Ondrin.</text:span></text:p>
      <text:p text:style-name="P13"><text:span text:style-name="T20">Amanda pensa um pouco sobre que tipo de alterações poderiam ocorrer devido a vitória do grupo. Ela não precisa adicionar </text:span><text:span text:style-name="T35">um novo local, mas acha que Zoidai pode guardar algum rancor da </text:span><text:span text:style-name="T20">família, agora que o filho do duque foi resgatado. Ela decide alterar o aspecto </text:span><text:span text:style-name="T30">Sociedade Secreta Com A Rainha do Crime </text:span><text:span text:style-name="T20">para </text:span><text:span text:style-name="T30">A Um Passo Da Guerra Com Zoidai </text:span><text:span text:style-name="T20">para representar a mudança na história, assim como o desejo de guerra do Raiduque de Ondrin.</text:span></text:p>
      <text:h text:style-name="P18" text:outline-level="3">Para Marcos Significativos</text:h>
      <text:p text:style-name="P13"><text:span text:style-name="T9">•</text:span><text:span text:style-name="T8"> Os PJs resolveram alguma questão que envolvia o mundo inteiro? Se sim, remova (ou altere) o aspecto.</text:span></text:p>
      <text:p text:style-name="P13"><text:span text:style-name="T9">•</text:span><text:span text:style-name="T8"> Os PJs criaram alterações permanentes em algum local? Se sim, crie outra questão para reﬂetir isso, para melhor ou pior.</text:span></text:p>
      <text:p text:style-name="P13"><text:span text:style-name="T20">Mais tarde, o grupo derrota e expulsa do planeta o pistoleiro </text:span><text:span text:style-name="T35">Vega Nexos, tenente de Zoidai. A Rainha do Crime ainda é uma </text:span><text:span text:style-name="T20">ameaça, mas seu poder foi significantemente reduzido; essa é uma grande vitória. Fräk acabou com Vega em um combate direto, e agora ele não é mais um problema; isso resolve a questão </text:span><text:span text:style-name="T28">Todos Temem Vega Nexos</text:span><text:span text:style-name="T20">, que pairava sobre o mundo de jogo. Amanda risca a questão, ainda sem saber como substituí-la.</text:span></text:p>
      <text:p text:style-name="P13"><text:span text:style-name="T20">Eles também criaram alterações permanentes em Ondrin.</text:span></text:p>
      <text:p text:style-name="P13"><text:span text:style-name="T35">A região não pertence mais a Zoidai, e embora a maioria da </text:span><text:span text:style-name="T20">população seja grata por isso, alguns de seus servos continuam a criar problemas. Amanda substitui o aspecto do local, de </text:span><text:span text:style-name="T30">Sob o Controle de Zoidai Vasa </text:span><text:span text:style-name="T20">para Sorrisos Amedrontados, para expressar a paranoia atual.</text:span></text:p>
      <text:h text:style-name="P18" text:outline-level="3">Para Marcos Maiores</text:h>
      <text:p text:style-name="P13"><text:span text:style-name="T9">•</text:span><text:span text:style-name="T8"> Os PJs realizaram alterações permanentes no mundo de jogo? Então, forneça uma nova questão para reﬂetir isso, para o bem ou mal.</text:span></text:p>
      <text:p text:style-name="P13"><text:soft-page-break/><text:span text:style-name="T35">Com a derrota épica de Zoidai Vasa pelos </text:span><text:span text:style-name="T20">PJs, Amanda decide que a criminalidade começará uma luta pelo poder. Ela decide criar o aspecto </text:span><text:span text:style-name="T30">Submundo Sem Líder </text:span><text:span text:style-name="T20">para reﬂetir isso.</text:span></text:p>
      <text:p text:style-name="P13"><text:span text:style-name="T8">Você não precisa realizar essas alterações de forma precisa ou regularmente como os jogadores –</text:span><text:line-break/><text:span text:style-name="T8">seja o mais natural possível.</text:span></text:p>
      <text:p text:style-name="P13"><text:span text:style-name="T8">Em outras palavras, foque em mudar os aspectos com os quais os personagens interagiram diretamente.</text:span></text:p>
      <text:p text:style-name="P13"><text:span text:style-name="T8">Se há aspectos ainda não explorados, mantenha-os na manga caso ache que chegará sua vez. No entanto, você também pode alterá-los para torná-los mais relevantes naquele momento ou simplesmente para passar uma sensação de imersão no mundo aos </text:span><text:span text:style-name="T10">PJs.</text:span></text:p>
      <text:p text:style-name="P13"><text:span text:style-name="T35">Zoidai Vasa não era o único perigo da região. Os </text:span><text:span text:style-name="T20">Carbonívoros atacam de tempos em tempos e os governantes de Naraka e Cantor 7 estão em guerra no sistema. Amanda pretende incluir mutantes em breve, então mantém </text:span><text:span text:style-name="T30">As Aparências Enganam </text:span><text:span text:style-name="T20">como aspecto regional. A variedade de problemas permite que os PJs façam várias decisões interessantes.</text:span></text:p>
      <text:p text:style-name="P13"><text:span text:style-name="T8">Lembre-se também que se os PJs resolvem alguma questão iminente, outro deve surgir para tomar seu lugar. Não se preocupe com isso imediatamente – você precisa passar aos jogadores a sensação de que conseguem causar mudanças permanentes no jogo. Porém, se perceber que não há dificuldades suficientes para mover o jogo, está na hora de esquentar as coisas e colocar uma nova questão a ser resolvida, seja no mundo de jogo como um todo ou em um local específico.</text:span></text:p>
      <text:h text:style-name="P18" text:outline-level="3">Lidando Com PdNs</text:h>
      <text:p text:style-name="P13"><text:span text:style-name="T8">Lembre-se, Narrador, que ao adicionar um novo local ao mundo de jogo, você deverá incluir também ao menos um PdN. Às vezes isso pode significar trazer uma pessoa de um lugar que não será mais usado.</text:span></text:p>
      <text:p text:style-name="P13"><text:span text:style-name="T8">Da mesma forma, quando há uma mudança significativa em uma questão local ou do mundo do jogo, é preciso avaliar se os PdNs atuais são suficientes para expressar essa mudança. Caso contrário, você precisará adicionar mais alguns ou alterar de forma significativa um PdN que já possui – adicionar aspectos ou revisar os existentes para manter o personagem relevante à questão a qual está ligado.</text:span></text:p>
      <text:p text:style-name="P13"><text:span text:style-name="T8">Na maioria das vezes será bem óbvio quando um personagem novo for necessário – quando alguém morre ou é removido permanentemente do jogo ou quando as coisas estão ficando chatas, é hora de mudar um pouco.</text:span></text:p>
      <text:p text:style-name="P13"><text:span text:style-name="T23">Quando os heróis resgatam o herdeiro do trono, a família do Raiduque se encontra em dívida com eles. Para representar isso, Amanda muda alguns de seus aspectos para torná-los mais amigáveis.</text:span></text:p>
      <text:p text:style-name="P13"><text:span text:style-name="T23">Ela acredita também que alguém vai querer assumir o submundo. Ela acha interessante a ideia de tornar o herdeiro do </text:span><text:span text:style-name="T33">trono, Hali Lachesis, um amante de Zoidai que não está feliz com </text:span><text:span text:style-name="T23">a derrota e expulsão da rainha criminosa. Ele decide então se tornar o </text:span><text:span text:style-name="T31">Rei Tirano da Nebulosa Cadente</text:span><text:span text:style-name="T23">. Amanda anota alguns aspectos criados na hora e o transforma no mais novo vilão do cenário, pegando todos de surpresa.</text:span></text:p>
      <text:h text:style-name="P18" text:outline-level="3">PdNs Recorrentes</text:h>
      <text:p text:style-name="P13"><text:span text:style-name="T8">Há duas formas básicas de reutilizar PdNs. Você pode usá-los para </text:span><text:span text:style-name="T19">mostrar o quanto os PJs evoluíram desde que começaram </text:span><text:span text:style-name="T8">ou usá-los para </text:span><text:span text:style-name="T19">mostrar como o mundo está respondendo à sua evolução</text:span><text:span text:style-name="T11">.</text:span></text:p>
      <text:p text:style-name="P13"><text:span text:style-name="T8">Na primeira, você não altera o PdN, pois esse é o ponto – a próxima vez que os PJs o encontrarem, eles já o terão ultrapassado ou terão novas preocupações; talvez tenham evoluído rapidamente, deixando o PdN para trás. Pode ser preciso alterar a importância dele no jogo – se </text:span><text:soft-page-break/><text:span text:style-name="T8">ele foi um PdN importante, agora ele pode ter se tornado um PdN de suporte graças à evolução dos PJs.</text:span></text:p>
      <text:p text:style-name="P13"><text:span text:style-name="T8">Na segunda opção, você permite ao PdN avançar igualmente com os PJs – adicionando novas perícias, alterando seus aspectos, criando mais uma ou duas façanhas ou qualquer outra coisa necessária para manter o equilíbrio com os PJs. O tipo de PdN pode perdurar como um inimigo que retorna em diversos arcos, ou ao menos passa uma certa noção de continuidade conforme os PJs ficam mais fortes e inﬂuentes</text:span><text:span text:style-name="T9">.</text:span></text:p>
      <text:p text:style-name="P13"><text:span text:style-name="T35">Zoidai Vasa evoluiu junto com os PJs. Ela foi uma vilã prin</text:span><text:span text:style-name="T20">cipal e Amanda quis mantê-la relevante e desafiadora até o momento de sua derrota final. Logo, toda vez que os PJs atingiam </text:span><text:span text:style-name="T35">um marco, ela aplicava os mesmos efeitos a Zoidai. Ela também </text:span><text:span text:style-name="T20">efetuou alguns ajustes aqui e ali (alterou aspectos, trocou algumas perícias) como uma resposta ao que os PJs fizeram.</text:span></text:p>
      <text:p text:style-name="P13"><text:span text:style-name="T35">Talar, um dos agentes chefes de Zoidai em Ondrin, também </text:span><text:span text:style-name="T20">mudou desde o último confronto. Ele era um PdN importante e a luta com ele havia sido planejada como ponto alto da sessão. Os PJs, porém, passaram direto por ele, convencendo-o a deixá-los entrar, o que fez com que ele se tornasse menos relevante depois disso. Ele ficou ressentido e entrou no caminho dos PJs algumas vezes, mas não conseguiu evoluir tão rápido quanto eles.</text:span></text:p>
      <text:p text:style-name="P13"><text:span text:style-name="T20">A última vez que o encontraram, ele levou a maior surra e fugiu com o rabo entre as perna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GaramondPro-Bold" svg:font-family="AGaramondPro-Bold" style:font-family-generic="roman" style:font-pitch="variable"/>
    <style:font-face style:name="AGaramondPro-Bold-Identity-H" svg:font-family="AGaramondPro-Bold-Identity-H" style:font-family-generic="roman" style:font-pitch="variable"/>
    <style:font-face style:name="AGaramondPro-BoldItalic" svg:font-family="AGaramondPro-BoldItalic" style:font-family-generic="roman" style:font-pitch="variable"/>
    <style:font-face style:name="AGaramondPro-Italic" svg:font-family="AGaramondPro-Italic" style:font-family-generic="roman" style:font-pitch="variable"/>
    <style:font-face style:name="AGaramondPro-Regular" svg:font-family="AGaramondPro-Regular" style:font-family-generic="roman" style:font-pitch="variable"/>
    <style:font-face style:name="AGaramondPro-Regular-Identity-H" svg:font-family="AGaramondPro-Regular-Identity-H"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ateCoreGlyphs" svg:font-family="FateCoreGlyphs" style:font-family-generic="roman" style:font-pitch="variable"/>
    <style:font-face style:name="Gotham Light" svg:font-family="'Gotham Light'" style:font-family-generic="roman" style:font-pitch="variable"/>
    <style:font-face style:name="Gotham-Black" svg:font-family="Gotham-Black" style:font-family-generic="roman" style:font-pitch="variable"/>
    <style:font-face style:name="Gotham-Bold" svg:font-family="Gotham-Bold" style:font-family-generic="roman" style:font-pitch="variable"/>
    <style:font-face style:name="Gotham-BoldItalic" svg:font-family="Gotham-BoldItalic" style:font-family-generic="roman" style:font-pitch="variable"/>
    <style:font-face style:name="Gotham-Light" svg:font-family="Gotham-Light" style:font-family-generic="roman" style:font-pitch="variable"/>
    <style:font-face style:name="Gotham-Light-Identity-H" svg:font-family="Gotham-Light-Identity-H" style:font-family-generic="roman" style:font-pitch="variable"/>
    <style:font-face style:name="Gotham-LightItalic" svg:font-family="Gotham-LightItalic" style:font-family-generic="roman" style:font-pitch="variable"/>
    <style:font-face style:name="Gotham-Medium" svg:font-family="Gotham-Medium" style:font-family-generic="roman" style:font-pitch="variable"/>
    <style:font-face style:name="Gotham-Medium-Identity-H" svg:font-family="Gotham-Medium-Identity-H" style:font-family-generic="roman" style:font-pitch="variable"/>
    <style:font-face style:name="Gotham-MediumItalic" svg:font-family="Gotham-MediumItalic" style:font-family-generic="roman" style:font-pitch="variable"/>
    <style:font-face style:name="Gotham-Ultra" svg:font-family="Gotham-Ultr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GaramondPro-Bold1" svg:font-family="AGaramondPro-Bold" style:font-family-generic="system" style:font-pitch="variable"/>
    <style:font-face style:name="AGaramondPro-Bold-Identity-H1" svg:font-family="AGaramondPro-Bold-Identity-H" style:font-family-generic="system" style:font-pitch="variable"/>
    <style:font-face style:name="AGaramondPro-BoldItalic1" svg:font-family="AGaramondPro-BoldItalic" style:font-family-generic="system" style:font-pitch="variable"/>
    <style:font-face style:name="AGaramondPro-Italic1" svg:font-family="AGaramondPro-Italic" style:font-family-generic="system" style:font-pitch="variable"/>
    <style:font-face style:name="AGaramondPro-Regular1" svg:font-family="AGaramondPro-Regular" style:font-family-generic="system" style:font-pitch="variable"/>
    <style:font-face style:name="AGaramondPro-Regular-Identity-H1" svg:font-family="AGaramondPro-Regular-Identity-H"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FateCoreGlyphs1" svg:font-family="FateCoreGlyphs" style:font-family-generic="system" style:font-pitch="variable"/>
    <style:font-face style:name="Gotham Light1" svg:font-family="'Gotham Light'" style:font-family-generic="system" style:font-pitch="variable"/>
    <style:font-face style:name="Gotham-Black1" svg:font-family="Gotham-Black" style:font-family-generic="system" style:font-pitch="variable"/>
    <style:font-face style:name="Gotham-Bold1" svg:font-family="Gotham-Bold" style:font-family-generic="system" style:font-pitch="variable"/>
    <style:font-face style:name="Gotham-BoldItalic1" svg:font-family="Gotham-BoldItalic" style:font-family-generic="system" style:font-pitch="variable"/>
    <style:font-face style:name="Gotham-Light1" svg:font-family="Gotham-Light" style:font-family-generic="system" style:font-pitch="variable"/>
    <style:font-face style:name="Gotham-Light-Identity-H1" svg:font-family="Gotham-Light-Identity-H" style:font-family-generic="system" style:font-pitch="variable"/>
    <style:font-face style:name="Gotham-LightItalic1" svg:font-family="Gotham-LightItalic" style:font-family-generic="system" style:font-pitch="variable"/>
    <style:font-face style:name="Gotham-Medium1" svg:font-family="Gotham-Medium" style:font-family-generic="system" style:font-pitch="variable"/>
    <style:font-face style:name="Gotham-Medium-Identity-H1" svg:font-family="Gotham-Medium-Identity-H" style:font-family-generic="system" style:font-pitch="variable"/>
    <style:font-face style:name="Gotham-MediumItalic1" svg:font-family="Gotham-MediumItalic"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pt" fo:country="BR" style:font-name-asian="Times New Roman" style:font-family-asian="'Times New Roman'" style:font-family-generic-asian="system" style:font-pitch-asian="variable" style:font-size-asian="11pt" style:language-asian="pt" style:country-asian="BR"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left="0cm" fo:margin-right="0cm" fo:margin-top="0.423cm" fo:margin-bottom="0.106cm" loext:contextual-spacing="false" fo:line-height="107%" fo:text-align="start" style:justify-single-word="false" fo:orphans="2" fo:widows="2" fo:text-indent="0cm" style:auto-text-indent="false" fo:keep-with-next="always" style:vertical-align="auto"/>
      <style:text-properties style:font-name="Calibri Light" fo:font-family="'Calibri Light'" style:font-family-generic="roman" style:font-pitch="variable" fo:font-size="16pt" fo:language="pt" fo:country="BR" fo:font-weight="bold" style:letter-kerning="true" style:font-name-asian="Times New Roman" style:font-family-asian="'Times New Roman'" style:font-family-generic-asian="system" style:font-pitch-asian="variable" style:font-size-asian="16pt" style:language-asian="pt" style:country-asian="BR" style:font-weight-asian="bold" style:font-name-complex="Calibri Light1" style:font-family-complex="'Calibri Light'"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0cm" fo:margin-right="0cm" fo:margin-top="0.423cm" fo:margin-bottom="0.106cm" loext:contextual-spacing="false" fo:line-height="107%" fo:text-align="start" style:justify-single-word="false" fo:orphans="2" fo:widows="2" fo:text-indent="0cm" style:auto-text-indent="false" fo:keep-with-next="always" style:vertical-align="auto"/>
      <style:text-properties style:font-name="Calibri Light" fo:font-family="'Calibri Light'" style:font-family-generic="roman" style:font-pitch="variable" fo:font-size="14pt" fo:language="pt" fo:country="BR" fo:font-style="italic" fo:font-weight="bold" style:font-name-asian="Times New Roman" style:font-family-asian="'Times New Roman'" style:font-family-generic-asian="system" style:font-pitch-asian="variable" style:font-size-asian="14pt" style:language-asian="pt" style:country-asian="BR" style:font-style-asian="italic" style:font-weight-asian="bold" style:font-name-complex="Calibri Light1" style:font-family-complex="'Calibri Light'" style:font-family-generic-complex="system" style:font-pitch-complex="variable" style:font-size-complex="14pt" style:language-complex="ar" style:country-complex="SA" style:font-style-complex="italic" style:font-weight-complex="bold"/>
    </style:style>
    <style:style style:name="Heading_20_3" style:display-name="Heading 3" style:family="paragraph" style:parent-style-name="Standard" style:default-outline-level="3" style:list-style-name="" style:class="text">
      <style:paragraph-properties fo:margin-left="0cm" fo:margin-right="0cm" fo:margin-top="0.423cm" fo:margin-bottom="0.106cm" loext:contextual-spacing="false" fo:line-height="107%" fo:text-align="start" style:justify-single-word="false" fo:orphans="2" fo:widows="2" fo:text-indent="0cm" style:auto-text-indent="false" fo:keep-with-next="always" style:vertical-align="auto"/>
      <style:text-properties style:font-name="Calibri Light" fo:font-family="'Calibri Light'" style:font-family-generic="roman" style:font-pitch="variable" fo:font-size="13pt" fo:language="pt" fo:country="BR" fo:font-weight="bold" style:font-name-asian="Times New Roman" style:font-family-asian="'Times New Roman'" style:font-family-generic-asian="system" style:font-pitch-asian="variable" style:font-size-asian="13pt" style:language-asian="pt" style:country-asian="BR" style:font-weight-asian="bold" style:font-name-complex="Calibri Light1" style:font-family-complex="'Calibri Light'" style:font-family-generic-complex="system" style:font-pitch-complex="variable" style:font-size-complex="13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left="0cm" fo:margin-right="0cm" fo:margin-top="0.423cm" fo:margin-bottom="0.106cm" loext:contextual-spacing="false" fo:line-height="107%" fo:text-align="start" style:justify-single-word="false" fo:orphans="2" fo:widows="2" fo:text-indent="0cm" style:auto-text-indent="false" fo:keep-with-next="always" style:vertical-align="auto"/>
      <style:text-properties style:font-name="Calibri" fo:font-family="Calibri" style:font-family-generic="roman" style:font-pitch="variable" fo:font-size="14pt" fo:language="pt" fo:country="BR" fo:font-weight="bold" style:font-name-asian="Times New Roman" style:font-family-asian="'Times New Roman'" style:font-family-generic-asian="system" style:font-pitch-asian="variable" style:font-size-asian="14pt" style:language-asian="pt" style:country-asian="BR" style:font-weight-asian="bold" style:font-name-complex="Calibri1" style:font-family-complex="Calibri" style:font-family-generic-complex="system" style:font-pitch-complex="variable" style:font-size-complex="14pt" style:language-complex="ar" style:country-complex="SA" style:font-weight-complex="bold"/>
    </style:style>
    <style:style style:name="Heading_20_5" style:display-name="Heading 5" style:family="paragraph" style:parent-style-name="Standard" style:default-outline-level="5" style:list-style-name="" style:class="text">
      <style:paragraph-properties fo:margin-left="0cm" fo:margin-right="0cm" fo:margin-top="0.423cm" fo:margin-bottom="0.10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3pt" fo:language="pt" fo:country="BR" fo:font-style="italic" fo:font-weight="bold" style:font-name-asian="Times New Roman" style:font-family-asian="'Times New Roman'" style:font-family-generic-asian="system" style:font-pitch-asian="variable" style:font-size-asian="13pt" style:language-asian="pt" style:country-asian="BR" style:font-style-asian="italic" style:font-weight-asian="bold" style:font-name-complex="Calibri1" style:font-family-complex="Calibri" style:font-family-generic-complex="system" style:font-pitch-complex="variable" style:font-size-complex="13pt" style:language-complex="ar" style:country-complex="SA" style:font-style-complex="italic" style:font-weight-complex="bold"/>
    </style:style>
    <style:style style:name="Heading_20_6" style:display-name="Heading 6" style:family="paragraph" style:parent-style-name="Standard" style:default-outline-level="6" style:list-style-name="" style:class="text">
      <style:paragraph-properties fo:margin-left="0cm" fo:margin-right="0cm" fo:margin-top="0.423cm" fo:margin-bottom="0.10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pt" fo:country="BR" fo:font-weight="bold" style:font-name-asian="Times New Roman" style:font-family-asian="'Times New Roman'" style:font-family-generic-asian="system" style:font-pitch-asian="variable" style:font-size-asian="11pt" style:language-asian="pt" style:country-asian="BR" style:font-weight-asian="bold" style:font-name-complex="Calibri1" style:font-family-complex="Calibri" style:font-family-generic-complex="system" style:font-pitch-complex="variable" style:font-size-complex="11pt" style:language-complex="ar" style:country-complex="SA" style:font-weight-complex="bold"/>
    </style:style>
    <style:style style:name="Heading_20_7" style:display-name="Heading 7" style:family="paragraph" style:parent-style-name="Standard" style:default-outline-level="7" style:list-style-name="" style:class="text">
      <style:paragraph-properties fo:margin-left="0cm" fo:margin-right="0cm" fo:margin-top="0.423cm" fo:margin-bottom="0.10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2pt" fo:language="pt" fo:country="BR" style:font-name-asian="Times New Roman" style:font-family-asian="'Times New Roman'" style:font-family-generic-asian="system" style:font-pitch-asian="variable" style:font-size-asian="12pt" style:language-asian="pt" style:country-asian="BR" style:font-name-complex="Calibri1" style:font-family-complex="Calibri" style:font-family-generic-complex="system" style:font-pitch-complex="variable" style:font-size-complex="12pt" style:language-complex="ar" style:country-complex="SA"/>
    </style:style>
    <style:style style:name="DocumentMap" style:family="paragraph"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pt" fo:country="BR" style:font-name-asian="Times New Roman" style:font-family-asian="'Times New Roman'" style:font-family-generic-asian="system" style:font-pitch-asian="variable" style:font-size-asian="11pt" style:language-asian="pt" style:country-asian="B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style:font-name="Segoe UI" fo:font-family="'Segoe UI'" style:font-family-generic="roman" style:font-pitch="variable" fo:font-size="9pt" fo:language="pt" fo:country="BR"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language-complex="ar" style:country-complex="SA"/>
    </style:style>
    <style:style style:name="Title" style:family="paragraph" style:parent-style-name="Standard" style:default-outline-level="1" style:list-style-name="" style:class="chapter">
      <style:paragraph-properties fo:margin-left="0cm" fo:margin-right="0cm" fo:margin-top="0.423cm" fo:margin-bottom="0.106cm" loext:contextual-spacing="false" fo:line-height="107%" fo:text-align="center" style:justify-single-word="false" fo:orphans="2" fo:widows="2" fo:text-indent="0cm" style:auto-text-indent="false" style:vertical-align="auto"/>
      <style:text-properties style:font-name="Calibri Light" fo:font-family="'Calibri Light'" style:font-family-generic="roman" style:font-pitch="variable" fo:font-size="16pt" fo:language="pt" fo:country="BR" fo:font-weight="bold" style:letter-kerning="true" style:font-name-asian="Times New Roman" style:font-family-asian="'Times New Roman'" style:font-family-generic-asian="system" style:font-pitch-asian="variable" style:font-size-asian="16pt" style:language-asian="pt" style:country-asian="BR" style:font-weight-asian="bold" style:font-name-complex="Calibri Light1" style:font-family-complex="'Calibri Light'" style:font-family-generic-complex="system" style:font-pitch-complex="variable" style:font-size-complex="16pt" style:language-complex="ar" style:country-complex="SA" style:font-weight-complex="bold"/>
    </style:style>
    <style:style style:name="Table_20_Grid" style:display-name="Table Grid" style:family="paragraph" style:parent-style-name="DocumentMap" style:default-outline-level="">
      <style:paragraph-properties fo:margin-left="0cm" fo:margin-right="0cm" fo:text-align="start" style:justify-single-word="false" fo:orphans="2" fo:widows="2" fo:text-indent="0cm" style:auto-text-indent="false" style:vertical-align="auto"/>
      <style:text-properties style:font-name="Calibri" fo:font-family="Calibri" style:font-family-generic="roman" style:font-pitch="variable" fo:font-size="11pt" fo:language="pt" fo:country="BR" style:font-name-asian="Times New Roman" style:font-family-asian="'Times New Roman'" style:font-family-generic-asian="system" style:font-pitch-asian="variable" style:font-size-asian="11pt" style:language-asian="pt" style:country-asian="BR" style:font-name-complex="Calibri1" style:font-family-complex="Calibri" style:font-family-generic-complex="system" style:font-pitch-complex="variable" style:font-size-complex="11pt" style:language-complex="ar" style:country-complex="SA"/>
    </style:style>
    <style:style style:name="Grid_20_Table_20_2_20_Accent_20_3" style:display-name="Grid Table 2 Accent 3" style:family="paragraph" style:parent-style-name="DocumentMap" style:default-outline-level="">
      <style:paragraph-properties fo:margin-left="0cm" fo:margin-right="0cm" fo:text-align="start" style:justify-single-word="false" fo:orphans="2" fo:widows="2" fo:text-indent="0cm" style:auto-text-indent="false" style:vertical-align="auto"/>
      <style:text-properties style:font-name="Calibri" fo:font-family="Calibri" style:font-family-generic="roman" style:font-pitch="variable" fo:font-size="11pt" fo:language="pt" fo:country="BR" style:font-name-asian="Times New Roman" style:font-family-asian="'Times New Roman'" style:font-family-generic-asian="system" style:font-pitch-asian="variable" style:font-size-asian="11pt" style:language-asian="pt" style:country-asian="BR"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Título_20_3_20_Char" style:display-name="Título 3 Char" style:family="text" style:parent-style-name="Default_20_Paragraph_20_Font">
      <style:text-properties style:font-name="Calibri Light" fo:font-family="'Calibri Light'"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font-weight-complex="bold"/>
    </style:style>
    <style:style style:name="Título_20_4_20_Char" style:display-name="Título 4 Char" style:family="text" style:parent-style-name="Default_20_Paragraph_20_Font">
      <style:text-properties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Título_20_5_20_Char" style:display-name="Título 5 Char" style:family="text" style:parent-style-name="Default_20_Paragraph_20_Font">
      <style:text-properties fo:font-size="13pt" fo:font-style="italic" fo:font-weight="bold" style:font-size-asian="13pt"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Título_20_7_20_Char" style:display-name="Título 7 Char" style:family="text" style:parent-style-name="Default_20_Paragraph_20_Font">
      <style:text-properties fo:font-size="12pt" style:font-size-asian="12pt" style:font-name-complex="Times New Roman" style:font-family-complex="'Times New Roman'" style:font-family-generic-complex="system" style:font-pitch-complex="variable" style:font-size-complex="12pt"/>
    </style:style>
    <style:style style:name="fontstyle01" style:family="text">
      <style:text-properties fo:color="#000000" style:font-name="Gotham-Ultra" fo:font-family="Gotham-Ultra" style:font-family-generic="roman" style:font-pitch="variable" fo:font-size="30pt" style:font-size-asian="30pt"/>
    </style:style>
    <style:style style:name="fontstyle21" style:family="text">
      <style:text-properties fo:color="#000000" style:font-name="AGaramondPro-Regular-Identity-H" fo:font-family="AGaramondPro-Regular-Identity-H" style:font-family-generic="roman" style:font-pitch="variable" fo:font-size="10pt" style:font-size-asian="10pt"/>
    </style:style>
    <style:style style:name="fontstyle31" style:family="text">
      <style:text-properties fo:color="#000000" style:font-name="AGaramondPro-Regular" fo:font-family="AGaramondPro-Regular" style:font-family-generic="roman" style:font-pitch="variable" fo:font-size="10pt" style:font-size-asian="10pt"/>
    </style:style>
    <style:style style:name="fontstyle41" style:family="text">
      <style:text-properties fo:color="#000000" style:font-name="AGaramondPro-Bold" fo:font-family="AGaramondPro-Bold" style:font-family-generic="roman" style:font-pitch="variable" fo:font-size="10pt" fo:font-weight="bold" style:font-size-asian="10pt" style:font-weight-asian="bold"/>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51" style:family="text">
      <style:text-properties fo:color="#000000" style:font-name="AGaramondPro-Regular" fo:font-family="AGaramondPro-Regular" style:font-family-generic="roman" style:font-pitch="variable" fo:font-size="10pt" style:font-size-asian="10pt"/>
    </style:style>
    <style:style style:name="fontstyle61" style:family="text">
      <style:text-properties fo:color="#000000" style:font-name="FateCoreGlyphs" fo:font-family="FateCoreGlyphs" style:font-family-generic="roman" style:font-pitch="variable" fo:font-size="10pt" style:font-size-asian="10pt"/>
    </style:style>
    <style:style style:name="fontstyle71" style:family="text">
      <style:text-properties fo:color="#000000" style:font-name="Gotham-BoldItalic" fo:font-family="Gotham-BoldItalic" style:font-family-generic="roman" style:font-pitch="variable" fo:font-size="8pt" fo:font-style="italic" fo:font-weight="bold" style:font-size-asian="8pt" style:font-style-asian="italic" style:font-weight-asian="bold"/>
    </style:style>
    <style:style style:name="fontstyle11" style:family="text">
      <style:text-properties fo:color="#000000" style:font-name="AGaramondPro-Regular-Identity-H" fo:font-family="AGaramondPro-Regular-Identity-H" style:font-family-generic="roman" style:font-pitch="variable" fo:font-size="10pt" style:font-size-asian="10pt"/>
    </style:style>
    <style:style style:name="fontstyle81" style:family="text">
      <style:text-properties fo:color="#000000" style:font-name="AGaramondPro-Regular" fo:font-family="AGaramondPro-Regular" style:font-family-generic="roman" style:font-pitch="variable" fo:font-size="10pt" style:font-size-asian="10pt"/>
    </style:style>
    <style:style style:name="Título_20_Char" style:display-name="Título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BALHO</meta:initial-creator>
    <meta:creation-date>2017-10-05T01:09:00</meta:creation-date>
    <dc:date>2017-10-24T11:13:00</dc:date>
    <meta:editing-cycles>151</meta:editing-cycles>
    <meta:editing-duration>PT30M21S</meta:editing-duration>
    <meta:document-statistic meta:table-count="1" meta:image-count="0" meta:object-count="0" meta:page-count="150" meta:paragraph-count="2183" meta:word-count="73418" meta:character-count="437299" meta:non-whitespace-character-count="365684"/>
    <meta:generator>LibreOffice/5.4.2.2$Linux_X86_64 LibreOffice_project/22b09f6418e8c2d508a9eaf86b2399209b0990f4</meta:generator>
    <meta:user-defined meta:name="Operator">TRABALHO</meta:user-defined>
  </office:meta>
</office:document-meta>
</file>